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209in" svg:height="3.5449in" svg:x="5.3004in" svg:y="0.1465in">
            <draw:object draw:notify-on-update-of-ranges="Sheet1.A1:Sheet1.A1 Sheet1.A2:Sheet1.A499 Sheet1.C1:Sheet1.C1 Sheet1.C2:Sheet1.C499 Sheet1.E1:Sheet1.E1 Sheet1.E2:Sheet1.E4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1453472" calcext:value-type="float">
            <text:p>21453472</text:p>
          </table:table-cell>
          <table:table-cell office:value-type="float" office:value="0.161555275883" calcext:value-type="float">
            <text:p>0.1615552759</text:p>
          </table:table-cell>
          <table:table-cell office:value-type="float" office:value="17788672" calcext:value-type="float">
            <text:p>17788672</text:p>
          </table:table-cell>
          <table:table-cell office:value-type="float" office:value="0.221938066381" calcext:value-type="float">
            <text:p>0.2219380664</text:p>
          </table:table-cell>
          <table:table-cell office:value-type="float" office:value="13645856" calcext:value-type="float">
            <text:p>13645856</text:p>
          </table:table-cell>
          <table:table-cell office:value-type="float" office:value="0.259119043327" calcext:value-type="float">
            <text:p>0.2591190433</text:p>
          </table:table-cell>
        </table:table-row>
        <table:table-row table:style-name="ro1">
          <table:table-cell office:value-type="float" office:value="44602976" calcext:value-type="float">
            <text:p>44602976</text:p>
          </table:table-cell>
          <table:table-cell office:value-type="float" office:value="0.231762824456" calcext:value-type="float">
            <text:p>0.2317628245</text:p>
          </table:table-cell>
          <table:table-cell office:value-type="float" office:value="29124416" calcext:value-type="float">
            <text:p>29124416</text:p>
          </table:table-cell>
          <table:table-cell office:value-type="float" office:value="0.235189386325" calcext:value-type="float">
            <text:p>0.2351893863</text:p>
          </table:table-cell>
          <table:table-cell office:value-type="float" office:value="32220128" calcext:value-type="float">
            <text:p>32220128</text:p>
          </table:table-cell>
          <table:table-cell office:value-type="float" office:value="0.258800579316" calcext:value-type="float">
            <text:p>0.2588005793</text:p>
          </table:table-cell>
        </table:table-row>
        <table:table-row table:style-name="ro1">
          <table:table-cell office:value-type="float" office:value="66272960" calcext:value-type="float">
            <text:p>66272960</text:p>
          </table:table-cell>
          <table:table-cell office:value-type="float" office:value="0.170216802168" calcext:value-type="float">
            <text:p>0.1702168022</text:p>
          </table:table-cell>
          <table:table-cell office:value-type="float" office:value="46666784" calcext:value-type="float">
            <text:p>46666784</text:p>
          </table:table-cell>
          <table:table-cell office:value-type="float" office:value="0.232773886613" calcext:value-type="float">
            <text:p>0.2327738866</text:p>
          </table:table-cell>
          <table:table-cell office:value-type="float" office:value="66303392" calcext:value-type="float">
            <text:p>66303392</text:p>
          </table:table-cell>
          <table:table-cell office:value-type="float" office:value="0.0154738878143" calcext:value-type="float">
            <text:p>0.0154738878</text:p>
          </table:table-cell>
        </table:table-row>
        <table:table-row table:style-name="ro1">
          <table:table-cell office:value-type="float" office:value="83815328" calcext:value-type="float">
            <text:p>83815328</text:p>
          </table:table-cell>
          <table:table-cell office:value-type="float" office:value="0.249293644225" calcext:value-type="float">
            <text:p>0.2492936442</text:p>
          </table:table-cell>
          <table:table-cell office:value-type="float" office:value="65241056" calcext:value-type="float">
            <text:p>65241056</text:p>
          </table:table-cell>
          <table:table-cell office:value-type="float" office:value="0.23073756997" calcext:value-type="float">
            <text:p>0.23073757</text:p>
          </table:table-cell>
          <table:table-cell office:value-type="float" office:value="82908080" calcext:value-type="float">
            <text:p>82908080</text:p>
          </table:table-cell>
          <table:table-cell office:value-type="float" office:value="0.0132228206534" calcext:value-type="float">
            <text:p>0.0132228207</text:p>
          </table:table-cell>
        </table:table-row>
        <table:table-row table:style-name="ro1">
          <table:table-cell office:value-type="float" office:value="107740704" calcext:value-type="float">
            <text:p>107740704</text:p>
          </table:table-cell>
          <table:table-cell office:value-type="float" office:value="0.01379847438" calcext:value-type="float">
            <text:p>0.0137984744</text:p>
          </table:table-cell>
          <table:table-cell office:value-type="float" office:value="82783424" calcext:value-type="float">
            <text:p>82783424</text:p>
          </table:table-cell>
          <table:table-cell office:value-type="float" office:value="0.234722108089" calcext:value-type="float">
            <text:p>0.2347221081</text:p>
          </table:table-cell>
          <table:table-cell office:value-type="float" office:value="110644832" calcext:value-type="float">
            <text:p>110644832</text:p>
          </table:table-cell>
          <table:table-cell office:value-type="float" office:value="0.234123605073" calcext:value-type="float">
            <text:p>0.2341236051</text:p>
          </table:table-cell>
        </table:table-row>
        <table:table-row table:style-name="ro1">
          <table:table-cell office:value-type="float" office:value="118472256" calcext:value-type="float">
            <text:p>118472256</text:p>
          </table:table-cell>
          <table:table-cell office:value-type="float" office:value="0.0156821129584" calcext:value-type="float">
            <text:p>0.015682113</text:p>
          </table:table-cell>
          <table:table-cell office:value-type="float" office:value="102230448" calcext:value-type="float">
            <text:p>102230448</text:p>
          </table:table-cell>
          <table:table-cell office:value-type="float" office:value="0.0133156860386" calcext:value-type="float">
            <text:p>0.013315686</text:p>
          </table:table-cell>
          <table:table-cell office:value-type="float" office:value="143240992" calcext:value-type="float">
            <text:p>143240992</text:p>
          </table:table-cell>
          <table:table-cell office:value-type="float" office:value="0.0131504435915" calcext:value-type="float">
            <text:p>0.0131504436</text:p>
          </table:table-cell>
        </table:table-row>
        <table:table-row table:style-name="ro1">
          <table:table-cell office:value-type="float" office:value="146761472" calcext:value-type="float">
            <text:p>146761472</text:p>
          </table:table-cell>
          <table:table-cell office:value-type="float" office:value="0.220414837766" calcext:value-type="float">
            <text:p>0.2204148378</text:p>
          </table:table-cell>
          <table:table-cell office:value-type="float" office:value="116493200" calcext:value-type="float">
            <text:p>116493200</text:p>
          </table:table-cell>
          <table:table-cell office:value-type="float" office:value="0.0133506027698" calcext:value-type="float">
            <text:p>0.0133506028</text:p>
          </table:table-cell>
          <table:table-cell office:value-type="float" office:value="163958304" calcext:value-type="float">
            <text:p>163958304</text:p>
          </table:table-cell>
          <table:table-cell office:value-type="float" office:value="0.0134811616954" calcext:value-type="float">
            <text:p>0.0134811617</text:p>
          </table:table-cell>
        </table:table-row>
        <table:table-row table:style-name="ro1">
          <table:table-cell office:value-type="float" office:value="165335744" calcext:value-type="float">
            <text:p>165335744</text:p>
          </table:table-cell>
          <table:table-cell office:value-type="float" office:value="0.254873562553" calcext:value-type="float">
            <text:p>0.2548735626</text:p>
          </table:table-cell>
          <table:table-cell office:value-type="float" office:value="135391056" calcext:value-type="float">
            <text:p>135391056</text:p>
          </table:table-cell>
          <table:table-cell office:value-type="float" office:value="0.012405406423" calcext:value-type="float">
            <text:p>0.0124054064</text:p>
          </table:table-cell>
          <table:table-cell office:value-type="float" office:value="196199824" calcext:value-type="float">
            <text:p>196199824</text:p>
          </table:table-cell>
          <table:table-cell office:value-type="float" office:value="0.0131926962175" calcext:value-type="float">
            <text:p>0.0131926962</text:p>
          </table:table-cell>
        </table:table-row>
        <table:table-row table:style-name="ro1">
          <table:table-cell office:value-type="float" office:value="181846208" calcext:value-type="float">
            <text:p>181846208</text:p>
          </table:table-cell>
          <table:table-cell office:value-type="float" office:value="0.251446286711" calcext:value-type="float">
            <text:p>0.2514462867</text:p>
          </table:table-cell>
          <table:table-cell office:value-type="float" office:value="155427584" calcext:value-type="float">
            <text:p>155427584</text:p>
          </table:table-cell>
          <table:table-cell office:value-type="float" office:value="0.013313287571" calcext:value-type="float">
            <text:p>0.0133132876</text:p>
          </table:table-cell>
          <table:table-cell office:value-type="float" office:value="202619544" calcext:value-type="float">
            <text:p>202619544</text:p>
          </table:table-cell>
          <table:table-cell office:value-type="float" office:value="0.0136783612271" calcext:value-type="float">
            <text:p>0.0136783612</text:p>
          </table:table-cell>
        </table:table-row>
        <table:table-row table:style-name="ro1">
          <table:table-cell office:value-type="float" office:value="202619544" calcext:value-type="float">
            <text:p>202619544</text:p>
          </table:table-cell>
          <table:table-cell office:value-type="float" office:value="0.0170680752099" calcext:value-type="float">
            <text:p>0.0170680752</text:p>
          </table:table-cell>
          <table:table-cell office:value-type="float" office:value="177474768" calcext:value-type="float">
            <text:p>177474768</text:p>
          </table:table-cell>
          <table:table-cell office:value-type="float" office:value="0.0121662527165" calcext:value-type="float">
            <text:p>0.0121662527</text:p>
          </table:table-cell>
          <table:table-cell office:value-type="float" office:value="217062456" calcext:value-type="float">
            <text:p>217062456</text:p>
          </table:table-cell>
          <table:table-cell office:value-type="float" office:value="0.163857788254" calcext:value-type="float">
            <text:p>0.1638577883</text:p>
          </table:table-cell>
        </table:table-row>
        <table:table-row table:style-name="ro1">
          <table:table-cell office:value-type="float" office:value="211904440" calcext:value-type="float">
            <text:p>211904440</text:p>
          </table:table-cell>
          <table:table-cell office:value-type="float" office:value="2.99290919835" calcext:value-type="float">
            <text:p>2.9929091984</text:p>
          </table:table-cell>
          <table:table-cell office:value-type="float" office:value="194772176" calcext:value-type="float">
            <text:p>194772176</text:p>
          </table:table-cell>
          <table:table-cell office:value-type="float" office:value="0.0133671484688" calcext:value-type="float">
            <text:p>0.0133671485</text:p>
          </table:table-cell>
          <table:table-cell office:value-type="float" office:value="237702040" calcext:value-type="float">
            <text:p>237702040</text:p>
          </table:table-cell>
          <table:table-cell office:value-type="float" office:value="0.183284768212" calcext:value-type="float">
            <text:p>0.1832847682</text:p>
          </table:table-cell>
        </table:table-row>
        <table:table-row table:style-name="ro1">
          <table:table-cell office:value-type="float" office:value="234269640" calcext:value-type="float">
            <text:p>234269640</text:p>
          </table:table-cell>
          <table:table-cell office:value-type="float" office:value="0.160579465757" calcext:value-type="float">
            <text:p>0.1605794658</text:p>
          </table:table-cell>
          <table:table-cell office:value-type="float" office:value="202619544" calcext:value-type="float">
            <text:p>202619544</text:p>
          </table:table-cell>
          <table:table-cell office:value-type="float" office:value="0.0124024804961" calcext:value-type="float">
            <text:p>0.0124024805</text:p>
          </table:table-cell>
          <table:table-cell office:value-type="float" office:value="257308216" calcext:value-type="float">
            <text:p>257308216</text:p>
          </table:table-cell>
          <table:table-cell office:value-type="float" office:value="0.194599085999" calcext:value-type="float">
            <text:p>0.194599086</text:p>
          </table:table-cell>
        </table:table-row>
        <table:table-row table:style-name="ro1">
          <table:table-cell office:value-type="float" office:value="266995304" calcext:value-type="float">
            <text:p>266995304</text:p>
          </table:table-cell>
          <table:table-cell office:value-type="float" office:value="0.0516308969083" calcext:value-type="float">
            <text:p>0.0516308969</text:p>
          </table:table-cell>
          <table:table-cell office:value-type="float" office:value="208808728" calcext:value-type="float">
            <text:p>208808728</text:p>
          </table:table-cell>
          <table:table-cell office:value-type="float" office:value="3.43104310047" calcext:value-type="float">
            <text:p>3.4310431005</text:p>
          </table:table-cell>
          <table:table-cell office:value-type="float" office:value="275882488" calcext:value-type="float">
            <text:p>275882488</text:p>
          </table:table-cell>
          <table:table-cell office:value-type="float" office:value="0.169759004924" calcext:value-type="float">
            <text:p>0.1697590049</text:p>
          </table:table-cell>
        </table:table-row>
        <table:table-row table:style-name="ro1">
          <table:table-cell office:value-type="float" office:value="295488664" calcext:value-type="float">
            <text:p>295488664</text:p>
          </table:table-cell>
          <table:table-cell office:value-type="float" office:value="0.177358941664" calcext:value-type="float">
            <text:p>0.1773589417</text:p>
          </table:table-cell>
          <table:table-cell office:value-type="float" office:value="227383000" calcext:value-type="float">
            <text:p>227383000</text:p>
          </table:table-cell>
          <table:table-cell office:value-type="float" office:value="0.186000564493" calcext:value-type="float">
            <text:p>0.1860005645</text:p>
          </table:table-cell>
          <table:table-cell office:value-type="float" office:value="294456760" calcext:value-type="float">
            <text:p>294456760</text:p>
          </table:table-cell>
          <table:table-cell office:value-type="float" office:value="0.196762957337" calcext:value-type="float">
            <text:p>0.1967629573</text:p>
          </table:table-cell>
        </table:table-row>
        <table:table-row table:style-name="ro1">
          <table:table-cell office:value-type="float" office:value="307791504" calcext:value-type="float">
            <text:p>307791504</text:p>
          </table:table-cell>
          <table:table-cell office:value-type="float" office:value="100" calcext:value-type="float">
            <text:p>100</text:p>
          </table:table-cell>
          <table:table-cell office:value-type="float" office:value="245957272" calcext:value-type="float">
            <text:p>245957272</text:p>
          </table:table-cell>
          <table:table-cell office:value-type="float" office:value="0.192359978249" calcext:value-type="float">
            <text:p>0.1923599782</text:p>
          </table:table-cell>
          <table:table-cell office:value-type="float" office:value="316053952" calcext:value-type="float">
            <text:p>316053952</text:p>
          </table:table-cell>
          <table:table-cell office:value-type="float" office:value="3.72246788798" calcext:value-type="float">
            <text:p>3.722467888</text:p>
          </table:table-cell>
        </table:table-row>
        <table:table-row table:style-name="ro1">
          <table:table-cell office:value-type="float" office:value="113452344" calcext:value-type="float">
            <text:p>113452344</text:p>
          </table:table-cell>
          <table:table-cell office:value-type="float" office:value="42.8769230769" calcext:value-type="float">
            <text:p>42.8769230769</text:p>
          </table:table-cell>
          <table:table-cell office:value-type="float" office:value="260286440" calcext:value-type="float">
            <text:p>260286440</text:p>
          </table:table-cell>
          <table:table-cell office:value-type="float" office:value="0.0529360210342" calcext:value-type="float">
            <text:p>0.052936021</text:p>
          </table:table-cell>
          <table:table-cell office:value-type="float" office:value="305866352" calcext:value-type="float">
            <text:p>305866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783816" calcext:value-type="float">
            <text:p>115783816</text:p>
          </table:table-cell>
          <table:table-cell office:value-type="float" office:value="40.9269406393" calcext:value-type="float">
            <text:p>40.9269406393</text:p>
          </table:table-cell>
          <table:table-cell office:value-type="float" office:value="290093592" calcext:value-type="float">
            <text:p>290093592</text:p>
          </table:table-cell>
          <table:table-cell office:value-type="float" office:value="0.0623621468333" calcext:value-type="float">
            <text:p>0.0623621468</text:p>
          </table:table-cell>
          <table:table-cell office:value-type="float" office:value="113296632" calcext:value-type="float">
            <text:p>113296632</text:p>
          </table:table-cell>
          <table:table-cell office:value-type="float" office:value="44.4879227053" calcext:value-type="float">
            <text:p>44.4879227053</text:p>
          </table:table-cell>
        </table:table-row>
        <table:table-row table:style-name="ro1">
          <table:table-cell office:value-type="float" office:value="101896184" calcext:value-type="float">
            <text:p>101896184</text:p>
          </table:table-cell>
          <table:table-cell office:value-type="float" office:value="50.5987654321" calcext:value-type="float">
            <text:p>50.5987654321</text:p>
          </table:table-cell>
          <table:table-cell office:value-type="float" office:value="300513424" calcext:value-type="float">
            <text:p>300513424</text:p>
          </table:table-cell>
          <table:table-cell office:value-type="float" office:value="3.39343759583" calcext:value-type="float">
            <text:p>3.3934375958</text:p>
          </table:table-cell>
          <table:table-cell office:value-type="float" office:value="114967640" calcext:value-type="float">
            <text:p>114967640</text:p>
          </table:table-cell>
          <table:table-cell office:value-type="float" office:value="53.3825503356" calcext:value-type="float">
            <text:p>53.3825503356</text:p>
          </table:table-cell>
        </table:table-row>
        <table:table-row table:style-name="ro1">
          <table:table-cell office:value-type="float" office:value="107645976" calcext:value-type="float">
            <text:p>107645976</text:p>
          </table:table-cell>
          <table:table-cell office:value-type="float" office:value="49.6125" calcext:value-type="float">
            <text:p>49.6125</text:p>
          </table:table-cell>
          <table:table-cell office:value-type="float" office:value="304323424" calcext:value-type="float">
            <text:p>304323424</text:p>
          </table:table-cell>
          <table:table-cell office:value-type="float" office:value="100" calcext:value-type="float">
            <text:p>100</text:p>
          </table:table-cell>
          <table:table-cell office:value-type="float" office:value="103669912" calcext:value-type="float">
            <text:p>103669912</text:p>
          </table:table-cell>
          <table:table-cell office:value-type="float" office:value="53.1656050955" calcext:value-type="float">
            <text:p>53.1656050955</text:p>
          </table:table-cell>
        </table:table-row>
        <table:table-row table:style-name="ro1">
          <table:table-cell office:value-type="float" office:value="106237864" calcext:value-type="float">
            <text:p>106237864</text:p>
          </table:table-cell>
          <table:table-cell office:value-type="float" office:value="41.0969387755" calcext:value-type="float">
            <text:p>41.0969387755</text:p>
          </table:table-cell>
          <table:table-cell office:value-type="float" office:value="107464440" calcext:value-type="float">
            <text:p>107464440</text:p>
          </table:table-cell>
          <table:table-cell office:value-type="float" office:value="51.0119047619" calcext:value-type="float">
            <text:p>51.0119047619</text:p>
          </table:table-cell>
          <table:table-cell office:value-type="float" office:value="106505032" calcext:value-type="float">
            <text:p>106505032</text:p>
          </table:table-cell>
          <table:table-cell office:value-type="float" office:value="49.2242424242" calcext:value-type="float">
            <text:p>49.2242424242</text:p>
          </table:table-cell>
        </table:table-row>
        <table:table-row table:style-name="ro1">
          <table:table-cell office:value-type="float" office:value="106599880" calcext:value-type="float">
            <text:p>106599880</text:p>
          </table:table-cell>
          <table:table-cell office:value-type="float" office:value="44.9505494505" calcext:value-type="float">
            <text:p>44.9505494505</text:p>
          </table:table-cell>
          <table:table-cell office:value-type="float" office:value="110991144" calcext:value-type="float">
            <text:p>110991144</text:p>
          </table:table-cell>
          <table:table-cell office:value-type="float" office:value="43.4263157895" calcext:value-type="float">
            <text:p>43.4263157895</text:p>
          </table:table-cell>
          <table:table-cell office:value-type="float" office:value="109375816" calcext:value-type="float">
            <text:p>109375816</text:p>
          </table:table-cell>
          <table:table-cell office:value-type="float" office:value="46.908045977" calcext:value-type="float">
            <text:p>46.908045977</text:p>
          </table:table-cell>
        </table:table-row>
        <table:table-row table:style-name="ro1">
          <table:table-cell office:value-type="float" office:value="108132584" calcext:value-type="float">
            <text:p>108132584</text:p>
          </table:table-cell>
          <table:table-cell office:value-type="float" office:value="51.7710843373" calcext:value-type="float">
            <text:p>51.7710843373</text:p>
          </table:table-cell>
          <table:table-cell office:value-type="float" office:value="109849768" calcext:value-type="float">
            <text:p>109849768</text:p>
          </table:table-cell>
          <table:table-cell office:value-type="float" office:value="45.1373626374" calcext:value-type="float">
            <text:p>45.1373626374</text:p>
          </table:table-cell>
          <table:table-cell office:value-type="float" office:value="112593064" calcext:value-type="float">
            <text:p>112593064</text:p>
          </table:table-cell>
          <table:table-cell office:value-type="float" office:value="51.2201257862" calcext:value-type="float">
            <text:p>51.2201257862</text:p>
          </table:table-cell>
        </table:table-row>
        <table:table-row table:style-name="ro1">
          <table:table-cell office:value-type="float" office:value="116669496" calcext:value-type="float">
            <text:p>116669496</text:p>
          </table:table-cell>
          <table:table-cell office:value-type="float" office:value="47.1590909091" calcext:value-type="float">
            <text:p>47.1590909091</text:p>
          </table:table-cell>
          <table:table-cell office:value-type="float" office:value="108953960" calcext:value-type="float">
            <text:p>108953960</text:p>
          </table:table-cell>
          <table:table-cell office:value-type="float" office:value="53.9210526316" calcext:value-type="float">
            <text:p>53.9210526316</text:p>
          </table:table-cell>
          <table:table-cell office:value-type="float" office:value="106982856" calcext:value-type="float">
            <text:p>106982856</text:p>
          </table:table-cell>
          <table:table-cell office:value-type="float" office:value="50.2286821705" calcext:value-type="float">
            <text:p>50.2286821705</text:p>
          </table:table-cell>
        </table:table-row>
        <table:table-row table:style-name="ro1">
          <table:table-cell office:value-type="float" office:value="113293176" calcext:value-type="float">
            <text:p>113293176</text:p>
          </table:table-cell>
          <table:table-cell office:value-type="float" office:value="75.1491712707" calcext:value-type="float">
            <text:p>75.1491712707</text:p>
          </table:table-cell>
          <table:table-cell office:value-type="float" office:value="111090152" calcext:value-type="float">
            <text:p>111090152</text:p>
          </table:table-cell>
          <table:table-cell office:value-type="float" office:value="49.1348314607" calcext:value-type="float">
            <text:p>49.1348314607</text:p>
          </table:table-cell>
          <table:table-cell office:value-type="float" office:value="103891656" calcext:value-type="float">
            <text:p>103891656</text:p>
          </table:table-cell>
          <table:table-cell office:value-type="float" office:value="60.4154411765" calcext:value-type="float">
            <text:p>60.4154411765</text:p>
          </table:table-cell>
        </table:table-row>
        <table:table-row table:style-name="ro1">
          <table:table-cell office:value-type="float" office:value="113236584" calcext:value-type="float">
            <text:p>113236584</text:p>
          </table:table-cell>
          <table:table-cell office:value-type="float" office:value="54.095890411" calcext:value-type="float">
            <text:p>54.095890411</text:p>
          </table:table-cell>
          <table:table-cell office:value-type="float" office:value="111623528" calcext:value-type="float">
            <text:p>111623528</text:p>
          </table:table-cell>
          <table:table-cell office:value-type="float" office:value="74.1038251366" calcext:value-type="float">
            <text:p>74.1038251366</text:p>
          </table:table-cell>
          <table:table-cell office:value-type="float" office:value="111938984" calcext:value-type="float">
            <text:p>111938984</text:p>
          </table:table-cell>
          <table:table-cell office:value-type="float" office:value="79.2228571429" calcext:value-type="float">
            <text:p>79.2228571429</text:p>
          </table:table-cell>
        </table:table-row>
        <table:table-row table:style-name="ro1">
          <table:table-cell office:value-type="float" office:value="117089832" calcext:value-type="float">
            <text:p>117089832</text:p>
          </table:table-cell>
          <table:table-cell office:value-type="float" office:value="53.5135135135" calcext:value-type="float">
            <text:p>53.5135135135</text:p>
          </table:table-cell>
          <table:table-cell office:value-type="float" office:value="116298984" calcext:value-type="float">
            <text:p>116298984</text:p>
          </table:table-cell>
          <table:table-cell office:value-type="float" office:value="64.8333333333" calcext:value-type="float">
            <text:p>64.8333333333</text:p>
          </table:table-cell>
          <table:table-cell office:value-type="float" office:value="116048392" calcext:value-type="float">
            <text:p>116048392</text:p>
          </table:table-cell>
          <table:table-cell office:value-type="float" office:value="76.6779661017" calcext:value-type="float">
            <text:p>76.6779661017</text:p>
          </table:table-cell>
        </table:table-row>
        <table:table-row table:style-name="ro1">
          <table:table-cell office:value-type="float" office:value="101780120" calcext:value-type="float">
            <text:p>101780120</text:p>
          </table:table-cell>
          <table:table-cell office:value-type="float" office:value="74.1967213115" calcext:value-type="float">
            <text:p>74.1967213115</text:p>
          </table:table-cell>
          <table:table-cell office:value-type="float" office:value="105739976" calcext:value-type="float">
            <text:p>105739976</text:p>
          </table:table-cell>
          <table:table-cell office:value-type="float" office:value="52.5197368421" calcext:value-type="float">
            <text:p>52.5197368421</text:p>
          </table:table-cell>
          <table:table-cell office:value-type="float" office:value="103639144" calcext:value-type="float">
            <text:p>103639144</text:p>
          </table:table-cell>
          <table:table-cell office:value-type="float" office:value="77.4228571429" calcext:value-type="float">
            <text:p>77.4228571429</text:p>
          </table:table-cell>
        </table:table-row>
        <table:table-row table:style-name="ro1">
          <table:table-cell office:value-type="float" office:value="107168328" calcext:value-type="float">
            <text:p>107168328</text:p>
          </table:table-cell>
          <table:table-cell office:value-type="float" office:value="76.7740112994" calcext:value-type="float">
            <text:p>76.7740112994</text:p>
          </table:table-cell>
          <table:table-cell office:value-type="float" office:value="107928696" calcext:value-type="float">
            <text:p>107928696</text:p>
          </table:table-cell>
          <table:table-cell office:value-type="float" office:value="56.6737588652" calcext:value-type="float">
            <text:p>56.6737588652</text:p>
          </table:table-cell>
          <table:table-cell office:value-type="float" office:value="110062584" calcext:value-type="float">
            <text:p>110062584</text:p>
          </table:table-cell>
          <table:table-cell office:value-type="float" office:value="75.6536312849" calcext:value-type="float">
            <text:p>75.6536312849</text:p>
          </table:table-cell>
        </table:table-row>
        <table:table-row table:style-name="ro1">
          <table:table-cell office:value-type="float" office:value="114433496" calcext:value-type="float">
            <text:p>114433496</text:p>
          </table:table-cell>
          <table:table-cell office:value-type="float" office:value="71.9414893617" calcext:value-type="float">
            <text:p>71.9414893617</text:p>
          </table:table-cell>
          <table:table-cell office:value-type="float" office:value="115254376" calcext:value-type="float">
            <text:p>115254376</text:p>
          </table:table-cell>
          <table:table-cell office:value-type="float" office:value="55.3819444444" calcext:value-type="float">
            <text:p>55.3819444444</text:p>
          </table:table-cell>
          <table:table-cell office:value-type="float" office:value="115660312" calcext:value-type="float">
            <text:p>115660312</text:p>
          </table:table-cell>
          <table:table-cell office:value-type="float" office:value="74.8950276243" calcext:value-type="float">
            <text:p>74.8950276243</text:p>
          </table:table-cell>
        </table:table-row>
        <table:table-row table:style-name="ro1">
          <table:table-cell office:value-type="float" office:value="106714408" calcext:value-type="float">
            <text:p>106714408</text:p>
          </table:table-cell>
          <table:table-cell office:value-type="float" office:value="75.0277777778" calcext:value-type="float">
            <text:p>75.0277777778</text:p>
          </table:table-cell>
          <table:table-cell office:value-type="float" office:value="103972008" calcext:value-type="float">
            <text:p>103972008</text:p>
          </table:table-cell>
          <table:table-cell office:value-type="float" office:value="56.2535211268" calcext:value-type="float">
            <text:p>56.2535211268</text:p>
          </table:table-cell>
          <table:table-cell office:value-type="float" office:value="111578888" calcext:value-type="float">
            <text:p>111578888</text:p>
          </table:table-cell>
          <table:table-cell office:value-type="float" office:value="76.6553672316" calcext:value-type="float">
            <text:p>76.6553672316</text:p>
          </table:table-cell>
        </table:table-row>
        <table:table-row table:style-name="ro1">
          <table:table-cell office:value-type="float" office:value="103522600" calcext:value-type="float">
            <text:p>103522600</text:p>
          </table:table-cell>
          <table:table-cell office:value-type="float" office:value="87.7922077922" calcext:value-type="float">
            <text:p>87.7922077922</text:p>
          </table:table-cell>
          <table:table-cell office:value-type="float" office:value="113310984" calcext:value-type="float">
            <text:p>113310984</text:p>
          </table:table-cell>
          <table:table-cell office:value-type="float" office:value="50.5660377358" calcext:value-type="float">
            <text:p>50.5660377358</text:p>
          </table:table-cell>
          <table:table-cell office:value-type="float" office:value="104390328" calcext:value-type="float">
            <text:p>104390328</text:p>
          </table:table-cell>
          <table:table-cell office:value-type="float" office:value="80.744047619" calcext:value-type="float">
            <text:p>80.744047619</text:p>
          </table:table-cell>
        </table:table-row>
        <table:table-row table:style-name="ro1">
          <table:table-cell office:value-type="float" office:value="110031304" calcext:value-type="float">
            <text:p>110031304</text:p>
          </table:table-cell>
          <table:table-cell office:value-type="float" office:value="60.5491071429" calcext:value-type="float">
            <text:p>60.5491071429</text:p>
          </table:table-cell>
          <table:table-cell office:value-type="float" office:value="105974008" calcext:value-type="float">
            <text:p>105974008</text:p>
          </table:table-cell>
          <table:table-cell office:value-type="float" office:value="49.3703703704" calcext:value-type="float">
            <text:p>49.3703703704</text:p>
          </table:table-cell>
          <table:table-cell office:value-type="float" office:value="112004456" calcext:value-type="float">
            <text:p>112004456</text:p>
          </table:table-cell>
          <table:table-cell office:value-type="float" office:value="57.9700854701" calcext:value-type="float">
            <text:p>57.9700854701</text:p>
          </table:table-cell>
        </table:table-row>
        <table:table-row table:style-name="ro1">
          <table:table-cell office:value-type="float" office:value="104844744" calcext:value-type="float">
            <text:p>104844744</text:p>
          </table:table-cell>
          <table:table-cell office:value-type="float" office:value="58.2875536481" calcext:value-type="float">
            <text:p>58.2875536481</text:p>
          </table:table-cell>
          <table:table-cell office:value-type="float" office:value="115032680" calcext:value-type="float">
            <text:p>115032680</text:p>
          </table:table-cell>
          <table:table-cell office:value-type="float" office:value="53.4266666667" calcext:value-type="float">
            <text:p>53.4266666667</text:p>
          </table:table-cell>
          <table:table-cell office:value-type="float" office:value="104914136" calcext:value-type="float">
            <text:p>104914136</text:p>
          </table:table-cell>
          <table:table-cell office:value-type="float" office:value="51.2840909091" calcext:value-type="float">
            <text:p>51.2840909091</text:p>
          </table:table-cell>
        </table:table-row>
        <table:table-row table:style-name="ro1">
          <table:table-cell office:value-type="float" office:value="114511640" calcext:value-type="float">
            <text:p>114511640</text:p>
          </table:table-cell>
          <table:table-cell office:value-type="float" office:value="53.1882352941" calcext:value-type="float">
            <text:p>53.1882352941</text:p>
          </table:table-cell>
          <table:table-cell office:value-type="float" office:value="115655752" calcext:value-type="float">
            <text:p>115655752</text:p>
          </table:table-cell>
          <table:table-cell office:value-type="float" office:value="56.7021276596" calcext:value-type="float">
            <text:p>56.7021276596</text:p>
          </table:table-cell>
          <table:table-cell office:value-type="float" office:value="114566888" calcext:value-type="float">
            <text:p>114566888</text:p>
          </table:table-cell>
          <table:table-cell office:value-type="float" office:value="51.3409090909" calcext:value-type="float">
            <text:p>51.3409090909</text:p>
          </table:table-cell>
        </table:table-row>
        <table:table-row table:style-name="ro1">
          <table:table-cell office:value-type="float" office:value="102728520" calcext:value-type="float">
            <text:p>102728520</text:p>
          </table:table-cell>
          <table:table-cell office:value-type="float" office:value="79.5197740113" calcext:value-type="float">
            <text:p>79.5197740113</text:p>
          </table:table-cell>
          <table:table-cell office:value-type="float" office:value="103598488" calcext:value-type="float">
            <text:p>103598488</text:p>
          </table:table-cell>
          <table:table-cell office:value-type="float" office:value="55.0413793103" calcext:value-type="float">
            <text:p>55.0413793103</text:p>
          </table:table-cell>
          <table:table-cell office:value-type="float" office:value="107235480" calcext:value-type="float">
            <text:p>107235480</text:p>
          </table:table-cell>
          <table:table-cell office:value-type="float" office:value="75.4444444444" calcext:value-type="float">
            <text:p>75.4444444444</text:p>
          </table:table-cell>
        </table:table-row>
        <table:table-row table:style-name="ro1">
          <table:table-cell office:value-type="float" office:value="107954792" calcext:value-type="float">
            <text:p>107954792</text:p>
          </table:table-cell>
          <table:table-cell office:value-type="float" office:value="80.4556213018" calcext:value-type="float">
            <text:p>80.4556213018</text:p>
          </table:table-cell>
          <table:table-cell office:value-type="float" office:value="112852536" calcext:value-type="float">
            <text:p>112852536</text:p>
          </table:table-cell>
          <table:table-cell office:value-type="float" office:value="62.0697674419" calcext:value-type="float">
            <text:p>62.0697674419</text:p>
          </table:table-cell>
          <table:table-cell office:value-type="float" office:value="115409848" calcext:value-type="float">
            <text:p>115409848</text:p>
          </table:table-cell>
          <table:table-cell office:value-type="float" office:value="85.917721519" calcext:value-type="float">
            <text:p>85.917721519</text:p>
          </table:table-cell>
        </table:table-row>
        <table:table-row table:style-name="ro1">
          <table:table-cell office:value-type="float" office:value="113032824" calcext:value-type="float">
            <text:p>113032824</text:p>
          </table:table-cell>
          <table:table-cell office:value-type="float" office:value="71.9894179894" calcext:value-type="float">
            <text:p>71.9894179894</text:p>
          </table:table-cell>
          <table:table-cell office:value-type="float" office:value="117753880" calcext:value-type="float">
            <text:p>117753880</text:p>
          </table:table-cell>
          <table:table-cell office:value-type="float" office:value="51.6038961039" calcext:value-type="float">
            <text:p>51.6038961039</text:p>
          </table:table-cell>
          <table:table-cell office:value-type="float" office:value="103617832" calcext:value-type="float">
            <text:p>103617832</text:p>
          </table:table-cell>
          <table:table-cell office:value-type="float" office:value="74.8681318681" calcext:value-type="float">
            <text:p>74.8681318681</text:p>
          </table:table-cell>
        </table:table-row>
        <table:table-row table:style-name="ro1">
          <table:table-cell office:value-type="float" office:value="119013768" calcext:value-type="float">
            <text:p>119013768</text:p>
          </table:table-cell>
          <table:table-cell office:value-type="float" office:value="75.2732240437" calcext:value-type="float">
            <text:p>75.2732240437</text:p>
          </table:table-cell>
          <table:table-cell office:value-type="float" office:value="104981656" calcext:value-type="float">
            <text:p>104981656</text:p>
          </table:table-cell>
          <table:table-cell office:value-type="float" office:value="54.6506849315" calcext:value-type="float">
            <text:p>54.6506849315</text:p>
          </table:table-cell>
          <table:table-cell office:value-type="float" office:value="110015288" calcext:value-type="float">
            <text:p>110015288</text:p>
          </table:table-cell>
          <table:table-cell office:value-type="float" office:value="77.0540540541" calcext:value-type="float">
            <text:p>77.0540540541</text:p>
          </table:table-cell>
        </table:table-row>
        <table:table-row table:style-name="ro1">
          <table:table-cell office:value-type="float" office:value="108804664" calcext:value-type="float">
            <text:p>108804664</text:p>
          </table:table-cell>
          <table:table-cell office:value-type="float" office:value="65.4975845411" calcext:value-type="float">
            <text:p>65.4975845411</text:p>
          </table:table-cell>
          <table:table-cell office:value-type="float" office:value="112255128" calcext:value-type="float">
            <text:p>112255128</text:p>
          </table:table-cell>
          <table:table-cell office:value-type="float" office:value="54.4013605442" calcext:value-type="float">
            <text:p>54.4013605442</text:p>
          </table:table-cell>
          <table:table-cell office:value-type="float" office:value="111812488" calcext:value-type="float">
            <text:p>111812488</text:p>
          </table:table-cell>
          <table:table-cell office:value-type="float" office:value="77.1638418079" calcext:value-type="float">
            <text:p>77.1638418079</text:p>
          </table:table-cell>
        </table:table-row>
        <table:table-row table:style-name="ro1">
          <table:table-cell office:value-type="float" office:value="106383720" calcext:value-type="float">
            <text:p>106383720</text:p>
          </table:table-cell>
          <table:table-cell office:value-type="float" office:value="56.1504065041" calcext:value-type="float">
            <text:p>56.1504065041</text:p>
          </table:table-cell>
          <table:table-cell office:value-type="float" office:value="117488296" calcext:value-type="float">
            <text:p>117488296</text:p>
          </table:table-cell>
          <table:table-cell office:value-type="float" office:value="49.5348837209" calcext:value-type="float">
            <text:p>49.5348837209</text:p>
          </table:table-cell>
          <table:table-cell office:value-type="float" office:value="106423896" calcext:value-type="float">
            <text:p>106423896</text:p>
          </table:table-cell>
          <table:table-cell office:value-type="float" office:value="58.5466101695" calcext:value-type="float">
            <text:p>58.5466101695</text:p>
          </table:table-cell>
        </table:table-row>
        <table:table-row table:style-name="ro1">
          <table:table-cell office:value-type="float" office:value="112876920" calcext:value-type="float">
            <text:p>112876920</text:p>
          </table:table-cell>
          <table:table-cell office:value-type="float" office:value="70.2807881773" calcext:value-type="float">
            <text:p>70.2807881773</text:p>
          </table:table-cell>
          <table:table-cell office:value-type="float" office:value="116167272" calcext:value-type="float">
            <text:p>116167272</text:p>
          </table:table-cell>
          <table:table-cell office:value-type="float" office:value="70.9594594595" calcext:value-type="float">
            <text:p>70.9594594595</text:p>
          </table:table-cell>
          <table:table-cell office:value-type="float" office:value="112892232" calcext:value-type="float">
            <text:p>112892232</text:p>
          </table:table-cell>
          <table:table-cell office:value-type="float" office:value="79.5611111111" calcext:value-type="float">
            <text:p>79.5611111111</text:p>
          </table:table-cell>
        </table:table-row>
        <table:table-row table:style-name="ro1">
          <table:table-cell office:value-type="float" office:value="115821384" calcext:value-type="float">
            <text:p>115821384</text:p>
          </table:table-cell>
          <table:table-cell office:value-type="float" office:value="70.7989949749" calcext:value-type="float">
            <text:p>70.7989949749</text:p>
          </table:table-cell>
          <table:table-cell office:value-type="float" office:value="104500760" calcext:value-type="float">
            <text:p>104500760</text:p>
          </table:table-cell>
          <table:table-cell office:value-type="float" office:value="50.710982659" calcext:value-type="float">
            <text:p>50.710982659</text:p>
          </table:table-cell>
          <table:table-cell office:value-type="float" office:value="116437832" calcext:value-type="float">
            <text:p>116437832</text:p>
          </table:table-cell>
          <table:table-cell office:value-type="float" office:value="82.5614035088" calcext:value-type="float">
            <text:p>82.5614035088</text:p>
          </table:table-cell>
        </table:table-row>
        <table:table-row table:style-name="ro1">
          <table:table-cell office:value-type="float" office:value="108761992" calcext:value-type="float">
            <text:p>108761992</text:p>
          </table:table-cell>
          <table:table-cell office:value-type="float" office:value="54.376" calcext:value-type="float">
            <text:p>54.376</text:p>
          </table:table-cell>
          <table:table-cell office:value-type="float" office:value="113902040" calcext:value-type="float">
            <text:p>113902040</text:p>
          </table:table-cell>
          <table:table-cell office:value-type="float" office:value="55.5138888889" calcext:value-type="float">
            <text:p>55.5138888889</text:p>
          </table:table-cell>
          <table:table-cell office:value-type="float" office:value="108890344" calcext:value-type="float">
            <text:p>108890344</text:p>
          </table:table-cell>
          <table:table-cell office:value-type="float" office:value="56.6791666667" calcext:value-type="float">
            <text:p>56.6791666667</text:p>
          </table:table-cell>
        </table:table-row>
        <table:table-row table:style-name="ro1">
          <table:table-cell office:value-type="float" office:value="113952872" calcext:value-type="float">
            <text:p>113952872</text:p>
          </table:table-cell>
          <table:table-cell office:value-type="float" office:value="65.9323671498" calcext:value-type="float">
            <text:p>65.9323671498</text:p>
          </table:table-cell>
          <table:table-cell office:value-type="float" office:value="102879384" calcext:value-type="float">
            <text:p>102879384</text:p>
          </table:table-cell>
          <table:table-cell office:value-type="float" office:value="47.0647058824" calcext:value-type="float">
            <text:p>47.0647058824</text:p>
          </table:table-cell>
          <table:table-cell office:value-type="float" office:value="115717320" calcext:value-type="float">
            <text:p>115717320</text:p>
          </table:table-cell>
          <table:table-cell office:value-type="float" office:value="78.6206896552" calcext:value-type="float">
            <text:p>78.6206896552</text:p>
          </table:table-cell>
        </table:table-row>
        <table:table-row table:style-name="ro1">
          <table:table-cell office:value-type="float" office:value="105988248" calcext:value-type="float">
            <text:p>105988248</text:p>
          </table:table-cell>
          <table:table-cell office:value-type="float" office:value="61.6742081448" calcext:value-type="float">
            <text:p>61.6742081448</text:p>
          </table:table-cell>
          <table:table-cell office:value-type="float" office:value="115526760" calcext:value-type="float">
            <text:p>115526760</text:p>
          </table:table-cell>
          <table:table-cell office:value-type="float" office:value="53.4765100671" calcext:value-type="float">
            <text:p>53.4765100671</text:p>
          </table:table-cell>
          <table:table-cell office:value-type="float" office:value="108257848" calcext:value-type="float">
            <text:p>108257848</text:p>
          </table:table-cell>
          <table:table-cell office:value-type="float" office:value="68.9444444444" calcext:value-type="float">
            <text:p>68.9444444444</text:p>
          </table:table-cell>
        </table:table-row>
        <table:table-row table:style-name="ro1">
          <table:table-cell office:value-type="float" office:value="111564232" calcext:value-type="float">
            <text:p>111564232</text:p>
          </table:table-cell>
          <table:table-cell office:value-type="float" office:value="55.1445783133" calcext:value-type="float">
            <text:p>55.1445783133</text:p>
          </table:table-cell>
          <table:table-cell office:value-type="float" office:value="106335336" calcext:value-type="float">
            <text:p>106335336</text:p>
          </table:table-cell>
          <table:table-cell office:value-type="float" office:value="60.7826086957" calcext:value-type="float">
            <text:p>60.7826086957</text:p>
          </table:table-cell>
          <table:table-cell office:value-type="float" office:value="111544552" calcext:value-type="float">
            <text:p>111544552</text:p>
          </table:table-cell>
          <table:table-cell office:value-type="float" office:value="67.6323529412" calcext:value-type="float">
            <text:p>67.6323529412</text:p>
          </table:table-cell>
        </table:table-row>
        <table:table-row table:style-name="ro1">
          <table:table-cell office:value-type="float" office:value="118818552" calcext:value-type="float">
            <text:p>118818552</text:p>
          </table:table-cell>
          <table:table-cell office:value-type="float" office:value="57.6440677966" calcext:value-type="float">
            <text:p>57.6440677966</text:p>
          </table:table-cell>
          <table:table-cell office:value-type="float" office:value="114498520" calcext:value-type="float">
            <text:p>114498520</text:p>
          </table:table-cell>
          <table:table-cell office:value-type="float" office:value="53.7583892617" calcext:value-type="float">
            <text:p>53.7583892617</text:p>
          </table:table-cell>
          <table:table-cell office:value-type="float" office:value="118879128" calcext:value-type="float">
            <text:p>118879128</text:p>
          </table:table-cell>
          <table:table-cell office:value-type="float" office:value="64.6018957346" calcext:value-type="float">
            <text:p>64.6018957346</text:p>
          </table:table-cell>
        </table:table-row>
        <table:table-row table:style-name="ro1">
          <table:table-cell office:value-type="float" office:value="107267912" calcext:value-type="float">
            <text:p>107267912</text:p>
          </table:table-cell>
          <table:table-cell office:value-type="float" office:value="39.8279883382" calcext:value-type="float">
            <text:p>39.8279883382</text:p>
          </table:table-cell>
          <table:table-cell office:value-type="float" office:value="103108584" calcext:value-type="float">
            <text:p>103108584</text:p>
          </table:table-cell>
          <table:table-cell office:value-type="float" office:value="50.0357142857" calcext:value-type="float">
            <text:p>50.0357142857</text:p>
          </table:table-cell>
          <table:table-cell office:value-type="float" office:value="107455592" calcext:value-type="float">
            <text:p>107455592</text:p>
          </table:table-cell>
          <table:table-cell office:value-type="float" office:value="40.874251497" calcext:value-type="float">
            <text:p>40.874251497</text:p>
          </table:table-cell>
        </table:table-row>
        <table:table-row table:style-name="ro1">
          <table:table-cell office:value-type="float" office:value="110815160" calcext:value-type="float">
            <text:p>110815160</text:p>
          </table:table-cell>
          <table:table-cell office:value-type="float" office:value="53.34765625" calcext:value-type="float">
            <text:p>53.34765625</text:p>
          </table:table-cell>
          <table:table-cell office:value-type="float" office:value="105915064" calcext:value-type="float">
            <text:p>105915064</text:p>
          </table:table-cell>
          <table:table-cell office:value-type="float" office:value="30.8131868132" calcext:value-type="float">
            <text:p>30.8131868132</text:p>
          </table:table-cell>
          <table:table-cell office:value-type="float" office:value="110803688" calcext:value-type="float">
            <text:p>110803688</text:p>
          </table:table-cell>
          <table:table-cell office:value-type="float" office:value="59.4304347826" calcext:value-type="float">
            <text:p>59.4304347826</text:p>
          </table:table-cell>
        </table:table-row>
        <table:table-row table:style-name="ro1">
          <table:table-cell office:value-type="float" office:value="102879384" calcext:value-type="float">
            <text:p>102879384</text:p>
          </table:table-cell>
          <table:table-cell office:value-type="float" office:value="49.64" calcext:value-type="float">
            <text:p>49.64</text:p>
          </table:table-cell>
          <table:table-cell office:value-type="float" office:value="118540536" calcext:value-type="float">
            <text:p>118540536</text:p>
          </table:table-cell>
          <table:table-cell office:value-type="float" office:value="47.0584795322" calcext:value-type="float">
            <text:p>47.0584795322</text:p>
          </table:table-cell>
          <table:table-cell office:value-type="float" office:value="104101832" calcext:value-type="float">
            <text:p>104101832</text:p>
          </table:table-cell>
          <table:table-cell office:value-type="float" office:value="57.9025423729" calcext:value-type="float">
            <text:p>57.9025423729</text:p>
          </table:table-cell>
        </table:table-row>
        <table:table-row table:style-name="ro1">
          <table:table-cell office:value-type="float" office:value="115205512" calcext:value-type="float">
            <text:p>115205512</text:p>
          </table:table-cell>
          <table:table-cell office:value-type="float" office:value="61.4615384615" calcext:value-type="float">
            <text:p>61.4615384615</text:p>
          </table:table-cell>
          <table:table-cell office:value-type="float" office:value="115137736" calcext:value-type="float">
            <text:p>115137736</text:p>
          </table:table-cell>
          <table:table-cell office:value-type="float" office:value="53.119205298" calcext:value-type="float">
            <text:p>53.119205298</text:p>
          </table:table-cell>
          <table:table-cell office:value-type="float" office:value="116229816" calcext:value-type="float">
            <text:p>116229816</text:p>
          </table:table-cell>
          <table:table-cell office:value-type="float" office:value="69.7692307692" calcext:value-type="float">
            <text:p>69.7692307692</text:p>
          </table:table-cell>
        </table:table-row>
        <table:table-row table:style-name="ro1">
          <table:table-cell office:value-type="float" office:value="107419640" calcext:value-type="float">
            <text:p>107419640</text:p>
          </table:table-cell>
          <table:table-cell office:value-type="float" office:value="59.1168831169" calcext:value-type="float">
            <text:p>59.1168831169</text:p>
          </table:table-cell>
          <table:table-cell office:value-type="float" office:value="104986360" calcext:value-type="float">
            <text:p>104986360</text:p>
          </table:table-cell>
          <table:table-cell office:value-type="float" office:value="52.0320512821" calcext:value-type="float">
            <text:p>52.0320512821</text:p>
          </table:table-cell>
          <table:table-cell office:value-type="float" office:value="107524472" calcext:value-type="float">
            <text:p>107524472</text:p>
          </table:table-cell>
          <table:table-cell office:value-type="float" office:value="64.9146919431" calcext:value-type="float">
            <text:p>64.9146919431</text:p>
          </table:table-cell>
        </table:table-row>
        <table:table-row table:style-name="ro1">
          <table:table-cell office:value-type="float" office:value="111011480" calcext:value-type="float">
            <text:p>111011480</text:p>
          </table:table-cell>
          <table:table-cell office:value-type="float" office:value="54.1388888889" calcext:value-type="float">
            <text:p>54.1388888889</text:p>
          </table:table-cell>
          <table:table-cell office:value-type="float" office:value="107760392" calcext:value-type="float">
            <text:p>107760392</text:p>
          </table:table-cell>
          <table:table-cell office:value-type="float" office:value="55.074829932" calcext:value-type="float">
            <text:p>55.074829932</text:p>
          </table:table-cell>
          <table:table-cell office:value-type="float" office:value="111027896" calcext:value-type="float">
            <text:p>111027896</text:p>
          </table:table-cell>
          <table:table-cell office:value-type="float" office:value="60.2158590308" calcext:value-type="float">
            <text:p>60.2158590308</text:p>
          </table:table-cell>
        </table:table-row>
        <table:table-row table:style-name="ro1">
          <table:table-cell office:value-type="float" office:value="116973560" calcext:value-type="float">
            <text:p>116973560</text:p>
          </table:table-cell>
          <table:table-cell office:value-type="float" office:value="59.4323144105" calcext:value-type="float">
            <text:p>59.4323144105</text:p>
          </table:table-cell>
          <table:table-cell office:value-type="float" office:value="110369000" calcext:value-type="float">
            <text:p>110369000</text:p>
          </table:table-cell>
          <table:table-cell office:value-type="float" office:value="53.1437908497" calcext:value-type="float">
            <text:p>53.1437908497</text:p>
          </table:table-cell>
          <table:table-cell office:value-type="float" office:value="116930888" calcext:value-type="float">
            <text:p>116930888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107244200" calcext:value-type="float">
            <text:p>107244200</text:p>
          </table:table-cell>
          <table:table-cell office:value-type="float" office:value="62.4678899083" calcext:value-type="float">
            <text:p>62.4678899083</text:p>
          </table:table-cell>
          <table:table-cell office:value-type="float" office:value="110752904" calcext:value-type="float">
            <text:p>110752904</text:p>
          </table:table-cell>
          <table:table-cell office:value-type="float" office:value="51.3566878981" calcext:value-type="float">
            <text:p>51.3566878981</text:p>
          </table:table-cell>
          <table:table-cell office:value-type="float" office:value="108863608" calcext:value-type="float">
            <text:p>108863608</text:p>
          </table:table-cell>
          <table:table-cell office:value-type="float" office:value="69.9743589744" calcext:value-type="float">
            <text:p>69.9743589744</text:p>
          </table:table-cell>
        </table:table-row>
        <table:table-row table:style-name="ro1">
          <table:table-cell office:value-type="float" office:value="105171352" calcext:value-type="float">
            <text:p>105171352</text:p>
          </table:table-cell>
          <table:table-cell office:value-type="float" office:value="47.4892473118" calcext:value-type="float">
            <text:p>47.4892473118</text:p>
          </table:table-cell>
          <table:table-cell office:value-type="float" office:value="115517928" calcext:value-type="float">
            <text:p>115517928</text:p>
          </table:table-cell>
          <table:table-cell office:value-type="float" office:value="59.8708133971" calcext:value-type="float">
            <text:p>59.8708133971</text:p>
          </table:table-cell>
          <table:table-cell office:value-type="float" office:value="113073192" calcext:value-type="float">
            <text:p>113073192</text:p>
          </table:table-cell>
          <table:table-cell office:value-type="float" office:value="66.5681818182" calcext:value-type="float">
            <text:p>66.5681818182</text:p>
          </table:table-cell>
        </table:table-row>
        <table:table-row table:style-name="ro1">
          <table:table-cell office:value-type="float" office:value="108316984" calcext:value-type="float">
            <text:p>108316984</text:p>
          </table:table-cell>
          <table:table-cell office:value-type="float" office:value="24.4987405542" calcext:value-type="float">
            <text:p>24.4987405542</text:p>
          </table:table-cell>
          <table:table-cell office:value-type="float" office:value="116094840" calcext:value-type="float">
            <text:p>116094840</text:p>
          </table:table-cell>
          <table:table-cell office:value-type="float" office:value="43.3659793814" calcext:value-type="float">
            <text:p>43.3659793814</text:p>
          </table:table-cell>
          <table:table-cell office:value-type="float" office:value="104476376" calcext:value-type="float">
            <text:p>104476376</text:p>
          </table:table-cell>
          <table:table-cell office:value-type="float" office:value="60.2406417112" calcext:value-type="float">
            <text:p>60.2406417112</text:p>
          </table:table-cell>
        </table:table-row>
        <table:table-row table:style-name="ro1">
          <table:table-cell office:value-type="float" office:value="109895880" calcext:value-type="float">
            <text:p>109895880</text:p>
          </table:table-cell>
          <table:table-cell office:value-type="float" office:value="54.2643678161" calcext:value-type="float">
            <text:p>54.2643678161</text:p>
          </table:table-cell>
          <table:table-cell office:value-type="float" office:value="106031880" calcext:value-type="float">
            <text:p>106031880</text:p>
          </table:table-cell>
          <table:table-cell office:value-type="float" office:value="50.1813186813" calcext:value-type="float">
            <text:p>50.1813186813</text:p>
          </table:table-cell>
          <table:table-cell office:value-type="float" office:value="115910520" calcext:value-type="float">
            <text:p>115910520</text:p>
          </table:table-cell>
          <table:table-cell office:value-type="float" office:value="55.994011976" calcext:value-type="float">
            <text:p>55.994011976</text:p>
          </table:table-cell>
        </table:table-row>
        <table:table-row table:style-name="ro1">
          <table:table-cell office:value-type="float" office:value="118161256" calcext:value-type="float">
            <text:p>118161256</text:p>
          </table:table-cell>
          <table:table-cell office:value-type="float" office:value="37.2522522523" calcext:value-type="float">
            <text:p>37.2522522523</text:p>
          </table:table-cell>
          <table:table-cell office:value-type="float" office:value="118970040" calcext:value-type="float">
            <text:p>118970040</text:p>
          </table:table-cell>
          <table:table-cell office:value-type="float" office:value="50.6303030303" calcext:value-type="float">
            <text:p>50.6303030303</text:p>
          </table:table-cell>
          <table:table-cell office:value-type="float" office:value="115888440" calcext:value-type="float">
            <text:p>115888440</text:p>
          </table:table-cell>
          <table:table-cell office:value-type="float" office:value="52.1228070175" calcext:value-type="float">
            <text:p>52.1228070175</text:p>
          </table:table-cell>
        </table:table-row>
        <table:table-row table:style-name="ro1">
          <table:table-cell office:value-type="float" office:value="108398152" calcext:value-type="float">
            <text:p>108398152</text:p>
          </table:table-cell>
          <table:table-cell office:value-type="float" office:value="50.6746987952" calcext:value-type="float">
            <text:p>50.6746987952</text:p>
          </table:table-cell>
          <table:table-cell office:value-type="float" office:value="109452888" calcext:value-type="float">
            <text:p>109452888</text:p>
          </table:table-cell>
          <table:table-cell office:value-type="float" office:value="50.6181818182" calcext:value-type="float">
            <text:p>50.6181818182</text:p>
          </table:table-cell>
          <table:table-cell office:value-type="float" office:value="116677208" calcext:value-type="float">
            <text:p>116677208</text:p>
          </table:table-cell>
          <table:table-cell office:value-type="float" office:value="54.2514619883" calcext:value-type="float">
            <text:p>54.2514619883</text:p>
          </table:table-cell>
        </table:table-row>
        <table:table-row table:style-name="ro1">
          <table:table-cell office:value-type="float" office:value="108350008" calcext:value-type="float">
            <text:p>108350008</text:p>
          </table:table-cell>
          <table:table-cell office:value-type="float" office:value="45.5675675676" calcext:value-type="float">
            <text:p>45.5675675676</text:p>
          </table:table-cell>
          <table:table-cell office:value-type="float" office:value="111793720" calcext:value-type="float">
            <text:p>111793720</text:p>
          </table:table-cell>
          <table:table-cell office:value-type="float" office:value="49.0467836257" calcext:value-type="float">
            <text:p>49.0467836257</text:p>
          </table:table-cell>
          <table:table-cell office:value-type="float" office:value="110889560" calcext:value-type="float">
            <text:p>110889560</text:p>
          </table:table-cell>
          <table:table-cell office:value-type="float" office:value="46.8105263158" calcext:value-type="float">
            <text:p>46.8105263158</text:p>
          </table:table-cell>
        </table:table-row>
        <table:table-row table:style-name="ro1">
          <table:table-cell office:value-type="float" office:value="110284232" calcext:value-type="float">
            <text:p>110284232</text:p>
          </table:table-cell>
          <table:table-cell office:value-type="float" office:value="49.9764705882" calcext:value-type="float">
            <text:p>49.9764705882</text:p>
          </table:table-cell>
          <table:table-cell office:value-type="float" office:value="112554792" calcext:value-type="float">
            <text:p>112554792</text:p>
          </table:table-cell>
          <table:table-cell office:value-type="float" office:value="50.4397590361" calcext:value-type="float">
            <text:p>50.4397590361</text:p>
          </table:table-cell>
          <table:table-cell office:value-type="float" office:value="117835816" calcext:value-type="float">
            <text:p>117835816</text:p>
          </table:table-cell>
          <table:table-cell office:value-type="float" office:value="39.0127659574" calcext:value-type="float">
            <text:p>39.0127659574</text:p>
          </table:table-cell>
        </table:table-row>
        <table:table-row table:style-name="ro1">
          <table:table-cell office:value-type="float" office:value="113296664" calcext:value-type="float">
            <text:p>113296664</text:p>
          </table:table-cell>
          <table:table-cell office:value-type="float" office:value="45.5614973262" calcext:value-type="float">
            <text:p>45.5614973262</text:p>
          </table:table-cell>
          <table:table-cell office:value-type="float" office:value="119264232" calcext:value-type="float">
            <text:p>119264232</text:p>
          </table:table-cell>
          <table:table-cell office:value-type="float" office:value="47.9770114943" calcext:value-type="float">
            <text:p>47.9770114943</text:p>
          </table:table-cell>
          <table:table-cell office:value-type="float" office:value="107270120" calcext:value-type="float">
            <text:p>107270120</text:p>
          </table:table-cell>
          <table:table-cell office:value-type="float" office:value="62.3945578231" calcext:value-type="float">
            <text:p>62.3945578231</text:p>
          </table:table-cell>
        </table:table-row>
        <table:table-row table:style-name="ro1">
          <table:table-cell office:value-type="float" office:value="116564456" calcext:value-type="float">
            <text:p>116564456</text:p>
          </table:table-cell>
          <table:table-cell office:value-type="float" office:value="51.5365853659" calcext:value-type="float">
            <text:p>51.5365853659</text:p>
          </table:table-cell>
          <table:table-cell office:value-type="float" office:value="111450232" calcext:value-type="float">
            <text:p>111450232</text:p>
          </table:table-cell>
          <table:table-cell office:value-type="float" office:value="52.3522012579" calcext:value-type="float">
            <text:p>52.3522012579</text:p>
          </table:table-cell>
          <table:table-cell office:value-type="float" office:value="116305592" calcext:value-type="float">
            <text:p>116305592</text:p>
          </table:table-cell>
          <table:table-cell office:value-type="float" office:value="45.0544554455" calcext:value-type="float">
            <text:p>45.0544554455</text:p>
          </table:table-cell>
        </table:table-row>
        <table:table-row table:style-name="ro1">
          <table:table-cell office:value-type="float" office:value="103369752" calcext:value-type="float">
            <text:p>103369752</text:p>
          </table:table-cell>
          <table:table-cell office:value-type="float" office:value="57.1656441718" calcext:value-type="float">
            <text:p>57.1656441718</text:p>
          </table:table-cell>
          <table:table-cell office:value-type="float" office:value="117405928" calcext:value-type="float">
            <text:p>117405928</text:p>
          </table:table-cell>
          <table:table-cell office:value-type="float" office:value="53.3012820513" calcext:value-type="float">
            <text:p>53.3012820513</text:p>
          </table:table-cell>
          <table:table-cell office:value-type="float" office:value="119254440" calcext:value-type="float">
            <text:p>119254440</text:p>
          </table:table-cell>
          <table:table-cell office:value-type="float" office:value="53.1461988304" calcext:value-type="float">
            <text:p>53.1461988304</text:p>
          </table:table-cell>
        </table:table-row>
        <table:table-row table:style-name="ro1">
          <table:table-cell office:value-type="float" office:value="102879336" calcext:value-type="float">
            <text:p>102879336</text:p>
          </table:table-cell>
          <table:table-cell office:value-type="float" office:value="56.6174496644" calcext:value-type="float">
            <text:p>56.6174496644</text:p>
          </table:table-cell>
          <table:table-cell office:value-type="float" office:value="104743352" calcext:value-type="float">
            <text:p>104743352</text:p>
          </table:table-cell>
          <table:table-cell office:value-type="float" office:value="46.8826815642" calcext:value-type="float">
            <text:p>46.8826815642</text:p>
          </table:table-cell>
          <table:table-cell office:value-type="float" office:value="104882792" calcext:value-type="float">
            <text:p>104882792</text:p>
          </table:table-cell>
          <table:table-cell office:value-type="float" office:value="56.625" calcext:value-type="float">
            <text:p>56.625</text:p>
          </table:table-cell>
        </table:table-row>
        <table:table-row table:style-name="ro1">
          <table:table-cell office:value-type="float" office:value="108378232" calcext:value-type="float">
            <text:p>108378232</text:p>
          </table:table-cell>
          <table:table-cell office:value-type="float" office:value="53.3522012579" calcext:value-type="float">
            <text:p>53.3522012579</text:p>
          </table:table-cell>
          <table:table-cell office:value-type="float" office:value="112660200" calcext:value-type="float">
            <text:p>112660200</text:p>
          </table:table-cell>
          <table:table-cell office:value-type="float" office:value="46.5" calcext:value-type="float">
            <text:p>46.5</text:p>
          </table:table-cell>
          <table:table-cell office:value-type="float" office:value="111905752" calcext:value-type="float">
            <text:p>111905752</text:p>
          </table:table-cell>
          <table:table-cell office:value-type="float" office:value="46.527638191" calcext:value-type="float">
            <text:p>46.527638191</text:p>
          </table:table-cell>
        </table:table-row>
        <table:table-row table:style-name="ro1">
          <table:table-cell office:value-type="float" office:value="109476792" calcext:value-type="float">
            <text:p>109476792</text:p>
          </table:table-cell>
          <table:table-cell office:value-type="float" office:value="49.3197674419" calcext:value-type="float">
            <text:p>49.3197674419</text:p>
          </table:table-cell>
          <table:table-cell office:value-type="float" office:value="116264616" calcext:value-type="float">
            <text:p>116264616</text:p>
          </table:table-cell>
          <table:table-cell office:value-type="float" office:value="48.7314285714" calcext:value-type="float">
            <text:p>48.7314285714</text:p>
          </table:table-cell>
          <table:table-cell office:value-type="float" office:value="115987368" calcext:value-type="float">
            <text:p>115987368</text:p>
          </table:table-cell>
          <table:table-cell office:value-type="float" office:value="56.2331288344" calcext:value-type="float">
            <text:p>56.2331288344</text:p>
          </table:table-cell>
        </table:table-row>
        <table:table-row table:style-name="ro1">
          <table:table-cell office:value-type="float" office:value="113693528" calcext:value-type="float">
            <text:p>113693528</text:p>
          </table:table-cell>
          <table:table-cell office:value-type="float" office:value="50.1479289941" calcext:value-type="float">
            <text:p>50.1479289941</text:p>
          </table:table-cell>
          <table:table-cell office:value-type="float" office:value="115027432" calcext:value-type="float">
            <text:p>115027432</text:p>
          </table:table-cell>
          <table:table-cell office:value-type="float" office:value="43.135678392" calcext:value-type="float">
            <text:p>43.135678392</text:p>
          </table:table-cell>
          <table:table-cell office:value-type="float" office:value="106378440" calcext:value-type="float">
            <text:p>106378440</text:p>
          </table:table-cell>
          <table:table-cell office:value-type="float" office:value="58.2405063291" calcext:value-type="float">
            <text:p>58.2405063291</text:p>
          </table:table-cell>
        </table:table-row>
        <table:table-row table:style-name="ro1">
          <table:table-cell office:value-type="float" office:value="118822872" calcext:value-type="float">
            <text:p>118822872</text:p>
          </table:table-cell>
          <table:table-cell office:value-type="float" office:value="48.8092485549" calcext:value-type="float">
            <text:p>48.8092485549</text:p>
          </table:table-cell>
          <table:table-cell office:value-type="float" office:value="103566984" calcext:value-type="float">
            <text:p>103566984</text:p>
          </table:table-cell>
          <table:table-cell office:value-type="float" office:value="39.5917431193" calcext:value-type="float">
            <text:p>39.5917431193</text:p>
          </table:table-cell>
          <table:table-cell office:value-type="float" office:value="102882312" calcext:value-type="float">
            <text:p>102882312</text:p>
          </table:table-cell>
          <table:table-cell office:value-type="float" office:value="40.4784482759" calcext:value-type="float">
            <text:p>40.4784482759</text:p>
          </table:table-cell>
        </table:table-row>
        <table:table-row table:style-name="ro1">
          <table:table-cell office:value-type="float" office:value="107251928" calcext:value-type="float">
            <text:p>107251928</text:p>
          </table:table-cell>
          <table:table-cell office:value-type="float" office:value="41.1835748792" calcext:value-type="float">
            <text:p>41.1835748792</text:p>
          </table:table-cell>
          <table:table-cell office:value-type="float" office:value="109322760" calcext:value-type="float">
            <text:p>109322760</text:p>
          </table:table-cell>
          <table:table-cell office:value-type="float" office:value="46.8378378378" calcext:value-type="float">
            <text:p>46.8378378378</text:p>
          </table:table-cell>
          <table:table-cell office:value-type="float" office:value="110352632" calcext:value-type="float">
            <text:p>110352632</text:p>
          </table:table-cell>
          <table:table-cell office:value-type="float" office:value="27.0337078652" calcext:value-type="float">
            <text:p>27.0337078652</text:p>
          </table:table-cell>
        </table:table-row>
        <table:table-row table:style-name="ro1">
          <table:table-cell office:value-type="float" office:value="112075336" calcext:value-type="float">
            <text:p>112075336</text:p>
          </table:table-cell>
          <table:table-cell office:value-type="float" office:value="26.798136646" calcext:value-type="float">
            <text:p>26.798136646</text:p>
          </table:table-cell>
          <table:table-cell office:value-type="float" office:value="113449784" calcext:value-type="float">
            <text:p>113449784</text:p>
          </table:table-cell>
          <table:table-cell office:value-type="float" office:value="46.9193548387" calcext:value-type="float">
            <text:p>46.9193548387</text:p>
          </table:table-cell>
          <table:table-cell office:value-type="float" office:value="114554872" calcext:value-type="float">
            <text:p>114554872</text:p>
          </table:table-cell>
          <table:table-cell office:value-type="float" office:value="29.8233438486" calcext:value-type="float">
            <text:p>29.8233438486</text:p>
          </table:table-cell>
        </table:table-row>
        <table:table-row table:style-name="ro1">
          <table:table-cell office:value-type="float" office:value="106828296" calcext:value-type="float">
            <text:p>106828296</text:p>
          </table:table-cell>
          <table:table-cell office:value-type="float" office:value="51.9768518519" calcext:value-type="float">
            <text:p>51.9768518519</text:p>
          </table:table-cell>
          <table:table-cell office:value-type="float" office:value="114171224" calcext:value-type="float">
            <text:p>114171224</text:p>
          </table:table-cell>
          <table:table-cell office:value-type="float" office:value="31.3138686131" calcext:value-type="float">
            <text:p>31.3138686131</text:p>
          </table:table-cell>
          <table:table-cell office:value-type="float" office:value="107610584" calcext:value-type="float">
            <text:p>107610584</text:p>
          </table:table-cell>
          <table:table-cell office:value-type="float" office:value="57.3212121212" calcext:value-type="float">
            <text:p>57.3212121212</text:p>
          </table:table-cell>
        </table:table-row>
        <table:table-row table:style-name="ro1">
          <table:table-cell office:value-type="float" office:value="113647304" calcext:value-type="float">
            <text:p>113647304</text:p>
          </table:table-cell>
          <table:table-cell office:value-type="float" office:value="48.8490566038" calcext:value-type="float">
            <text:p>48.8490566038</text:p>
          </table:table-cell>
          <table:table-cell office:value-type="float" office:value="118698888" calcext:value-type="float">
            <text:p>118698888</text:p>
          </table:table-cell>
          <table:table-cell office:value-type="float" office:value="49.5174418605" calcext:value-type="float">
            <text:p>49.5174418605</text:p>
          </table:table-cell>
          <table:table-cell office:value-type="float" office:value="117203960" calcext:value-type="float">
            <text:p>117203960</text:p>
          </table:table-cell>
          <table:table-cell office:value-type="float" office:value="62.2640449438" calcext:value-type="float">
            <text:p>62.2640449438</text:p>
          </table:table-cell>
        </table:table-row>
        <table:table-row table:style-name="ro1">
          <table:table-cell office:value-type="float" office:value="111517096" calcext:value-type="float">
            <text:p>111517096</text:p>
          </table:table-cell>
          <table:table-cell office:value-type="float" office:value="47.4831460674" calcext:value-type="float">
            <text:p>47.4831460674</text:p>
          </table:table-cell>
          <table:table-cell office:value-type="float" office:value="109167768" calcext:value-type="float">
            <text:p>109167768</text:p>
          </table:table-cell>
          <table:table-cell office:value-type="float" office:value="49.1942857143" calcext:value-type="float">
            <text:p>49.1942857143</text:p>
          </table:table-cell>
          <table:table-cell office:value-type="float" office:value="110090568" calcext:value-type="float">
            <text:p>110090568</text:p>
          </table:table-cell>
          <table:table-cell office:value-type="float" office:value="45.7587939698" calcext:value-type="float">
            <text:p>45.7587939698</text:p>
          </table:table-cell>
        </table:table-row>
        <table:table-row table:style-name="ro1">
          <table:table-cell office:value-type="float" office:value="111722488" calcext:value-type="float">
            <text:p>111722488</text:p>
          </table:table-cell>
          <table:table-cell office:value-type="float" office:value="52.5575757576" calcext:value-type="float">
            <text:p>52.5575757576</text:p>
          </table:table-cell>
          <table:table-cell office:value-type="float" office:value="112987032" calcext:value-type="float">
            <text:p>112987032</text:p>
          </table:table-cell>
          <table:table-cell office:value-type="float" office:value="47.7417582418" calcext:value-type="float">
            <text:p>47.7417582418</text:p>
          </table:table-cell>
          <table:table-cell office:value-type="float" office:value="117590104" calcext:value-type="float">
            <text:p>117590104</text:p>
          </table:table-cell>
          <table:table-cell office:value-type="float" office:value="53.0116959064" calcext:value-type="float">
            <text:p>53.0116959064</text:p>
          </table:table-cell>
        </table:table-row>
        <table:table-row table:style-name="ro1">
          <table:table-cell office:value-type="float" office:value="114624760" calcext:value-type="float">
            <text:p>114624760</text:p>
          </table:table-cell>
          <table:table-cell office:value-type="float" office:value="53.4879518072" calcext:value-type="float">
            <text:p>53.4879518072</text:p>
          </table:table-cell>
          <table:table-cell office:value-type="float" office:value="105033736" calcext:value-type="float">
            <text:p>105033736</text:p>
          </table:table-cell>
          <table:table-cell office:value-type="float" office:value="45.3578947368" calcext:value-type="float">
            <text:p>45.3578947368</text:p>
          </table:table-cell>
          <table:table-cell office:value-type="float" office:value="112378296" calcext:value-type="float">
            <text:p>112378296</text:p>
          </table:table-cell>
          <table:table-cell office:value-type="float" office:value="54.4879518072" calcext:value-type="float">
            <text:p>54.4879518072</text:p>
          </table:table-cell>
        </table:table-row>
        <table:table-row table:style-name="ro1">
          <table:table-cell office:value-type="float" office:value="116242392" calcext:value-type="float">
            <text:p>116242392</text:p>
          </table:table-cell>
          <table:table-cell office:value-type="float" office:value="51.2485549133" calcext:value-type="float">
            <text:p>51.2485549133</text:p>
          </table:table-cell>
          <table:table-cell office:value-type="float" office:value="118492392" calcext:value-type="float">
            <text:p>118492392</text:p>
          </table:table-cell>
          <table:table-cell office:value-type="float" office:value="52.1219512195" calcext:value-type="float">
            <text:p>52.1219512195</text:p>
          </table:table-cell>
          <table:table-cell office:value-type="float" office:value="107823944" calcext:value-type="float">
            <text:p>107823944</text:p>
          </table:table-cell>
          <table:table-cell office:value-type="float" office:value="54.0595238095" calcext:value-type="float">
            <text:p>54.0595238095</text:p>
          </table:table-cell>
        </table:table-row>
        <table:table-row table:style-name="ro1">
          <table:table-cell office:value-type="float" office:value="105139144" calcext:value-type="float">
            <text:p>105139144</text:p>
          </table:table-cell>
          <table:table-cell office:value-type="float" office:value="51.7065868263" calcext:value-type="float">
            <text:p>51.7065868263</text:p>
          </table:table-cell>
          <table:table-cell office:value-type="float" office:value="103644648" calcext:value-type="float">
            <text:p>103644648</text:p>
          </table:table-cell>
          <table:table-cell office:value-type="float" office:value="47.4111111111" calcext:value-type="float">
            <text:p>47.4111111111</text:p>
          </table:table-cell>
          <table:table-cell office:value-type="float" office:value="118107736" calcext:value-type="float">
            <text:p>118107736</text:p>
          </table:table-cell>
          <table:table-cell office:value-type="float" office:value="47.6282722513" calcext:value-type="float">
            <text:p>47.6282722513</text:p>
          </table:table-cell>
        </table:table-row>
        <table:table-row table:style-name="ro1">
          <table:table-cell office:value-type="float" office:value="110881736" calcext:value-type="float">
            <text:p>110881736</text:p>
          </table:table-cell>
          <table:table-cell office:value-type="float" office:value="57.744966443" calcext:value-type="float">
            <text:p>57.744966443</text:p>
          </table:table-cell>
          <table:table-cell office:value-type="float" office:value="111325192" calcext:value-type="float">
            <text:p>111325192</text:p>
          </table:table-cell>
          <table:table-cell office:value-type="float" office:value="46.0864864865" calcext:value-type="float">
            <text:p>46.0864864865</text:p>
          </table:table-cell>
          <table:table-cell office:value-type="float" office:value="115947624" calcext:value-type="float">
            <text:p>115947624</text:p>
          </table:table-cell>
          <table:table-cell office:value-type="float" office:value="51.4519774011" calcext:value-type="float">
            <text:p>51.4519774011</text:p>
          </table:table-cell>
        </table:table-row>
        <table:table-row table:style-name="ro1">
          <table:table-cell office:value-type="float" office:value="107427848" calcext:value-type="float">
            <text:p>107427848</text:p>
          </table:table-cell>
          <table:table-cell office:value-type="float" office:value="54.4430379747" calcext:value-type="float">
            <text:p>54.4430379747</text:p>
          </table:table-cell>
          <table:table-cell office:value-type="float" office:value="107944376" calcext:value-type="float">
            <text:p>107944376</text:p>
          </table:table-cell>
          <table:table-cell office:value-type="float" office:value="52.296969697" calcext:value-type="float">
            <text:p>52.296969697</text:p>
          </table:table-cell>
          <table:table-cell office:value-type="float" office:value="116144136" calcext:value-type="float">
            <text:p>116144136</text:p>
          </table:table-cell>
          <table:table-cell office:value-type="float" office:value="53.2529411765" calcext:value-type="float">
            <text:p>53.2529411765</text:p>
          </table:table-cell>
        </table:table-row>
        <table:table-row table:style-name="ro1">
          <table:table-cell office:value-type="float" office:value="119386680" calcext:value-type="float">
            <text:p>119386680</text:p>
          </table:table-cell>
          <table:table-cell office:value-type="float" office:value="51.2874251497" calcext:value-type="float">
            <text:p>51.2874251497</text:p>
          </table:table-cell>
          <table:table-cell office:value-type="float" office:value="119026536" calcext:value-type="float">
            <text:p>119026536</text:p>
          </table:table-cell>
          <table:table-cell office:value-type="float" office:value="45.03" calcext:value-type="float">
            <text:p>45.03</text:p>
          </table:table-cell>
          <table:table-cell office:value-type="float" office:value="118075144" calcext:value-type="float">
            <text:p>118075144</text:p>
          </table:table-cell>
          <table:table-cell office:value-type="float" office:value="52.6337209302" calcext:value-type="float">
            <text:p>52.6337209302</text:p>
          </table:table-cell>
        </table:table-row>
        <table:table-row table:style-name="ro1">
          <table:table-cell office:value-type="float" office:value="114473752" calcext:value-type="float">
            <text:p>114473752</text:p>
          </table:table-cell>
          <table:table-cell office:value-type="float" office:value="58.462585034" calcext:value-type="float">
            <text:p>58.462585034</text:p>
          </table:table-cell>
          <table:table-cell office:value-type="float" office:value="114277240" calcext:value-type="float">
            <text:p>114277240</text:p>
          </table:table-cell>
          <table:table-cell office:value-type="float" office:value="47.2430939227" calcext:value-type="float">
            <text:p>47.2430939227</text:p>
          </table:table-cell>
          <table:table-cell office:value-type="float" office:value="114572008" calcext:value-type="float">
            <text:p>114572008</text:p>
          </table:table-cell>
          <table:table-cell office:value-type="float" office:value="53.4561403509" calcext:value-type="float">
            <text:p>53.4561403509</text:p>
          </table:table-cell>
        </table:table-row>
        <table:table-row table:style-name="ro1">
          <table:table-cell office:value-type="float" office:value="107830904" calcext:value-type="float">
            <text:p>107830904</text:p>
          </table:table-cell>
          <table:table-cell office:value-type="float" office:value="46.4836956522" calcext:value-type="float">
            <text:p>46.4836956522</text:p>
          </table:table-cell>
          <table:table-cell office:value-type="float" office:value="108086920" calcext:value-type="float">
            <text:p>108086920</text:p>
          </table:table-cell>
          <table:table-cell office:value-type="float" office:value="38.8767123288" calcext:value-type="float">
            <text:p>38.8767123288</text:p>
          </table:table-cell>
          <table:table-cell office:value-type="float" office:value="114178952" calcext:value-type="float">
            <text:p>114178952</text:p>
          </table:table-cell>
          <table:table-cell office:value-type="float" office:value="52.4450867052" calcext:value-type="float">
            <text:p>52.4450867052</text:p>
          </table:table-cell>
        </table:table-row>
        <table:table-row table:style-name="ro1">
          <table:table-cell office:value-type="float" office:value="115591848" calcext:value-type="float">
            <text:p>115591848</text:p>
          </table:table-cell>
          <table:table-cell office:value-type="float" office:value="50.9053254438" calcext:value-type="float">
            <text:p>50.9053254438</text:p>
          </table:table-cell>
          <table:table-cell office:value-type="float" office:value="106585320" calcext:value-type="float">
            <text:p>106585320</text:p>
          </table:table-cell>
          <table:table-cell office:value-type="float" office:value="15.6732142857" calcext:value-type="float">
            <text:p>15.6732142857</text:p>
          </table:table-cell>
          <table:table-cell office:value-type="float" office:value="112811976" calcext:value-type="float">
            <text:p>112811976</text:p>
          </table:table-cell>
          <table:table-cell office:value-type="float" office:value="53.1705882353" calcext:value-type="float">
            <text:p>53.1705882353</text:p>
          </table:table-cell>
        </table:table-row>
        <table:table-row table:style-name="ro1">
          <table:table-cell office:value-type="float" office:value="111079160" calcext:value-type="float">
            <text:p>111079160</text:p>
          </table:table-cell>
          <table:table-cell office:value-type="float" office:value="49.5895953757" calcext:value-type="float">
            <text:p>49.5895953757</text:p>
          </table:table-cell>
          <table:table-cell office:value-type="float" office:value="107204168" calcext:value-type="float">
            <text:p>107204168</text:p>
          </table:table-cell>
          <table:table-cell office:value-type="float" office:value="15.5203539823" calcext:value-type="float">
            <text:p>15.5203539823</text:p>
          </table:table-cell>
          <table:table-cell office:value-type="float" office:value="110543384" calcext:value-type="float">
            <text:p>110543384</text:p>
          </table:table-cell>
          <table:table-cell office:value-type="float" office:value="56.7901234568" calcext:value-type="float">
            <text:p>56.7901234568</text:p>
          </table:table-cell>
        </table:table-row>
        <table:table-row table:style-name="ro1">
          <table:table-cell office:value-type="float" office:value="104549576" calcext:value-type="float">
            <text:p>104549576</text:p>
          </table:table-cell>
          <table:table-cell office:value-type="float" office:value="50.7117647059" calcext:value-type="float">
            <text:p>50.7117647059</text:p>
          </table:table-cell>
          <table:table-cell office:value-type="float" office:value="111922312" calcext:value-type="float">
            <text:p>111922312</text:p>
          </table:table-cell>
          <table:table-cell office:value-type="float" office:value="16.6549865229" calcext:value-type="float">
            <text:p>16.6549865229</text:p>
          </table:table-cell>
          <table:table-cell office:value-type="float" office:value="111261352" calcext:value-type="float">
            <text:p>111261352</text:p>
          </table:table-cell>
          <table:table-cell office:value-type="float" office:value="61.7959183673" calcext:value-type="float">
            <text:p>61.7959183673</text:p>
          </table:table-cell>
        </table:table-row>
        <table:table-row table:style-name="ro1">
          <table:table-cell office:value-type="float" office:value="110489672" calcext:value-type="float">
            <text:p>110489672</text:p>
          </table:table-cell>
          <table:table-cell office:value-type="float" office:value="37.1502145923" calcext:value-type="float">
            <text:p>37.1502145923</text:p>
          </table:table-cell>
          <table:table-cell office:value-type="float" office:value="109004344" calcext:value-type="float">
            <text:p>109004344</text:p>
          </table:table-cell>
          <table:table-cell office:value-type="float" office:value="15.3745583039" calcext:value-type="float">
            <text:p>15.3745583039</text:p>
          </table:table-cell>
          <table:table-cell office:value-type="float" office:value="106744584" calcext:value-type="float">
            <text:p>106744584</text:p>
          </table:table-cell>
          <table:table-cell office:value-type="float" office:value="51.3898305085" calcext:value-type="float">
            <text:p>51.3898305085</text:p>
          </table:table-cell>
        </table:table-row>
        <table:table-row table:style-name="ro1">
          <table:table-cell office:value-type="float" office:value="104258552" calcext:value-type="float">
            <text:p>104258552</text:p>
          </table:table-cell>
          <table:table-cell office:value-type="float" office:value="53.9625" calcext:value-type="float">
            <text:p>53.9625</text:p>
          </table:table-cell>
          <table:table-cell office:value-type="float" office:value="111135976" calcext:value-type="float">
            <text:p>111135976</text:p>
          </table:table-cell>
          <table:table-cell office:value-type="float" office:value="15.6196428571" calcext:value-type="float">
            <text:p>15.6196428571</text:p>
          </table:table-cell>
          <table:table-cell office:value-type="float" office:value="107693864" calcext:value-type="float">
            <text:p>107693864</text:p>
          </table:table-cell>
          <table:table-cell office:value-type="float" office:value="55.012195122" calcext:value-type="float">
            <text:p>55.012195122</text:p>
          </table:table-cell>
        </table:table-row>
        <table:table-row table:style-name="ro1">
          <table:table-cell office:value-type="float" office:value="107999144" calcext:value-type="float">
            <text:p>107999144</text:p>
          </table:table-cell>
          <table:table-cell office:value-type="float" office:value="45.9197860963" calcext:value-type="float">
            <text:p>45.9197860963</text:p>
          </table:table-cell>
          <table:table-cell office:value-type="float" office:value="108219304" calcext:value-type="float">
            <text:p>108219304</text:p>
          </table:table-cell>
          <table:table-cell office:value-type="float" office:value="16.1620626151" calcext:value-type="float">
            <text:p>16.1620626151</text:p>
          </table:table-cell>
          <table:table-cell office:value-type="float" office:value="105831352" calcext:value-type="float">
            <text:p>105831352</text:p>
          </table:table-cell>
          <table:table-cell office:value-type="float" office:value="57.2929936306" calcext:value-type="float">
            <text:p>57.2929936306</text:p>
          </table:table-cell>
        </table:table-row>
        <table:table-row table:style-name="ro1">
          <table:table-cell office:value-type="float" office:value="118005736" calcext:value-type="float">
            <text:p>118005736</text:p>
          </table:table-cell>
          <table:table-cell office:value-type="float" office:value="48.813559322" calcext:value-type="float">
            <text:p>48.813559322</text:p>
          </table:table-cell>
          <table:table-cell office:value-type="float" office:value="108882712" calcext:value-type="float">
            <text:p>108882712</text:p>
          </table:table-cell>
          <table:table-cell office:value-type="float" office:value="16.2294776119" calcext:value-type="float">
            <text:p>16.2294776119</text:p>
          </table:table-cell>
          <table:table-cell office:value-type="float" office:value="109039336" calcext:value-type="float">
            <text:p>109039336</text:p>
          </table:table-cell>
          <table:table-cell office:value-type="float" office:value="44.7960199005" calcext:value-type="float">
            <text:p>44.7960199005</text:p>
          </table:table-cell>
        </table:table-row>
        <table:table-row table:style-name="ro1">
          <table:table-cell office:value-type="float" office:value="110327336" calcext:value-type="float">
            <text:p>110327336</text:p>
          </table:table-cell>
          <table:table-cell office:value-type="float" office:value="44.5833333333" calcext:value-type="float">
            <text:p>44.5833333333</text:p>
          </table:table-cell>
          <table:table-cell office:value-type="float" office:value="109903128" calcext:value-type="float">
            <text:p>109903128</text:p>
          </table:table-cell>
          <table:table-cell office:value-type="float" office:value="16.861682243" calcext:value-type="float">
            <text:p>16.861682243</text:p>
          </table:table-cell>
          <table:table-cell office:value-type="float" office:value="116930216" calcext:value-type="float">
            <text:p>116930216</text:p>
          </table:table-cell>
          <table:table-cell office:value-type="float" office:value="56.641509434" calcext:value-type="float">
            <text:p>56.641509434</text:p>
          </table:table-cell>
        </table:table-row>
        <table:table-row table:style-name="ro1">
          <table:table-cell office:value-type="float" office:value="115663608" calcext:value-type="float">
            <text:p>115663608</text:p>
          </table:table-cell>
          <table:table-cell office:value-type="float" office:value="14.7310344828" calcext:value-type="float">
            <text:p>14.7310344828</text:p>
          </table:table-cell>
          <table:table-cell office:value-type="float" office:value="110742776" calcext:value-type="float">
            <text:p>110742776</text:p>
          </table:table-cell>
          <table:table-cell office:value-type="float" office:value="16.1862197393" calcext:value-type="float">
            <text:p>16.1862197393</text:p>
          </table:table-cell>
          <table:table-cell office:value-type="float" office:value="116041800" calcext:value-type="float">
            <text:p>116041800</text:p>
          </table:table-cell>
          <table:table-cell office:value-type="float" office:value="43.9113300493" calcext:value-type="float">
            <text:p>43.9113300493</text:p>
          </table:table-cell>
        </table:table-row>
        <table:table-row table:style-name="ro1">
          <table:table-cell office:value-type="float" office:value="113528600" calcext:value-type="float">
            <text:p>113528600</text:p>
          </table:table-cell>
          <table:table-cell office:value-type="float" office:value="15.7197106691" calcext:value-type="float">
            <text:p>15.7197106691</text:p>
          </table:table-cell>
          <table:table-cell office:value-type="float" office:value="106024632" calcext:value-type="float">
            <text:p>106024632</text:p>
          </table:table-cell>
          <table:table-cell office:value-type="float" office:value="16.2026022305" calcext:value-type="float">
            <text:p>16.2026022305</text:p>
          </table:table-cell>
          <table:table-cell office:value-type="float" office:value="116438840" calcext:value-type="float">
            <text:p>116438840</text:p>
          </table:table-cell>
          <table:table-cell office:value-type="float" office:value="59.1315789474" calcext:value-type="float">
            <text:p>59.1315789474</text:p>
          </table:table-cell>
        </table:table-row>
        <table:table-row table:style-name="ro1">
          <table:table-cell office:value-type="float" office:value="113773592" calcext:value-type="float">
            <text:p>113773592</text:p>
          </table:table-cell>
          <table:table-cell office:value-type="float" office:value="14.5404040404" calcext:value-type="float">
            <text:p>14.5404040404</text:p>
          </table:table-cell>
          <table:table-cell office:value-type="float" office:value="108776872" calcext:value-type="float">
            <text:p>108776872</text:p>
          </table:table-cell>
          <table:table-cell office:value-type="float" office:value="16.126394052" calcext:value-type="float">
            <text:p>16.126394052</text:p>
          </table:table-cell>
          <table:table-cell office:value-type="float" office:value="119058600" calcext:value-type="float">
            <text:p>119058600</text:p>
          </table:table-cell>
          <table:table-cell office:value-type="float" office:value="49.043715847" calcext:value-type="float">
            <text:p>49.043715847</text:p>
          </table:table-cell>
        </table:table-row>
        <table:table-row table:style-name="ro1">
          <table:table-cell office:value-type="float" office:value="111583240" calcext:value-type="float">
            <text:p>111583240</text:p>
          </table:table-cell>
          <table:table-cell office:value-type="float" office:value="16.595463138" calcext:value-type="float">
            <text:p>16.595463138</text:p>
          </table:table-cell>
          <table:table-cell office:value-type="float" office:value="106863192" calcext:value-type="float">
            <text:p>106863192</text:p>
          </table:table-cell>
          <table:table-cell office:value-type="float" office:value="16.247706422" calcext:value-type="float">
            <text:p>16.247706422</text:p>
          </table:table-cell>
          <table:table-cell office:value-type="float" office:value="109250856" calcext:value-type="float">
            <text:p>109250856</text:p>
          </table:table-cell>
          <table:table-cell office:value-type="float" office:value="53.5823529412" calcext:value-type="float">
            <text:p>53.5823529412</text:p>
          </table:table-cell>
        </table:table-row>
        <table:table-row table:style-name="ro1">
          <table:table-cell office:value-type="float" office:value="119390136" calcext:value-type="float">
            <text:p>119390136</text:p>
          </table:table-cell>
          <table:table-cell office:value-type="float" office:value="16.4689265537" calcext:value-type="float">
            <text:p>16.4689265537</text:p>
          </table:table-cell>
          <table:table-cell office:value-type="float" office:value="111922312" calcext:value-type="float">
            <text:p>111922312</text:p>
          </table:table-cell>
          <table:table-cell office:value-type="float" office:value="16.2088724584" calcext:value-type="float">
            <text:p>16.2088724584</text:p>
          </table:table-cell>
          <table:table-cell office:value-type="float" office:value="112708680" calcext:value-type="float">
            <text:p>112708680</text:p>
          </table:table-cell>
          <table:table-cell office:value-type="float" office:value="17.0570342205" calcext:value-type="float">
            <text:p>17.0570342205</text:p>
          </table:table-cell>
        </table:table-row>
        <table:table-row table:style-name="ro1">
          <table:table-cell office:value-type="float" office:value="109563240" calcext:value-type="float">
            <text:p>109563240</text:p>
          </table:table-cell>
          <table:table-cell office:value-type="float" office:value="14.4966666667" calcext:value-type="float">
            <text:p>14.4966666667</text:p>
          </table:table-cell>
          <table:table-cell office:value-type="float" office:value="117450904" calcext:value-type="float">
            <text:p>117450904</text:p>
          </table:table-cell>
          <table:table-cell office:value-type="float" office:value="15.897996357" calcext:value-type="float">
            <text:p>15.897996357</text:p>
          </table:table-cell>
          <table:table-cell office:value-type="float" office:value="116247288" calcext:value-type="float">
            <text:p>116247288</text:p>
          </table:table-cell>
          <table:table-cell office:value-type="float" office:value="16.739292365" calcext:value-type="float">
            <text:p>16.739292365</text:p>
          </table:table-cell>
        </table:table-row>
        <table:table-row table:style-name="ro1">
          <table:table-cell office:value-type="float" office:value="109225992" calcext:value-type="float">
            <text:p>109225992</text:p>
          </table:table-cell>
          <table:table-cell office:value-type="float" office:value="15.2847100176" calcext:value-type="float">
            <text:p>15.2847100176</text:p>
          </table:table-cell>
          <table:table-cell office:value-type="float" office:value="118999560" calcext:value-type="float">
            <text:p>118999560</text:p>
          </table:table-cell>
          <table:table-cell office:value-type="float" office:value="16.1302752294" calcext:value-type="float">
            <text:p>16.1302752294</text:p>
          </table:table-cell>
          <table:table-cell office:value-type="float" office:value="106810968" calcext:value-type="float">
            <text:p>106810968</text:p>
          </table:table-cell>
          <table:table-cell office:value-type="float" office:value="15.4547008547" calcext:value-type="float">
            <text:p>15.4547008547</text:p>
          </table:table-cell>
        </table:table-row>
        <table:table-row table:style-name="ro1">
          <table:table-cell office:value-type="float" office:value="105238264" calcext:value-type="float">
            <text:p>105238264</text:p>
          </table:table-cell>
          <table:table-cell office:value-type="float" office:value="14.7653061224" calcext:value-type="float">
            <text:p>14.7653061224</text:p>
          </table:table-cell>
          <table:table-cell office:value-type="float" office:value="114375112" calcext:value-type="float">
            <text:p>114375112</text:p>
          </table:table-cell>
          <table:table-cell office:value-type="float" office:value="15.3872113677" calcext:value-type="float">
            <text:p>15.3872113677</text:p>
          </table:table-cell>
          <table:table-cell office:value-type="float" office:value="114110216" calcext:value-type="float">
            <text:p>114110216</text:p>
          </table:table-cell>
          <table:table-cell office:value-type="float" office:value="15.4603448276" calcext:value-type="float">
            <text:p>15.4603448276</text:p>
          </table:table-cell>
        </table:table-row>
        <table:table-row table:style-name="ro1">
          <table:table-cell office:value-type="float" office:value="118213192" calcext:value-type="float">
            <text:p>118213192</text:p>
          </table:table-cell>
          <table:table-cell office:value-type="float" office:value="15.4476021314" calcext:value-type="float">
            <text:p>15.4476021314</text:p>
          </table:table-cell>
          <table:table-cell office:value-type="float" office:value="114974632" calcext:value-type="float">
            <text:p>114974632</text:p>
          </table:table-cell>
          <table:table-cell office:value-type="float" office:value="15.8483754513" calcext:value-type="float">
            <text:p>15.8483754513</text:p>
          </table:table-cell>
          <table:table-cell office:value-type="float" office:value="103269768" calcext:value-type="float">
            <text:p>103269768</text:p>
          </table:table-cell>
          <table:table-cell office:value-type="float" office:value="16.5875912409" calcext:value-type="float">
            <text:p>16.5875912409</text:p>
          </table:table-cell>
        </table:table-row>
        <table:table-row table:style-name="ro1">
          <table:table-cell office:value-type="float" office:value="112153192" calcext:value-type="float">
            <text:p>112153192</text:p>
          </table:table-cell>
          <table:table-cell office:value-type="float" office:value="15.2834507042" calcext:value-type="float">
            <text:p>15.2834507042</text:p>
          </table:table-cell>
          <table:table-cell office:value-type="float" office:value="107131064" calcext:value-type="float">
            <text:p>107131064</text:p>
          </table:table-cell>
          <table:table-cell office:value-type="float" office:value="15.9505494505" calcext:value-type="float">
            <text:p>15.9505494505</text:p>
          </table:table-cell>
          <table:table-cell office:value-type="float" office:value="110153288" calcext:value-type="float">
            <text:p>110153288</text:p>
          </table:table-cell>
          <table:table-cell office:value-type="float" office:value="17.265654649" calcext:value-type="float">
            <text:p>17.265654649</text:p>
          </table:table-cell>
        </table:table-row>
        <table:table-row table:style-name="ro1">
          <table:table-cell office:value-type="float" office:value="109007224" calcext:value-type="float">
            <text:p>109007224</text:p>
          </table:table-cell>
          <table:table-cell office:value-type="float" office:value="12.1466666667" calcext:value-type="float">
            <text:p>12.1466666667</text:p>
          </table:table-cell>
          <table:table-cell office:value-type="float" office:value="103102008" calcext:value-type="float">
            <text:p>103102008</text:p>
          </table:table-cell>
          <table:table-cell office:value-type="float" office:value="9.41009463722" calcext:value-type="float">
            <text:p>9.4100946372</text:p>
          </table:table-cell>
          <table:table-cell office:value-type="float" office:value="116640488" calcext:value-type="float">
            <text:p>116640488</text:p>
          </table:table-cell>
          <table:table-cell office:value-type="float" office:value="16.7513711152" calcext:value-type="float">
            <text:p>16.7513711152</text:p>
          </table:table-cell>
        </table:table-row>
        <table:table-row table:style-name="ro1">
          <table:table-cell office:value-type="float" office:value="105231352" calcext:value-type="float">
            <text:p>105231352</text:p>
          </table:table-cell>
          <table:table-cell office:value-type="float" office:value="15.7960288809" calcext:value-type="float">
            <text:p>15.7960288809</text:p>
          </table:table-cell>
          <table:table-cell office:value-type="float" office:value="108416296" calcext:value-type="float">
            <text:p>108416296</text:p>
          </table:table-cell>
          <table:table-cell office:value-type="float" office:value="9.33832976445" calcext:value-type="float">
            <text:p>9.3383297645</text:p>
          </table:table-cell>
          <table:table-cell office:value-type="float" office:value="106810968" calcext:value-type="float">
            <text:p>106810968</text:p>
          </table:table-cell>
          <table:table-cell office:value-type="float" office:value="17.4633204633" calcext:value-type="float">
            <text:p>17.4633204633</text:p>
          </table:table-cell>
        </table:table-row>
        <table:table-row table:style-name="ro1">
          <table:table-cell office:value-type="float" office:value="112888536" calcext:value-type="float">
            <text:p>112888536</text:p>
          </table:table-cell>
          <table:table-cell office:value-type="float" office:value="16.9666666667" calcext:value-type="float">
            <text:p>16.9666666667</text:p>
          </table:table-cell>
          <table:table-cell office:value-type="float" office:value="109604424" calcext:value-type="float">
            <text:p>109604424</text:p>
          </table:table-cell>
          <table:table-cell office:value-type="float" office:value="6.87103746398" calcext:value-type="float">
            <text:p>6.871037464</text:p>
          </table:table-cell>
          <table:table-cell office:value-type="float" office:value="104058728" calcext:value-type="float">
            <text:p>104058728</text:p>
          </table:table-cell>
          <table:table-cell office:value-type="float" office:value="18.3125" calcext:value-type="float">
            <text:p>18.3125</text:p>
          </table:table-cell>
        </table:table-row>
        <table:table-row table:style-name="ro1">
          <table:table-cell office:value-type="float" office:value="115067752" calcext:value-type="float">
            <text:p>115067752</text:p>
          </table:table-cell>
          <table:table-cell office:value-type="float" office:value="15.7803571429" calcext:value-type="float">
            <text:p>15.7803571429</text:p>
          </table:table-cell>
          <table:table-cell office:value-type="float" office:value="115462104" calcext:value-type="float">
            <text:p>115462104</text:p>
          </table:table-cell>
          <table:table-cell office:value-type="float" office:value="10.0443636364" calcext:value-type="float">
            <text:p>10.0443636364</text:p>
          </table:table-cell>
          <table:table-cell office:value-type="float" office:value="109825848" calcext:value-type="float">
            <text:p>109825848</text:p>
          </table:table-cell>
          <table:table-cell office:value-type="float" office:value="16.345323741" calcext:value-type="float">
            <text:p>16.345323741</text:p>
          </table:table-cell>
        </table:table-row>
        <table:table-row table:style-name="ro1">
          <table:table-cell office:value-type="float" office:value="117554488" calcext:value-type="float">
            <text:p>117554488</text:p>
          </table:table-cell>
          <table:table-cell office:value-type="float" office:value="16.9357976654" calcext:value-type="float">
            <text:p>16.9357976654</text:p>
          </table:table-cell>
          <table:table-cell office:value-type="float" office:value="109170648" calcext:value-type="float">
            <text:p>109170648</text:p>
          </table:table-cell>
          <table:table-cell office:value-type="float" office:value="9.0149551346" calcext:value-type="float">
            <text:p>9.0149551346</text:p>
          </table:table-cell>
          <table:table-cell office:value-type="float" office:value="118373880" calcext:value-type="float">
            <text:p>118373880</text:p>
          </table:table-cell>
          <table:table-cell office:value-type="float" office:value="13.0563583815" calcext:value-type="float">
            <text:p>13.0563583815</text:p>
          </table:table-cell>
        </table:table-row>
        <table:table-row table:style-name="ro1">
          <table:table-cell office:value-type="float" office:value="113642360" calcext:value-type="float">
            <text:p>113642360</text:p>
          </table:table-cell>
          <table:table-cell office:value-type="float" office:value="16.7899807322" calcext:value-type="float">
            <text:p>16.7899807322</text:p>
          </table:table-cell>
          <table:table-cell office:value-type="float" office:value="109170648" calcext:value-type="float">
            <text:p>109170648</text:p>
          </table:table-cell>
          <table:table-cell office:value-type="float" office:value="9.31737773153" calcext:value-type="float">
            <text:p>9.3173777315</text:p>
          </table:table-cell>
          <table:table-cell office:value-type="float" office:value="108038024" calcext:value-type="float">
            <text:p>108038024</text:p>
          </table:table-cell>
          <table:table-cell office:value-type="float" office:value="14.7557003257" calcext:value-type="float">
            <text:p>14.7557003257</text:p>
          </table:table-cell>
        </table:table-row>
        <table:table-row table:style-name="ro1">
          <table:table-cell office:value-type="float" office:value="109170072" calcext:value-type="float">
            <text:p>109170072</text:p>
          </table:table-cell>
          <table:table-cell office:value-type="float" office:value="16.3427495292" calcext:value-type="float">
            <text:p>16.3427495292</text:p>
          </table:table-cell>
          <table:table-cell office:value-type="float" office:value="107665928" calcext:value-type="float">
            <text:p>107665928</text:p>
          </table:table-cell>
          <table:table-cell office:value-type="float" office:value="9.15282051282" calcext:value-type="float">
            <text:p>9.1528205128</text:p>
          </table:table-cell>
          <table:table-cell office:value-type="float" office:value="115569336" calcext:value-type="float">
            <text:p>115569336</text:p>
          </table:table-cell>
          <table:table-cell office:value-type="float" office:value="18.5087040619" calcext:value-type="float">
            <text:p>18.5087040619</text:p>
          </table:table-cell>
        </table:table-row>
        <table:table-row table:style-name="ro1">
          <table:table-cell office:value-type="float" office:value="107126216" calcext:value-type="float">
            <text:p>107126216</text:p>
          </table:table-cell>
          <table:table-cell office:value-type="float" office:value="15.3928571429" calcext:value-type="float">
            <text:p>15.3928571429</text:p>
          </table:table-cell>
          <table:table-cell office:value-type="float" office:value="111446440" calcext:value-type="float">
            <text:p>111446440</text:p>
          </table:table-cell>
          <table:table-cell office:value-type="float" office:value="9.22107438017" calcext:value-type="float">
            <text:p>9.2210743802</text:p>
          </table:table-cell>
          <table:table-cell office:value-type="float" office:value="106417800" calcext:value-type="float">
            <text:p>106417800</text:p>
          </table:table-cell>
          <table:table-cell office:value-type="float" office:value="16.2082585278" calcext:value-type="float">
            <text:p>16.2082585278</text:p>
          </table:table-cell>
        </table:table-row>
        <table:table-row table:style-name="ro1">
          <table:table-cell office:value-type="float" office:value="117294632" calcext:value-type="float">
            <text:p>117294632</text:p>
          </table:table-cell>
          <table:table-cell office:value-type="float" office:value="9.03293413174" calcext:value-type="float">
            <text:p>9.0329341317</text:p>
          </table:table-cell>
          <table:table-cell office:value-type="float" office:value="110743496" calcext:value-type="float">
            <text:p>110743496</text:p>
          </table:table-cell>
          <table:table-cell office:value-type="float" office:value="9.44659206511" calcext:value-type="float">
            <text:p>9.4465920651</text:p>
          </table:table-cell>
          <table:table-cell office:value-type="float" office:value="115046632" calcext:value-type="float">
            <text:p>115046632</text:p>
          </table:table-cell>
          <table:table-cell office:value-type="float" office:value="14.7427652733" calcext:value-type="float">
            <text:p>14.7427652733</text:p>
          </table:table-cell>
        </table:table-row>
        <table:table-row table:style-name="ro1">
          <table:table-cell office:value-type="float" office:value="108450040" calcext:value-type="float">
            <text:p>108450040</text:p>
          </table:table-cell>
          <table:table-cell office:value-type="float" office:value="9.1878914405" calcext:value-type="float">
            <text:p>9.1878914405</text:p>
          </table:table-cell>
          <table:table-cell office:value-type="float" office:value="113749688" calcext:value-type="float">
            <text:p>113749688</text:p>
          </table:table-cell>
          <table:table-cell office:value-type="float" office:value="8.91543756146" calcext:value-type="float">
            <text:p>8.9154375615</text:p>
          </table:table-cell>
          <table:table-cell office:value-type="float" office:value="108960760" calcext:value-type="float">
            <text:p>108960760</text:p>
          </table:table-cell>
          <table:table-cell office:value-type="float" office:value="13.9291217257" calcext:value-type="float">
            <text:p>13.9291217257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9.5902173913" calcext:value-type="float">
            <text:p>9.5902173913</text:p>
          </table:table-cell>
          <table:table-cell office:value-type="float" office:value="112900584" calcext:value-type="float">
            <text:p>112900584</text:p>
          </table:table-cell>
          <table:table-cell office:value-type="float" office:value="8.90749756573" calcext:value-type="float">
            <text:p>8.9074975657</text:p>
          </table:table-cell>
          <table:table-cell office:value-type="float" office:value="116757080" calcext:value-type="float">
            <text:p>116757080</text:p>
          </table:table-cell>
          <table:table-cell office:value-type="float" office:value="14.2480376766" calcext:value-type="float">
            <text:p>14.2480376766</text:p>
          </table:table-cell>
        </table:table-row>
        <table:table-row table:style-name="ro1">
          <table:table-cell office:value-type="float" office:value="113889224" calcext:value-type="float">
            <text:p>113889224</text:p>
          </table:table-cell>
          <table:table-cell office:value-type="float" office:value="9.31617647059" calcext:value-type="float">
            <text:p>9.3161764706</text:p>
          </table:table-cell>
          <table:table-cell office:value-type="float" office:value="110768216" calcext:value-type="float">
            <text:p>110768216</text:p>
          </table:table-cell>
          <table:table-cell office:value-type="float" office:value="9.32474226804" calcext:value-type="float">
            <text:p>9.324742268</text:p>
          </table:table-cell>
          <table:table-cell office:value-type="float" office:value="106863480" calcext:value-type="float">
            <text:p>106863480</text:p>
          </table:table-cell>
          <table:table-cell office:value-type="float" office:value="15.0986622074" calcext:value-type="float">
            <text:p>15.0986622074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8.58858267717" calcext:value-type="float">
            <text:p>8.5885826772</text:p>
          </table:table-cell>
          <table:table-cell office:value-type="float" office:value="108284776" calcext:value-type="float">
            <text:p>108284776</text:p>
          </table:table-cell>
          <table:table-cell office:value-type="float" office:value="9.39814814815" calcext:value-type="float">
            <text:p>9.3981481482</text:p>
          </table:table-cell>
          <table:table-cell office:value-type="float" office:value="112708680" calcext:value-type="float">
            <text:p>112708680</text:p>
          </table:table-cell>
          <table:table-cell office:value-type="float" office:value="15.3548387097" calcext:value-type="float">
            <text:p>15.3548387097</text:p>
          </table:table-cell>
        </table:table-row>
        <table:table-row table:style-name="ro1">
          <table:table-cell office:value-type="float" office:value="112614216" calcext:value-type="float">
            <text:p>112614216</text:p>
          </table:table-cell>
          <table:table-cell office:value-type="float" office:value="8.93320235756" calcext:value-type="float">
            <text:p>8.9332023576</text:p>
          </table:table-cell>
          <table:table-cell office:value-type="float" office:value="103494600" calcext:value-type="float">
            <text:p>103494600</text:p>
          </table:table-cell>
          <table:table-cell office:value-type="float" office:value="9.20745697897" calcext:value-type="float">
            <text:p>9.207456979</text:p>
          </table:table-cell>
          <table:table-cell office:value-type="float" office:value="116754920" calcext:value-type="float">
            <text:p>116754920</text:p>
          </table:table-cell>
          <table:table-cell office:value-type="float" office:value="9.18803418803" calcext:value-type="float">
            <text:p>9.188034188</text:p>
          </table:table-cell>
        </table:table-row>
        <table:table-row table:style-name="ro1">
          <table:table-cell office:value-type="float" office:value="119030328" calcext:value-type="float">
            <text:p>119030328</text:p>
          </table:table-cell>
          <table:table-cell office:value-type="float" office:value="9.36520854527" calcext:value-type="float">
            <text:p>9.3652085453</text:p>
          </table:table-cell>
          <table:table-cell office:value-type="float" office:value="112815528" calcext:value-type="float">
            <text:p>112815528</text:p>
          </table:table-cell>
          <table:table-cell office:value-type="float" office:value="9.59898477157" calcext:value-type="float">
            <text:p>9.5989847716</text:p>
          </table:table-cell>
          <table:table-cell office:value-type="float" office:value="106379928" calcext:value-type="float">
            <text:p>106379928</text:p>
          </table:table-cell>
          <table:table-cell office:value-type="float" office:value="9.7902892562" calcext:value-type="float">
            <text:p>9.7902892562</text:p>
          </table:table-cell>
        </table:table-row>
        <table:table-row table:style-name="ro1">
          <table:table-cell office:value-type="float" office:value="113976344" calcext:value-type="float">
            <text:p>113976344</text:p>
          </table:table-cell>
          <table:table-cell office:value-type="float" office:value="9.64152892562" calcext:value-type="float">
            <text:p>9.6415289256</text:p>
          </table:table-cell>
          <table:table-cell office:value-type="float" office:value="103664376" calcext:value-type="float">
            <text:p>103664376</text:p>
          </table:table-cell>
          <table:table-cell office:value-type="float" office:value="8.92019230769" calcext:value-type="float">
            <text:p>8.9201923077</text:p>
          </table:table-cell>
          <table:table-cell office:value-type="float" office:value="113889224" calcext:value-type="float">
            <text:p>113889224</text:p>
          </table:table-cell>
          <table:table-cell office:value-type="float" office:value="9.6604747162" calcext:value-type="float">
            <text:p>9.6604747162</text:p>
          </table:table-cell>
        </table:table-row>
        <table:table-row table:style-name="ro1">
          <table:table-cell office:value-type="float" office:value="109982040" calcext:value-type="float">
            <text:p>109982040</text:p>
          </table:table-cell>
          <table:table-cell office:value-type="float" office:value="9.09136546185" calcext:value-type="float">
            <text:p>9.0913654619</text:p>
          </table:table-cell>
          <table:table-cell office:value-type="float" office:value="113547464" calcext:value-type="float">
            <text:p>113547464</text:p>
          </table:table-cell>
          <table:table-cell office:value-type="float" office:value="9.71732522796" calcext:value-type="float">
            <text:p>9.717325228</text:p>
          </table:table-cell>
          <table:table-cell office:value-type="float" office:value="110743496" calcext:value-type="float">
            <text:p>110743496</text:p>
          </table:table-cell>
          <table:table-cell office:value-type="float" office:value="9.85772357724" calcext:value-type="float">
            <text:p>9.8577235772</text:p>
          </table:table-cell>
        </table:table-row>
        <table:table-row table:style-name="ro1">
          <table:table-cell office:value-type="float" office:value="113926952" calcext:value-type="float">
            <text:p>113926952</text:p>
          </table:table-cell>
          <table:table-cell office:value-type="float" office:value="8.99394550959" calcext:value-type="float">
            <text:p>8.9939455096</text:p>
          </table:table-cell>
          <table:table-cell office:value-type="float" office:value="110625896" calcext:value-type="float">
            <text:p>110625896</text:p>
          </table:table-cell>
          <table:table-cell office:value-type="float" office:value="9.19124643197" calcext:value-type="float">
            <text:p>9.191246432</text:p>
          </table:table-cell>
          <table:table-cell office:value-type="float" office:value="118607832" calcext:value-type="float">
            <text:p>118607832</text:p>
          </table:table-cell>
          <table:table-cell office:value-type="float" office:value="9.44532019704" calcext:value-type="float">
            <text:p>9.445320197</text:p>
          </table:table-cell>
        </table:table-row>
        <table:table-row table:style-name="ro1">
          <table:table-cell office:value-type="float" office:value="112763832" calcext:value-type="float">
            <text:p>112763832</text:p>
          </table:table-cell>
          <table:table-cell office:value-type="float" office:value="8.94217347956" calcext:value-type="float">
            <text:p>8.9421734796</text:p>
          </table:table-cell>
          <table:table-cell office:value-type="float" office:value="103504632" calcext:value-type="float">
            <text:p>103504632</text:p>
          </table:table-cell>
          <table:table-cell office:value-type="float" office:value="8.94151486098" calcext:value-type="float">
            <text:p>8.941514861</text:p>
          </table:table-cell>
          <table:table-cell office:value-type="float" office:value="110482664" calcext:value-type="float">
            <text:p>110482664</text:p>
          </table:table-cell>
          <table:table-cell office:value-type="float" office:value="9.36702649657" calcext:value-type="float">
            <text:p>9.3670264966</text:p>
          </table:table-cell>
        </table:table-row>
        <table:table-row table:style-name="ro1">
          <table:table-cell office:value-type="float" office:value="115462104" calcext:value-type="float">
            <text:p>115462104</text:p>
          </table:table-cell>
          <table:table-cell office:value-type="float" office:value="9.52676659529" calcext:value-type="float">
            <text:p>9.5267665953</text:p>
          </table:table-cell>
          <table:table-cell office:value-type="float" office:value="115635624" calcext:value-type="float">
            <text:p>115635624</text:p>
          </table:table-cell>
          <table:table-cell office:value-type="float" office:value="9.13523809524" calcext:value-type="float">
            <text:p>9.1352380952</text:p>
          </table:table-cell>
          <table:table-cell office:value-type="float" office:value="104149784" calcext:value-type="float">
            <text:p>104149784</text:p>
          </table:table-cell>
          <table:table-cell office:value-type="float" office:value="9.59737638749" calcext:value-type="float">
            <text:p>9.5973763875</text:p>
          </table:table-cell>
        </table:table-row>
        <table:table-row table:style-name="ro1">
          <table:table-cell office:value-type="float" office:value="114554008" calcext:value-type="float">
            <text:p>114554008</text:p>
          </table:table-cell>
          <table:table-cell office:value-type="float" office:value="9.20620620621" calcext:value-type="float">
            <text:p>9.2062062062</text:p>
          </table:table-cell>
          <table:table-cell office:value-type="float" office:value="108147832" calcext:value-type="float">
            <text:p>108147832</text:p>
          </table:table-cell>
          <table:table-cell office:value-type="float" office:value="8.95606494747" calcext:value-type="float">
            <text:p>8.9560649475</text:p>
          </table:table-cell>
          <table:table-cell office:value-type="float" office:value="117034952" calcext:value-type="float">
            <text:p>117034952</text:p>
          </table:table-cell>
          <table:table-cell office:value-type="float" office:value="9.96620908131" calcext:value-type="float">
            <text:p>9.9662090813</text:p>
          </table:table-cell>
        </table:table-row>
        <table:table-row table:style-name="ro1">
          <table:table-cell office:value-type="float" office:value="115374984" calcext:value-type="float">
            <text:p>115374984</text:p>
          </table:table-cell>
          <table:table-cell office:value-type="float" office:value="9.56230366492" calcext:value-type="float">
            <text:p>9.5623036649</text:p>
          </table:table-cell>
          <table:table-cell office:value-type="float" office:value="105165736" calcext:value-type="float">
            <text:p>105165736</text:p>
          </table:table-cell>
          <table:table-cell office:value-type="float" office:value="9.09564393939" calcext:value-type="float">
            <text:p>9.0956439394</text:p>
          </table:table-cell>
          <table:table-cell office:value-type="float" office:value="109170648" calcext:value-type="float">
            <text:p>109170648</text:p>
          </table:table-cell>
          <table:table-cell office:value-type="float" office:value="9.65407554672" calcext:value-type="float">
            <text:p>9.6540755467</text:p>
          </table:table-cell>
        </table:table-row>
        <table:table-row table:style-name="ro1">
          <table:table-cell office:value-type="float" office:value="107597768" calcext:value-type="float">
            <text:p>107597768</text:p>
          </table:table-cell>
          <table:table-cell office:value-type="float" office:value="9.93089005236" calcext:value-type="float">
            <text:p>9.9308900524</text:p>
          </table:table-cell>
          <table:table-cell office:value-type="float" office:value="103166904" calcext:value-type="float">
            <text:p>103166904</text:p>
          </table:table-cell>
          <table:table-cell office:value-type="float" office:value="1.52275095519" calcext:value-type="float">
            <text:p>1.5227509552</text:p>
          </table:table-cell>
          <table:table-cell office:value-type="float" office:value="109957176" calcext:value-type="float">
            <text:p>109957176</text:p>
          </table:table-cell>
          <table:table-cell office:value-type="float" office:value="10.2913385827" calcext:value-type="float">
            <text:p>10.2913385827</text:p>
          </table:table-cell>
        </table:table-row>
        <table:table-row table:style-name="ro1">
          <table:table-cell office:value-type="float" office:value="116528120" calcext:value-type="float">
            <text:p>116528120</text:p>
          </table:table-cell>
          <table:table-cell office:value-type="float" office:value="9.60386965377" calcext:value-type="float">
            <text:p>9.6038696538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4964963254" calcext:value-type="float">
            <text:p>1.5496496325</text:p>
          </table:table-cell>
          <table:table-cell office:value-type="float" office:value="113889224" calcext:value-type="float">
            <text:p>113889224</text:p>
          </table:table-cell>
          <table:table-cell office:value-type="float" office:value="9.02677746999" calcext:value-type="float">
            <text:p>9.02677747</text:p>
          </table:table-cell>
        </table:table-row>
        <table:table-row table:style-name="ro1">
          <table:table-cell office:value-type="float" office:value="110743496" calcext:value-type="float">
            <text:p>110743496</text:p>
          </table:table-cell>
          <table:table-cell office:value-type="float" office:value="9.06906614786" calcext:value-type="float">
            <text:p>9.0690661479</text:p>
          </table:table-cell>
          <table:table-cell office:value-type="float" office:value="114958984" calcext:value-type="float">
            <text:p>114958984</text:p>
          </table:table-cell>
          <table:table-cell office:value-type="float" office:value="1.53338106318" calcext:value-type="float">
            <text:p>1.5333810632</text:p>
          </table:table-cell>
          <table:table-cell office:value-type="float" office:value="117034952" calcext:value-type="float">
            <text:p>117034952</text:p>
          </table:table-cell>
          <table:table-cell office:value-type="float" office:value="9.76817288802" calcext:value-type="float">
            <text:p>9.768172888</text:p>
          </table:table-cell>
        </table:table-row>
        <table:table-row table:style-name="ro1">
          <table:table-cell office:value-type="float" office:value="106888392" calcext:value-type="float">
            <text:p>106888392</text:p>
          </table:table-cell>
          <table:table-cell office:value-type="float" office:value="7.79095163807" calcext:value-type="float">
            <text:p>7.7909516381</text:p>
          </table:table-cell>
          <table:table-cell office:value-type="float" office:value="111457336" calcext:value-type="float">
            <text:p>111457336</text:p>
          </table:table-cell>
          <table:table-cell office:value-type="float" office:value="1.54226988382" calcext:value-type="float">
            <text:p>1.5422698838</text:p>
          </table:table-cell>
          <table:table-cell office:value-type="float" office:value="103519704" calcext:value-type="float">
            <text:p>103519704</text:p>
          </table:table-cell>
          <table:table-cell office:value-type="float" office:value="9.62021589794" calcext:value-type="float">
            <text:p>9.6202158979</text:p>
          </table:table-cell>
        </table:table-row>
        <table:table-row table:style-name="ro1">
          <table:table-cell office:value-type="float" office:value="117681160" calcext:value-type="float">
            <text:p>117681160</text:p>
          </table:table-cell>
          <table:table-cell office:value-type="float" office:value="8.54166666667" calcext:value-type="float">
            <text:p>8.5416666667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2254971591" calcext:value-type="float">
            <text:p>1.5225497159</text:p>
          </table:table-cell>
          <table:table-cell office:value-type="float" office:value="109022056" calcext:value-type="float">
            <text:p>109022056</text:p>
          </table:table-cell>
          <table:table-cell office:value-type="float" office:value="9.62746942615" calcext:value-type="float">
            <text:p>9.6274694262</text:p>
          </table:table-cell>
        </table:table-row>
        <table:table-row table:style-name="ro1">
          <table:table-cell office:value-type="float" office:value="116123784" calcext:value-type="float">
            <text:p>116123784</text:p>
          </table:table-cell>
          <table:table-cell office:value-type="float" office:value="8.94942748092" calcext:value-type="float">
            <text:p>8.9494274809</text:p>
          </table:table-cell>
          <table:table-cell office:value-type="float" office:value="103149384" calcext:value-type="float">
            <text:p>103149384</text:p>
          </table:table-cell>
          <table:table-cell office:value-type="float" office:value="1.56134363212" calcext:value-type="float">
            <text:p>1.5613436321</text:p>
          </table:table-cell>
          <table:table-cell office:value-type="float" office:value="110743496" calcext:value-type="float">
            <text:p>110743496</text:p>
          </table:table-cell>
          <table:table-cell office:value-type="float" office:value="10.2650840752" calcext:value-type="float">
            <text:p>10.2650840752</text:p>
          </table:table-cell>
        </table:table-row>
        <table:table-row table:style-name="ro1">
          <table:table-cell office:value-type="float" office:value="107714696" calcext:value-type="float">
            <text:p>107714696</text:p>
          </table:table-cell>
          <table:table-cell office:value-type="float" office:value="9.82617382617" calcext:value-type="float">
            <text:p>9.8261738262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2.01013049451" calcext:value-type="float">
            <text:p>2.0101304945</text:p>
          </table:table-cell>
          <table:table-cell office:value-type="float" office:value="109170648" calcext:value-type="float">
            <text:p>109170648</text:p>
          </table:table-cell>
          <table:table-cell office:value-type="float" office:value="9.20753205128" calcext:value-type="float">
            <text:p>9.2075320513</text:p>
          </table:table-cell>
        </table:table-row>
        <table:table-row table:style-name="ro1">
          <table:table-cell office:value-type="float" office:value="119319000" calcext:value-type="float">
            <text:p>119319000</text:p>
          </table:table-cell>
          <table:table-cell office:value-type="float" office:value="1.60895255148" calcext:value-type="float">
            <text:p>1.6089525515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5736562707" calcext:value-type="float">
            <text:p>1.4573656271</text:p>
          </table:table-cell>
          <table:table-cell office:value-type="float" office:value="117034952" calcext:value-type="float">
            <text:p>117034952</text:p>
          </table:table-cell>
          <table:table-cell office:value-type="float" office:value="10.5944333996" calcext:value-type="float">
            <text:p>10.5944333996</text:p>
          </table:table-cell>
        </table:table-row>
        <table:table-row table:style-name="ro1">
          <table:table-cell office:value-type="float" office:value="103860696" calcext:value-type="float">
            <text:p>103860696</text:p>
          </table:table-cell>
          <table:table-cell office:value-type="float" office:value="1.63269754768" calcext:value-type="float">
            <text:p>1.6326975477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6475108587" calcext:value-type="float">
            <text:p>1.4647510859</text:p>
          </table:table-cell>
          <table:table-cell office:value-type="float" office:value="114566872" calcext:value-type="float">
            <text:p>114566872</text:p>
          </table:table-cell>
          <table:table-cell office:value-type="float" office:value="9.35299219428" calcext:value-type="float">
            <text:p>9.3529921943</text:p>
          </table:table-cell>
        </table:table-row>
        <table:table-row table:style-name="ro1">
          <table:table-cell office:value-type="float" office:value="104068616" calcext:value-type="float">
            <text:p>104068616</text:p>
          </table:table-cell>
          <table:table-cell office:value-type="float" office:value="1.59571810883" calcext:value-type="float">
            <text:p>1.5957181088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0547382826" calcext:value-type="float">
            <text:p>1.5054738283</text:p>
          </table:table-cell>
          <table:table-cell office:value-type="float" office:value="117034952" calcext:value-type="float">
            <text:p>117034952</text:p>
          </table:table-cell>
          <table:table-cell office:value-type="float" office:value="10.8779527559" calcext:value-type="float">
            <text:p>10.8779527559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8256880734" calcext:value-type="float">
            <text:p>1.5825688073</text:p>
          </table:table-cell>
          <table:table-cell office:value-type="float" office:value="104034488" calcext:value-type="float">
            <text:p>104034488</text:p>
          </table:table-cell>
          <table:table-cell office:value-type="float" office:value="1.52182229178" calcext:value-type="float">
            <text:p>1.5218222918</text:p>
          </table:table-cell>
          <table:table-cell office:value-type="float" office:value="117034952" calcext:value-type="float">
            <text:p>117034952</text:p>
          </table:table-cell>
          <table:table-cell office:value-type="float" office:value="10.718879668" calcext:value-type="float">
            <text:p>10.718879668</text:p>
          </table:table-cell>
        </table:table-row>
        <table:table-row table:style-name="ro1">
          <table:table-cell office:value-type="float" office:value="112635912" calcext:value-type="float">
            <text:p>112635912</text:p>
          </table:table-cell>
          <table:table-cell office:value-type="float" office:value="1.61071428571" calcext:value-type="float">
            <text:p>1.6107142857</text:p>
          </table:table-cell>
          <table:table-cell office:value-type="float" office:value="105392200" calcext:value-type="float">
            <text:p>105392200</text:p>
          </table:table-cell>
          <table:table-cell office:value-type="float" office:value="1.52965733171" calcext:value-type="float">
            <text:p>1.5296573317</text:p>
          </table:table-cell>
          <table:table-cell office:value-type="float" office:value="116219736" calcext:value-type="float">
            <text:p>116219736</text:p>
          </table:table-cell>
          <table:table-cell office:value-type="float" office:value="10.293768546" calcext:value-type="float">
            <text:p>10.293768546</text:p>
          </table:table-cell>
        </table:table-row>
        <table:table-row table:style-name="ro1">
          <table:table-cell office:value-type="float" office:value="115814952" calcext:value-type="float">
            <text:p>115814952</text:p>
          </table:table-cell>
          <table:table-cell office:value-type="float" office:value="1.61725067385" calcext:value-type="float">
            <text:p>1.6172506739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4330991668" calcext:value-type="float">
            <text:p>1.4330991668</text:p>
          </table:table-cell>
          <table:table-cell office:value-type="float" office:value="107406296" calcext:value-type="float">
            <text:p>107406296</text:p>
          </table:table-cell>
          <table:table-cell office:value-type="float" office:value="10.0154968095" calcext:value-type="float">
            <text:p>10.0154968095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66613616269" calcext:value-type="float">
            <text:p>1.6661361627</text:p>
          </table:table-cell>
          <table:table-cell office:value-type="float" office:value="107223608" calcext:value-type="float">
            <text:p>107223608</text:p>
          </table:table-cell>
          <table:table-cell office:value-type="float" office:value="1.25435690624" calcext:value-type="float">
            <text:p>1.2543569062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14884610132" calcext:value-type="float">
            <text:p>1.1488461013</text:p>
          </table:table-cell>
        </table:table-row>
        <table:table-row table:style-name="ro1">
          <table:table-cell office:value-type="float" office:value="103071096" calcext:value-type="float">
            <text:p>103071096</text:p>
          </table:table-cell>
          <table:table-cell office:value-type="float" office:value="1.54534646739" calcext:value-type="float">
            <text:p>1.5453464674</text:p>
          </table:table-cell>
          <table:table-cell office:value-type="float" office:value="115087096" calcext:value-type="float">
            <text:p>115087096</text:p>
          </table:table-cell>
          <table:table-cell office:value-type="float" office:value="1.51224832215" calcext:value-type="float">
            <text:p>1.5122483222</text:p>
          </table:table-cell>
          <table:table-cell office:value-type="float" office:value="106783416" calcext:value-type="float">
            <text:p>106783416</text:p>
          </table:table-cell>
          <table:table-cell office:value-type="float" office:value="1.49517328691" calcext:value-type="float">
            <text:p>1.4951732869</text:p>
          </table:table-cell>
        </table:table-row>
        <table:table-row table:style-name="ro1">
          <table:table-cell office:value-type="float" office:value="103348968" calcext:value-type="float">
            <text:p>103348968</text:p>
          </table:table-cell>
          <table:table-cell office:value-type="float" office:value="1.48830904778" calcext:value-type="float">
            <text:p>1.4883090478</text:p>
          </table:table-cell>
          <table:table-cell office:value-type="float" office:value="114895096" calcext:value-type="float">
            <text:p>114895096</text:p>
          </table:table-cell>
          <table:table-cell office:value-type="float" office:value="1.53717754173" calcext:value-type="float">
            <text:p>1.5371775417</text:p>
          </table:table-cell>
          <table:table-cell office:value-type="float" office:value="104138696" calcext:value-type="float">
            <text:p>104138696</text:p>
          </table:table-cell>
          <table:table-cell office:value-type="float" office:value="1.55082284608" calcext:value-type="float">
            <text:p>1.5508228461</text:p>
          </table:table-cell>
        </table:table-row>
        <table:table-row table:style-name="ro1">
          <table:table-cell office:value-type="float" office:value="117468424" calcext:value-type="float">
            <text:p>117468424</text:p>
          </table:table-cell>
          <table:table-cell office:value-type="float" office:value="1.63403058534" calcext:value-type="float">
            <text:p>1.6340305853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42090078538" calcext:value-type="float">
            <text:p>1.4209007854</text:p>
          </table:table-cell>
          <table:table-cell office:value-type="float" office:value="117335080" calcext:value-type="float">
            <text:p>117335080</text:p>
          </table:table-cell>
          <table:table-cell office:value-type="float" office:value="1.47054190296" calcext:value-type="float">
            <text:p>1.470541903</text:p>
          </table:table-cell>
        </table:table-row>
        <table:table-row table:style-name="ro1">
          <table:table-cell office:value-type="float" office:value="116105160" calcext:value-type="float">
            <text:p>116105160</text:p>
          </table:table-cell>
          <table:table-cell office:value-type="float" office:value="1.67175161522" calcext:value-type="float">
            <text:p>1.6717516152</text:p>
          </table:table-cell>
          <table:table-cell office:value-type="float" office:value="109937448" calcext:value-type="float">
            <text:p>109937448</text:p>
          </table:table-cell>
          <table:table-cell office:value-type="float" office:value="1.49409182984" calcext:value-type="float">
            <text:p>1.4940918298</text:p>
          </table:table-cell>
          <table:table-cell office:value-type="float" office:value="108445288" calcext:value-type="float">
            <text:p>108445288</text:p>
          </table:table-cell>
          <table:table-cell office:value-type="float" office:value="1.38982797307" calcext:value-type="float">
            <text:p>1.3898279731</text:p>
          </table:table-cell>
        </table:table-row>
        <table:table-row table:style-name="ro1">
          <table:table-cell office:value-type="float" office:value="118591080" calcext:value-type="float">
            <text:p>118591080</text:p>
          </table:table-cell>
          <table:table-cell office:value-type="float" office:value="1.46876529114" calcext:value-type="float">
            <text:p>1.4687652911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5809671313" calcext:value-type="float">
            <text:p>1.5809671313</text:p>
          </table:table-cell>
          <table:table-cell office:value-type="float" office:value="104027192" calcext:value-type="float">
            <text:p>104027192</text:p>
          </table:table-cell>
          <table:table-cell office:value-type="float" office:value="1.60706655711" calcext:value-type="float">
            <text:p>1.6070665571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59117082534" calcext:value-type="float">
            <text:p>1.5911708253</text:p>
          </table:table-cell>
          <table:table-cell office:value-type="float" office:value="108810952" calcext:value-type="float">
            <text:p>108810952</text:p>
          </table:table-cell>
          <table:table-cell office:value-type="float" office:value="1.45373085696" calcext:value-type="float">
            <text:p>1.453730857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381245196" calcext:value-type="float">
            <text:p>1.438124519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57117917791" calcext:value-type="float">
            <text:p>1.5711791779</text:p>
          </table:table-cell>
          <table:table-cell office:value-type="float" office:value="105461464" calcext:value-type="float">
            <text:p>105461464</text:p>
          </table:table-cell>
          <table:table-cell office:value-type="float" office:value="1.41367467999" calcext:value-type="float">
            <text:p>1.41367468</text:p>
          </table:table-cell>
          <table:table-cell office:value-type="float" office:value="104829848" calcext:value-type="float">
            <text:p>104829848</text:p>
          </table:table-cell>
          <table:table-cell office:value-type="float" office:value="1.38184708773" calcext:value-type="float">
            <text:p>1.3818470877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2076730609" calcext:value-type="float">
            <text:p>1.5207673061</text:p>
          </table:table-cell>
          <table:table-cell office:value-type="float" office:value="103122984" calcext:value-type="float">
            <text:p>103122984</text:p>
          </table:table-cell>
          <table:table-cell office:value-type="float" office:value="1.56097981715" calcext:value-type="float">
            <text:p>1.5609798172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64047252183" calcext:value-type="float">
            <text:p>1.6404725218</text:p>
          </table:table-cell>
        </table:table-row>
        <table:table-row table:style-name="ro1">
          <table:table-cell office:value-type="float" office:value="108663688" calcext:value-type="float">
            <text:p>108663688</text:p>
          </table:table-cell>
          <table:table-cell office:value-type="float" office:value="1.50662956294" calcext:value-type="float">
            <text:p>1.5066295629</text:p>
          </table:table-cell>
          <table:table-cell office:value-type="float" office:value="117035240" calcext:value-type="float">
            <text:p>117035240</text:p>
          </table:table-cell>
          <table:table-cell office:value-type="float" office:value="1.53313151699" calcext:value-type="float">
            <text:p>1.533131517</text:p>
          </table:table-cell>
          <table:table-cell office:value-type="float" office:value="108057832" calcext:value-type="float">
            <text:p>108057832</text:p>
          </table:table-cell>
          <table:table-cell office:value-type="float" office:value="1.50533807829" calcext:value-type="float">
            <text:p>1.5053380783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4180491042" calcext:value-type="float">
            <text:p>1.5418049104</text:p>
          </table:table-cell>
          <table:table-cell office:value-type="float" office:value="103604232" calcext:value-type="float">
            <text:p>103604232</text:p>
          </table:table-cell>
          <table:table-cell office:value-type="float" office:value="1.4324975892" calcext:value-type="float">
            <text:p>1.4324975892</text:p>
          </table:table-cell>
          <table:table-cell office:value-type="float" office:value="104881448" calcext:value-type="float">
            <text:p>104881448</text:p>
          </table:table-cell>
          <table:table-cell office:value-type="float" office:value="1.4519081601" calcext:value-type="float">
            <text:p>1.4519081601</text:p>
          </table:table-cell>
        </table:table-row>
        <table:table-row table:style-name="ro1">
          <table:table-cell office:value-type="float" office:value="104841032" calcext:value-type="float">
            <text:p>104841032</text:p>
          </table:table-cell>
          <table:table-cell office:value-type="float" office:value="1.64454561373" calcext:value-type="float">
            <text:p>1.6445456137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9923560387" calcext:value-type="float">
            <text:p>1.4992356039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35798419562" calcext:value-type="float">
            <text:p>1.3579841956</text:p>
          </table:table-cell>
        </table:table-row>
        <table:table-row table:style-name="ro1">
          <table:table-cell office:value-type="float" office:value="104732216" calcext:value-type="float">
            <text:p>104732216</text:p>
          </table:table-cell>
          <table:table-cell office:value-type="float" office:value="1.56023688663" calcext:value-type="float">
            <text:p>1.5602368866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2298178171" calcext:value-type="float">
            <text:p>1.5229817817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54901642009" calcext:value-type="float">
            <text:p>1.5490164201</text:p>
          </table:table-cell>
        </table:table-row>
        <table:table-row table:style-name="ro1">
          <table:table-cell office:value-type="float" office:value="103345896" calcext:value-type="float">
            <text:p>103345896</text:p>
          </table:table-cell>
          <table:table-cell office:value-type="float" office:value="1.57891097666" calcext:value-type="float">
            <text:p>1.5789109767</text:p>
          </table:table-cell>
          <table:table-cell office:value-type="float" office:value="114989368" calcext:value-type="float">
            <text:p>114989368</text:p>
          </table:table-cell>
          <table:table-cell office:value-type="float" office:value="1.51601483479" calcext:value-type="float">
            <text:p>1.5160148348</text:p>
          </table:table-cell>
          <table:table-cell office:value-type="float" office:value="103316952" calcext:value-type="float">
            <text:p>103316952</text:p>
          </table:table-cell>
          <table:table-cell office:value-type="float" office:value="1.49112616973" calcext:value-type="float">
            <text:p>1.4911261697</text:p>
          </table:table-cell>
        </table:table-row>
        <table:table-row table:style-name="ro1">
          <table:table-cell office:value-type="float" office:value="103427016" calcext:value-type="float">
            <text:p>103427016</text:p>
          </table:table-cell>
          <table:table-cell office:value-type="float" office:value="1.69265475546" calcext:value-type="float">
            <text:p>1.6926547555</text:p>
          </table:table-cell>
          <table:table-cell office:value-type="float" office:value="110467640" calcext:value-type="float">
            <text:p>110467640</text:p>
          </table:table-cell>
          <table:table-cell office:value-type="float" office:value="1.40757309474" calcext:value-type="float">
            <text:p>1.4075730947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6743533811" calcext:value-type="float">
            <text:p>1.4674353381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63305128648" calcext:value-type="float">
            <text:p>1.6330512865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52671626649" calcext:value-type="float">
            <text:p>1.5267162665</text:p>
          </table:table-cell>
          <table:table-cell office:value-type="float" office:value="106907256" calcext:value-type="float">
            <text:p>106907256</text:p>
          </table:table-cell>
          <table:table-cell office:value-type="float" office:value="1.38967702988" calcext:value-type="float">
            <text:p>1.3896770299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49676670536" calcext:value-type="float">
            <text:p>1.4967667054</text:p>
          </table:table-cell>
          <table:table-cell office:value-type="float" office:value="106680552" calcext:value-type="float">
            <text:p>106680552</text:p>
          </table:table-cell>
          <table:table-cell office:value-type="float" office:value="1.54824411865" calcext:value-type="float">
            <text:p>1.5482441187</text:p>
          </table:table-cell>
          <table:table-cell office:value-type="float" office:value="103170024" calcext:value-type="float">
            <text:p>103170024</text:p>
          </table:table-cell>
          <table:table-cell office:value-type="float" office:value="1.54622811324" calcext:value-type="float">
            <text:p>1.5462281132</text:p>
          </table:table-cell>
        </table:table-row>
        <table:table-row table:style-name="ro1">
          <table:table-cell office:value-type="float" office:value="115321656" calcext:value-type="float">
            <text:p>115321656</text:p>
          </table:table-cell>
          <table:table-cell office:value-type="float" office:value="1.54716015692" calcext:value-type="float">
            <text:p>1.5471601569</text:p>
          </table:table-cell>
          <table:table-cell office:value-type="float" office:value="106379400" calcext:value-type="float">
            <text:p>106379400</text:p>
          </table:table-cell>
          <table:table-cell office:value-type="float" office:value="1.54646017699" calcext:value-type="float">
            <text:p>1.546460177</text:p>
          </table:table-cell>
          <table:table-cell office:value-type="float" office:value="113990696" calcext:value-type="float">
            <text:p>113990696</text:p>
          </table:table-cell>
          <table:table-cell office:value-type="float" office:value="1.50185573665" calcext:value-type="float">
            <text:p>1.5018557367</text:p>
          </table:table-cell>
        </table:table-row>
        <table:table-row table:style-name="ro1">
          <table:table-cell office:value-type="float" office:value="109971720" calcext:value-type="float">
            <text:p>109971720</text:p>
          </table:table-cell>
          <table:table-cell office:value-type="float" office:value="1.64842366277" calcext:value-type="float">
            <text:p>1.6484236628</text:p>
          </table:table-cell>
          <table:table-cell office:value-type="float" office:value="103944056" calcext:value-type="float">
            <text:p>103944056</text:p>
          </table:table-cell>
          <table:table-cell office:value-type="float" office:value="1.41056782334" calcext:value-type="float">
            <text:p>1.4105678233</text:p>
          </table:table-cell>
          <table:table-cell office:value-type="float" office:value="106806936" calcext:value-type="float">
            <text:p>106806936</text:p>
          </table:table-cell>
          <table:table-cell office:value-type="float" office:value="1.52177330608" calcext:value-type="float">
            <text:p>1.5217733061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8830508475" calcext:value-type="float">
            <text:p>1.5883050848</text:p>
          </table:table-cell>
          <table:table-cell office:value-type="float" office:value="103661112" calcext:value-type="float">
            <text:p>103661112</text:p>
          </table:table-cell>
          <table:table-cell office:value-type="float" office:value="1.56015545792" calcext:value-type="float">
            <text:p>1.5601554579</text:p>
          </table:table-cell>
          <table:table-cell office:value-type="float" office:value="103880232" calcext:value-type="float">
            <text:p>103880232</text:p>
          </table:table-cell>
          <table:table-cell office:value-type="float" office:value="1.4254833308" calcext:value-type="float">
            <text:p>1.4254833308</text:p>
          </table:table-cell>
        </table:table-row>
        <table:table-row table:style-name="ro1">
          <table:table-cell office:value-type="float" office:value="106806936" calcext:value-type="float">
            <text:p>106806936</text:p>
          </table:table-cell>
          <table:table-cell office:value-type="float" office:value="1.47883163768" calcext:value-type="float">
            <text:p>1.4788316377</text:p>
          </table:table-cell>
          <table:table-cell office:value-type="float" office:value="118233496" calcext:value-type="float">
            <text:p>118233496</text:p>
          </table:table-cell>
          <table:table-cell office:value-type="float" office:value="1.59509837763" calcext:value-type="float">
            <text:p>1.5950983776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5442628257" calcext:value-type="float">
            <text:p>1.5442628257</text:p>
          </table:table-cell>
        </table:table-row>
        <table:table-row table:style-name="ro1">
          <table:table-cell office:value-type="float" office:value="105000376" calcext:value-type="float">
            <text:p>105000376</text:p>
          </table:table-cell>
          <table:table-cell office:value-type="float" office:value="1.67411679885" calcext:value-type="float">
            <text:p>1.6741167989</text:p>
          </table:table-cell>
          <table:table-cell office:value-type="float" office:value="112646760" calcext:value-type="float">
            <text:p>112646760</text:p>
          </table:table-cell>
          <table:table-cell office:value-type="float" office:value="1.47380598248" calcext:value-type="float">
            <text:p>1.4738059825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6352428206" calcext:value-type="float">
            <text:p>1.5635242821</text:p>
          </table:table-cell>
        </table:table-row>
        <table:table-row table:style-name="ro1">
          <table:table-cell office:value-type="float" office:value="114138296" calcext:value-type="float">
            <text:p>114138296</text:p>
          </table:table-cell>
          <table:table-cell office:value-type="float" office:value="1.60572419775" calcext:value-type="float">
            <text:p>1.6057241978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43209076175" calcext:value-type="float">
            <text:p>1.4320907618</text:p>
          </table:table-cell>
          <table:table-cell office:value-type="float" office:value="104347592" calcext:value-type="float">
            <text:p>104347592</text:p>
          </table:table-cell>
          <table:table-cell office:value-type="float" office:value="1.46196574603" calcext:value-type="float">
            <text:p>1.46196574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44805722647" calcext:value-type="float">
            <text:p>1.4480572265</text:p>
          </table:table-cell>
          <table:table-cell office:value-type="float" office:value="108971128" calcext:value-type="float">
            <text:p>108971128</text:p>
          </table:table-cell>
          <table:table-cell office:value-type="float" office:value="1.53354159816" calcext:value-type="float">
            <text:p>1.5335415982</text:p>
          </table:table-cell>
          <table:table-cell office:value-type="float" office:value="117515848" calcext:value-type="float">
            <text:p>117515848</text:p>
          </table:table-cell>
          <table:table-cell office:value-type="float" office:value="1.55126371006" calcext:value-type="float">
            <text:p>1.5512637101</text:p>
          </table:table-cell>
        </table:table-row>
        <table:table-row table:style-name="ro1">
          <table:table-cell office:value-type="float" office:value="103416072" calcext:value-type="float">
            <text:p>103416072</text:p>
          </table:table-cell>
          <table:table-cell office:value-type="float" office:value="1.60774983005" calcext:value-type="float">
            <text:p>1.6077498301</text:p>
          </table:table-cell>
          <table:table-cell office:value-type="float" office:value="135753808" calcext:value-type="float">
            <text:p>135753808</text:p>
          </table:table-cell>
          <table:table-cell office:value-type="float" office:value="0.909663530537" calcext:value-type="float">
            <text:p>0.9096635305</text:p>
          </table:table-cell>
          <table:table-cell office:value-type="float" office:value="110854280" calcext:value-type="float">
            <text:p>110854280</text:p>
          </table:table-cell>
          <table:table-cell office:value-type="float" office:value="1.30984933036" calcext:value-type="float">
            <text:p>1.3098493304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72690763052" calcext:value-type="float">
            <text:p>1.7269076305</text:p>
          </table:table-cell>
          <table:table-cell office:value-type="float" office:value="148270896" calcext:value-type="float">
            <text:p>148270896</text:p>
          </table:table-cell>
          <table:table-cell office:value-type="float" office:value="0.103166076845" calcext:value-type="float">
            <text:p>0.1031660768</text:p>
          </table:table-cell>
          <table:table-cell office:value-type="float" office:value="113315000" calcext:value-type="float">
            <text:p>113315000</text:p>
          </table:table-cell>
          <table:table-cell office:value-type="float" office:value="1.44375379018" calcext:value-type="float">
            <text:p>1.4437537902</text:p>
          </table:table-cell>
        </table:table-row>
        <table:table-row table:style-name="ro1">
          <table:table-cell office:value-type="float" office:value="113798312" calcext:value-type="float">
            <text:p>113798312</text:p>
          </table:table-cell>
          <table:table-cell office:value-type="float" office:value="1.81648605436" calcext:value-type="float">
            <text:p>1.8164860544</text:p>
          </table:table-cell>
          <table:table-cell office:value-type="float" office:value="173134064" calcext:value-type="float">
            <text:p>173134064</text:p>
          </table:table-cell>
          <table:table-cell office:value-type="float" office:value="0.10146893403" calcext:value-type="float">
            <text:p>0.101468934</text:p>
          </table:table-cell>
          <table:table-cell office:value-type="float" office:value="104406872" calcext:value-type="float">
            <text:p>104406872</text:p>
          </table:table-cell>
          <table:table-cell office:value-type="float" office:value="1.31349095967" calcext:value-type="float">
            <text:p>1.3134909597</text:p>
          </table:table-cell>
        </table:table-row>
        <table:table-row table:style-name="ro1">
          <table:table-cell office:value-type="float" office:value="108962680" calcext:value-type="float">
            <text:p>108962680</text:p>
          </table:table-cell>
          <table:table-cell office:value-type="float" office:value="1.36229841866" calcext:value-type="float">
            <text:p>1.3622984187</text:p>
          </table:table-cell>
          <table:table-cell office:value-type="float" office:value="194572336" calcext:value-type="float">
            <text:p>194572336</text:p>
          </table:table-cell>
          <table:table-cell office:value-type="float" office:value="0.0921427152975" calcext:value-type="float">
            <text:p>0.0921427153</text:p>
          </table:table-cell>
          <table:table-cell office:value-type="float" office:value="111885640" calcext:value-type="float">
            <text:p>111885640</text:p>
          </table:table-cell>
          <table:table-cell office:value-type="float" office:value="1.61980609418" calcext:value-type="float">
            <text:p>1.6198060942</text:p>
          </table:table-cell>
        </table:table-row>
        <table:table-row table:style-name="ro1">
          <table:table-cell office:value-type="float" office:value="102879768" calcext:value-type="float">
            <text:p>102879768</text:p>
          </table:table-cell>
          <table:table-cell office:value-type="float" office:value="1.49833465504" calcext:value-type="float">
            <text:p>1.498334655</text:p>
          </table:table-cell>
          <table:table-cell office:value-type="float" office:value="208740960" calcext:value-type="float">
            <text:p>208740960</text:p>
          </table:table-cell>
          <table:table-cell office:value-type="float" office:value="0.100385715236" calcext:value-type="float">
            <text:p>0.1003857152</text:p>
          </table:table-cell>
          <table:table-cell office:value-type="float" office:value="103385400" calcext:value-type="float">
            <text:p>103385400</text:p>
          </table:table-cell>
          <table:table-cell office:value-type="float" office:value="1.46996197719" calcext:value-type="float">
            <text:p>1.4699619772</text:p>
          </table:table-cell>
        </table:table-row>
        <table:table-row table:style-name="ro1">
          <table:table-cell office:value-type="float" office:value="104226728" calcext:value-type="float">
            <text:p>104226728</text:p>
          </table:table-cell>
          <table:table-cell office:value-type="float" office:value="1.7331114157" calcext:value-type="float">
            <text:p>1.7331114157</text:p>
          </table:table-cell>
          <table:table-cell office:value-type="float" office:value="231345872" calcext:value-type="float">
            <text:p>231345872</text:p>
          </table:table-cell>
          <table:table-cell office:value-type="float" office:value="0.394263536539" calcext:value-type="float">
            <text:p>0.3942635365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8217821782" calcext:value-type="float">
            <text:p>1.5821782178</text:p>
          </table:table-cell>
        </table:table-row>
        <table:table-row table:style-name="ro1">
          <table:table-cell office:value-type="float" office:value="106351800" calcext:value-type="float">
            <text:p>106351800</text:p>
          </table:table-cell>
          <table:table-cell office:value-type="float" office:value="1.58478988472" calcext:value-type="float">
            <text:p>1.5847898847</text:p>
          </table:table-cell>
          <table:table-cell office:value-type="float" office:value="237579184" calcext:value-type="float">
            <text:p>237579184</text:p>
          </table:table-cell>
          <table:table-cell office:value-type="float" office:value="1.08160477748" calcext:value-type="float">
            <text:p>1.0816047775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67747984249" calcext:value-type="float">
            <text:p>1.6774798425</text:p>
          </table:table-cell>
        </table:table-row>
        <table:table-row table:style-name="ro1">
          <table:table-cell office:value-type="float" office:value="115547424" calcext:value-type="float">
            <text:p>115547424</text:p>
          </table:table-cell>
          <table:table-cell office:value-type="float" office:value="0.179054468189" calcext:value-type="float">
            <text:p>0.1790544682</text:p>
          </table:table-cell>
          <table:table-cell office:value-type="float" office:value="242617216" calcext:value-type="float">
            <text:p>242617216</text:p>
          </table:table-cell>
          <table:table-cell office:value-type="float" office:value="0.953712052901" calcext:value-type="float">
            <text:p>0.9537120529</text:p>
          </table:table-cell>
          <table:table-cell office:value-type="float" office:value="110540840" calcext:value-type="float">
            <text:p>110540840</text:p>
          </table:table-cell>
          <table:table-cell office:value-type="float" office:value="1.21759386133" calcext:value-type="float">
            <text:p>1.2175938613</text:p>
          </table:table-cell>
        </table:table-row>
        <table:table-row table:style-name="ro1">
          <table:table-cell office:value-type="float" office:value="142176944" calcext:value-type="float">
            <text:p>142176944</text:p>
          </table:table-cell>
          <table:table-cell office:value-type="float" office:value="0.18091070696" calcext:value-type="float">
            <text:p>0.180910707</text:p>
          </table:table-cell>
          <table:table-cell office:value-type="float" office:value="137347040" calcext:value-type="float">
            <text:p>137347040</text:p>
          </table:table-cell>
          <table:table-cell office:value-type="float" office:value="0.2448570178" calcext:value-type="float">
            <text:p>0.2448570178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6770918618" calcext:value-type="float">
            <text:p>1.6770918618</text:p>
          </table:table-cell>
        </table:table-row>
        <table:table-row table:style-name="ro1">
          <table:table-cell office:value-type="float" office:value="155576752" calcext:value-type="float">
            <text:p>155576752</text:p>
          </table:table-cell>
          <table:table-cell office:value-type="float" office:value="0.100885624056" calcext:value-type="float">
            <text:p>0.1008856241</text:p>
          </table:table-cell>
          <table:table-cell office:value-type="float" office:value="150313392" calcext:value-type="float">
            <text:p>150313392</text:p>
          </table:table-cell>
          <table:table-cell office:value-type="float" office:value="0.072270950363" calcext:value-type="float">
            <text:p>0.0722709504</text:p>
          </table:table-cell>
          <table:table-cell office:value-type="float" office:value="105086296" calcext:value-type="float">
            <text:p>105086296</text:p>
          </table:table-cell>
          <table:table-cell office:value-type="float" office:value="1.56602031394" calcext:value-type="float">
            <text:p>1.5660203139</text:p>
          </table:table-cell>
        </table:table-row>
        <table:table-row table:style-name="ro1">
          <table:table-cell office:value-type="float" office:value="173930192" calcext:value-type="float">
            <text:p>173930192</text:p>
          </table:table-cell>
          <table:table-cell office:value-type="float" office:value="0.671796507456" calcext:value-type="float">
            <text:p>0.6717965075</text:p>
          </table:table-cell>
          <table:table-cell office:value-type="float" office:value="166573152" calcext:value-type="float">
            <text:p>166573152</text:p>
          </table:table-cell>
          <table:table-cell office:value-type="float" office:value="0.686378117958" calcext:value-type="float">
            <text:p>0.686378118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2108222066" calcext:value-type="float">
            <text:p>1.4210822207</text:p>
          </table:table-cell>
        </table:table-row>
        <table:table-row table:style-name="ro1">
          <table:table-cell office:value-type="float" office:value="201795664" calcext:value-type="float">
            <text:p>201795664</text:p>
          </table:table-cell>
          <table:table-cell office:value-type="float" office:value="0.699094099404" calcext:value-type="float">
            <text:p>0.6990940994</text:p>
          </table:table-cell>
          <table:table-cell office:value-type="float" office:value="193555952" calcext:value-type="float">
            <text:p>193555952</text:p>
          </table:table-cell>
          <table:table-cell office:value-type="float" office:value="0.636948325571" calcext:value-type="float">
            <text:p>0.6369483256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74916697519" calcext:value-type="float">
            <text:p>1.7491669752</text:p>
          </table:table-cell>
        </table:table-row>
        <table:table-row table:style-name="ro1">
          <table:table-cell office:value-type="float" office:value="212846944" calcext:value-type="float">
            <text:p>212846944</text:p>
          </table:table-cell>
          <table:table-cell office:value-type="float" office:value="0.106144700975" calcext:value-type="float">
            <text:p>0.106144701</text:p>
          </table:table-cell>
          <table:table-cell office:value-type="float" office:value="208169120" calcext:value-type="float">
            <text:p>208169120</text:p>
          </table:table-cell>
          <table:table-cell office:value-type="float" office:value="0.111504786564" calcext:value-type="float">
            <text:p>0.1115047866</text:p>
          </table:table-cell>
          <table:table-cell office:value-type="float" office:value="106806936" calcext:value-type="float">
            <text:p>106806936</text:p>
          </table:table-cell>
          <table:table-cell office:value-type="float" office:value="1.69246861925" calcext:value-type="float">
            <text:p>1.6924686193</text:p>
          </table:table-cell>
        </table:table-row>
        <table:table-row table:style-name="ro1">
          <table:table-cell office:value-type="float" office:value="233050368" calcext:value-type="float">
            <text:p>233050368</text:p>
          </table:table-cell>
          <table:table-cell office:value-type="float" office:value="3.46560619089" calcext:value-type="float">
            <text:p>3.4656061909</text:p>
          </table:table-cell>
          <table:table-cell office:value-type="float" office:value="234358784" calcext:value-type="float">
            <text:p>234358784</text:p>
          </table:table-cell>
          <table:table-cell office:value-type="float" office:value="0.110043858059" calcext:value-type="float">
            <text:p>0.1100438581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78832670078" calcext:value-type="float">
            <text:p>1.7883267008</text:p>
          </table:table-cell>
        </table:table-row>
        <table:table-row table:style-name="ro1">
          <table:table-cell office:value-type="float" office:value="243590832" calcext:value-type="float">
            <text:p>243590832</text:p>
          </table:table-cell>
          <table:table-cell office:value-type="float" office:value="1.025322019" calcext:value-type="float">
            <text:p>1.025322019</text:p>
          </table:table-cell>
          <table:table-cell office:value-type="float" office:value="237946544" calcext:value-type="float">
            <text:p>237946544</text:p>
          </table:table-cell>
          <table:table-cell office:value-type="float" office:value="3.48932446622" calcext:value-type="float">
            <text:p>3.4893244662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53152492669" calcext:value-type="float">
            <text:p>1.5315249267</text:p>
          </table:table-cell>
        </table:table-row>
        <table:table-row table:style-name="ro1">
          <table:table-cell office:value-type="float" office:value="132359488" calcext:value-type="float">
            <text:p>132359488</text:p>
          </table:table-cell>
          <table:table-cell office:value-type="float" office:value="100" calcext:value-type="float">
            <text:p>100</text:p>
          </table:table-cell>
          <table:table-cell office:value-type="float" office:value="259803744" calcext:value-type="float">
            <text:p>259803744</text:p>
          </table:table-cell>
          <table:table-cell office:value-type="float" office:value="0.894111525453" calcext:value-type="float">
            <text:p>0.8941115255</text:p>
          </table:table-cell>
          <table:table-cell office:value-type="float" office:value="123027264" calcext:value-type="float">
            <text:p>123027264</text:p>
          </table:table-cell>
          <table:table-cell office:value-type="float" office:value="1.04630569136" calcext:value-type="float">
            <text:p>1.0463056914</text:p>
          </table:table-cell>
        </table:table-row>
        <table:table-row table:style-name="ro1">
          <table:table-cell office:value-type="float" office:value="145982720" calcext:value-type="float">
            <text:p>145982720</text:p>
          </table:table-cell>
          <table:table-cell office:value-type="float" office:value="0.125726222338" calcext:value-type="float">
            <text:p>0.1257262223</text:p>
          </table:table-cell>
          <table:table-cell office:value-type="float" office:value="132359344" calcext:value-type="float">
            <text:p>132359344</text:p>
          </table:table-cell>
          <table:table-cell office:value-type="float" office:value="100" calcext:value-type="float">
            <text:p>100</text:p>
          </table:table-cell>
          <table:table-cell office:value-type="float" office:value="147104752" calcext:value-type="float">
            <text:p>147104752</text:p>
          </table:table-cell>
          <table:table-cell office:value-type="float" office:value="0.691375034445" calcext:value-type="float">
            <text:p>0.6913750344</text:p>
          </table:table-cell>
        </table:table-row>
        <table:table-row table:style-name="ro1">
          <table:table-cell office:value-type="float" office:value="172117680" calcext:value-type="float">
            <text:p>172117680</text:p>
          </table:table-cell>
          <table:table-cell office:value-type="float" office:value="0.103301312407" calcext:value-type="float">
            <text:p>0.1033013124</text:p>
          </table:table-cell>
          <table:table-cell office:value-type="float" office:value="147014000" calcext:value-type="float">
            <text:p>147014000</text:p>
          </table:table-cell>
          <table:table-cell office:value-type="float" office:value="0.14566395664" calcext:value-type="float">
            <text:p>0.1456639566</text:p>
          </table:table-cell>
          <table:table-cell office:value-type="float" office:value="171523136" calcext:value-type="float">
            <text:p>171523136</text:p>
          </table:table-cell>
          <table:table-cell office:value-type="float" office:value="0.111634542016" calcext:value-type="float">
            <text:p>0.111634542</text:p>
          </table:table-cell>
        </table:table-row>
        <table:table-row table:style-name="ro1">
          <table:table-cell office:value-type="float" office:value="189660048" calcext:value-type="float">
            <text:p>189660048</text:p>
          </table:table-cell>
          <table:table-cell office:value-type="float" office:value="0.097541356276" calcext:value-type="float">
            <text:p>0.0975413563</text:p>
          </table:table-cell>
          <table:table-cell office:value-type="float" office:value="173949632" calcext:value-type="float">
            <text:p>173949632</text:p>
          </table:table-cell>
          <table:table-cell office:value-type="float" office:value="0.101444195177" calcext:value-type="float">
            <text:p>0.1014441952</text:p>
          </table:table-cell>
          <table:table-cell office:value-type="float" office:value="186548816" calcext:value-type="float">
            <text:p>186548816</text:p>
          </table:table-cell>
          <table:table-cell office:value-type="float" office:value="0.111587982833" calcext:value-type="float">
            <text:p>0.1115879828</text:p>
          </table:table-cell>
        </table:table-row>
        <table:table-row table:style-name="ro1">
          <table:table-cell office:value-type="float" office:value="209034512" calcext:value-type="float">
            <text:p>209034512</text:p>
          </table:table-cell>
          <table:table-cell office:value-type="float" office:value="0.658274534958" calcext:value-type="float">
            <text:p>0.658274535</text:p>
          </table:table-cell>
          <table:table-cell office:value-type="float" office:value="195998352" calcext:value-type="float">
            <text:p>195998352</text:p>
          </table:table-cell>
          <table:table-cell office:value-type="float" office:value="0.788979971267" calcext:value-type="float">
            <text:p>0.7889799713</text:p>
          </table:table-cell>
          <table:table-cell office:value-type="float" office:value="210959776" calcext:value-type="float">
            <text:p>210959776</text:p>
          </table:table-cell>
          <table:table-cell office:value-type="float" office:value="0.0926129406963" calcext:value-type="float">
            <text:p>0.0926129407</text:p>
          </table:table-cell>
        </table:table-row>
        <table:table-row table:style-name="ro1">
          <table:table-cell office:value-type="float" office:value="234769552" calcext:value-type="float">
            <text:p>234769552</text:p>
          </table:table-cell>
          <table:table-cell office:value-type="float" office:value="0.108927955877" calcext:value-type="float">
            <text:p>0.1089279559</text:p>
          </table:table-cell>
          <table:table-cell office:value-type="float" office:value="206970560" calcext:value-type="float">
            <text:p>206970560</text:p>
          </table:table-cell>
          <table:table-cell office:value-type="float" office:value="0.780349588954" calcext:value-type="float">
            <text:p>0.780349589</text:p>
          </table:table-cell>
          <table:table-cell office:value-type="float" office:value="232169760" calcext:value-type="float">
            <text:p>232169760</text:p>
          </table:table-cell>
          <table:table-cell office:value-type="float" office:value="0.0904365904366" calcext:value-type="float">
            <text:p>0.0904365904</text:p>
          </table:table-cell>
        </table:table-row>
        <table:table-row table:style-name="ro1">
          <table:table-cell office:value-type="float" office:value="243022144" calcext:value-type="float">
            <text:p>243022144</text:p>
          </table:table-cell>
          <table:table-cell office:value-type="float" office:value="3.33401586895" calcext:value-type="float">
            <text:p>3.334015869</text:p>
          </table:table-cell>
          <table:table-cell office:value-type="float" office:value="235818768" calcext:value-type="float">
            <text:p>235818768</text:p>
          </table:table-cell>
          <table:table-cell office:value-type="float" office:value="0.113085198096" calcext:value-type="float">
            <text:p>0.1130851981</text:p>
          </table:table-cell>
          <table:table-cell office:value-type="float" office:value="239994208" calcext:value-type="float">
            <text:p>239994208</text:p>
          </table:table-cell>
          <table:table-cell office:value-type="float" office:value="1.12442673245" calcext:value-type="float">
            <text:p>1.1244267325</text:p>
          </table:table-cell>
        </table:table-row>
        <table:table-row table:style-name="ro1">
          <table:table-cell office:value-type="float" office:value="254926496" calcext:value-type="float">
            <text:p>254926496</text:p>
          </table:table-cell>
          <table:table-cell office:value-type="float" office:value="1.17305976806" calcext:value-type="float">
            <text:p>1.1730597681</text:p>
          </table:table-cell>
          <table:table-cell office:value-type="float" office:value="243940224" calcext:value-type="float">
            <text:p>243940224</text:p>
          </table:table-cell>
          <table:table-cell office:value-type="float" office:value="3.60839483395" calcext:value-type="float">
            <text:p>3.608394834</text:p>
          </table:table-cell>
          <table:table-cell office:value-type="float" office:value="245165024" calcext:value-type="float">
            <text:p>245165024</text:p>
          </table:table-cell>
          <table:table-cell office:value-type="float" office:value="3.50917707885" calcext:value-type="float">
            <text:p>3.5091770789</text:p>
          </table:table-cell>
        </table:table-row>
        <table:table-row table:style-name="ro1">
          <table:table-cell office:value-type="float" office:value="124017904" calcext:value-type="float">
            <text:p>124017904</text:p>
          </table:table-cell>
          <table:table-cell office:value-type="float" office:value="100" calcext:value-type="float">
            <text:p>100</text:p>
          </table:table-cell>
          <table:table-cell office:value-type="float" office:value="253894688" calcext:value-type="float">
            <text:p>253894688</text:p>
          </table:table-cell>
          <table:table-cell office:value-type="float" office:value="1.18916410879" calcext:value-type="float">
            <text:p>1.1891641088</text:p>
          </table:table-cell>
          <table:table-cell office:value-type="float" office:value="124301152" calcext:value-type="float">
            <text:p>124301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489872" calcext:value-type="float">
            <text:p>148489872</text:p>
          </table:table-cell>
          <table:table-cell office:value-type="float" office:value="0.948083269865" calcext:value-type="float">
            <text:p>0.9480832699</text:p>
          </table:table-cell>
          <table:table-cell office:value-type="float" office:value="121954064" calcext:value-type="float">
            <text:p>121954064</text:p>
          </table:table-cell>
          <table:table-cell office:value-type="float" office:value="100" calcext:value-type="float">
            <text:p>100</text:p>
          </table:table-cell>
          <table:table-cell office:value-type="float" office:value="143421856" calcext:value-type="float">
            <text:p>143421856</text:p>
          </table:table-cell>
          <table:table-cell office:value-type="float" office:value="0.110816191108" calcext:value-type="float">
            <text:p>0.1108161911</text:p>
          </table:table-cell>
        </table:table-row>
        <table:table-row table:style-name="ro1">
          <table:table-cell office:value-type="float" office:value="165926112" calcext:value-type="float">
            <text:p>165926112</text:p>
          </table:table-cell>
          <table:table-cell office:value-type="float" office:value="0.111739841833" calcext:value-type="float">
            <text:p>0.1117398418</text:p>
          </table:table-cell>
          <table:table-cell office:value-type="float" office:value="151676976" calcext:value-type="float">
            <text:p>151676976</text:p>
          </table:table-cell>
          <table:table-cell office:value-type="float" office:value="0.141887330283" calcext:value-type="float">
            <text:p>0.1418873303</text:p>
          </table:table-cell>
          <table:table-cell office:value-type="float" office:value="167989968" calcext:value-type="float">
            <text:p>167989968</text:p>
          </table:table-cell>
          <table:table-cell office:value-type="float" office:value="0.103924606248" calcext:value-type="float">
            <text:p>0.1039246062</text:p>
          </table:table-cell>
        </table:table-row>
        <table:table-row table:style-name="ro1">
          <table:table-cell office:value-type="float" office:value="190460096" calcext:value-type="float">
            <text:p>190460096</text:p>
          </table:table-cell>
          <table:table-cell office:value-type="float" office:value="0.0942401205397" calcext:value-type="float">
            <text:p>0.0942401205</text:p>
          </table:table-cell>
          <table:table-cell office:value-type="float" office:value="167989920" calcext:value-type="float">
            <text:p>167989920</text:p>
          </table:table-cell>
          <table:table-cell office:value-type="float" office:value="0.115910503418" calcext:value-type="float">
            <text:p>0.1159105034</text:p>
          </table:table-cell>
          <table:table-cell office:value-type="float" office:value="189428240" calcext:value-type="float">
            <text:p>189428240</text:p>
          </table:table-cell>
          <table:table-cell office:value-type="float" office:value="0.103624761103" calcext:value-type="float">
            <text:p>0.1036247611</text:p>
          </table:table-cell>
        </table:table-row>
        <table:table-row table:style-name="ro1">
          <table:table-cell office:value-type="float" office:value="212933696" calcext:value-type="float">
            <text:p>212933696</text:p>
          </table:table-cell>
          <table:table-cell office:value-type="float" office:value="0.718301279262" calcext:value-type="float">
            <text:p>0.7183012793</text:p>
          </table:table-cell>
          <table:table-cell office:value-type="float" office:value="190460096" calcext:value-type="float">
            <text:p>190460096</text:p>
          </table:table-cell>
          <table:table-cell office:value-type="float" office:value="0.104683099816" calcext:value-type="float">
            <text:p>0.1046830998</text:p>
          </table:table-cell>
          <table:table-cell office:value-type="float" office:value="202554800" calcext:value-type="float">
            <text:p>202554800</text:p>
          </table:table-cell>
          <table:table-cell office:value-type="float" office:value="0.107765707102" calcext:value-type="float">
            <text:p>0.1077657071</text:p>
          </table:table-cell>
        </table:table-row>
        <table:table-row table:style-name="ro1">
          <table:table-cell office:value-type="float" office:value="224512896" calcext:value-type="float">
            <text:p>224512896</text:p>
          </table:table-cell>
          <table:table-cell office:value-type="float" office:value="0.758448060075" calcext:value-type="float">
            <text:p>0.7584480601</text:p>
          </table:table-cell>
          <table:table-cell office:value-type="float" office:value="206170368" calcext:value-type="float">
            <text:p>206170368</text:p>
          </table:table-cell>
          <table:table-cell office:value-type="float" office:value="0.124044558698" calcext:value-type="float">
            <text:p>0.1240445587</text:p>
          </table:table-cell>
          <table:table-cell office:value-type="float" office:value="217598800" calcext:value-type="float">
            <text:p>217598800</text:p>
          </table:table-cell>
          <table:table-cell office:value-type="float" office:value="0.719442351168" calcext:value-type="float">
            <text:p>0.7194423512</text:p>
          </table:table-cell>
        </table:table-row>
        <table:table-row table:style-name="ro1">
          <table:table-cell office:value-type="float" office:value="238550864" calcext:value-type="float">
            <text:p>238550864</text:p>
          </table:table-cell>
          <table:table-cell office:value-type="float" office:value="0.393762760983" calcext:value-type="float">
            <text:p>0.393762761</text:p>
          </table:table-cell>
          <table:table-cell office:value-type="float" office:value="227608640" calcext:value-type="float">
            <text:p>227608640</text:p>
          </table:table-cell>
          <table:table-cell office:value-type="float" office:value="0.819120458891" calcext:value-type="float">
            <text:p>0.8191204589</text:p>
          </table:table-cell>
          <table:table-cell office:value-type="float" office:value="241568448" calcext:value-type="float">
            <text:p>241568448</text:p>
          </table:table-cell>
          <table:table-cell office:value-type="float" office:value="1.66680385217" calcext:value-type="float">
            <text:p>1.6668038522</text:p>
          </table:table-cell>
        </table:table-row>
        <table:table-row table:style-name="ro1">
          <table:table-cell office:value-type="float" office:value="244684640" calcext:value-type="float">
            <text:p>244684640</text:p>
          </table:table-cell>
          <table:table-cell office:value-type="float" office:value="1.18773770954" calcext:value-type="float">
            <text:p>1.1877377095</text:p>
          </table:table-cell>
          <table:table-cell office:value-type="float" office:value="239546800" calcext:value-type="float">
            <text:p>239546800</text:p>
          </table:table-cell>
          <table:table-cell office:value-type="float" office:value="3.10582571802" calcext:value-type="float">
            <text:p>3.105825718</text:p>
          </table:table-cell>
          <table:table-cell office:value-type="float" office:value="249638864" calcext:value-type="float">
            <text:p>249638864</text:p>
          </table:table-cell>
          <table:table-cell office:value-type="float" office:value="1.09438334157" calcext:value-type="float">
            <text:p>1.0943833416</text:p>
          </table:table-cell>
        </table:table-row>
        <table:table-row table:style-name="ro1">
          <table:table-cell office:value-type="float" office:value="119591648" calcext:value-type="float">
            <text:p>119591648</text:p>
          </table:table-cell>
          <table:table-cell office:value-type="float" office:value="100" calcext:value-type="float">
            <text:p>100</text:p>
          </table:table-cell>
          <table:table-cell office:value-type="float" office:value="249899168" calcext:value-type="float">
            <text:p>249899168</text:p>
          </table:table-cell>
          <table:table-cell office:value-type="float" office:value="1.19281174823" calcext:value-type="float">
            <text:p>1.1928117482</text:p>
          </table:table-cell>
          <table:table-cell office:value-type="float" office:value="251659904" calcext:value-type="float">
            <text:p>251659904</text:p>
          </table:table-cell>
          <table:table-cell office:value-type="float" office:value="3.58148665154" calcext:value-type="float">
            <text:p>3.5814866515</text:p>
          </table:table-cell>
        </table:table-row>
        <table:table-row table:style-name="ro1">
          <table:table-cell office:value-type="float" office:value="147457488" calcext:value-type="float">
            <text:p>147457488</text:p>
          </table:table-cell>
          <table:table-cell office:value-type="float" office:value="0.803051317614" calcext:value-type="float">
            <text:p>0.8030513176</text:p>
          </table:table-cell>
          <table:table-cell office:value-type="float" office:value="119591680" calcext:value-type="float">
            <text:p>119591680</text:p>
          </table:table-cell>
          <table:table-cell office:value-type="float" office:value="100" calcext:value-type="float">
            <text:p>100</text:p>
          </table:table-cell>
          <table:table-cell office:value-type="float" office:value="138624560" calcext:value-type="float">
            <text:p>138624560</text:p>
          </table:table-cell>
          <table:table-cell office:value-type="float" office:value="74.5897435897" calcext:value-type="float">
            <text:p>74.5897435897</text:p>
          </table:table-cell>
        </table:table-row>
        <table:table-row table:style-name="ro1">
          <table:table-cell office:value-type="float" office:value="165926112" calcext:value-type="float">
            <text:p>165926112</text:p>
          </table:table-cell>
          <table:table-cell office:value-type="float" office:value="0.124216564569" calcext:value-type="float">
            <text:p>0.1242165646</text:p>
          </table:table-cell>
          <table:table-cell office:value-type="float" office:value="139733088" calcext:value-type="float">
            <text:p>139733088</text:p>
          </table:table-cell>
          <table:table-cell office:value-type="float" office:value="1.0308676307" calcext:value-type="float">
            <text:p>1.0308676307</text:p>
          </table:table-cell>
          <table:table-cell office:value-type="float" office:value="149982464" calcext:value-type="float">
            <text:p>149982464</text:p>
          </table:table-cell>
          <table:table-cell office:value-type="float" office:value="0.110510549622" calcext:value-type="float">
            <text:p>0.1105105496</text:p>
          </table:table-cell>
        </table:table-row>
        <table:table-row table:style-name="ro1">
          <table:table-cell office:value-type="float" office:value="193640240" calcext:value-type="float">
            <text:p>193640240</text:p>
          </table:table-cell>
          <table:table-cell office:value-type="float" office:value="0.0958803592019" calcext:value-type="float">
            <text:p>0.0958803592</text:p>
          </table:table-cell>
          <table:table-cell office:value-type="float" office:value="157192032" calcext:value-type="float">
            <text:p>157192032</text:p>
          </table:table-cell>
          <table:table-cell office:value-type="float" office:value="0.105972618168" calcext:value-type="float">
            <text:p>0.1059726182</text:p>
          </table:table-cell>
          <table:table-cell office:value-type="float" office:value="167323616" calcext:value-type="float">
            <text:p>167323616</text:p>
          </table:table-cell>
          <table:table-cell office:value-type="float" office:value="0.897621889634" calcext:value-type="float">
            <text:p>0.8976218896</text:p>
          </table:table-cell>
        </table:table-row>
        <table:table-row table:style-name="ro1">
          <table:table-cell office:value-type="float" office:value="199659792" calcext:value-type="float">
            <text:p>199659792</text:p>
          </table:table-cell>
          <table:table-cell office:value-type="float" office:value="0.678509466697" calcext:value-type="float">
            <text:p>0.6785094667</text:p>
          </table:table-cell>
          <table:table-cell office:value-type="float" office:value="186564192" calcext:value-type="float">
            <text:p>186564192</text:p>
          </table:table-cell>
          <table:table-cell office:value-type="float" office:value="0.106338747754" calcext:value-type="float">
            <text:p>0.1063387478</text:p>
          </table:table-cell>
          <table:table-cell office:value-type="float" office:value="193555856" calcext:value-type="float">
            <text:p>193555856</text:p>
          </table:table-cell>
          <table:table-cell office:value-type="float" office:value="0.842868654311" calcext:value-type="float">
            <text:p>0.8428686543</text:p>
          </table:table-cell>
        </table:table-row>
        <table:table-row table:style-name="ro1">
          <table:table-cell office:value-type="float" office:value="229672448" calcext:value-type="float">
            <text:p>229672448</text:p>
          </table:table-cell>
          <table:table-cell office:value-type="float" office:value="0.699066278892" calcext:value-type="float">
            <text:p>0.6990662789</text:p>
          </table:table-cell>
          <table:table-cell office:value-type="float" office:value="200802176" calcext:value-type="float">
            <text:p>200802176</text:p>
          </table:table-cell>
          <table:table-cell office:value-type="float" office:value="0.0957554402793" calcext:value-type="float">
            <text:p>0.0957554403</text:p>
          </table:table-cell>
          <table:table-cell office:value-type="float" office:value="209073904" calcext:value-type="float">
            <text:p>209073904</text:p>
          </table:table-cell>
          <table:table-cell office:value-type="float" office:value="0.108553893364" calcext:value-type="float">
            <text:p>0.1085538934</text:p>
          </table:table-cell>
        </table:table-row>
        <table:table-row table:style-name="ro1">
          <table:table-cell office:value-type="float" office:value="235120336" calcext:value-type="float">
            <text:p>235120336</text:p>
          </table:table-cell>
          <table:table-cell office:value-type="float" office:value="1.70539806484" calcext:value-type="float">
            <text:p>1.7053980648</text:p>
          </table:table-cell>
          <table:table-cell office:value-type="float" office:value="224512928" calcext:value-type="float">
            <text:p>224512928</text:p>
          </table:table-cell>
          <table:table-cell office:value-type="float" office:value="0.702248665675" calcext:value-type="float">
            <text:p>0.7022486657</text:p>
          </table:table-cell>
          <table:table-cell office:value-type="float" office:value="237127536" calcext:value-type="float">
            <text:p>237127536</text:p>
          </table:table-cell>
          <table:table-cell office:value-type="float" office:value="0.116094237865" calcext:value-type="float">
            <text:p>0.1160942379</text:p>
          </table:table-cell>
        </table:table-row>
        <table:table-row table:style-name="ro1">
          <table:table-cell office:value-type="float" office:value="259268176" calcext:value-type="float">
            <text:p>259268176</text:p>
          </table:table-cell>
          <table:table-cell office:value-type="float" office:value="1.04745984697" calcext:value-type="float">
            <text:p>1.047459847</text:p>
          </table:table-cell>
          <table:table-cell office:value-type="float" office:value="239153632" calcext:value-type="float">
            <text:p>239153632</text:p>
          </table:table-cell>
          <table:table-cell office:value-type="float" office:value="3.5339983527" calcext:value-type="float">
            <text:p>3.5339983527</text:p>
          </table:table-cell>
          <table:table-cell office:value-type="float" office:value="248278784" calcext:value-type="float">
            <text:p>248278784</text:p>
          </table:table-cell>
          <table:table-cell office:value-type="float" office:value="1.17541880342" calcext:value-type="float">
            <text:p>1.1754188034</text:p>
          </table:table-cell>
        </table:table-row>
        <table:table-row table:style-name="ro1">
          <table:table-cell office:value-type="float" office:value="267337472" calcext:value-type="float">
            <text:p>267337472</text:p>
          </table:table-cell>
          <table:table-cell office:value-type="float" office:value="95.1551724138" calcext:value-type="float">
            <text:p>95.1551724138</text:p>
          </table:table-cell>
          <table:table-cell office:value-type="float" office:value="249457616" calcext:value-type="float">
            <text:p>249457616</text:p>
          </table:table-cell>
          <table:table-cell office:value-type="float" office:value="1.13984361425" calcext:value-type="float">
            <text:p>1.1398436143</text:p>
          </table:table-cell>
          <table:table-cell office:value-type="float" office:value="252788544" calcext:value-type="float">
            <text:p>252788544</text:p>
          </table:table-cell>
          <table:table-cell office:value-type="float" office:value="0.997610282245" calcext:value-type="float">
            <text:p>0.9976102822</text:p>
          </table:table-cell>
        </table:table-row>
        <table:table-row table:style-name="ro1">
          <table:table-cell office:value-type="float" office:value="141988640" calcext:value-type="float">
            <text:p>141988640</text:p>
          </table:table-cell>
          <table:table-cell office:value-type="float" office:value="0.965634027294" calcext:value-type="float">
            <text:p>0.9656340273</text:p>
          </table:table-cell>
          <table:table-cell office:value-type="float" office:value="119591648" calcext:value-type="float">
            <text:p>119591648</text:p>
          </table:table-cell>
          <table:table-cell office:value-type="float" office:value="100" calcext:value-type="float">
            <text:p>100</text:p>
          </table:table-cell>
          <table:table-cell office:value-type="float" office:value="270314384" calcext:value-type="float">
            <text:p>270314384</text:p>
          </table:table-cell>
          <table:table-cell office:value-type="float" office:value="70.6666666667" calcext:value-type="float">
            <text:p>70.6666666667</text:p>
          </table:table-cell>
        </table:table-row>
        <table:table-row table:style-name="ro1">
          <table:table-cell office:value-type="float" office:value="165564640" calcext:value-type="float">
            <text:p>165564640</text:p>
          </table:table-cell>
          <table:table-cell office:value-type="float" office:value="0.109202197955" calcext:value-type="float">
            <text:p>0.109202198</text:p>
          </table:table-cell>
          <table:table-cell office:value-type="float" office:value="133733856" calcext:value-type="float">
            <text:p>133733856</text:p>
          </table:table-cell>
          <table:table-cell office:value-type="float" office:value="0.951936537564" calcext:value-type="float">
            <text:p>0.9519365376</text:p>
          </table:table-cell>
          <table:table-cell office:value-type="float" office:value="145083920" calcext:value-type="float">
            <text:p>145083920</text:p>
          </table:table-cell>
          <table:table-cell office:value-type="float" office:value="0.935569630151" calcext:value-type="float">
            <text:p>0.9355696302</text:p>
          </table:table-cell>
        </table:table-row>
        <table:table-row table:style-name="ro1">
          <table:table-cell office:value-type="float" office:value="183468480" calcext:value-type="float">
            <text:p>183468480</text:p>
          </table:table-cell>
          <table:table-cell office:value-type="float" office:value="0.100046829007" calcext:value-type="float">
            <text:p>0.100046829</text:p>
          </table:table-cell>
          <table:table-cell office:value-type="float" office:value="161566784" calcext:value-type="float">
            <text:p>161566784</text:p>
          </table:table-cell>
          <table:table-cell office:value-type="float" office:value="0.885356059985" calcext:value-type="float">
            <text:p>0.88535606</text:p>
          </table:table-cell>
          <table:table-cell office:value-type="float" office:value="160908768" calcext:value-type="float">
            <text:p>160908768</text:p>
          </table:table-cell>
          <table:table-cell office:value-type="float" office:value="0.108730443871" calcext:value-type="float">
            <text:p>0.1087304439</text:p>
          </table:table-cell>
        </table:table-row>
        <table:table-row table:style-name="ro1">
          <table:table-cell office:value-type="float" office:value="197794336" calcext:value-type="float">
            <text:p>197794336</text:p>
          </table:table-cell>
          <table:table-cell office:value-type="float" office:value="0.0984997195738" calcext:value-type="float">
            <text:p>0.0984997196</text:p>
          </table:table-cell>
          <table:table-cell office:value-type="float" office:value="176392672" calcext:value-type="float">
            <text:p>176392672</text:p>
          </table:table-cell>
          <table:table-cell office:value-type="float" office:value="0.110432658758" calcext:value-type="float">
            <text:p>0.1104326588</text:p>
          </table:table-cell>
          <table:table-cell office:value-type="float" office:value="187596144" calcext:value-type="float">
            <text:p>187596144</text:p>
          </table:table-cell>
          <table:table-cell office:value-type="float" office:value="0.139015405224" calcext:value-type="float">
            <text:p>0.1390154052</text:p>
          </table:table-cell>
        </table:table-row>
        <table:table-row table:style-name="ro1">
          <table:table-cell office:value-type="float" office:value="218739648" calcext:value-type="float">
            <text:p>218739648</text:p>
          </table:table-cell>
          <table:table-cell office:value-type="float" office:value="0.746844080519" calcext:value-type="float">
            <text:p>0.7468440805</text:p>
          </table:table-cell>
          <table:table-cell office:value-type="float" office:value="204106560" calcext:value-type="float">
            <text:p>204106560</text:p>
          </table:table-cell>
          <table:table-cell office:value-type="float" office:value="0.106070065904" calcext:value-type="float">
            <text:p>0.1060700659</text:p>
          </table:table-cell>
          <table:table-cell office:value-type="float" office:value="199266672" calcext:value-type="float">
            <text:p>199266672</text:p>
          </table:table-cell>
          <table:table-cell office:value-type="float" office:value="0.0991839510371" calcext:value-type="float">
            <text:p>0.099183951</text:p>
          </table:table-cell>
        </table:table-row>
        <table:table-row table:style-name="ro1">
          <table:table-cell office:value-type="float" office:value="243142336" calcext:value-type="float">
            <text:p>243142336</text:p>
          </table:table-cell>
          <table:table-cell office:value-type="float" office:value="1.6610154603" calcext:value-type="float">
            <text:p>1.6610154603</text:p>
          </table:table-cell>
          <table:table-cell office:value-type="float" office:value="216389184" calcext:value-type="float">
            <text:p>216389184</text:p>
          </table:table-cell>
          <table:table-cell office:value-type="float" office:value="0.0978091275517" calcext:value-type="float">
            <text:p>0.0978091276</text:p>
          </table:table-cell>
          <table:table-cell office:value-type="float" office:value="217308208" calcext:value-type="float">
            <text:p>217308208</text:p>
          </table:table-cell>
          <table:table-cell office:value-type="float" office:value="0.738564219437" calcext:value-type="float">
            <text:p>0.7385642194</text:p>
          </table:table-cell>
        </table:table-row>
        <table:table-row table:style-name="ro1">
          <table:table-cell office:value-type="float" office:value="251636576" calcext:value-type="float">
            <text:p>251636576</text:p>
          </table:table-cell>
          <table:table-cell office:value-type="float" office:value="1.07720958632" calcext:value-type="float">
            <text:p>1.0772095863</text:p>
          </table:table-cell>
          <table:table-cell office:value-type="float" office:value="233727632" calcext:value-type="float">
            <text:p>233727632</text:p>
          </table:table-cell>
          <table:table-cell office:value-type="float" office:value="0.0891410048622" calcext:value-type="float">
            <text:p>0.0891410049</text:p>
          </table:table-cell>
          <table:table-cell office:value-type="float" office:value="240322624" calcext:value-type="float">
            <text:p>240322624</text:p>
          </table:table-cell>
          <table:table-cell office:value-type="float" office:value="1.37288252307" calcext:value-type="float">
            <text:p>1.3728825231</text:p>
          </table:table-cell>
        </table:table-row>
        <table:table-row table:style-name="ro1">
          <table:table-cell office:value-type="float" office:value="252465520" calcext:value-type="float">
            <text:p>252465520</text:p>
          </table:table-cell>
          <table:table-cell office:value-type="float" office:value="2.72769821865" calcext:value-type="float">
            <text:p>2.7276982187</text:p>
          </table:table-cell>
          <table:table-cell office:value-type="float" office:value="254687152" calcext:value-type="float">
            <text:p>254687152</text:p>
          </table:table-cell>
          <table:table-cell office:value-type="float" office:value="1.10008016675" calcext:value-type="float">
            <text:p>1.1000801668</text:p>
          </table:table-cell>
          <table:table-cell office:value-type="float" office:value="246167888" calcext:value-type="float">
            <text:p>246167888</text:p>
          </table:table-cell>
          <table:table-cell office:value-type="float" office:value="1.11948714718" calcext:value-type="float">
            <text:p>1.1194871472</text:p>
          </table:table-cell>
        </table:table-row>
        <table:table-row table:style-name="ro1">
          <table:table-cell office:value-type="float" office:value="138624576" calcext:value-type="float">
            <text:p>138624576</text:p>
          </table:table-cell>
          <table:table-cell office:value-type="float" office:value="86.7903225806" calcext:value-type="float">
            <text:p>86.7903225806</text:p>
          </table:table-cell>
          <table:table-cell office:value-type="float" office:value="259792416" calcext:value-type="float">
            <text:p>259792416</text:p>
          </table:table-cell>
          <table:table-cell office:value-type="float" office:value="2.93684601113" calcext:value-type="float">
            <text:p>2.9368460111</text:p>
          </table:table-cell>
          <table:table-cell office:value-type="float" office:value="260793200" calcext:value-type="float">
            <text:p>260793200</text:p>
          </table:table-cell>
          <table:table-cell office:value-type="float" office:value="2.53215260585" calcext:value-type="float">
            <text:p>2.5321526059</text:p>
          </table:table-cell>
        </table:table-row>
        <table:table-row table:style-name="ro1">
          <table:table-cell office:value-type="float" office:value="155607120" calcext:value-type="float">
            <text:p>155607120</text:p>
          </table:table-cell>
          <table:table-cell office:value-type="float" office:value="0.559656340755" calcext:value-type="float">
            <text:p>0.5596563408</text:p>
          </table:table-cell>
          <table:table-cell office:value-type="float" office:value="124301120" calcext:value-type="float">
            <text:p>124301120</text:p>
          </table:table-cell>
          <table:table-cell office:value-type="float" office:value="85.3333333333" calcext:value-type="float">
            <text:p>85.3333333333</text:p>
          </table:table-cell>
          <table:table-cell office:value-type="float" office:value="127871648" calcext:value-type="float">
            <text:p>127871648</text:p>
          </table:table-cell>
          <table:table-cell office:value-type="float" office:value="84.0895522388" calcext:value-type="float">
            <text:p>84.0895522388</text:p>
          </table:table-cell>
        </table:table-row>
        <table:table-row table:style-name="ro1">
          <table:table-cell office:value-type="float" office:value="166025328" calcext:value-type="float">
            <text:p>166025328</text:p>
          </table:table-cell>
          <table:table-cell office:value-type="float" office:value="0.836035078395" calcext:value-type="float">
            <text:p>0.8360350784</text:p>
          </table:table-cell>
          <table:table-cell office:value-type="float" office:value="147148160" calcext:value-type="float">
            <text:p>147148160</text:p>
          </table:table-cell>
          <table:table-cell office:value-type="float" office:value="0.77972368165" calcext:value-type="float">
            <text:p>0.7797236817</text:p>
          </table:table-cell>
          <table:table-cell office:value-type="float" office:value="145096256" calcext:value-type="float">
            <text:p>145096256</text:p>
          </table:table-cell>
          <table:table-cell office:value-type="float" office:value="0.101112887359" calcext:value-type="float">
            <text:p>0.1011128874</text:p>
          </table:table-cell>
        </table:table-row>
        <table:table-row table:style-name="ro1">
          <table:table-cell office:value-type="float" office:value="193555856" calcext:value-type="float">
            <text:p>193555856</text:p>
          </table:table-cell>
          <table:table-cell office:value-type="float" office:value="0.778531770512" calcext:value-type="float">
            <text:p>0.7785317705</text:p>
          </table:table-cell>
          <table:table-cell office:value-type="float" office:value="162986704" calcext:value-type="float">
            <text:p>162986704</text:p>
          </table:table-cell>
          <table:table-cell office:value-type="float" office:value="0.119476663905" calcext:value-type="float">
            <text:p>0.1194766639</text:p>
          </table:table-cell>
          <table:table-cell office:value-type="float" office:value="169021872" calcext:value-type="float">
            <text:p>169021872</text:p>
          </table:table-cell>
          <table:table-cell office:value-type="float" office:value="0.104534746761" calcext:value-type="float">
            <text:p>0.1045347468</text:p>
          </table:table-cell>
        </table:table-row>
        <table:table-row table:style-name="ro1">
          <table:table-cell office:value-type="float" office:value="210048288" calcext:value-type="float">
            <text:p>210048288</text:p>
          </table:table-cell>
          <table:table-cell office:value-type="float" office:value="0.103641168194" calcext:value-type="float">
            <text:p>0.1036411682</text:p>
          </table:table-cell>
          <table:table-cell office:value-type="float" office:value="187596064" calcext:value-type="float">
            <text:p>187596064</text:p>
          </table:table-cell>
          <table:table-cell office:value-type="float" office:value="0.105512445833" calcext:value-type="float">
            <text:p>0.1055124458</text:p>
          </table:table-cell>
          <table:table-cell office:value-type="float" office:value="195865568" calcext:value-type="float">
            <text:p>195865568</text:p>
          </table:table-cell>
          <table:table-cell office:value-type="float" office:value="0.0939524838013" calcext:value-type="float">
            <text:p>0.0939524838</text:p>
          </table:table-cell>
        </table:table-row>
        <table:table-row table:style-name="ro1">
          <table:table-cell office:value-type="float" office:value="236095632" calcext:value-type="float">
            <text:p>236095632</text:p>
          </table:table-cell>
          <table:table-cell office:value-type="float" office:value="0.107132616487" calcext:value-type="float">
            <text:p>0.1071326165</text:p>
          </table:table-cell>
          <table:table-cell office:value-type="float" office:value="199433072" calcext:value-type="float">
            <text:p>199433072</text:p>
          </table:table-cell>
          <table:table-cell office:value-type="float" office:value="0.112736782584" calcext:value-type="float">
            <text:p>0.1127367826</text:p>
          </table:table-cell>
          <table:table-cell office:value-type="float" office:value="205138512" calcext:value-type="float">
            <text:p>205138512</text:p>
          </table:table-cell>
          <table:table-cell office:value-type="float" office:value="0.0955840503532" calcext:value-type="float">
            <text:p>0.0955840504</text:p>
          </table:table-cell>
        </table:table-row>
        <table:table-row table:style-name="ro1">
          <table:table-cell office:value-type="float" office:value="253833008" calcext:value-type="float">
            <text:p>253833008</text:p>
          </table:table-cell>
          <table:table-cell office:value-type="float" office:value="0.123669646658" calcext:value-type="float">
            <text:p>0.1236696467</text:p>
          </table:table-cell>
          <table:table-cell office:value-type="float" office:value="228720080" calcext:value-type="float">
            <text:p>228720080</text:p>
          </table:table-cell>
          <table:table-cell office:value-type="float" office:value="0.694923607689" calcext:value-type="float">
            <text:p>0.6949236077</text:p>
          </table:table-cell>
          <table:table-cell office:value-type="float" office:value="218842272" calcext:value-type="float">
            <text:p>218842272</text:p>
          </table:table-cell>
          <table:table-cell office:value-type="float" office:value="0.560763888889" calcext:value-type="float">
            <text:p>0.5607638889</text:p>
          </table:table-cell>
        </table:table-row>
        <table:table-row table:style-name="ro1">
          <table:table-cell office:value-type="float" office:value="251421104" calcext:value-type="float">
            <text:p>251421104</text:p>
          </table:table-cell>
          <table:table-cell office:value-type="float" office:value="3.44308681672" calcext:value-type="float">
            <text:p>3.4430868167</text:p>
          </table:table-cell>
          <table:table-cell office:value-type="float" office:value="239929408" calcext:value-type="float">
            <text:p>239929408</text:p>
          </table:table-cell>
          <table:table-cell office:value-type="float" office:value="1.49164301482" calcext:value-type="float">
            <text:p>1.4916430148</text:p>
          </table:table-cell>
          <table:table-cell office:value-type="float" office:value="239208176" calcext:value-type="float">
            <text:p>239208176</text:p>
          </table:table-cell>
          <table:table-cell office:value-type="float" office:value="1.43205841446" calcext:value-type="float">
            <text:p>1.4320584145</text:p>
          </table:table-cell>
        </table:table-row>
        <table:table-row table:style-name="ro1">
          <table:table-cell office:value-type="float" office:value="273380912" calcext:value-type="float">
            <text:p>273380912</text:p>
          </table:table-cell>
          <table:table-cell office:value-type="float" office:value="1.02619689928" calcext:value-type="float">
            <text:p>1.0261968993</text:p>
          </table:table-cell>
          <table:table-cell office:value-type="float" office:value="243913216" calcext:value-type="float">
            <text:p>243913216</text:p>
          </table:table-cell>
          <table:table-cell office:value-type="float" office:value="1.16236502502" calcext:value-type="float">
            <text:p>1.162365025</text:p>
          </table:table-cell>
          <table:table-cell office:value-type="float" office:value="240248032" calcext:value-type="float">
            <text:p>240248032</text:p>
          </table:table-cell>
          <table:table-cell office:value-type="float" office:value="1.10531882744" calcext:value-type="float">
            <text:p>1.1053188274</text:p>
          </table:table-cell>
        </table:table-row>
        <table:table-row table:style-name="ro1">
          <table:table-cell office:value-type="float" office:value="131524112" calcext:value-type="float">
            <text:p>131524112</text:p>
          </table:table-cell>
          <table:table-cell office:value-type="float" office:value="100" calcext:value-type="float">
            <text:p>100</text:p>
          </table:table-cell>
          <table:table-cell office:value-type="float" office:value="260531120" calcext:value-type="float">
            <text:p>260531120</text:p>
          </table:table-cell>
          <table:table-cell office:value-type="float" office:value="2.52428705735" calcext:value-type="float">
            <text:p>2.5242870574</text:p>
          </table:table-cell>
          <table:table-cell office:value-type="float" office:value="257449376" calcext:value-type="float">
            <text:p>257449376</text:p>
          </table:table-cell>
          <table:table-cell office:value-type="float" office:value="2.4608834194" calcext:value-type="float">
            <text:p>2.4608834194</text:p>
          </table:table-cell>
        </table:table-row>
        <table:table-row table:style-name="ro1">
          <table:table-cell office:value-type="float" office:value="148489968" calcext:value-type="float">
            <text:p>148489968</text:p>
          </table:table-cell>
          <table:table-cell office:value-type="float" office:value="0.965020835964" calcext:value-type="float">
            <text:p>0.965020836</text:p>
          </table:table-cell>
          <table:table-cell office:value-type="float" office:value="125658800" calcext:value-type="float">
            <text:p>125658800</text:p>
          </table:table-cell>
          <table:table-cell office:value-type="float" office:value="39.5866666667" calcext:value-type="float">
            <text:p>39.5866666667</text:p>
          </table:table-cell>
          <table:table-cell office:value-type="float" office:value="124301152" calcext:value-type="float">
            <text:p>124301152</text:p>
          </table:table-cell>
          <table:table-cell office:value-type="float" office:value="92.0625" calcext:value-type="float">
            <text:p>92.0625</text:p>
          </table:table-cell>
        </table:table-row>
        <table:table-row table:style-name="ro1">
          <table:table-cell office:value-type="float" office:value="160973616" calcext:value-type="float">
            <text:p>160973616</text:p>
          </table:table-cell>
          <table:table-cell office:value-type="float" office:value="0.104954588586" calcext:value-type="float">
            <text:p>0.1049545886</text:p>
          </table:table-cell>
          <table:table-cell office:value-type="float" office:value="141961328" calcext:value-type="float">
            <text:p>141961328</text:p>
          </table:table-cell>
          <table:table-cell office:value-type="float" office:value="0.106794533059" calcext:value-type="float">
            <text:p>0.1067945331</text:p>
          </table:table-cell>
          <table:table-cell office:value-type="float" office:value="147147728" calcext:value-type="float">
            <text:p>147147728</text:p>
          </table:table-cell>
          <table:table-cell office:value-type="float" office:value="0.883913010533" calcext:value-type="float">
            <text:p>0.8839130105</text:p>
          </table:table-cell>
        </table:table-row>
        <table:table-row table:style-name="ro1">
          <table:table-cell office:value-type="float" office:value="183468576" calcext:value-type="float">
            <text:p>183468576</text:p>
          </table:table-cell>
          <table:table-cell office:value-type="float" office:value="0.095295500437" calcext:value-type="float">
            <text:p>0.0952955004</text:p>
          </table:table-cell>
          <table:table-cell office:value-type="float" office:value="167100720" calcext:value-type="float">
            <text:p>167100720</text:p>
          </table:table-cell>
          <table:table-cell office:value-type="float" office:value="0.155743041615" calcext:value-type="float">
            <text:p>0.1557430416</text:p>
          </table:table-cell>
          <table:table-cell office:value-type="float" office:value="165589072" calcext:value-type="float">
            <text:p>165589072</text:p>
          </table:table-cell>
          <table:table-cell office:value-type="float" office:value="0.100827060682" calcext:value-type="float">
            <text:p>0.1008270607</text:p>
          </table:table-cell>
        </table:table-row>
        <table:table-row table:style-name="ro1">
          <table:table-cell office:value-type="float" office:value="205138560" calcext:value-type="float">
            <text:p>205138560</text:p>
          </table:table-cell>
          <table:table-cell office:value-type="float" office:value="0.121372976846" calcext:value-type="float">
            <text:p>0.1213729768</text:p>
          </table:table-cell>
          <table:table-cell office:value-type="float" office:value="178077296" calcext:value-type="float">
            <text:p>178077296</text:p>
          </table:table-cell>
          <table:table-cell office:value-type="float" office:value="0.742047244094" calcext:value-type="float">
            <text:p>0.7420472441</text:p>
          </table:table-cell>
          <table:table-cell office:value-type="float" office:value="172837120" calcext:value-type="float">
            <text:p>172837120</text:p>
          </table:table-cell>
          <table:table-cell office:value-type="float" office:value="0.0996209249431" calcext:value-type="float">
            <text:p>0.0996209249</text:p>
          </table:table-cell>
        </table:table-row>
        <table:table-row table:style-name="ro1">
          <table:table-cell office:value-type="float" office:value="223481120" calcext:value-type="float">
            <text:p>223481120</text:p>
          </table:table-cell>
          <table:table-cell office:value-type="float" office:value="0.088890935888" calcext:value-type="float">
            <text:p>0.0888909359</text:p>
          </table:table-cell>
          <table:table-cell office:value-type="float" office:value="192523952" calcext:value-type="float">
            <text:p>192523952</text:p>
          </table:table-cell>
          <table:table-cell office:value-type="float" office:value="0.504095710282" calcext:value-type="float">
            <text:p>0.5040957103</text:p>
          </table:table-cell>
          <table:table-cell office:value-type="float" office:value="193260912" calcext:value-type="float">
            <text:p>193260912</text:p>
          </table:table-cell>
          <table:table-cell office:value-type="float" office:value="0.0972511964658" calcext:value-type="float">
            <text:p>0.0972511965</text:p>
          </table:table-cell>
        </table:table-row>
        <table:table-row table:style-name="ro1">
          <table:table-cell office:value-type="float" office:value="239875312" calcext:value-type="float">
            <text:p>239875312</text:p>
          </table:table-cell>
          <table:table-cell office:value-type="float" office:value="0.382960226038" calcext:value-type="float">
            <text:p>0.382960226</text:p>
          </table:table-cell>
          <table:table-cell office:value-type="float" office:value="216999008" calcext:value-type="float">
            <text:p>216999008</text:p>
          </table:table-cell>
          <table:table-cell office:value-type="float" office:value="0.0991325138706" calcext:value-type="float">
            <text:p>0.0991325139</text:p>
          </table:table-cell>
          <table:table-cell office:value-type="float" office:value="217521360" calcext:value-type="float">
            <text:p>217521360</text:p>
          </table:table-cell>
          <table:table-cell office:value-type="float" office:value="0.105029684477" calcext:value-type="float">
            <text:p>0.1050296845</text:p>
          </table:table-cell>
        </table:table-row>
        <table:table-row table:style-name="ro1">
          <table:table-cell office:value-type="float" office:value="247097344" calcext:value-type="float">
            <text:p>247097344</text:p>
          </table:table-cell>
          <table:table-cell office:value-type="float" office:value="3.09202892792" calcext:value-type="float">
            <text:p>3.0920289279</text:p>
          </table:table-cell>
          <table:table-cell office:value-type="float" office:value="235063728" calcext:value-type="float">
            <text:p>235063728</text:p>
          </table:table-cell>
          <table:table-cell office:value-type="float" office:value="0.113866586629" calcext:value-type="float">
            <text:p>0.1138665866</text:p>
          </table:table-cell>
          <table:table-cell office:value-type="float" office:value="240060688" calcext:value-type="float">
            <text:p>240060688</text:p>
          </table:table-cell>
          <table:table-cell office:value-type="float" office:value="0.0989300183524" calcext:value-type="float">
            <text:p>0.0989300184</text:p>
          </table:table-cell>
        </table:table-row>
        <table:table-row table:style-name="ro1">
          <table:table-cell office:value-type="float" office:value="249055568" calcext:value-type="float">
            <text:p>249055568</text:p>
          </table:table-cell>
          <table:table-cell office:value-type="float" office:value="1.03201287363" calcext:value-type="float">
            <text:p>1.0320128736</text:p>
          </table:table-cell>
          <table:table-cell office:value-type="float" office:value="246967120" calcext:value-type="float">
            <text:p>246967120</text:p>
          </table:table-cell>
          <table:table-cell office:value-type="float" office:value="1.22808519747" calcext:value-type="float">
            <text:p>1.2280851975</text:p>
          </table:table-cell>
          <table:table-cell office:value-type="float" office:value="250376784" calcext:value-type="float">
            <text:p>250376784</text:p>
          </table:table-cell>
          <table:table-cell office:value-type="float" office:value="1.20258337085" calcext:value-type="float">
            <text:p>1.2025833709</text:p>
          </table:table-cell>
        </table:table-row>
        <table:table-row table:style-name="ro1">
          <table:table-cell office:value-type="float" office:value="138378832" calcext:value-type="float">
            <text:p>138378832</text:p>
          </table:table-cell>
          <table:table-cell office:value-type="float" office:value="0.272936527336" calcext:value-type="float">
            <text:p>0.2729365273</text:p>
          </table:table-cell>
          <table:table-cell office:value-type="float" office:value="248482976" calcext:value-type="float">
            <text:p>248482976</text:p>
          </table:table-cell>
          <table:table-cell office:value-type="float" office:value="1.02149443992" calcext:value-type="float">
            <text:p>1.0214944399</text:p>
          </table:table-cell>
          <table:table-cell office:value-type="float" office:value="253067184" calcext:value-type="float">
            <text:p>253067184</text:p>
          </table:table-cell>
          <table:table-cell office:value-type="float" office:value="0.910175538747" calcext:value-type="float">
            <text:p>0.9101755387</text:p>
          </table:table-cell>
        </table:table-row>
        <table:table-row table:style-name="ro1">
          <table:table-cell office:value-type="float" office:value="163506800" calcext:value-type="float">
            <text:p>163506800</text:p>
          </table:table-cell>
          <table:table-cell office:value-type="float" office:value="0.95177715655" calcext:value-type="float">
            <text:p>0.9517771566</text:p>
          </table:table-cell>
          <table:table-cell office:value-type="float" office:value="270313904" calcext:value-type="float">
            <text:p>270313904</text:p>
          </table:table-cell>
          <table:table-cell office:value-type="float" office:value="90.8166666667" calcext:value-type="float">
            <text:p>90.8166666667</text:p>
          </table:table-cell>
          <table:table-cell office:value-type="float" office:value="270313904" calcext:value-type="float">
            <text:p>270313904</text:p>
          </table:table-cell>
          <table:table-cell office:value-type="float" office:value="98.4561403509" calcext:value-type="float">
            <text:p>98.4561403509</text:p>
          </table:table-cell>
        </table:table-row>
        <table:table-row table:style-name="ro1">
          <table:table-cell office:value-type="float" office:value="170214096" calcext:value-type="float">
            <text:p>170214096</text:p>
          </table:table-cell>
          <table:table-cell office:value-type="float" office:value="0.686083900396" calcext:value-type="float">
            <text:p>0.6860839004</text:p>
          </table:table-cell>
          <table:table-cell office:value-type="float" office:value="140956752" calcext:value-type="float">
            <text:p>140956752</text:p>
          </table:table-cell>
          <table:table-cell office:value-type="float" office:value="0.74951486455" calcext:value-type="float">
            <text:p>0.7495148646</text:p>
          </table:table-cell>
          <table:table-cell office:value-type="float" office:value="144052496" calcext:value-type="float">
            <text:p>144052496</text:p>
          </table:table-cell>
          <table:table-cell office:value-type="float" office:value="0.852272727273" calcext:value-type="float">
            <text:p>0.8522727273</text:p>
          </table:table-cell>
        </table:table-row>
        <table:table-row table:style-name="ro1">
          <table:table-cell office:value-type="float" office:value="196651520" calcext:value-type="float">
            <text:p>196651520</text:p>
          </table:table-cell>
          <table:table-cell office:value-type="float" office:value="0.654545454545" calcext:value-type="float">
            <text:p>0.6545454545</text:p>
          </table:table-cell>
          <table:table-cell office:value-type="float" office:value="168418384" calcext:value-type="float">
            <text:p>168418384</text:p>
          </table:table-cell>
          <table:table-cell office:value-type="float" office:value="0.107611128878" calcext:value-type="float">
            <text:p>0.1076111289</text:p>
          </table:table-cell>
          <table:table-cell office:value-type="float" office:value="156932176" calcext:value-type="float">
            <text:p>156932176</text:p>
          </table:table-cell>
          <table:table-cell office:value-type="float" office:value="0.111940998156" calcext:value-type="float">
            <text:p>0.1119409982</text:p>
          </table:table-cell>
        </table:table-row>
        <table:table-row table:style-name="ro1">
          <table:table-cell office:value-type="float" office:value="212240656" calcext:value-type="float">
            <text:p>212240656</text:p>
          </table:table-cell>
          <table:table-cell office:value-type="float" office:value="0.112939958592" calcext:value-type="float">
            <text:p>0.1129399586</text:p>
          </table:table-cell>
          <table:table-cell office:value-type="float" office:value="181404720" calcext:value-type="float">
            <text:p>181404720</text:p>
          </table:table-cell>
          <table:table-cell office:value-type="float" office:value="0.112300006751" calcext:value-type="float">
            <text:p>0.1123000068</text:p>
          </table:table-cell>
          <table:table-cell office:value-type="float" office:value="183468528" calcext:value-type="float">
            <text:p>183468528</text:p>
          </table:table-cell>
          <table:table-cell office:value-type="float" office:value="0.111828097874" calcext:value-type="float">
            <text:p>0.1118280979</text:p>
          </table:table-cell>
        </table:table-row>
        <table:table-row table:style-name="ro1">
          <table:table-cell office:value-type="float" office:value="238159392" calcext:value-type="float">
            <text:p>238159392</text:p>
          </table:table-cell>
          <table:table-cell office:value-type="float" office:value="0.109082813891" calcext:value-type="float">
            <text:p>0.1090828139</text:p>
          </table:table-cell>
          <table:table-cell office:value-type="float" office:value="205938704" calcext:value-type="float">
            <text:p>205938704</text:p>
          </table:table-cell>
          <table:table-cell office:value-type="float" office:value="0.0942908363787" calcext:value-type="float">
            <text:p>0.0942908364</text:p>
          </table:table-cell>
          <table:table-cell office:value-type="float" office:value="205938704" calcext:value-type="float">
            <text:p>205938704</text:p>
          </table:table-cell>
          <table:table-cell office:value-type="float" office:value="0.0959552778691" calcext:value-type="float">
            <text:p>0.0959552779</text:p>
          </table:table-cell>
        </table:table-row>
        <table:table-row table:style-name="ro1">
          <table:table-cell office:value-type="float" office:value="248064592" calcext:value-type="float">
            <text:p>248064592</text:p>
          </table:table-cell>
          <table:table-cell office:value-type="float" office:value="1.17084677559" calcext:value-type="float">
            <text:p>1.1708467756</text:p>
          </table:table-cell>
          <table:table-cell office:value-type="float" office:value="228389600" calcext:value-type="float">
            <text:p>228389600</text:p>
          </table:table-cell>
          <table:table-cell office:value-type="float" office:value="0.747202578104" calcext:value-type="float">
            <text:p>0.7472025781</text:p>
          </table:table-cell>
          <table:table-cell office:value-type="float" office:value="216530768" calcext:value-type="float">
            <text:p>216530768</text:p>
          </table:table-cell>
          <table:table-cell office:value-type="float" office:value="0.100776806769" calcext:value-type="float">
            <text:p>0.1007768068</text:p>
          </table:table-cell>
        </table:table-row>
        <table:table-row table:style-name="ro1">
          <table:table-cell office:value-type="float" office:value="249477040" calcext:value-type="float">
            <text:p>249477040</text:p>
          </table:table-cell>
          <table:table-cell office:value-type="float" office:value="1.04015861814" calcext:value-type="float">
            <text:p>1.0401586181</text:p>
          </table:table-cell>
          <table:table-cell office:value-type="float" office:value="242055344" calcext:value-type="float">
            <text:p>242055344</text:p>
          </table:table-cell>
          <table:table-cell office:value-type="float" office:value="0.765728708984" calcext:value-type="float">
            <text:p>0.765728709</text:p>
          </table:table-cell>
          <table:table-cell office:value-type="float" office:value="237805680" calcext:value-type="float">
            <text:p>237805680</text:p>
          </table:table-cell>
          <table:table-cell office:value-type="float" office:value="0.106247793858" calcext:value-type="float">
            <text:p>0.1062477939</text:p>
          </table:table-cell>
        </table:table-row>
        <table:table-row table:style-name="ro1">
          <table:table-cell office:value-type="float" office:value="271058480" calcext:value-type="float">
            <text:p>271058480</text:p>
          </table:table-cell>
          <table:table-cell office:value-type="float" office:value="94.3684210526" calcext:value-type="float">
            <text:p>94.3684210526</text:p>
          </table:table-cell>
          <table:table-cell office:value-type="float" office:value="254501312" calcext:value-type="float">
            <text:p>254501312</text:p>
          </table:table-cell>
          <table:table-cell office:value-type="float" office:value="3.60311320755" calcext:value-type="float">
            <text:p>3.6031132076</text:p>
          </table:table-cell>
          <table:table-cell office:value-type="float" office:value="240244000" calcext:value-type="float">
            <text:p>240244000</text:p>
          </table:table-cell>
          <table:table-cell office:value-type="float" office:value="1.19315922956" calcext:value-type="float">
            <text:p>1.1931592296</text:p>
          </table:table-cell>
        </table:table-row>
        <table:table-row table:style-name="ro1">
          <table:table-cell office:value-type="float" office:value="140426848" calcext:value-type="float">
            <text:p>140426848</text:p>
          </table:table-cell>
          <table:table-cell office:value-type="float" office:value="0.110766788859" calcext:value-type="float">
            <text:p>0.1107667889</text:p>
          </table:table-cell>
          <table:table-cell office:value-type="float" office:value="258310704" calcext:value-type="float">
            <text:p>258310704</text:p>
          </table:table-cell>
          <table:table-cell office:value-type="float" office:value="1.11068403909" calcext:value-type="float">
            <text:p>1.1106840391</text:p>
          </table:table-cell>
          <table:table-cell office:value-type="float" office:value="258432928" calcext:value-type="float">
            <text:p>258432928</text:p>
          </table:table-cell>
          <table:table-cell office:value-type="float" office:value="3.40382367674" calcext:value-type="float">
            <text:p>3.4038236767</text:p>
          </table:table-cell>
        </table:table-row>
        <table:table-row table:style-name="ro1">
          <table:table-cell office:value-type="float" office:value="167989920" calcext:value-type="float">
            <text:p>167989920</text:p>
          </table:table-cell>
          <table:table-cell office:value-type="float" office:value="0.110350824134" calcext:value-type="float">
            <text:p>0.1103508241</text:p>
          </table:table-cell>
          <table:table-cell office:value-type="float" office:value="276200304" calcext:value-type="float">
            <text:p>276200304</text:p>
          </table:table-cell>
          <table:table-cell office:value-type="float" office:value="100" calcext:value-type="float">
            <text:p>100</text:p>
          </table:table-cell>
          <table:table-cell office:value-type="float" office:value="127113664" calcext:value-type="float">
            <text:p>127113664</text:p>
          </table:table-cell>
          <table:table-cell office:value-type="float" office:value="88.4375" calcext:value-type="float">
            <text:p>88.4375</text:p>
          </table:table-cell>
        </table:table-row>
        <table:table-row table:style-name="ro1">
          <table:table-cell office:value-type="float" office:value="189428192" calcext:value-type="float">
            <text:p>189428192</text:p>
          </table:table-cell>
          <table:table-cell office:value-type="float" office:value="0.0973484848485" calcext:value-type="float">
            <text:p>0.0973484848</text:p>
          </table:table-cell>
          <table:table-cell office:value-type="float" office:value="140752736" calcext:value-type="float">
            <text:p>140752736</text:p>
          </table:table-cell>
          <table:table-cell office:value-type="float" office:value="0.933110367893" calcext:value-type="float">
            <text:p>0.9331103679</text:p>
          </table:table-cell>
          <table:table-cell office:value-type="float" office:value="149388144" calcext:value-type="float">
            <text:p>149388144</text:p>
          </table:table-cell>
          <table:table-cell office:value-type="float" office:value="0.108243751907" calcext:value-type="float">
            <text:p>0.1082437519</text:p>
          </table:table-cell>
        </table:table-row>
        <table:table-row table:style-name="ro1">
          <table:table-cell office:value-type="float" office:value="205138464" calcext:value-type="float">
            <text:p>205138464</text:p>
          </table:table-cell>
          <table:table-cell office:value-type="float" office:value="0.101281865585" calcext:value-type="float">
            <text:p>0.1012818656</text:p>
          </table:table-cell>
          <table:table-cell office:value-type="float" office:value="157439264" calcext:value-type="float">
            <text:p>157439264</text:p>
          </table:table-cell>
          <table:table-cell office:value-type="float" office:value="0.797439759036" calcext:value-type="float">
            <text:p>0.797439759</text:p>
          </table:table-cell>
          <table:table-cell office:value-type="float" office:value="172117584" calcext:value-type="float">
            <text:p>172117584</text:p>
          </table:table-cell>
          <table:table-cell office:value-type="float" office:value="0.119261764283" calcext:value-type="float">
            <text:p>0.1192617643</text:p>
          </table:table-cell>
        </table:table-row>
        <table:table-row table:style-name="ro1">
          <table:table-cell office:value-type="float" office:value="222449120" calcext:value-type="float">
            <text:p>222449120</text:p>
          </table:table-cell>
          <table:table-cell office:value-type="float" office:value="0.778582252905" calcext:value-type="float">
            <text:p>0.7785822529</text:p>
          </table:table-cell>
          <table:table-cell office:value-type="float" office:value="185133568" calcext:value-type="float">
            <text:p>185133568</text:p>
          </table:table-cell>
          <table:table-cell office:value-type="float" office:value="0.11432650787" calcext:value-type="float">
            <text:p>0.1143265079</text:p>
          </table:table-cell>
          <table:table-cell office:value-type="float" office:value="182273664" calcext:value-type="float">
            <text:p>182273664</text:p>
          </table:table-cell>
          <table:table-cell office:value-type="float" office:value="0.0923593618808" calcext:value-type="float">
            <text:p>0.0923593619</text:p>
          </table:table-cell>
        </table:table-row>
        <table:table-row table:style-name="ro1">
          <table:table-cell office:value-type="float" office:value="248067184" calcext:value-type="float">
            <text:p>248067184</text:p>
          </table:table-cell>
          <table:table-cell office:value-type="float" office:value="0.10625873249" calcext:value-type="float">
            <text:p>0.1062587325</text:p>
          </table:table-cell>
          <table:table-cell office:value-type="float" office:value="198947136" calcext:value-type="float">
            <text:p>198947136</text:p>
          </table:table-cell>
          <table:table-cell office:value-type="float" office:value="0.113152704246" calcext:value-type="float">
            <text:p>0.1131527042</text:p>
          </table:table-cell>
          <table:table-cell office:value-type="float" office:value="197351632" calcext:value-type="float">
            <text:p>197351632</text:p>
          </table:table-cell>
          <table:table-cell office:value-type="float" office:value="0.67706013363" calcext:value-type="float">
            <text:p>0.6770601336</text:p>
          </table:table-cell>
        </table:table-row>
        <table:table-row table:style-name="ro1">
          <table:table-cell office:value-type="float" office:value="256730640" calcext:value-type="float">
            <text:p>256730640</text:p>
          </table:table-cell>
          <table:table-cell office:value-type="float" office:value="3.38522201269" calcext:value-type="float">
            <text:p>3.3852220127</text:p>
          </table:table-cell>
          <table:table-cell office:value-type="float" office:value="224368816" calcext:value-type="float">
            <text:p>224368816</text:p>
          </table:table-cell>
          <table:table-cell office:value-type="float" office:value="0.0952531756923" calcext:value-type="float">
            <text:p>0.0952531757</text:p>
          </table:table-cell>
          <table:table-cell office:value-type="float" office:value="226576784" calcext:value-type="float">
            <text:p>226576784</text:p>
          </table:table-cell>
          <table:table-cell office:value-type="float" office:value="0.712444520314" calcext:value-type="float">
            <text:p>0.7124445203</text:p>
          </table:table-cell>
        </table:table-row>
        <table:table-row table:style-name="ro1">
          <table:table-cell office:value-type="float" office:value="266934176" calcext:value-type="float">
            <text:p>266934176</text:p>
          </table:table-cell>
          <table:table-cell office:value-type="float" office:value="1.13894750946" calcext:value-type="float">
            <text:p>1.1389475095</text:p>
          </table:table-cell>
          <table:table-cell office:value-type="float" office:value="239387472" calcext:value-type="float">
            <text:p>239387472</text:p>
          </table:table-cell>
          <table:table-cell office:value-type="float" office:value="1.64376883531" calcext:value-type="float">
            <text:p>1.6437688353</text:p>
          </table:table-cell>
          <table:table-cell office:value-type="float" office:value="253837136" calcext:value-type="float">
            <text:p>253837136</text:p>
          </table:table-cell>
          <table:table-cell office:value-type="float" office:value="0.112535190399" calcext:value-type="float">
            <text:p>0.1125351904</text:p>
          </table:table-cell>
        </table:table-row>
        <table:table-row table:style-name="ro1">
          <table:table-cell office:value-type="float" office:value="120807520" calcext:value-type="float">
            <text:p>120807520</text:p>
          </table:table-cell>
          <table:table-cell office:value-type="float" office:value="100" calcext:value-type="float">
            <text:p>100</text:p>
          </table:table-cell>
          <table:table-cell office:value-type="float" office:value="244283456" calcext:value-type="float">
            <text:p>244283456</text:p>
          </table:table-cell>
          <table:table-cell office:value-type="float" office:value="1.18054915855" calcext:value-type="float">
            <text:p>1.1805491586</text:p>
          </table:table-cell>
          <table:table-cell office:value-type="float" office:value="259681104" calcext:value-type="float">
            <text:p>259681104</text:p>
          </table:table-cell>
          <table:table-cell office:value-type="float" office:value="3.68772714565" calcext:value-type="float">
            <text:p>3.6877271457</text:p>
          </table:table-cell>
        </table:table-row>
        <table:table-row table:style-name="ro1">
          <table:table-cell office:value-type="float" office:value="147457584" calcext:value-type="float">
            <text:p>147457584</text:p>
          </table:table-cell>
          <table:table-cell office:value-type="float" office:value="0.933891527118" calcext:value-type="float">
            <text:p>0.9338915271</text:p>
          </table:table-cell>
          <table:table-cell office:value-type="float" office:value="262546432" calcext:value-type="float">
            <text:p>262546432</text:p>
          </table:table-cell>
          <table:table-cell office:value-type="float" office:value="3.4834156669" calcext:value-type="float">
            <text:p>3.4834156669</text:p>
          </table:table-cell>
          <table:table-cell office:value-type="float" office:value="268538576" calcext:value-type="float">
            <text:p>268538576</text:p>
          </table:table-cell>
          <table:table-cell office:value-type="float" office:value="1.13074148038" calcext:value-type="float">
            <text:p>1.1307414804</text:p>
          </table:table-cell>
        </table:table-row>
        <table:table-row table:style-name="ro1">
          <table:table-cell office:value-type="float" office:value="165926208" calcext:value-type="float">
            <text:p>165926208</text:p>
          </table:table-cell>
          <table:table-cell office:value-type="float" office:value="0.113036701674" calcext:value-type="float">
            <text:p>0.1130367017</text:p>
          </table:table-cell>
          <table:table-cell office:value-type="float" office:value="129177392" calcext:value-type="float">
            <text:p>129177392</text:p>
          </table:table-cell>
          <table:table-cell office:value-type="float" office:value="94.5789473684" calcext:value-type="float">
            <text:p>94.5789473684</text:p>
          </table:table-cell>
          <table:table-cell office:value-type="float" office:value="119591648" calcext:value-type="float">
            <text:p>1195916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460192" calcext:value-type="float">
            <text:p>190460192</text:p>
          </table:table-cell>
          <table:table-cell office:value-type="float" office:value="0.0982975624978" calcext:value-type="float">
            <text:p>0.0982975625</text:p>
          </table:table-cell>
          <table:table-cell office:value-type="float" office:value="150419520" calcext:value-type="float">
            <text:p>150419520</text:p>
          </table:table-cell>
          <table:table-cell office:value-type="float" office:value="0.121997090238" calcext:value-type="float">
            <text:p>0.1219970902</text:p>
          </table:table-cell>
          <table:table-cell office:value-type="float" office:value="139104832" calcext:value-type="float">
            <text:p>139104832</text:p>
          </table:table-cell>
          <table:table-cell office:value-type="float" office:value="0.877232904767" calcext:value-type="float">
            <text:p>0.8772329048</text:p>
          </table:table-cell>
        </table:table-row>
        <table:table-row table:style-name="ro1">
          <table:table-cell office:value-type="float" office:value="205906512" calcext:value-type="float">
            <text:p>205906512</text:p>
          </table:table-cell>
          <table:table-cell office:value-type="float" office:value="0.098273155416" calcext:value-type="float">
            <text:p>0.0982731554</text:p>
          </table:table-cell>
          <table:table-cell office:value-type="float" office:value="172917728" calcext:value-type="float">
            <text:p>172917728</text:p>
          </table:table-cell>
          <table:table-cell office:value-type="float" office:value="0.099533543696" calcext:value-type="float">
            <text:p>0.0995335437</text:p>
          </table:table-cell>
          <table:table-cell office:value-type="float" office:value="163630688" calcext:value-type="float">
            <text:p>163630688</text:p>
          </table:table-cell>
          <table:table-cell office:value-type="float" office:value="0.819264419961" calcext:value-type="float">
            <text:p>0.81926442</text:p>
          </table:table-cell>
        </table:table-row>
        <table:table-row table:style-name="ro1">
          <table:table-cell office:value-type="float" office:value="223126880" calcext:value-type="float">
            <text:p>223126880</text:p>
          </table:table-cell>
          <table:table-cell office:value-type="float" office:value="0.786158347047" calcext:value-type="float">
            <text:p>0.786158347</text:p>
          </table:table-cell>
          <table:table-cell office:value-type="float" office:value="188628000" calcext:value-type="float">
            <text:p>188628000</text:p>
          </table:table-cell>
          <table:table-cell office:value-type="float" office:value="0.692531053396" calcext:value-type="float">
            <text:p>0.6925310534</text:p>
          </table:table-cell>
          <table:table-cell office:value-type="float" office:value="175152416" calcext:value-type="float">
            <text:p>175152416</text:p>
          </table:table-cell>
          <table:table-cell office:value-type="float" office:value="0.113441675186" calcext:value-type="float">
            <text:p>0.1134416752</text:p>
          </table:table-cell>
        </table:table-row>
        <table:table-row table:style-name="ro1">
          <table:table-cell office:value-type="float" office:value="244849008" calcext:value-type="float">
            <text:p>244849008</text:p>
          </table:table-cell>
          <table:table-cell office:value-type="float" office:value="1.64032744507" calcext:value-type="float">
            <text:p>1.6403274451</text:p>
          </table:table-cell>
          <table:table-cell office:value-type="float" office:value="206970560" calcext:value-type="float">
            <text:p>206970560</text:p>
          </table:table-cell>
          <table:table-cell office:value-type="float" office:value="0.72516828107" calcext:value-type="float">
            <text:p>0.7251682811</text:p>
          </table:table-cell>
          <table:table-cell office:value-type="float" office:value="202042816" calcext:value-type="float">
            <text:p>202042816</text:p>
          </table:table-cell>
          <table:table-cell office:value-type="float" office:value="0.108852596902" calcext:value-type="float">
            <text:p>0.1088525969</text:p>
          </table:table-cell>
        </table:table-row>
        <table:table-row table:style-name="ro1">
          <table:table-cell office:value-type="float" office:value="253831376" calcext:value-type="float">
            <text:p>253831376</text:p>
          </table:table-cell>
          <table:table-cell office:value-type="float" office:value="1.10160375193" calcext:value-type="float">
            <text:p>1.1016037519</text:p>
          </table:table-cell>
          <table:table-cell office:value-type="float" office:value="222900880" calcext:value-type="float">
            <text:p>222900880</text:p>
          </table:table-cell>
          <table:table-cell office:value-type="float" office:value="0.104631099455" calcext:value-type="float">
            <text:p>0.1046310995</text:p>
          </table:table-cell>
          <table:table-cell office:value-type="float" office:value="230051168" calcext:value-type="float">
            <text:p>230051168</text:p>
          </table:table-cell>
          <table:table-cell office:value-type="float" office:value="0.0964376506322" calcext:value-type="float">
            <text:p>0.0964376506</text:p>
          </table:table-cell>
        </table:table-row>
        <table:table-row table:style-name="ro1">
          <table:table-cell office:value-type="float" office:value="255473440" calcext:value-type="float">
            <text:p>255473440</text:p>
          </table:table-cell>
          <table:table-cell office:value-type="float" office:value="3.04024315174" calcext:value-type="float">
            <text:p>3.0402431517</text:p>
          </table:table-cell>
          <table:table-cell office:value-type="float" office:value="245762704" calcext:value-type="float">
            <text:p>245762704</text:p>
          </table:table-cell>
          <table:table-cell office:value-type="float" office:value="0.108345685822" calcext:value-type="float">
            <text:p>0.1083456858</text:p>
          </table:table-cell>
          <table:table-cell office:value-type="float" office:value="233468864" calcext:value-type="float">
            <text:p>233468864</text:p>
          </table:table-cell>
          <table:table-cell office:value-type="float" office:value="0.100462917364" calcext:value-type="float">
            <text:p>0.1004629174</text:p>
          </table:table-cell>
        </table:table-row>
        <table:table-row table:style-name="ro1">
          <table:table-cell office:value-type="float" office:value="139924832" calcext:value-type="float">
            <text:p>139924832</text:p>
          </table:table-cell>
          <table:table-cell office:value-type="float" office:value="0.411273023153" calcext:value-type="float">
            <text:p>0.4112730232</text:p>
          </table:table-cell>
          <table:table-cell office:value-type="float" office:value="262435248" calcext:value-type="float">
            <text:p>262435248</text:p>
          </table:table-cell>
          <table:table-cell office:value-type="float" office:value="3.05523627075" calcext:value-type="float">
            <text:p>3.0552362708</text:p>
          </table:table-cell>
          <table:table-cell office:value-type="float" office:value="252785952" calcext:value-type="float">
            <text:p>252785952</text:p>
          </table:table-cell>
          <table:table-cell office:value-type="float" office:value="0.894794682106" calcext:value-type="float">
            <text:p>0.8947946821</text:p>
          </table:table-cell>
        </table:table-row>
        <table:table-row table:style-name="ro1">
          <table:table-cell office:value-type="float" office:value="163380448" calcext:value-type="float">
            <text:p>163380448</text:p>
          </table:table-cell>
          <table:table-cell office:value-type="float" office:value="0.75062884899" calcext:value-type="float">
            <text:p>0.750628849</text:p>
          </table:table-cell>
          <table:table-cell office:value-type="float" office:value="271676272" calcext:value-type="float">
            <text:p>271676272</text:p>
          </table:table-cell>
          <table:table-cell office:value-type="float" office:value="1.02340246164" calcext:value-type="float">
            <text:p>1.0234024616</text:p>
          </table:table-cell>
          <table:table-cell office:value-type="float" office:value="256776528" calcext:value-type="float">
            <text:p>256776528</text:p>
          </table:table-cell>
          <table:table-cell office:value-type="float" office:value="3.19412238325" calcext:value-type="float">
            <text:p>3.1941223833</text:p>
          </table:table-cell>
        </table:table-row>
        <table:table-row table:style-name="ro1">
          <table:table-cell office:value-type="float" office:value="174981536" calcext:value-type="float">
            <text:p>174981536</text:p>
          </table:table-cell>
          <table:table-cell office:value-type="float" office:value="0.605225184173" calcext:value-type="float">
            <text:p>0.6052251842</text:p>
          </table:table-cell>
          <table:table-cell office:value-type="float" office:value="128338192" calcext:value-type="float">
            <text:p>128338192</text:p>
          </table:table-cell>
          <table:table-cell office:value-type="float" office:value="100" calcext:value-type="float">
            <text:p>100</text:p>
          </table:table-cell>
          <table:table-cell office:value-type="float" office:value="124301120" calcext:value-type="float">
            <text:p>124301120</text:p>
          </table:table-cell>
          <table:table-cell office:value-type="float" office:value="76.6438356164" calcext:value-type="float">
            <text:p>76.6438356164</text:p>
          </table:table-cell>
        </table:table-row>
        <table:table-row table:style-name="ro1">
          <table:table-cell office:value-type="float" office:value="194587712" calcext:value-type="float">
            <text:p>194587712</text:p>
          </table:table-cell>
          <table:table-cell office:value-type="float" office:value="0.664309359013" calcext:value-type="float">
            <text:p>0.664309359</text:p>
          </table:table-cell>
          <table:table-cell office:value-type="float" office:value="137892976" calcext:value-type="float">
            <text:p>137892976</text:p>
          </table:table-cell>
          <table:table-cell office:value-type="float" office:value="0.137968385066" calcext:value-type="float">
            <text:p>0.1379683851</text:p>
          </table:table-cell>
          <table:table-cell office:value-type="float" office:value="153995552" calcext:value-type="float">
            <text:p>153995552</text:p>
          </table:table-cell>
          <table:table-cell office:value-type="float" office:value="0.104423703893" calcext:value-type="float">
            <text:p>0.1044237039</text:p>
          </table:table-cell>
        </table:table-row>
        <table:table-row table:style-name="ro1">
          <table:table-cell office:value-type="float" office:value="208001456" calcext:value-type="float">
            <text:p>208001456</text:p>
          </table:table-cell>
          <table:table-cell office:value-type="float" office:value="0.114505927488" calcext:value-type="float">
            <text:p>0.1145059275</text:p>
          </table:table-cell>
          <table:table-cell office:value-type="float" office:value="165926208" calcext:value-type="float">
            <text:p>165926208</text:p>
          </table:table-cell>
          <table:table-cell office:value-type="float" office:value="0.106073913925" calcext:value-type="float">
            <text:p>0.1060739139</text:p>
          </table:table-cell>
          <table:table-cell office:value-type="float" office:value="163862304" calcext:value-type="float">
            <text:p>163862304</text:p>
          </table:table-cell>
          <table:table-cell office:value-type="float" office:value="0.109423688785" calcext:value-type="float">
            <text:p>0.1094236888</text:p>
          </table:table-cell>
        </table:table-row>
        <table:table-row table:style-name="ro1">
          <table:table-cell office:value-type="float" office:value="234031776" calcext:value-type="float">
            <text:p>234031776</text:p>
          </table:table-cell>
          <table:table-cell office:value-type="float" office:value="0.11433447099" calcext:value-type="float">
            <text:p>0.114334471</text:p>
          </table:table-cell>
          <table:table-cell office:value-type="float" office:value="190460192" calcext:value-type="float">
            <text:p>190460192</text:p>
          </table:table-cell>
          <table:table-cell office:value-type="float" office:value="0.0954913702008" calcext:value-type="float">
            <text:p>0.0954913702</text:p>
          </table:table-cell>
          <table:table-cell office:value-type="float" office:value="186564192" calcext:value-type="float">
            <text:p>186564192</text:p>
          </table:table-cell>
          <table:table-cell office:value-type="float" office:value="0.118849457354" calcext:value-type="float">
            <text:p>0.1188494574</text:p>
          </table:table-cell>
        </table:table-row>
        <table:table-row table:style-name="ro1">
          <table:table-cell office:value-type="float" office:value="252425312" calcext:value-type="float">
            <text:p>252425312</text:p>
          </table:table-cell>
          <table:table-cell office:value-type="float" office:value="0.110261246158" calcext:value-type="float">
            <text:p>0.1102612462</text:p>
          </table:table-cell>
          <table:table-cell office:value-type="float" office:value="206059296" calcext:value-type="float">
            <text:p>206059296</text:p>
          </table:table-cell>
          <table:table-cell office:value-type="float" office:value="0.0982863824034" calcext:value-type="float">
            <text:p>0.0982863824</text:p>
          </table:table-cell>
          <table:table-cell office:value-type="float" office:value="209723296" calcext:value-type="float">
            <text:p>209723296</text:p>
          </table:table-cell>
          <table:table-cell office:value-type="float" office:value="0.104926558437" calcext:value-type="float">
            <text:p>0.1049265584</text:p>
          </table:table-cell>
        </table:table-row>
        <table:table-row table:style-name="ro1">
          <table:table-cell office:value-type="float" office:value="252079648" calcext:value-type="float">
            <text:p>252079648</text:p>
          </table:table-cell>
          <table:table-cell office:value-type="float" office:value="3.40646882294" calcext:value-type="float">
            <text:p>3.4064688229</text:p>
          </table:table-cell>
          <table:table-cell office:value-type="float" office:value="225544928" calcext:value-type="float">
            <text:p>225544928</text:p>
          </table:table-cell>
          <table:table-cell office:value-type="float" office:value="0.783318836378" calcext:value-type="float">
            <text:p>0.7833188364</text:p>
          </table:table-cell>
          <table:table-cell office:value-type="float" office:value="229633072" calcext:value-type="float">
            <text:p>229633072</text:p>
          </table:table-cell>
          <table:table-cell office:value-type="float" office:value="0.69806472336" calcext:value-type="float">
            <text:p>0.6980647234</text:p>
          </table:table-cell>
        </table:table-row>
        <table:table-row table:style-name="ro1">
          <table:table-cell office:value-type="float" office:value="274889200" calcext:value-type="float">
            <text:p>274889200</text:p>
          </table:table-cell>
          <table:table-cell office:value-type="float" office:value="1.03782883557" calcext:value-type="float">
            <text:p>1.0378288356</text:p>
          </table:table-cell>
          <table:table-cell office:value-type="float" office:value="246600176" calcext:value-type="float">
            <text:p>246600176</text:p>
          </table:table-cell>
          <table:table-cell office:value-type="float" office:value="1.57411167513" calcext:value-type="float">
            <text:p>1.5741116751</text:p>
          </table:table-cell>
          <table:table-cell office:value-type="float" office:value="242055296" calcext:value-type="float">
            <text:p>242055296</text:p>
          </table:table-cell>
          <table:table-cell office:value-type="float" office:value="0.800617283951" calcext:value-type="float">
            <text:p>0.800617284</text:p>
          </table:table-cell>
        </table:table-row>
        <table:table-row table:style-name="ro1">
          <table:table-cell office:value-type="float" office:value="135405424" calcext:value-type="float">
            <text:p>135405424</text:p>
          </table:table-cell>
          <table:table-cell office:value-type="float" office:value="0.266367640847" calcext:value-type="float">
            <text:p>0.2663676408</text:p>
          </table:table-cell>
          <table:table-cell office:value-type="float" office:value="255859936" calcext:value-type="float">
            <text:p>255859936</text:p>
          </table:table-cell>
          <table:table-cell office:value-type="float" office:value="0.981592873813" calcext:value-type="float">
            <text:p>0.9815928738</text:p>
          </table:table-cell>
          <table:table-cell office:value-type="float" office:value="246816816" calcext:value-type="float">
            <text:p>246816816</text:p>
          </table:table-cell>
          <table:table-cell office:value-type="float" office:value="0.421478770606" calcext:value-type="float">
            <text:p>0.4214787706</text:p>
          </table:table-cell>
        </table:table-row>
        <table:table-row table:style-name="ro1">
          <table:table-cell office:value-type="float" office:value="150110288" calcext:value-type="float">
            <text:p>150110288</text:p>
          </table:table-cell>
          <table:table-cell office:value-type="float" office:value="0.140017157137" calcext:value-type="float">
            <text:p>0.1400171571</text:p>
          </table:table-cell>
          <table:table-cell office:value-type="float" office:value="261477232" calcext:value-type="float">
            <text:p>261477232</text:p>
          </table:table-cell>
          <table:table-cell office:value-type="float" office:value="3.47497318556" calcext:value-type="float">
            <text:p>3.4749731856</text:p>
          </table:table-cell>
          <table:table-cell office:value-type="float" office:value="268340816" calcext:value-type="float">
            <text:p>268340816</text:p>
          </table:table-cell>
          <table:table-cell office:value-type="float" office:value="1.14180472897" calcext:value-type="float">
            <text:p>1.141804729</text:p>
          </table:table-cell>
        </table:table-row>
        <table:table-row table:style-name="ro1">
          <table:table-cell office:value-type="float" office:value="174464288" calcext:value-type="float">
            <text:p>174464288</text:p>
          </table:table-cell>
          <table:table-cell office:value-type="float" office:value="0.0954272219837" calcext:value-type="float">
            <text:p>0.095427222</text:p>
          </table:table-cell>
          <table:table-cell office:value-type="float" office:value="134085296" calcext:value-type="float">
            <text:p>134085296</text:p>
          </table:table-cell>
          <table:table-cell office:value-type="float" office:value="0.442642503992" calcext:value-type="float">
            <text:p>0.442642504</text:p>
          </table:table-cell>
          <table:table-cell office:value-type="float" office:value="271806832" calcext:value-type="float">
            <text:p>271806832</text:p>
          </table:table-cell>
          <table:table-cell office:value-type="float" office:value="3.62394800433" calcext:value-type="float">
            <text:p>3.6239480043</text:p>
          </table:table-cell>
        </table:table-row>
        <table:table-row table:style-name="ro1">
          <table:table-cell office:value-type="float" office:value="187151696" calcext:value-type="float">
            <text:p>187151696</text:p>
          </table:table-cell>
          <table:table-cell office:value-type="float" office:value="0.0960633290543" calcext:value-type="float">
            <text:p>0.0960633291</text:p>
          </table:table-cell>
          <table:table-cell office:value-type="float" office:value="152578800" calcext:value-type="float">
            <text:p>152578800</text:p>
          </table:table-cell>
          <table:table-cell office:value-type="float" office:value="0.701328711727" calcext:value-type="float">
            <text:p>0.7013287117</text:p>
          </table:table-cell>
          <table:table-cell office:value-type="float" office:value="138378928" calcext:value-type="float">
            <text:p>138378928</text:p>
          </table:table-cell>
          <table:table-cell office:value-type="float" office:value="0.301380211524" calcext:value-type="float">
            <text:p>0.3013802115</text:p>
          </table:table-cell>
        </table:table-row>
        <table:table-row table:style-name="ro1">
          <table:table-cell office:value-type="float" office:value="208002560" calcext:value-type="float">
            <text:p>208002560</text:p>
          </table:table-cell>
          <table:table-cell office:value-type="float" office:value="0.790578195751" calcext:value-type="float">
            <text:p>0.7905781958</text:p>
          </table:table-cell>
          <table:table-cell office:value-type="float" office:value="180141056" calcext:value-type="float">
            <text:p>180141056</text:p>
          </table:table-cell>
          <table:table-cell office:value-type="float" office:value="0.694402293037" calcext:value-type="float">
            <text:p>0.694402293</text:p>
          </table:table-cell>
          <table:table-cell office:value-type="float" office:value="160517312" calcext:value-type="float">
            <text:p>160517312</text:p>
          </table:table-cell>
          <table:table-cell office:value-type="float" office:value="0.0632381296698" calcext:value-type="float">
            <text:p>0.0632381297</text:p>
          </table:table-cell>
        </table:table-row>
        <table:table-row table:style-name="ro1">
          <table:table-cell office:value-type="float" office:value="222348688" calcext:value-type="float">
            <text:p>222348688</text:p>
          </table:table-cell>
          <table:table-cell office:value-type="float" office:value="0.112563810643" calcext:value-type="float">
            <text:p>0.1125638106</text:p>
          </table:table-cell>
          <table:table-cell office:value-type="float" office:value="197915136" calcext:value-type="float">
            <text:p>197915136</text:p>
          </table:table-cell>
          <table:table-cell office:value-type="float" office:value="0.106994199932" calcext:value-type="float">
            <text:p>0.1069941999</text:p>
          </table:table-cell>
          <table:table-cell office:value-type="float" office:value="169981488" calcext:value-type="float">
            <text:p>169981488</text:p>
          </table:table-cell>
          <table:table-cell office:value-type="float" office:value="0.106700292671" calcext:value-type="float">
            <text:p>0.1067002927</text:p>
          </table:table-cell>
        </table:table-row>
        <table:table-row table:style-name="ro1">
          <table:table-cell office:value-type="float" office:value="236235504" calcext:value-type="float">
            <text:p>236235504</text:p>
          </table:table-cell>
          <table:table-cell office:value-type="float" office:value="1.54135521612" calcext:value-type="float">
            <text:p>1.5413552161</text:p>
          </table:table-cell>
          <table:table-cell office:value-type="float" office:value="224160432" calcext:value-type="float">
            <text:p>224160432</text:p>
          </table:table-cell>
          <table:table-cell office:value-type="float" office:value="0.0984547461369" calcext:value-type="float">
            <text:p>0.0984547461</text:p>
          </table:table-cell>
          <table:table-cell office:value-type="float" office:value="186592608" calcext:value-type="float">
            <text:p>186592608</text:p>
          </table:table-cell>
          <table:table-cell office:value-type="float" office:value="0.814106669106" calcext:value-type="float">
            <text:p>0.8141066691</text:p>
          </table:table-cell>
        </table:table-row>
        <table:table-row table:style-name="ro1">
          <table:table-cell office:value-type="float" office:value="259603440" calcext:value-type="float">
            <text:p>259603440</text:p>
          </table:table-cell>
          <table:table-cell office:value-type="float" office:value="0.984455448792" calcext:value-type="float">
            <text:p>0.9844554488</text:p>
          </table:table-cell>
          <table:table-cell office:value-type="float" office:value="236380160" calcext:value-type="float">
            <text:p>236380160</text:p>
          </table:table-cell>
          <table:table-cell office:value-type="float" office:value="0.693972307437" calcext:value-type="float">
            <text:p>0.6939723074</text:p>
          </table:table-cell>
          <table:table-cell office:value-type="float" office:value="213162080" calcext:value-type="float">
            <text:p>213162080</text:p>
          </table:table-cell>
          <table:table-cell office:value-type="float" office:value="0.836696428571" calcext:value-type="float">
            <text:p>0.8366964286</text:p>
          </table:table-cell>
        </table:table-row>
        <table:table-row table:style-name="ro1">
          <table:table-cell office:value-type="float" office:value="266419616" calcext:value-type="float">
            <text:p>266419616</text:p>
          </table:table-cell>
          <table:table-cell office:value-type="float" office:value="82.8787878788" calcext:value-type="float">
            <text:p>82.8787878788</text:p>
          </table:table-cell>
          <table:table-cell office:value-type="float" office:value="247576976" calcext:value-type="float">
            <text:p>247576976</text:p>
          </table:table-cell>
          <table:table-cell office:value-type="float" office:value="0.418913799635" calcext:value-type="float">
            <text:p>0.4189137996</text:p>
          </table:table-cell>
          <table:table-cell office:value-type="float" office:value="231968064" calcext:value-type="float">
            <text:p>231968064</text:p>
          </table:table-cell>
          <table:table-cell office:value-type="float" office:value="0.109308314937" calcext:value-type="float">
            <text:p>0.1093083149</text:p>
          </table:table-cell>
        </table:table-row>
        <table:table-row table:style-name="ro1">
          <table:table-cell office:value-type="float" office:value="136240464" calcext:value-type="float">
            <text:p>136240464</text:p>
          </table:table-cell>
          <table:table-cell office:value-type="float" office:value="0.9177753326" calcext:value-type="float">
            <text:p>0.9177753326</text:p>
          </table:table-cell>
          <table:table-cell office:value-type="float" office:value="270308160" calcext:value-type="float">
            <text:p>270308160</text:p>
          </table:table-cell>
          <table:table-cell office:value-type="float" office:value="1.11579088562" calcext:value-type="float">
            <text:p>1.1157908856</text:p>
          </table:table-cell>
          <table:table-cell office:value-type="float" office:value="239991584" calcext:value-type="float">
            <text:p>239991584</text:p>
          </table:table-cell>
          <table:table-cell office:value-type="float" office:value="2.11787315823" calcext:value-type="float">
            <text:p>2.1178731582</text:p>
          </table:table-cell>
        </table:table-row>
        <table:table-row table:style-name="ro1">
          <table:table-cell office:value-type="float" office:value="169681776" calcext:value-type="float">
            <text:p>169681776</text:p>
          </table:table-cell>
          <table:table-cell office:value-type="float" office:value="0.106827513535" calcext:value-type="float">
            <text:p>0.1068275135</text:p>
          </table:table-cell>
          <table:table-cell office:value-type="float" office:value="275610144" calcext:value-type="float">
            <text:p>275610144</text:p>
          </table:table-cell>
          <table:table-cell office:value-type="float" office:value="100" calcext:value-type="float">
            <text:p>100</text:p>
          </table:table-cell>
          <table:table-cell office:value-type="float" office:value="259530784" calcext:value-type="float">
            <text:p>259530784</text:p>
          </table:table-cell>
          <table:table-cell office:value-type="float" office:value="0.996238492757" calcext:value-type="float">
            <text:p>0.9962384928</text:p>
          </table:table-cell>
        </table:table-row>
        <table:table-row table:style-name="ro1">
          <table:table-cell office:value-type="float" office:value="184500384" calcext:value-type="float">
            <text:p>184500384</text:p>
          </table:table-cell>
          <table:table-cell office:value-type="float" office:value="0.111606982185" calcext:value-type="float">
            <text:p>0.1116069822</text:p>
          </table:table-cell>
          <table:table-cell office:value-type="float" office:value="140695472" calcext:value-type="float">
            <text:p>140695472</text:p>
          </table:table-cell>
          <table:table-cell office:value-type="float" office:value="1.05050778605" calcext:value-type="float">
            <text:p>1.0505077861</text:p>
          </table:table-cell>
          <table:table-cell office:value-type="float" office:value="262115488" calcext:value-type="float">
            <text:p>262115488</text:p>
          </table:table-cell>
          <table:table-cell office:value-type="float" office:value="3.29556537641" calcext:value-type="float">
            <text:p>3.2955653764</text:p>
          </table:table-cell>
        </table:table-row>
        <table:table-row table:style-name="ro1">
          <table:table-cell office:value-type="float" office:value="198758352" calcext:value-type="float">
            <text:p>198758352</text:p>
          </table:table-cell>
          <table:table-cell office:value-type="float" office:value="0.096260289526" calcext:value-type="float">
            <text:p>0.0962602895</text:p>
          </table:table-cell>
          <table:table-cell office:value-type="float" office:value="156850800" calcext:value-type="float">
            <text:p>156850800</text:p>
          </table:table-cell>
          <table:table-cell office:value-type="float" office:value="0.850830162574" calcext:value-type="float">
            <text:p>0.8508301626</text:p>
          </table:table-cell>
          <table:table-cell office:value-type="float" office:value="139924352" calcext:value-type="float">
            <text:p>139924352</text:p>
          </table:table-cell>
          <table:table-cell office:value-type="float" office:value="0.441026533275" calcext:value-type="float">
            <text:p>0.4410265333</text:p>
          </table:table-cell>
        </table:table-row>
        <table:table-row table:style-name="ro1">
          <table:table-cell office:value-type="float" office:value="216830528" calcext:value-type="float">
            <text:p>216830528</text:p>
          </table:table-cell>
          <table:table-cell office:value-type="float" office:value="0.698606415437" calcext:value-type="float">
            <text:p>0.6986064154</text:p>
          </table:table-cell>
          <table:table-cell office:value-type="float" office:value="181173056" calcext:value-type="float">
            <text:p>181173056</text:p>
          </table:table-cell>
          <table:table-cell office:value-type="float" office:value="0.74193267809" calcext:value-type="float">
            <text:p>0.7419326781</text:p>
          </table:table-cell>
          <table:table-cell office:value-type="float" office:value="148649776" calcext:value-type="float">
            <text:p>148649776</text:p>
          </table:table-cell>
          <table:table-cell office:value-type="float" office:value="0.0949127534001" calcext:value-type="float">
            <text:p>0.0949127534</text:p>
          </table:table-cell>
        </table:table-row>
        <table:table-row table:style-name="ro1">
          <table:table-cell office:value-type="float" office:value="244119104" calcext:value-type="float">
            <text:p>244119104</text:p>
          </table:table-cell>
          <table:table-cell office:value-type="float" office:value="0.775769163914" calcext:value-type="float">
            <text:p>0.7757691639</text:p>
          </table:table-cell>
          <table:table-cell office:value-type="float" office:value="196128064" calcext:value-type="float">
            <text:p>196128064</text:p>
          </table:table-cell>
          <table:table-cell office:value-type="float" office:value="0.114149779736" calcext:value-type="float">
            <text:p>0.1141497797</text:p>
          </table:table-cell>
          <table:table-cell office:value-type="float" office:value="177095248" calcext:value-type="float">
            <text:p>177095248</text:p>
          </table:table-cell>
          <table:table-cell office:value-type="float" office:value="0.627066485365" calcext:value-type="float">
            <text:p>0.6270664854</text:p>
          </table:table-cell>
        </table:table-row>
        <table:table-row table:style-name="ro1">
          <table:table-cell office:value-type="float" office:value="254697968" calcext:value-type="float">
            <text:p>254697968</text:p>
          </table:table-cell>
          <table:table-cell office:value-type="float" office:value="3.25595188372" calcext:value-type="float">
            <text:p>3.2559518837</text:p>
          </table:table-cell>
          <table:table-cell office:value-type="float" office:value="223481120" calcext:value-type="float">
            <text:p>223481120</text:p>
          </table:table-cell>
          <table:table-cell office:value-type="float" office:value="0.0961025280899" calcext:value-type="float">
            <text:p>0.0961025281</text:p>
          </table:table-cell>
          <table:table-cell office:value-type="float" office:value="191492000" calcext:value-type="float">
            <text:p>191492000</text:p>
          </table:table-cell>
          <table:table-cell office:value-type="float" office:value="0.727969348659" calcext:value-type="float">
            <text:p>0.7279693487</text:p>
          </table:table-cell>
        </table:table-row>
        <table:table-row table:style-name="ro1">
          <table:table-cell office:value-type="float" office:value="261035712" calcext:value-type="float">
            <text:p>261035712</text:p>
          </table:table-cell>
          <table:table-cell office:value-type="float" office:value="1.16817066003" calcext:value-type="float">
            <text:p>1.16817066</text:p>
          </table:table-cell>
          <table:table-cell office:value-type="float" office:value="233909264" calcext:value-type="float">
            <text:p>233909264</text:p>
          </table:table-cell>
          <table:table-cell office:value-type="float" office:value="0.0992098959637" calcext:value-type="float">
            <text:p>0.099209896</text:p>
          </table:table-cell>
          <table:table-cell office:value-type="float" office:value="219353280" calcext:value-type="float">
            <text:p>219353280</text:p>
          </table:table-cell>
          <table:table-cell office:value-type="float" office:value="0.112721012804" calcext:value-type="float">
            <text:p>0.1127210128</text:p>
          </table:table-cell>
        </table:table-row>
        <table:table-row table:style-name="ro1">
          <table:table-cell office:value-type="float" office:value="118559744" calcext:value-type="float">
            <text:p>118559744</text:p>
          </table:table-cell>
          <table:table-cell office:value-type="float" office:value="100" calcext:value-type="float">
            <text:p>100</text:p>
          </table:table-cell>
          <table:table-cell office:value-type="float" office:value="254949520" calcext:value-type="float">
            <text:p>254949520</text:p>
          </table:table-cell>
          <table:table-cell office:value-type="float" office:value="1.11288468042" calcext:value-type="float">
            <text:p>1.1128846804</text:p>
          </table:table-cell>
          <table:table-cell office:value-type="float" office:value="230936064" calcext:value-type="float">
            <text:p>230936064</text:p>
          </table:table-cell>
          <table:table-cell office:value-type="float" office:value="0.110678726686" calcext:value-type="float">
            <text:p>0.1106787267</text:p>
          </table:table-cell>
        </table:table-row>
        <table:table-row table:style-name="ro1">
          <table:table-cell office:value-type="float" office:value="137470160" calcext:value-type="float">
            <text:p>137470160</text:p>
          </table:table-cell>
          <table:table-cell office:value-type="float" office:value="1.08041447752" calcext:value-type="float">
            <text:p>1.0804144775</text:p>
          </table:table-cell>
          <table:table-cell office:value-type="float" office:value="260185920" calcext:value-type="float">
            <text:p>260185920</text:p>
          </table:table-cell>
          <table:table-cell office:value-type="float" office:value="3.48339516786" calcext:value-type="float">
            <text:p>3.4833951679</text:p>
          </table:table-cell>
          <table:table-cell office:value-type="float" office:value="236058752" calcext:value-type="float">
            <text:p>236058752</text:p>
          </table:table-cell>
          <table:table-cell office:value-type="float" office:value="1.62778462803" calcext:value-type="float">
            <text:p>1.627784628</text:p>
          </table:table-cell>
        </table:table-row>
        <table:table-row table:style-name="ro1">
          <table:table-cell office:value-type="float" office:value="164662592" calcext:value-type="float">
            <text:p>164662592</text:p>
          </table:table-cell>
          <table:table-cell office:value-type="float" office:value="0.820558420772" calcext:value-type="float">
            <text:p>0.8205584208</text:p>
          </table:table-cell>
          <table:table-cell office:value-type="float" office:value="128665696" calcext:value-type="float">
            <text:p>128665696</text:p>
          </table:table-cell>
          <table:table-cell office:value-type="float" office:value="93.9473684211" calcext:value-type="float">
            <text:p>93.9473684211</text:p>
          </table:table-cell>
          <table:table-cell office:value-type="float" office:value="255155776" calcext:value-type="float">
            <text:p>255155776</text:p>
          </table:table-cell>
          <table:table-cell office:value-type="float" office:value="0.866322463283" calcext:value-type="float">
            <text:p>0.8663224633</text:p>
          </table:table-cell>
        </table:table-row>
        <table:table-row table:style-name="ro1">
          <table:table-cell office:value-type="float" office:value="182436672" calcext:value-type="float">
            <text:p>182436672</text:p>
          </table:table-cell>
          <table:table-cell office:value-type="float" office:value="0.114004803362" calcext:value-type="float">
            <text:p>0.1140048034</text:p>
          </table:table-cell>
          <table:table-cell office:value-type="float" office:value="153515232" calcext:value-type="float">
            <text:p>153515232</text:p>
          </table:table-cell>
          <table:table-cell office:value-type="float" office:value="0.116341396372" calcext:value-type="float">
            <text:p>0.1163413964</text:p>
          </table:table-cell>
          <table:table-cell office:value-type="float" office:value="255662896" calcext:value-type="float">
            <text:p>255662896</text:p>
          </table:table-cell>
          <table:table-cell office:value-type="float" office:value="2.96147804112" calcext:value-type="float">
            <text:p>2.9614780411</text:p>
          </table:table-cell>
        </table:table-row>
        <table:table-row table:style-name="ro1">
          <table:table-cell office:value-type="float" office:value="205138560" calcext:value-type="float">
            <text:p>205138560</text:p>
          </table:table-cell>
          <table:table-cell office:value-type="float" office:value="0.0926486321259" calcext:value-type="float">
            <text:p>0.0926486321</text:p>
          </table:table-cell>
          <table:table-cell office:value-type="float" office:value="168226240" calcext:value-type="float">
            <text:p>168226240</text:p>
          </table:table-cell>
          <table:table-cell office:value-type="float" office:value="0.0946737547828" calcext:value-type="float">
            <text:p>0.0946737548</text:p>
          </table:table-cell>
          <table:table-cell office:value-type="float" office:value="138624560" calcext:value-type="float">
            <text:p>1386245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9293568" calcext:value-type="float">
            <text:p>219293568</text:p>
          </table:table-cell>
          <table:table-cell office:value-type="float" office:value="0.0955245936247" calcext:value-type="float">
            <text:p>0.0955245936</text:p>
          </table:table-cell>
          <table:table-cell office:value-type="float" office:value="187735408" calcext:value-type="float">
            <text:p>187735408</text:p>
          </table:table-cell>
          <table:table-cell office:value-type="float" office:value="0.800351071693" calcext:value-type="float">
            <text:p>0.8003510717</text:p>
          </table:table-cell>
          <table:table-cell office:value-type="float" office:value="156407312" calcext:value-type="float">
            <text:p>156407312</text:p>
          </table:table-cell>
          <table:table-cell office:value-type="float" office:value="0.100565869155" calcext:value-type="float">
            <text:p>0.1005658692</text:p>
          </table:table-cell>
        </table:table-row>
        <table:table-row table:style-name="ro1">
          <table:table-cell office:value-type="float" office:value="239977616" calcext:value-type="float">
            <text:p>239977616</text:p>
          </table:table-cell>
          <table:table-cell office:value-type="float" office:value="1.63047766058" calcext:value-type="float">
            <text:p>1.6304776606</text:p>
          </table:table-cell>
          <table:table-cell office:value-type="float" office:value="213161984" calcext:value-type="float">
            <text:p>213161984</text:p>
          </table:table-cell>
          <table:table-cell office:value-type="float" office:value="0.775120856354" calcext:value-type="float">
            <text:p>0.7751208564</text:p>
          </table:table-cell>
          <table:table-cell office:value-type="float" office:value="168422736" calcext:value-type="float">
            <text:p>168422736</text:p>
          </table:table-cell>
          <table:table-cell office:value-type="float" office:value="0.0973710144006" calcext:value-type="float">
            <text:p>0.0973710144</text:p>
          </table:table-cell>
        </table:table-row>
        <table:table-row table:style-name="ro1">
          <table:table-cell office:value-type="float" office:value="245675056" calcext:value-type="float">
            <text:p>245675056</text:p>
          </table:table-cell>
          <table:table-cell office:value-type="float" office:value="1.12515050167" calcext:value-type="float">
            <text:p>1.1251505017</text:p>
          </table:table-cell>
          <table:table-cell office:value-type="float" office:value="229672448" calcext:value-type="float">
            <text:p>229672448</text:p>
          </table:table-cell>
          <table:table-cell office:value-type="float" office:value="0.700437672232" calcext:value-type="float">
            <text:p>0.7004376722</text:p>
          </table:table-cell>
          <table:table-cell office:value-type="float" office:value="183684320" calcext:value-type="float">
            <text:p>183684320</text:p>
          </table:table-cell>
          <table:table-cell office:value-type="float" office:value="0.082525497324" calcext:value-type="float">
            <text:p>0.0825254973</text:p>
          </table:table-cell>
        </table:table-row>
        <table:table-row table:style-name="ro1">
          <table:table-cell office:value-type="float" office:value="248287760" calcext:value-type="float">
            <text:p>248287760</text:p>
          </table:table-cell>
          <table:table-cell office:value-type="float" office:value="3.34548168965" calcext:value-type="float">
            <text:p>3.3454816897</text:p>
          </table:table-cell>
          <table:table-cell office:value-type="float" office:value="241023392" calcext:value-type="float">
            <text:p>241023392</text:p>
          </table:table-cell>
          <table:table-cell office:value-type="float" office:value="0.780410840243" calcext:value-type="float">
            <text:p>0.7804108402</text:p>
          </table:table-cell>
          <table:table-cell office:value-type="float" office:value="204106608" calcext:value-type="float">
            <text:p>204106608</text:p>
          </table:table-cell>
          <table:table-cell office:value-type="float" office:value="0.119968411028" calcext:value-type="float">
            <text:p>0.119968411</text:p>
          </table:table-cell>
        </table:table-row>
        <table:table-row table:style-name="ro1">
          <table:table-cell office:value-type="float" office:value="138030864" calcext:value-type="float">
            <text:p>138030864</text:p>
          </table:table-cell>
          <table:table-cell office:value-type="float" office:value="54.4666666667" calcext:value-type="float">
            <text:p>54.4666666667</text:p>
          </table:table-cell>
          <table:table-cell office:value-type="float" office:value="247853792" calcext:value-type="float">
            <text:p>247853792</text:p>
          </table:table-cell>
          <table:table-cell office:value-type="float" office:value="0.417098185949" calcext:value-type="float">
            <text:p>0.4170981859</text:p>
          </table:table-cell>
          <table:table-cell office:value-type="float" office:value="223662544" calcext:value-type="float">
            <text:p>223662544</text:p>
          </table:table-cell>
          <table:table-cell office:value-type="float" office:value="0.762490608565" calcext:value-type="float">
            <text:p>0.7624906086</text:p>
          </table:table-cell>
        </table:table-row>
        <table:table-row table:style-name="ro1">
          <table:table-cell office:value-type="float" office:value="149277792" calcext:value-type="float">
            <text:p>149277792</text:p>
          </table:table-cell>
          <table:table-cell office:value-type="float" office:value="0.0968903436989" calcext:value-type="float">
            <text:p>0.0968903437</text:p>
          </table:table-cell>
          <table:table-cell office:value-type="float" office:value="269062336" calcext:value-type="float">
            <text:p>269062336</text:p>
          </table:table-cell>
          <table:table-cell office:value-type="float" office:value="1.18343373494" calcext:value-type="float">
            <text:p>1.1834337349</text:p>
          </table:table-cell>
          <table:table-cell office:value-type="float" office:value="235207392" calcext:value-type="float">
            <text:p>235207392</text:p>
          </table:table-cell>
          <table:table-cell office:value-type="float" office:value="1.00873802722" calcext:value-type="float">
            <text:p>1.0087380272</text:p>
          </table:table-cell>
        </table:table-row>
        <table:table-row table:style-name="ro1">
          <table:table-cell office:value-type="float" office:value="169763792" calcext:value-type="float">
            <text:p>169763792</text:p>
          </table:table-cell>
          <table:table-cell office:value-type="float" office:value="0.728876424824" calcext:value-type="float">
            <text:p>0.7288764248</text:p>
          </table:table-cell>
          <table:table-cell office:value-type="float" office:value="273249600" calcext:value-type="float">
            <text:p>273249600</text:p>
          </table:table-cell>
          <table:table-cell office:value-type="float" office:value="3.41432548722" calcext:value-type="float">
            <text:p>3.4143254872</text:p>
          </table:table-cell>
          <table:table-cell office:value-type="float" office:value="261648784" calcext:value-type="float">
            <text:p>261648784</text:p>
          </table:table-cell>
          <table:table-cell office:value-type="float" office:value="0.499814508786" calcext:value-type="float">
            <text:p>0.4998145088</text:p>
          </table:table-cell>
        </table:table-row>
        <table:table-row table:style-name="ro1">
          <table:table-cell office:value-type="float" office:value="194587680" calcext:value-type="float">
            <text:p>194587680</text:p>
          </table:table-cell>
          <table:table-cell office:value-type="float" office:value="0.641668566218" calcext:value-type="float">
            <text:p>0.6416685662</text:p>
          </table:table-cell>
          <table:table-cell office:value-type="float" office:value="143329968" calcext:value-type="float">
            <text:p>143329968</text:p>
          </table:table-cell>
          <table:table-cell office:value-type="float" office:value="0.123023622047" calcext:value-type="float">
            <text:p>0.123023622</text:p>
          </table:table-cell>
          <table:table-cell office:value-type="float" office:value="265849456" calcext:value-type="float">
            <text:p>265849456</text:p>
          </table:table-cell>
          <table:table-cell office:value-type="float" office:value="1.28072060683" calcext:value-type="float">
            <text:p>1.2807206068</text:p>
          </table:table-cell>
        </table:table-row>
        <table:table-row table:style-name="ro1">
          <table:table-cell office:value-type="float" office:value="213393696" calcext:value-type="float">
            <text:p>213393696</text:p>
          </table:table-cell>
          <table:table-cell office:value-type="float" office:value="0.114117602968" calcext:value-type="float">
            <text:p>0.114117603</text:p>
          </table:table-cell>
          <table:table-cell office:value-type="float" office:value="148784272" calcext:value-type="float">
            <text:p>148784272</text:p>
          </table:table-cell>
          <table:table-cell office:value-type="float" office:value="0.832451193059" calcext:value-type="float">
            <text:p>0.8324511931</text:p>
          </table:table-cell>
          <table:table-cell office:value-type="float" office:value="266583120" calcext:value-type="float">
            <text:p>266583120</text:p>
          </table:table-cell>
          <table:table-cell office:value-type="float" office:value="1.01559835807" calcext:value-type="float">
            <text:p>1.0155983581</text:p>
          </table:table-cell>
        </table:table-row>
        <table:table-row table:style-name="ro1">
          <table:table-cell office:value-type="float" office:value="235063680" calcext:value-type="float">
            <text:p>235063680</text:p>
          </table:table-cell>
          <table:table-cell office:value-type="float" office:value="0.159755646057" calcext:value-type="float">
            <text:p>0.1597556461</text:p>
          </table:table-cell>
          <table:table-cell office:value-type="float" office:value="173756240" calcext:value-type="float">
            <text:p>173756240</text:p>
          </table:table-cell>
          <table:table-cell office:value-type="float" office:value="0.670997051088" calcext:value-type="float">
            <text:p>0.6709970511</text:p>
          </table:table-cell>
          <table:table-cell office:value-type="float" office:value="136315120" calcext:value-type="float">
            <text:p>136315120</text:p>
          </table:table-cell>
          <table:table-cell office:value-type="float" office:value="0.269116906656" calcext:value-type="float">
            <text:p>0.2691169067</text:p>
          </table:table-cell>
        </table:table-row>
        <table:table-row table:style-name="ro1">
          <table:table-cell office:value-type="float" office:value="253832960" calcext:value-type="float">
            <text:p>253832960</text:p>
          </table:table-cell>
          <table:table-cell office:value-type="float" office:value="0.113005672362" calcext:value-type="float">
            <text:p>0.1130056724</text:p>
          </table:table-cell>
          <table:table-cell office:value-type="float" office:value="196651616" calcext:value-type="float">
            <text:p>196651616</text:p>
          </table:table-cell>
          <table:table-cell office:value-type="float" office:value="0.769559032717" calcext:value-type="float">
            <text:p>0.7695590327</text:p>
          </table:table-cell>
          <table:table-cell office:value-type="float" office:value="157439264" calcext:value-type="float">
            <text:p>157439264</text:p>
          </table:table-cell>
          <table:table-cell office:value-type="float" office:value="0.0690688690555" calcext:value-type="float">
            <text:p>0.0690688691</text:p>
          </table:table-cell>
        </table:table-row>
        <table:table-row table:style-name="ro1">
          <table:table-cell office:value-type="float" office:value="255730384" calcext:value-type="float">
            <text:p>255730384</text:p>
          </table:table-cell>
          <table:table-cell office:value-type="float" office:value="3.2400098264" calcext:value-type="float">
            <text:p>3.2400098264</text:p>
          </table:table-cell>
          <table:table-cell office:value-type="float" office:value="215246080" calcext:value-type="float">
            <text:p>215246080</text:p>
          </table:table-cell>
          <table:table-cell office:value-type="float" office:value="0.099358974359" calcext:value-type="float">
            <text:p>0.0993589744</text:p>
          </table:table-cell>
          <table:table-cell office:value-type="float" office:value="173559440" calcext:value-type="float">
            <text:p>173559440</text:p>
          </table:table-cell>
          <table:table-cell office:value-type="float" office:value="0.676279146412" calcext:value-type="float">
            <text:p>0.6762791464</text:p>
          </table:table-cell>
        </table:table-row>
        <table:table-row table:style-name="ro1">
          <table:table-cell office:value-type="float" office:value="276987440" calcext:value-type="float">
            <text:p>276987440</text:p>
          </table:table-cell>
          <table:table-cell office:value-type="float" office:value="1.04509555882" calcext:value-type="float">
            <text:p>1.0450955588</text:p>
          </table:table-cell>
          <table:table-cell office:value-type="float" office:value="247868320" calcext:value-type="float">
            <text:p>247868320</text:p>
          </table:table-cell>
          <table:table-cell office:value-type="float" office:value="0.458540873132" calcext:value-type="float">
            <text:p>0.4585408731</text:p>
          </table:table-cell>
          <table:table-cell office:value-type="float" office:value="194587808" calcext:value-type="float">
            <text:p>194587808</text:p>
          </table:table-cell>
          <table:table-cell office:value-type="float" office:value="0.719358533792" calcext:value-type="float">
            <text:p>0.7193585338</text:p>
          </table:table-cell>
        </table:table-row>
        <table:table-row table:style-name="ro1">
          <table:table-cell office:value-type="float" office:value="127868448" calcext:value-type="float">
            <text:p>127868448</text:p>
          </table:table-cell>
          <table:table-cell office:value-type="float" office:value="0.277933826263" calcext:value-type="float">
            <text:p>0.2779338263</text:p>
          </table:table-cell>
          <table:table-cell office:value-type="float" office:value="249654064" calcext:value-type="float">
            <text:p>249654064</text:p>
          </table:table-cell>
          <table:table-cell office:value-type="float" office:value="1.02317284718" calcext:value-type="float">
            <text:p>1.0231728472</text:p>
          </table:table-cell>
          <table:table-cell office:value-type="float" office:value="210031200" calcext:value-type="float">
            <text:p>210031200</text:p>
          </table:table-cell>
          <table:table-cell office:value-type="float" office:value="0.190573920692" calcext:value-type="float">
            <text:p>0.1905739207</text:p>
          </table:table-cell>
        </table:table-row>
        <table:table-row table:style-name="ro1">
          <table:table-cell office:value-type="float" office:value="157439264" calcext:value-type="float">
            <text:p>157439264</text:p>
          </table:table-cell>
          <table:table-cell office:value-type="float" office:value="0.0664359128316" calcext:value-type="float">
            <text:p>0.0664359128</text:p>
          </table:table-cell>
          <table:table-cell office:value-type="float" office:value="275328928" calcext:value-type="float">
            <text:p>275328928</text:p>
          </table:table-cell>
          <table:table-cell office:value-type="float" office:value="1.00926752671" calcext:value-type="float">
            <text:p>1.0092675267</text:p>
          </table:table-cell>
          <table:table-cell office:value-type="float" office:value="238159488" calcext:value-type="float">
            <text:p>238159488</text:p>
          </table:table-cell>
          <table:table-cell office:value-type="float" office:value="0.105440992058" calcext:value-type="float">
            <text:p>0.1054409921</text:p>
          </table:table-cell>
        </table:table-row>
        <table:table-row table:style-name="ro1">
          <table:table-cell office:value-type="float" office:value="166546416" calcext:value-type="float">
            <text:p>166546416</text:p>
          </table:table-cell>
          <table:table-cell office:value-type="float" office:value="0.822012456209" calcext:value-type="float">
            <text:p>0.8220124562</text:p>
          </table:table-cell>
          <table:table-cell office:value-type="float" office:value="286742624" calcext:value-type="float">
            <text:p>286742624</text:p>
          </table:table-cell>
          <table:table-cell office:value-type="float" office:value="1.11478112023" calcext:value-type="float">
            <text:p>1.1147811202</text:p>
          </table:table-cell>
          <table:table-cell office:value-type="float" office:value="247736816" calcext:value-type="float">
            <text:p>247736816</text:p>
          </table:table-cell>
          <table:table-cell office:value-type="float" office:value="1.12245926424" calcext:value-type="float">
            <text:p>1.1224592642</text:p>
          </table:table-cell>
        </table:table-row>
        <table:table-row table:style-name="ro1">
          <table:table-cell office:value-type="float" office:value="199979040" calcext:value-type="float">
            <text:p>199979040</text:p>
          </table:table-cell>
          <table:table-cell office:value-type="float" office:value="0.105742902436" calcext:value-type="float">
            <text:p>0.1057429024</text:p>
          </table:table-cell>
          <table:table-cell office:value-type="float" office:value="292092848" calcext:value-type="float">
            <text:p>292092848</text:p>
          </table:table-cell>
          <table:table-cell office:value-type="float" office:value="0.106173836935" calcext:value-type="float">
            <text:p>0.1061738369</text:p>
          </table:table-cell>
          <table:table-cell office:value-type="float" office:value="248573504" calcext:value-type="float">
            <text:p>248573504</text:p>
          </table:table-cell>
          <table:table-cell office:value-type="float" office:value="1.05490815059" calcext:value-type="float">
            <text:p>1.0549081506</text:p>
          </table:table-cell>
        </table:table-row>
        <table:table-row table:style-name="ro1">
          <table:table-cell office:value-type="float" office:value="227608704" calcext:value-type="float">
            <text:p>227608704</text:p>
          </table:table-cell>
          <table:table-cell office:value-type="float" office:value="0.0959160345007" calcext:value-type="float">
            <text:p>0.0959160345</text:p>
          </table:table-cell>
          <table:table-cell office:value-type="float" office:value="183663152" calcext:value-type="float">
            <text:p>183663152</text:p>
          </table:table-cell>
          <table:table-cell office:value-type="float" office:value="0.151083198081" calcext:value-type="float">
            <text:p>0.1510831981</text:p>
          </table:table-cell>
          <table:table-cell office:value-type="float" office:value="270616096" calcext:value-type="float">
            <text:p>270616096</text:p>
          </table:table-cell>
          <table:table-cell office:value-type="float" office:value="68.9634146341" calcext:value-type="float">
            <text:p>68.9634146341</text:p>
          </table:table-cell>
        </table:table-row>
        <table:table-row table:style-name="ro1">
          <table:table-cell office:value-type="float" office:value="252221328" calcext:value-type="float">
            <text:p>252221328</text:p>
          </table:table-cell>
          <table:table-cell office:value-type="float" office:value="0.452533333333" calcext:value-type="float">
            <text:p>0.4525333333</text:p>
          </table:table-cell>
          <table:table-cell office:value-type="float" office:value="212318768" calcext:value-type="float">
            <text:p>212318768</text:p>
          </table:table-cell>
          <table:table-cell office:value-type="float" office:value="0.0529612024666" calcext:value-type="float">
            <text:p>0.0529612025</text:p>
          </table:table-cell>
          <table:table-cell office:value-type="float" office:value="145084352" calcext:value-type="float">
            <text:p>145084352</text:p>
          </table:table-cell>
          <table:table-cell office:value-type="float" office:value="0.974995453719" calcext:value-type="float">
            <text:p>0.9749954537</text:p>
          </table:table-cell>
        </table:table-row>
        <table:table-row table:style-name="ro1">
          <table:table-cell office:value-type="float" office:value="262115488" calcext:value-type="float">
            <text:p>262115488</text:p>
          </table:table-cell>
          <table:table-cell office:value-type="float" office:value="1.00036230691" calcext:value-type="float">
            <text:p>1.0003623069</text:p>
          </table:table-cell>
          <table:table-cell office:value-type="float" office:value="237755232" calcext:value-type="float">
            <text:p>237755232</text:p>
          </table:table-cell>
          <table:table-cell office:value-type="float" office:value="0.160699695462" calcext:value-type="float">
            <text:p>0.1606996955</text:p>
          </table:table-cell>
          <table:table-cell office:value-type="float" office:value="163862304" calcext:value-type="float">
            <text:p>163862304</text:p>
          </table:table-cell>
          <table:table-cell office:value-type="float" office:value="0.110332686642" calcext:value-type="float">
            <text:p>0.1103326866</text:p>
          </table:table-cell>
        </table:table-row>
        <table:table-row table:style-name="ro1">
          <table:table-cell office:value-type="float" office:value="270983008" calcext:value-type="float">
            <text:p>270983008</text:p>
          </table:table-cell>
          <table:table-cell office:value-type="float" office:value="5.36174299869" calcext:value-type="float">
            <text:p>5.3617429987</text:p>
          </table:table-cell>
          <table:table-cell office:value-type="float" office:value="260586144" calcext:value-type="float">
            <text:p>260586144</text:p>
          </table:table-cell>
          <table:table-cell office:value-type="float" office:value="6.92762266197" calcext:value-type="float">
            <text:p>6.927622662</text:p>
          </table:table-cell>
          <table:table-cell office:value-type="float" office:value="189428192" calcext:value-type="float">
            <text:p>189428192</text:p>
          </table:table-cell>
          <table:table-cell office:value-type="float" office:value="0.100348977993" calcext:value-type="float">
            <text:p>0.100348978</text:p>
          </table:table-cell>
        </table:table-row>
        <table:table-row table:style-name="ro1">
          <table:table-cell office:value-type="float" office:value="282322272" calcext:value-type="float">
            <text:p>282322272</text:p>
          </table:table-cell>
          <table:table-cell office:value-type="float" office:value="0.756912109438" calcext:value-type="float">
            <text:p>0.7569121094</text:p>
          </table:table-cell>
          <table:table-cell office:value-type="float" office:value="268976752" calcext:value-type="float">
            <text:p>268976752</text:p>
          </table:table-cell>
          <table:table-cell office:value-type="float" office:value="0.795144157815" calcext:value-type="float">
            <text:p>0.7951441578</text:p>
          </table:table-cell>
          <table:table-cell office:value-type="float" office:value="198599328" calcext:value-type="float">
            <text:p>198599328</text:p>
          </table:table-cell>
          <table:table-cell office:value-type="float" office:value="0.81987700853" calcext:value-type="float">
            <text:p>0.8198770085</text:p>
          </table:table-cell>
        </table:table-row>
        <table:table-row table:style-name="ro1">
          <table:table-cell office:value-type="float" office:value="292990320" calcext:value-type="float">
            <text:p>292990320</text:p>
          </table:table-cell>
          <table:table-cell office:value-type="float" office:value="100" calcext:value-type="float">
            <text:p>100</text:p>
          </table:table-cell>
          <table:table-cell office:value-type="float" office:value="289923248" calcext:value-type="float">
            <text:p>289923248</text:p>
          </table:table-cell>
          <table:table-cell office:value-type="float" office:value="0.314162493849" calcext:value-type="float">
            <text:p>0.3141624938</text:p>
          </table:table-cell>
          <table:table-cell office:value-type="float" office:value="228640544" calcext:value-type="float">
            <text:p>228640544</text:p>
          </table:table-cell>
          <table:table-cell office:value-type="float" office:value="0.792923319535" calcext:value-type="float">
            <text:p>0.7929233195</text:p>
          </table:table-cell>
        </table:table-row>
        <table:table-row table:style-name="ro1">
          <table:table-cell office:value-type="float" office:value="220306704" calcext:value-type="float">
            <text:p>220306704</text:p>
          </table:table-cell>
          <table:table-cell office:value-type="float" office:value="0.768098732748" calcext:value-type="float">
            <text:p>0.7680987327</text:p>
          </table:table-cell>
          <table:table-cell office:value-type="float" office:value="307968976" calcext:value-type="float">
            <text:p>307968976</text:p>
          </table:table-cell>
          <table:table-cell office:value-type="float" office:value="0.317015781923" calcext:value-type="float">
            <text:p>0.3170157819</text:p>
          </table:table-cell>
          <table:table-cell office:value-type="float" office:value="240896048" calcext:value-type="float">
            <text:p>240896048</text:p>
          </table:table-cell>
          <table:table-cell office:value-type="float" office:value="0.158531526549" calcext:value-type="float">
            <text:p>0.1585315265</text:p>
          </table:table-cell>
        </table:table-row>
        <table:table-row table:style-name="ro1">
          <table:table-cell office:value-type="float" office:value="248719280" calcext:value-type="float">
            <text:p>248719280</text:p>
          </table:table-cell>
          <table:table-cell office:value-type="float" office:value="0.134718396082" calcext:value-type="float">
            <text:p>0.1347183961</text:p>
          </table:table-cell>
          <table:table-cell office:value-type="float" office:value="317537872" calcext:value-type="float">
            <text:p>317537872</text:p>
          </table:table-cell>
          <table:table-cell office:value-type="float" office:value="2.23943661972" calcext:value-type="float">
            <text:p>2.2394366197</text:p>
          </table:table-cell>
          <table:table-cell office:value-type="float" office:value="260533712" calcext:value-type="float">
            <text:p>260533712</text:p>
          </table:table-cell>
          <table:table-cell office:value-type="float" office:value="3.41457135502" calcext:value-type="float">
            <text:p>3.414571355</text:p>
          </table:table-cell>
        </table:table-row>
        <table:table-row table:style-name="ro1">
          <table:table-cell office:value-type="float" office:value="267193728" calcext:value-type="float">
            <text:p>267193728</text:p>
          </table:table-cell>
          <table:table-cell office:value-type="float" office:value="0.0696594951719" calcext:value-type="float">
            <text:p>0.0696594952</text:p>
          </table:table-cell>
          <table:table-cell office:value-type="float" office:value="325521568" calcext:value-type="float">
            <text:p>325521568</text:p>
          </table:table-cell>
          <table:table-cell office:value-type="float" office:value="1.9766410408" calcext:value-type="float">
            <text:p>1.9766410408</text:p>
          </table:table-cell>
          <table:table-cell office:value-type="float" office:value="271151696" calcext:value-type="float">
            <text:p>271151696</text:p>
          </table:table-cell>
          <table:table-cell office:value-type="float" office:value="1.05278265568" calcext:value-type="float">
            <text:p>1.0527826557</text:p>
          </table:table-cell>
        </table:table-row>
        <table:table-row table:style-name="ro1">
          <table:table-cell office:value-type="float" office:value="287511216" calcext:value-type="float">
            <text:p>287511216</text:p>
          </table:table-cell>
          <table:table-cell office:value-type="float" office:value="0.299168399168" calcext:value-type="float">
            <text:p>0.2991683992</text:p>
          </table:table-cell>
          <table:table-cell office:value-type="float" office:value="194098672" calcext:value-type="float">
            <text:p>194098672</text:p>
          </table:table-cell>
          <table:table-cell office:value-type="float" office:value="24.7285298399" calcext:value-type="float">
            <text:p>24.7285298399</text:p>
          </table:table-cell>
          <table:table-cell office:value-type="float" office:value="121442000" calcext:value-type="float">
            <text:p>12144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200432" calcext:value-type="float">
            <text:p>294200432</text:p>
          </table:table-cell>
          <table:table-cell office:value-type="float" office:value="1.79493867193" calcext:value-type="float">
            <text:p>1.7949386719</text:p>
          </table:table-cell>
          <table:table-cell office:value-type="float" office:value="214914912" calcext:value-type="float">
            <text:p>214914912</text:p>
          </table:table-cell>
          <table:table-cell office:value-type="float" office:value="0.225522850503" calcext:value-type="float">
            <text:p>0.2255228505</text:p>
          </table:table-cell>
          <table:table-cell office:value-type="float" office:value="146425680" calcext:value-type="float">
            <text:p>146425680</text:p>
          </table:table-cell>
          <table:table-cell office:value-type="float" office:value="0.94992021603" calcext:value-type="float">
            <text:p>0.949920216</text:p>
          </table:table-cell>
        </table:table-row>
        <table:table-row table:style-name="ro1">
          <table:table-cell office:value-type="float" office:value="315952160" calcext:value-type="float">
            <text:p>315952160</text:p>
          </table:table-cell>
          <table:table-cell office:value-type="float" office:value="1.60754402995" calcext:value-type="float">
            <text:p>1.60754403</text:p>
          </table:table-cell>
          <table:table-cell office:value-type="float" office:value="246162848" calcext:value-type="float">
            <text:p>246162848</text:p>
          </table:table-cell>
          <table:table-cell office:value-type="float" office:value="0.0163528393662" calcext:value-type="float">
            <text:p>0.0163528394</text:p>
          </table:table-cell>
          <table:table-cell office:value-type="float" office:value="162680704" calcext:value-type="float">
            <text:p>162680704</text:p>
          </table:table-cell>
          <table:table-cell office:value-type="float" office:value="0.105521255953" calcext:value-type="float">
            <text:p>0.105521256</text:p>
          </table:table-cell>
        </table:table-row>
        <table:table-row table:style-name="ro1">
          <table:table-cell office:value-type="float" office:value="324076944" calcext:value-type="float">
            <text:p>324076944</text:p>
          </table:table-cell>
          <table:table-cell office:value-type="float" office:value="100" calcext:value-type="float">
            <text:p>100</text:p>
          </table:table-cell>
          <table:table-cell office:value-type="float" office:value="268573920" calcext:value-type="float">
            <text:p>268573920</text:p>
          </table:table-cell>
          <table:table-cell office:value-type="float" office:value="0.22377220695" calcext:value-type="float">
            <text:p>0.223772207</text:p>
          </table:table-cell>
          <table:table-cell office:value-type="float" office:value="190390304" calcext:value-type="float">
            <text:p>190390304</text:p>
          </table:table-cell>
          <table:table-cell office:value-type="float" office:value="0.119916354197" calcext:value-type="float">
            <text:p>0.1199163542</text:p>
          </table:table-cell>
        </table:table-row>
        <table:table-row table:style-name="ro1">
          <table:table-cell office:value-type="float" office:value="169904960" calcext:value-type="float">
            <text:p>169904960</text:p>
          </table:table-cell>
          <table:table-cell office:value-type="float" office:value="0.547791774169" calcext:value-type="float">
            <text:p>0.5477917742</text:p>
          </table:table-cell>
          <table:table-cell office:value-type="float" office:value="287741552" calcext:value-type="float">
            <text:p>287741552</text:p>
          </table:table-cell>
          <table:table-cell office:value-type="float" office:value="0.13034016722" calcext:value-type="float">
            <text:p>0.1303401672</text:p>
          </table:table-cell>
          <table:table-cell office:value-type="float" office:value="206970656" calcext:value-type="float">
            <text:p>206970656</text:p>
          </table:table-cell>
          <table:table-cell office:value-type="float" office:value="0.105454411981" calcext:value-type="float">
            <text:p>0.105454412</text:p>
          </table:table-cell>
        </table:table-row>
        <table:table-row table:style-name="ro1">
          <table:table-cell office:value-type="float" office:value="202505472" calcext:value-type="float">
            <text:p>202505472</text:p>
          </table:table-cell>
          <table:table-cell office:value-type="float" office:value="0.0290706569968" calcext:value-type="float">
            <text:p>0.029070657</text:p>
          </table:table-cell>
          <table:table-cell office:value-type="float" office:value="290626112" calcext:value-type="float">
            <text:p>290626112</text:p>
          </table:table-cell>
          <table:table-cell office:value-type="float" office:value="0.13034016722" calcext:value-type="float">
            <text:p>0.1303401672</text:p>
          </table:table-cell>
          <table:table-cell office:value-type="float" office:value="234031872" calcext:value-type="float">
            <text:p>234031872</text:p>
          </table:table-cell>
          <table:table-cell office:value-type="float" office:value="0.110631866106" calcext:value-type="float">
            <text:p>0.1106318661</text:p>
          </table:table-cell>
        </table:table-row>
        <table:table-row table:style-name="ro1">
          <table:table-cell office:value-type="float" office:value="208697920" calcext:value-type="float">
            <text:p>208697920</text:p>
          </table:table-cell>
          <table:table-cell office:value-type="float" office:value="0.0351806441066" calcext:value-type="float">
            <text:p>0.0351806441</text:p>
          </table:table-cell>
          <table:table-cell office:value-type="float" office:value="312760048" calcext:value-type="float">
            <text:p>312760048</text:p>
          </table:table-cell>
          <table:table-cell office:value-type="float" office:value="0.173189505637" calcext:value-type="float">
            <text:p>0.1731895056</text:p>
          </table:table-cell>
          <table:table-cell office:value-type="float" office:value="248935328" calcext:value-type="float">
            <text:p>248935328</text:p>
          </table:table-cell>
          <table:table-cell office:value-type="float" office:value="0.447138288847" calcext:value-type="float">
            <text:p>0.4471382888</text:p>
          </table:table-cell>
        </table:table-row>
        <table:table-row table:style-name="ro1">
          <table:table-cell office:value-type="float" office:value="235376576" calcext:value-type="float">
            <text:p>235376576</text:p>
          </table:table-cell>
          <table:table-cell office:value-type="float" office:value="0.181797642806" calcext:value-type="float">
            <text:p>0.1817976428</text:p>
          </table:table-cell>
          <table:table-cell office:value-type="float" office:value="321148656" calcext:value-type="float">
            <text:p>321148656</text:p>
          </table:table-cell>
          <table:table-cell office:value-type="float" office:value="0.185657998424" calcext:value-type="float">
            <text:p>0.1856579984</text:p>
          </table:table-cell>
          <table:table-cell office:value-type="float" office:value="269698784" calcext:value-type="float">
            <text:p>269698784</text:p>
          </table:table-cell>
          <table:table-cell office:value-type="float" office:value="1.14232970904" calcext:value-type="float">
            <text:p>1.142329709</text:p>
          </table:table-cell>
        </table:table-row>
        <table:table-row table:style-name="ro1">
          <table:table-cell office:value-type="float" office:value="255757888" calcext:value-type="float">
            <text:p>255757888</text:p>
          </table:table-cell>
          <table:table-cell office:value-type="float" office:value="0.0337171556318" calcext:value-type="float">
            <text:p>0.0337171556</text:p>
          </table:table-cell>
          <table:table-cell office:value-type="float" office:value="326765504" calcext:value-type="float">
            <text:p>326765504</text:p>
          </table:table-cell>
          <table:table-cell office:value-type="float" office:value="2.41106239724" calcext:value-type="float">
            <text:p>2.4110623972</text:p>
          </table:table-cell>
          <table:table-cell office:value-type="float" office:value="280447904" calcext:value-type="float">
            <text:p>280447904</text:p>
          </table:table-cell>
          <table:table-cell office:value-type="float" office:value="1.14149302595" calcext:value-type="float">
            <text:p>1.141493026</text:p>
          </table:table-cell>
        </table:table-row>
        <table:table-row table:style-name="ro1">
          <table:table-cell office:value-type="float" office:value="282090080" calcext:value-type="float">
            <text:p>282090080</text:p>
          </table:table-cell>
          <table:table-cell office:value-type="float" office:value="0.372331366705" calcext:value-type="float">
            <text:p>0.3723313667</text:p>
          </table:table-cell>
          <table:table-cell office:value-type="float" office:value="346388752" calcext:value-type="float">
            <text:p>346388752</text:p>
          </table:table-cell>
          <table:table-cell office:value-type="float" office:value="100" calcext:value-type="float">
            <text:p>100</text:p>
          </table:table-cell>
          <table:table-cell office:value-type="float" office:value="273037152" calcext:value-type="float">
            <text:p>273037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4728288" calcext:value-type="float">
            <text:p>274728288</text:p>
          </table:table-cell>
          <table:table-cell office:value-type="float" office:value="1.63063035496" calcext:value-type="float">
            <text:p>1.630630355</text:p>
          </table:table-cell>
          <table:table-cell office:value-type="float" office:value="248262720" calcext:value-type="float">
            <text:p>248262720</text:p>
          </table:table-cell>
          <table:table-cell office:value-type="float" office:value="1.18060552093" calcext:value-type="float">
            <text:p>1.1806055209</text:p>
          </table:table-cell>
          <table:table-cell office:value-type="float" office:value="180329056" calcext:value-type="float">
            <text:p>180329056</text:p>
          </table:table-cell>
          <table:table-cell office:value-type="float" office:value="0.117610132565" calcext:value-type="float">
            <text:p>0.1176101326</text:p>
          </table:table-cell>
        </table:table-row>
        <table:table-row table:style-name="ro1">
          <table:table-cell office:value-type="float" office:value="276432432" calcext:value-type="float">
            <text:p>276432432</text:p>
          </table:table-cell>
          <table:table-cell office:value-type="float" office:value="2.32974634896" calcext:value-type="float">
            <text:p>2.329746349</text:p>
          </table:table-cell>
          <table:table-cell office:value-type="float" office:value="273821536" calcext:value-type="float">
            <text:p>273821536</text:p>
          </table:table-cell>
          <table:table-cell office:value-type="float" office:value="0.0510560202178" calcext:value-type="float">
            <text:p>0.0510560202</text:p>
          </table:table-cell>
          <table:table-cell office:value-type="float" office:value="205307744" calcext:value-type="float">
            <text:p>205307744</text:p>
          </table:table-cell>
          <table:table-cell office:value-type="float" office:value="0.0497214573862" calcext:value-type="float">
            <text:p>0.0497214574</text:p>
          </table:table-cell>
        </table:table-row>
        <table:table-row table:style-name="ro1">
          <table:table-cell office:value-type="float" office:value="293623600" calcext:value-type="float">
            <text:p>293623600</text:p>
          </table:table-cell>
          <table:table-cell office:value-type="float" office:value="0.192265526503" calcext:value-type="float">
            <text:p>0.1922655265</text:p>
          </table:table-cell>
          <table:table-cell office:value-type="float" office:value="284536000" calcext:value-type="float">
            <text:p>284536000</text:p>
          </table:table-cell>
          <table:table-cell office:value-type="float" office:value="2.03343544287" calcext:value-type="float">
            <text:p>2.0334354429</text:p>
          </table:table-cell>
          <table:table-cell office:value-type="float" office:value="229500000" calcext:value-type="float">
            <text:p>229500000</text:p>
          </table:table-cell>
          <table:table-cell office:value-type="float" office:value="0.158261535516" calcext:value-type="float">
            <text:p>0.1582615355</text:p>
          </table:table-cell>
        </table:table-row>
        <table:table-row table:style-name="ro1">
          <table:table-cell office:value-type="float" office:value="314603136" calcext:value-type="float">
            <text:p>314603136</text:p>
          </table:table-cell>
          <table:table-cell office:value-type="float" office:value="0.00947733619158" calcext:value-type="float">
            <text:p>0.0094773362</text:p>
          </table:table-cell>
          <table:table-cell office:value-type="float" office:value="298397168" calcext:value-type="float">
            <text:p>298397168</text:p>
          </table:table-cell>
          <table:table-cell office:value-type="float" office:value="0.615754185938" calcext:value-type="float">
            <text:p>0.6157541859</text:p>
          </table:table-cell>
          <table:table-cell office:value-type="float" office:value="260586144" calcext:value-type="float">
            <text:p>260586144</text:p>
          </table:table-cell>
          <table:table-cell office:value-type="float" office:value="0.168607301206" calcext:value-type="float">
            <text:p>0.1686073012</text:p>
          </table:table-cell>
        </table:table-row>
        <table:table-row table:style-name="ro1">
          <table:table-cell office:value-type="float" office:value="238340752" calcext:value-type="float">
            <text:p>238340752</text:p>
          </table:table-cell>
          <table:table-cell office:value-type="float" office:value="0.0777745727266" calcext:value-type="float">
            <text:p>0.0777745727</text:p>
          </table:table-cell>
          <table:table-cell office:value-type="float" office:value="321680112" calcext:value-type="float">
            <text:p>321680112</text:p>
          </table:table-cell>
          <table:table-cell office:value-type="float" office:value="0.726203974458" calcext:value-type="float">
            <text:p>0.7262039745</text:p>
          </table:table-cell>
          <table:table-cell office:value-type="float" office:value="274781840" calcext:value-type="float">
            <text:p>274781840</text:p>
          </table:table-cell>
          <table:table-cell office:value-type="float" office:value="0.033113009834" calcext:value-type="float">
            <text:p>0.0331130098</text:p>
          </table:table-cell>
        </table:table-row>
        <table:table-row table:style-name="ro1">
          <table:table-cell office:value-type="float" office:value="254145856" calcext:value-type="float">
            <text:p>254145856</text:p>
          </table:table-cell>
          <table:table-cell office:value-type="float" office:value="0.136479388827" calcext:value-type="float">
            <text:p>0.1364793888</text:p>
          </table:table-cell>
          <table:table-cell office:value-type="float" office:value="339087360" calcext:value-type="float">
            <text:p>339087360</text:p>
          </table:table-cell>
          <table:table-cell office:value-type="float" office:value="0.769402962191" calcext:value-type="float">
            <text:p>0.7694029622</text:p>
          </table:table-cell>
          <table:table-cell office:value-type="float" office:value="287908912" calcext:value-type="float">
            <text:p>287908912</text:p>
          </table:table-cell>
          <table:table-cell office:value-type="float" office:value="0.333613571536" calcext:value-type="float">
            <text:p>0.3336135715</text:p>
          </table:table-cell>
        </table:table-row>
        <table:table-row table:style-name="ro1">
          <table:table-cell office:value-type="float" office:value="274761072" calcext:value-type="float">
            <text:p>274761072</text:p>
          </table:table-cell>
          <table:table-cell office:value-type="float" office:value="3.05911508704" calcext:value-type="float">
            <text:p>3.059115087</text:p>
          </table:table-cell>
          <table:table-cell office:value-type="float" office:value="349115200" calcext:value-type="float">
            <text:p>349115200</text:p>
          </table:table-cell>
          <table:table-cell office:value-type="float" office:value="0.418217809138" calcext:value-type="float">
            <text:p>0.4182178091</text:p>
          </table:table-cell>
          <table:table-cell office:value-type="float" office:value="298723600" calcext:value-type="float">
            <text:p>298723600</text:p>
          </table:table-cell>
          <table:table-cell office:value-type="float" office:value="0.333897314425" calcext:value-type="float">
            <text:p>0.3338973144</text:p>
          </table:table-cell>
        </table:table-row>
        <table:table-row table:style-name="ro1">
          <table:table-cell office:value-type="float" office:value="283521376" calcext:value-type="float">
            <text:p>283521376</text:p>
          </table:table-cell>
          <table:table-cell office:value-type="float" office:value="0.307855554807" calcext:value-type="float">
            <text:p>0.3078555548</text:p>
          </table:table-cell>
          <table:table-cell office:value-type="float" office:value="172506544" calcext:value-type="float">
            <text:p>172506544</text:p>
          </table:table-cell>
          <table:table-cell office:value-type="float" office:value="1.48801617095" calcext:value-type="float">
            <text:p>1.488016171</text:p>
          </table:table-cell>
          <table:table-cell office:value-type="float" office:value="308245552" calcext:value-type="float">
            <text:p>308245552</text:p>
          </table:table-cell>
          <table:table-cell office:value-type="float" office:value="2.19901964857" calcext:value-type="float">
            <text:p>2.1990196486</text:p>
          </table:table-cell>
        </table:table-row>
        <table:table-row table:style-name="ro1">
          <table:table-cell office:value-type="float" office:value="308199776" calcext:value-type="float">
            <text:p>308199776</text:p>
          </table:table-cell>
          <table:table-cell office:value-type="float" office:value="0.74536888661" calcext:value-type="float">
            <text:p>0.7453688866</text:p>
          </table:table-cell>
          <table:table-cell office:value-type="float" office:value="203014896" calcext:value-type="float">
            <text:p>203014896</text:p>
          </table:table-cell>
          <table:table-cell office:value-type="float" office:value="0.0231324076134" calcext:value-type="float">
            <text:p>0.0231324076</text:p>
          </table:table-cell>
          <table:table-cell office:value-type="float" office:value="331140304" calcext:value-type="float">
            <text:p>331140304</text:p>
          </table:table-cell>
          <table:table-cell office:value-type="float" office:value="2.12947803534" calcext:value-type="float">
            <text:p>2.1294780353</text:p>
          </table:table-cell>
        </table:table-row>
        <table:table-row table:style-name="ro1">
          <table:table-cell office:value-type="float" office:value="316696240" calcext:value-type="float">
            <text:p>316696240</text:p>
          </table:table-cell>
          <table:table-cell office:value-type="float" office:value="1.43357823321" calcext:value-type="float">
            <text:p>1.4335782332</text:p>
          </table:table-cell>
          <table:table-cell office:value-type="float" office:value="218362048" calcext:value-type="float">
            <text:p>218362048</text:p>
          </table:table-cell>
          <table:table-cell office:value-type="float" office:value="0.110601951432" calcext:value-type="float">
            <text:p>0.1106019514</text:p>
          </table:table-cell>
          <table:table-cell office:value-type="float" office:value="202684800" calcext:value-type="float">
            <text:p>202684800</text:p>
          </table:table-cell>
          <table:table-cell office:value-type="float" office:value="0.00805601362494" calcext:value-type="float">
            <text:p>0.0080560136</text:p>
          </table:table-cell>
        </table:table-row>
        <table:table-row table:style-name="ro1">
          <table:table-cell office:value-type="float" office:value="319615984" calcext:value-type="float">
            <text:p>319615984</text:p>
          </table:table-cell>
          <table:table-cell office:value-type="float" office:value="0.825340928707" calcext:value-type="float">
            <text:p>0.8253409287</text:p>
          </table:table-cell>
          <table:table-cell office:value-type="float" office:value="241996160" calcext:value-type="float">
            <text:p>241996160</text:p>
          </table:table-cell>
          <table:table-cell office:value-type="float" office:value="0.0986632935626" calcext:value-type="float">
            <text:p>0.0986632936</text:p>
          </table:table-cell>
          <table:table-cell office:value-type="float" office:value="217022656" calcext:value-type="float">
            <text:p>217022656</text:p>
          </table:table-cell>
          <table:table-cell office:value-type="float" office:value="0.0137665844781" calcext:value-type="float">
            <text:p>0.0137665845</text:p>
          </table:table-cell>
        </table:table-row>
        <table:table-row table:style-name="ro1">
          <table:table-cell office:value-type="float" office:value="174569680" calcext:value-type="float">
            <text:p>174569680</text:p>
          </table:table-cell>
          <table:table-cell office:value-type="float" office:value="0.165666453365" calcext:value-type="float">
            <text:p>0.1656664534</text:p>
          </table:table-cell>
          <table:table-cell office:value-type="float" office:value="266285152" calcext:value-type="float">
            <text:p>266285152</text:p>
          </table:table-cell>
          <table:table-cell office:value-type="float" office:value="0.0922140792039" calcext:value-type="float">
            <text:p>0.0922140792</text:p>
          </table:table-cell>
          <table:table-cell office:value-type="float" office:value="233489184" calcext:value-type="float">
            <text:p>233489184</text:p>
          </table:table-cell>
          <table:table-cell office:value-type="float" office:value="0.174794557457" calcext:value-type="float">
            <text:p>0.1747945575</text:p>
          </table:table-cell>
        </table:table-row>
        <table:table-row table:style-name="ro1">
          <table:table-cell office:value-type="float" office:value="191117632" calcext:value-type="float">
            <text:p>191117632</text:p>
          </table:table-cell>
          <table:table-cell office:value-type="float" office:value="4.17204301075" calcext:value-type="float">
            <text:p>4.1720430108</text:p>
          </table:table-cell>
          <table:table-cell office:value-type="float" office:value="282714864" calcext:value-type="float">
            <text:p>282714864</text:p>
          </table:table-cell>
          <table:table-cell office:value-type="float" office:value="1.11291250959" calcext:value-type="float">
            <text:p>1.1129125096</text:p>
          </table:table-cell>
          <table:table-cell office:value-type="float" office:value="267238336" calcext:value-type="float">
            <text:p>267238336</text:p>
          </table:table-cell>
          <table:table-cell office:value-type="float" office:value="0.0136254341437" calcext:value-type="float">
            <text:p>0.0136254341</text:p>
          </table:table-cell>
        </table:table-row>
        <table:table-row table:style-name="ro1">
          <table:table-cell office:value-type="float" office:value="219301552" calcext:value-type="float">
            <text:p>219301552</text:p>
          </table:table-cell>
          <table:table-cell office:value-type="float" office:value="0.14981648315" calcext:value-type="float">
            <text:p>0.1498164832</text:p>
          </table:table-cell>
          <table:table-cell office:value-type="float" office:value="290015936" calcext:value-type="float">
            <text:p>290015936</text:p>
          </table:table-cell>
          <table:table-cell office:value-type="float" office:value="1.29484430505" calcext:value-type="float">
            <text:p>1.2948443051</text:p>
          </table:table-cell>
          <table:table-cell office:value-type="float" office:value="273553664" calcext:value-type="float">
            <text:p>273553664</text:p>
          </table:table-cell>
          <table:table-cell office:value-type="float" office:value="0.871489211178" calcext:value-type="float">
            <text:p>0.8714892112</text:p>
          </table:table-cell>
        </table:table-row>
        <table:table-row table:style-name="ro1">
          <table:table-cell office:value-type="float" office:value="252633872" calcext:value-type="float">
            <text:p>252633872</text:p>
          </table:table-cell>
          <table:table-cell office:value-type="float" office:value="0.0521250739013" calcext:value-type="float">
            <text:p>0.0521250739</text:p>
          </table:table-cell>
          <table:table-cell office:value-type="float" office:value="298679136" calcext:value-type="float">
            <text:p>298679136</text:p>
          </table:table-cell>
          <table:table-cell office:value-type="float" office:value="5.47379992671" calcext:value-type="float">
            <text:p>5.4737999267</text:p>
          </table:table-cell>
          <table:table-cell office:value-type="float" office:value="296927120" calcext:value-type="float">
            <text:p>296927120</text:p>
          </table:table-cell>
          <table:table-cell office:value-type="float" office:value="0.133759109989" calcext:value-type="float">
            <text:p>0.13375911</text:p>
          </table:table-cell>
        </table:table-row>
        <table:table-row table:style-name="ro1">
          <table:table-cell office:value-type="float" office:value="274969568" calcext:value-type="float">
            <text:p>274969568</text:p>
          </table:table-cell>
          <table:table-cell office:value-type="float" office:value="0.72113627745" calcext:value-type="float">
            <text:p>0.7211362775</text:p>
          </table:table-cell>
          <table:table-cell office:value-type="float" office:value="307817808" calcext:value-type="float">
            <text:p>307817808</text:p>
          </table:table-cell>
          <table:table-cell office:value-type="float" office:value="1.27551589515" calcext:value-type="float">
            <text:p>1.2755158952</text:p>
          </table:table-cell>
          <table:table-cell office:value-type="float" office:value="305547344" calcext:value-type="float">
            <text:p>305547344</text:p>
          </table:table-cell>
          <table:table-cell office:value-type="float" office:value="0.17606085091" calcext:value-type="float">
            <text:p>0.1760608509</text:p>
          </table:table-cell>
        </table:table-row>
        <table:table-row table:style-name="ro1">
          <table:table-cell office:value-type="float" office:value="274299632" calcext:value-type="float">
            <text:p>274299632</text:p>
          </table:table-cell>
          <table:table-cell office:value-type="float" office:value="0.559563459022" calcext:value-type="float">
            <text:p>0.559563459</text:p>
          </table:table-cell>
          <table:table-cell office:value-type="float" office:value="193584656" calcext:value-type="float">
            <text:p>193584656</text:p>
          </table:table-cell>
          <table:table-cell office:value-type="float" office:value="0.813176747686" calcext:value-type="float">
            <text:p>0.8131767477</text:p>
          </table:table-cell>
          <table:table-cell office:value-type="float" office:value="311732096" calcext:value-type="float">
            <text:p>311732096</text:p>
          </table:table-cell>
          <table:table-cell office:value-type="float" office:value="2.23557567437" calcext:value-type="float">
            <text:p>2.2355756744</text:p>
          </table:table-cell>
        </table:table-row>
        <table:table-row table:style-name="ro1">
          <table:table-cell office:value-type="float" office:value="286389616" calcext:value-type="float">
            <text:p>286389616</text:p>
          </table:table-cell>
          <table:table-cell office:value-type="float" office:value="10.7114583333" calcext:value-type="float">
            <text:p>10.7114583333</text:p>
          </table:table-cell>
          <table:table-cell office:value-type="float" office:value="219254688" calcext:value-type="float">
            <text:p>219254688</text:p>
          </table:table-cell>
          <table:table-cell office:value-type="float" office:value="0.209899701401" calcext:value-type="float">
            <text:p>0.2098997014</text:p>
          </table:table-cell>
          <table:table-cell office:value-type="float" office:value="330162288" calcext:value-type="float">
            <text:p>330162288</text:p>
          </table:table-cell>
          <table:table-cell office:value-type="float" office:value="0.156890233405" calcext:value-type="float">
            <text:p>0.1568902334</text:p>
          </table:table-cell>
        </table:table-row>
        <table:table-row table:style-name="ro1">
          <table:table-cell office:value-type="float" office:value="297728880" calcext:value-type="float">
            <text:p>297728880</text:p>
          </table:table-cell>
          <table:table-cell office:value-type="float" office:value="0.338951079226" calcext:value-type="float">
            <text:p>0.3389510792</text:p>
          </table:table-cell>
          <table:table-cell office:value-type="float" office:value="239892768" calcext:value-type="float">
            <text:p>239892768</text:p>
          </table:table-cell>
          <table:table-cell office:value-type="float" office:value="0.223942772985" calcext:value-type="float">
            <text:p>0.223942773</text:p>
          </table:table-cell>
          <table:table-cell office:value-type="float" office:value="343372528" calcext:value-type="float">
            <text:p>3433725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030816" calcext:value-type="float">
            <text:p>301030816</text:p>
          </table:table-cell>
          <table:table-cell office:value-type="float" office:value="100" calcext:value-type="float">
            <text:p>100</text:p>
          </table:table-cell>
          <table:table-cell office:value-type="float" office:value="269051376" calcext:value-type="float">
            <text:p>269051376</text:p>
          </table:table-cell>
          <table:table-cell office:value-type="float" office:value="0.0176947073164" calcext:value-type="float">
            <text:p>0.0176947073</text:p>
          </table:table-cell>
          <table:table-cell office:value-type="float" office:value="251006224" calcext:value-type="float">
            <text:p>251006224</text:p>
          </table:table-cell>
          <table:table-cell office:value-type="float" office:value="1.58255773004" calcext:value-type="float">
            <text:p>1.58255773</text:p>
          </table:table-cell>
        </table:table-row>
        <table:table-row table:style-name="ro1">
          <table:table-cell office:value-type="float" office:value="208625360" calcext:value-type="float">
            <text:p>208625360</text:p>
          </table:table-cell>
          <table:table-cell office:value-type="float" office:value="0.0670506912442" calcext:value-type="float">
            <text:p>0.0670506912</text:p>
          </table:table-cell>
          <table:table-cell office:value-type="float" office:value="292415520" calcext:value-type="float">
            <text:p>292415520</text:p>
          </table:table-cell>
          <table:table-cell office:value-type="float" office:value="0.020296430732" calcext:value-type="float">
            <text:p>0.0202964307</text:p>
          </table:table-cell>
          <table:table-cell office:value-type="float" office:value="268551472" calcext:value-type="float">
            <text:p>268551472</text:p>
          </table:table-cell>
          <table:table-cell office:value-type="float" office:value="0.127620583492" calcext:value-type="float">
            <text:p>0.1276205835</text:p>
          </table:table-cell>
        </table:table-row>
        <table:table-row table:style-name="ro1">
          <table:table-cell office:value-type="float" office:value="240636816" calcext:value-type="float">
            <text:p>240636816</text:p>
          </table:table-cell>
          <table:table-cell office:value-type="float" office:value="0.0760960625524" calcext:value-type="float">
            <text:p>0.0760960626</text:p>
          </table:table-cell>
          <table:table-cell office:value-type="float" office:value="302443360" calcext:value-type="float">
            <text:p>302443360</text:p>
          </table:table-cell>
          <table:table-cell office:value-type="float" office:value="0.174557826663" calcext:value-type="float">
            <text:p>0.1745578267</text:p>
          </table:table-cell>
          <table:table-cell office:value-type="float" office:value="291252256" calcext:value-type="float">
            <text:p>291252256</text:p>
          </table:table-cell>
          <table:table-cell office:value-type="float" office:value="3.1645894705" calcext:value-type="float">
            <text:p>3.1645894705</text:p>
          </table:table-cell>
        </table:table-row>
        <table:table-row table:style-name="ro1">
          <table:table-cell office:value-type="float" office:value="273405296" calcext:value-type="float">
            <text:p>273405296</text:p>
          </table:table-cell>
          <table:table-cell office:value-type="float" office:value="0.0752881966879" calcext:value-type="float">
            <text:p>0.0752881967</text:p>
          </table:table-cell>
          <table:table-cell office:value-type="float" office:value="309420752" calcext:value-type="float">
            <text:p>309420752</text:p>
          </table:table-cell>
          <table:table-cell office:value-type="float" office:value="2.36004927436" calcext:value-type="float">
            <text:p>2.3600492744</text:p>
          </table:table-cell>
          <table:table-cell office:value-type="float" office:value="302565280" calcext:value-type="float">
            <text:p>302565280</text:p>
          </table:table-cell>
          <table:table-cell office:value-type="float" office:value="1.11103737338" calcext:value-type="float">
            <text:p>1.1110373734</text:p>
          </table:table-cell>
        </table:table-row>
        <table:table-row table:style-name="ro1">
          <table:table-cell office:value-type="float" office:value="277495424" calcext:value-type="float">
            <text:p>277495424</text:p>
          </table:table-cell>
          <table:table-cell office:value-type="float" office:value="0.0164689957458" calcext:value-type="float">
            <text:p>0.0164689957</text:p>
          </table:table-cell>
          <table:table-cell office:value-type="float" office:value="331438288" calcext:value-type="float">
            <text:p>331438288</text:p>
          </table:table-cell>
          <table:table-cell office:value-type="float" office:value="2.27837719618" calcext:value-type="float">
            <text:p>2.2783771962</text:p>
          </table:table-cell>
          <table:table-cell office:value-type="float" office:value="307926848" calcext:value-type="float">
            <text:p>307926848</text:p>
          </table:table-cell>
          <table:table-cell office:value-type="float" office:value="1.03236356204" calcext:value-type="float">
            <text:p>1.032363562</text:p>
          </table:table-cell>
        </table:table-row>
        <table:table-row table:style-name="ro1">
          <table:table-cell office:value-type="float" office:value="303157984" calcext:value-type="float">
            <text:p>303157984</text:p>
          </table:table-cell>
          <table:table-cell office:value-type="float" office:value="0.139565293195" calcext:value-type="float">
            <text:p>0.1395652932</text:p>
          </table:table-cell>
          <table:table-cell office:value-type="float" office:value="345120768" calcext:value-type="float">
            <text:p>345120768</text:p>
          </table:table-cell>
          <table:table-cell office:value-type="float" office:value="0.021021334307" calcext:value-type="float">
            <text:p>0.0210213343</text:p>
          </table:table-cell>
          <table:table-cell office:value-type="float" office:value="332872320" calcext:value-type="float">
            <text:p>332872320</text:p>
          </table:table-cell>
          <table:table-cell office:value-type="float" office:value="1.02645228216" calcext:value-type="float">
            <text:p>1.0264522822</text:p>
          </table:table-cell>
        </table:table-row>
        <table:table-row table:style-name="ro1">
          <table:table-cell office:value-type="float" office:value="310563072" calcext:value-type="float">
            <text:p>310563072</text:p>
          </table:table-cell>
          <table:table-cell office:value-type="float" office:value="0.114452498864" calcext:value-type="float">
            <text:p>0.1144524989</text:p>
          </table:table-cell>
          <table:table-cell office:value-type="float" office:value="173539312" calcext:value-type="float">
            <text:p>173539312</text:p>
          </table:table-cell>
          <table:table-cell office:value-type="float" office:value="2.0264876742" calcext:value-type="float">
            <text:p>2.0264876742</text:p>
          </table:table-cell>
          <table:table-cell office:value-type="float" office:value="339837584" calcext:value-type="float">
            <text:p>339837584</text:p>
          </table:table-cell>
          <table:table-cell office:value-type="float" office:value="1.05515436284" calcext:value-type="float">
            <text:p>1.0551543628</text:p>
          </table:table-cell>
        </table:table-row>
        <table:table-row table:style-name="ro1">
          <table:table-cell office:value-type="float" office:value="317199984" calcext:value-type="float">
            <text:p>317199984</text:p>
          </table:table-cell>
          <table:table-cell office:value-type="float" office:value="2.26951714801" calcext:value-type="float">
            <text:p>2.269517148</text:p>
          </table:table-cell>
          <table:table-cell office:value-type="float" office:value="194546064" calcext:value-type="float">
            <text:p>194546064</text:p>
          </table:table-cell>
          <table:table-cell office:value-type="float" office:value="0.191206305917" calcext:value-type="float">
            <text:p>0.1912063059</text:p>
          </table:table-cell>
          <table:table-cell office:value-type="float" office:value="351250192" calcext:value-type="float">
            <text:p>3512501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337680" calcext:value-type="float">
            <text:p>330337680</text:p>
          </table:table-cell>
          <table:table-cell office:value-type="float" office:value="42.649122807" calcext:value-type="float">
            <text:p>42.649122807</text:p>
          </table:table-cell>
          <table:table-cell office:value-type="float" office:value="214932400" calcext:value-type="float">
            <text:p>214932400</text:p>
          </table:table-cell>
          <table:table-cell office:value-type="float" office:value="1.2901026694" calcext:value-type="float">
            <text:p>1.2901026694</text:p>
          </table:table-cell>
          <table:table-cell office:value-type="float" office:value="266033200" calcext:value-type="float">
            <text:p>266033200</text:p>
          </table:table-cell>
          <table:table-cell office:value-type="float" office:value="0.396199923693" calcext:value-type="float">
            <text:p>0.3961999237</text:p>
          </table:table-cell>
        </table:table-row>
        <table:table-row table:style-name="ro1">
          <table:table-cell office:value-type="float" office:value="187007968" calcext:value-type="float">
            <text:p>187007968</text:p>
          </table:table-cell>
          <table:table-cell office:value-type="float" office:value="0.113805191553" calcext:value-type="float">
            <text:p>0.1138051916</text:p>
          </table:table-cell>
          <table:table-cell office:value-type="float" office:value="235241264" calcext:value-type="float">
            <text:p>235241264</text:p>
          </table:table-cell>
          <table:table-cell office:value-type="float" office:value="0.0346735938559" calcext:value-type="float">
            <text:p>0.0346735939</text:p>
          </table:table-cell>
          <table:table-cell office:value-type="float" office:value="291391888" calcext:value-type="float">
            <text:p>291391888</text:p>
          </table:table-cell>
          <table:table-cell office:value-type="float" office:value="0.0441424554827" calcext:value-type="float">
            <text:p>0.0441424555</text:p>
          </table:table-cell>
        </table:table-row>
        <table:table-row table:style-name="ro1">
          <table:table-cell office:value-type="float" office:value="189056800" calcext:value-type="float">
            <text:p>189056800</text:p>
          </table:table-cell>
          <table:table-cell office:value-type="float" office:value="0.212359835976" calcext:value-type="float">
            <text:p>0.212359836</text:p>
          </table:table-cell>
          <table:table-cell office:value-type="float" office:value="249165808" calcext:value-type="float">
            <text:p>249165808</text:p>
          </table:table-cell>
          <table:table-cell office:value-type="float" office:value="0.167618866248" calcext:value-type="float">
            <text:p>0.1676188662</text:p>
          </table:table-cell>
          <table:table-cell office:value-type="float" office:value="303314128" calcext:value-type="float">
            <text:p>303314128</text:p>
          </table:table-cell>
          <table:table-cell office:value-type="float" office:value="0.155192263412" calcext:value-type="float">
            <text:p>0.1551922634</text:p>
          </table:table-cell>
        </table:table-row>
        <table:table-row table:style-name="ro1">
          <table:table-cell office:value-type="float" office:value="221207232" calcext:value-type="float">
            <text:p>221207232</text:p>
          </table:table-cell>
          <table:table-cell office:value-type="float" office:value="0.00448160736307" calcext:value-type="float">
            <text:p>0.0044816074</text:p>
          </table:table-cell>
          <table:table-cell office:value-type="float" office:value="266769872" calcext:value-type="float">
            <text:p>266769872</text:p>
          </table:table-cell>
          <table:table-cell office:value-type="float" office:value="0.147543241159" calcext:value-type="float">
            <text:p>0.1475432412</text:p>
          </table:table-cell>
          <table:table-cell office:value-type="float" office:value="310889952" calcext:value-type="float">
            <text:p>310889952</text:p>
          </table:table-cell>
          <table:table-cell office:value-type="float" office:value="0.538832623353" calcext:value-type="float">
            <text:p>0.5388326234</text:p>
          </table:table-cell>
        </table:table-row>
        <table:table-row table:style-name="ro1">
          <table:table-cell office:value-type="float" office:value="242715808" calcext:value-type="float">
            <text:p>242715808</text:p>
          </table:table-cell>
          <table:table-cell office:value-type="float" office:value="0.233548127265" calcext:value-type="float">
            <text:p>0.2335481273</text:p>
          </table:table-cell>
          <table:table-cell office:value-type="float" office:value="288193056" calcext:value-type="float">
            <text:p>288193056</text:p>
          </table:table-cell>
          <table:table-cell office:value-type="float" office:value="0.368068488201" calcext:value-type="float">
            <text:p>0.3680684882</text:p>
          </table:table-cell>
          <table:table-cell office:value-type="float" office:value="333569616" calcext:value-type="float">
            <text:p>333569616</text:p>
          </table:table-cell>
          <table:table-cell office:value-type="float" office:value="1.23984512974" calcext:value-type="float">
            <text:p>1.2398451297</text:p>
          </table:table-cell>
        </table:table-row>
        <table:table-row table:style-name="ro1">
          <table:table-cell office:value-type="float" office:value="279905328" calcext:value-type="float">
            <text:p>279905328</text:p>
          </table:table-cell>
          <table:table-cell office:value-type="float" office:value="0.00323385382981" calcext:value-type="float">
            <text:p>0.0032338538</text:p>
          </table:table-cell>
          <table:table-cell office:value-type="float" office:value="293544192" calcext:value-type="float">
            <text:p>293544192</text:p>
          </table:table-cell>
          <table:table-cell office:value-type="float" office:value="1.94701367389" calcext:value-type="float">
            <text:p>1.9470136739</text:p>
          </table:table-cell>
          <table:table-cell office:value-type="float" office:value="343175616" calcext:value-type="float">
            <text:p>343175616</text:p>
          </table:table-cell>
          <table:table-cell office:value-type="float" office:value="0.872386445566" calcext:value-type="float">
            <text:p>0.8723864456</text:p>
          </table:table-cell>
        </table:table-row>
        <table:table-row table:style-name="ro1">
          <table:table-cell office:value-type="float" office:value="287196688" calcext:value-type="float">
            <text:p>287196688</text:p>
          </table:table-cell>
          <table:table-cell office:value-type="float" office:value="0.00285549466397" calcext:value-type="float">
            <text:p>0.0028554947</text:p>
          </table:table-cell>
          <table:table-cell office:value-type="float" office:value="301478976" calcext:value-type="float">
            <text:p>301478976</text:p>
          </table:table-cell>
          <table:table-cell office:value-type="float" office:value="0.392933198834" calcext:value-type="float">
            <text:p>0.3929331988</text:p>
          </table:table-cell>
          <table:table-cell office:value-type="float" office:value="363542880" calcext:value-type="float">
            <text:p>363542880</text:p>
          </table:table-cell>
          <table:table-cell office:value-type="float" office:value="0.183528371207" calcext:value-type="float">
            <text:p>0.1835283712</text:p>
          </table:table-cell>
        </table:table-row>
        <table:table-row table:style-name="ro1">
          <table:table-cell office:value-type="float" office:value="292064576" calcext:value-type="float">
            <text:p>292064576</text:p>
          </table:table-cell>
          <table:table-cell office:value-type="float" office:value="3.16596087215" calcext:value-type="float">
            <text:p>3.1659608722</text:p>
          </table:table-cell>
          <table:table-cell office:value-type="float" office:value="320652976" calcext:value-type="float">
            <text:p>320652976</text:p>
          </table:table-cell>
          <table:table-cell office:value-type="float" office:value="100" calcext:value-type="float">
            <text:p>100</text:p>
          </table:table-cell>
          <table:table-cell office:value-type="float" office:value="180762496" calcext:value-type="float">
            <text:p>180762496</text:p>
          </table:table-cell>
          <table:table-cell office:value-type="float" office:value="1.15399974645" calcext:value-type="float">
            <text:p>1.1539997465</text:p>
          </table:table-cell>
        </table:table-row>
        <table:table-row table:style-name="ro1">
          <table:table-cell office:value-type="float" office:value="314921776" calcext:value-type="float">
            <text:p>314921776</text:p>
          </table:table-cell>
          <table:table-cell office:value-type="float" office:value="0.205020215633" calcext:value-type="float">
            <text:p>0.2050202156</text:p>
          </table:table-cell>
          <table:table-cell office:value-type="float" office:value="198726528" calcext:value-type="float">
            <text:p>198726528</text:p>
          </table:table-cell>
          <table:table-cell office:value-type="float" office:value="0.0861809928715" calcext:value-type="float">
            <text:p>0.0861809929</text:p>
          </table:table-cell>
          <table:table-cell office:value-type="float" office:value="203008896" calcext:value-type="float">
            <text:p>203008896</text:p>
          </table:table-cell>
          <table:table-cell office:value-type="float" office:value="0.0207874709101" calcext:value-type="float">
            <text:p>0.0207874709</text:p>
          </table:table-cell>
        </table:table-row>
        <table:table-row table:style-name="ro1">
          <table:table-cell office:value-type="float" office:value="332007216" calcext:value-type="float">
            <text:p>332007216</text:p>
          </table:table-cell>
          <table:table-cell office:value-type="float" office:value="0.176342464606" calcext:value-type="float">
            <text:p>0.1763424646</text:p>
          </table:table-cell>
          <table:table-cell office:value-type="float" office:value="224305200" calcext:value-type="float">
            <text:p>224305200</text:p>
          </table:table-cell>
          <table:table-cell office:value-type="float" office:value="0.114493666457" calcext:value-type="float">
            <text:p>0.1144936665</text:p>
          </table:table-cell>
          <table:table-cell office:value-type="float" office:value="223646976" calcext:value-type="float">
            <text:p>223646976</text:p>
          </table:table-cell>
          <table:table-cell office:value-type="float" office:value="0.217963770547" calcext:value-type="float">
            <text:p>0.2179637705</text:p>
          </table:table-cell>
        </table:table-row>
        <table:table-row table:style-name="ro1">
          <table:table-cell office:value-type="float" office:value="338690992" calcext:value-type="float">
            <text:p>338690992</text:p>
          </table:table-cell>
          <table:table-cell office:value-type="float" office:value="100" calcext:value-type="float">
            <text:p>100</text:p>
          </table:table-cell>
          <table:table-cell office:value-type="float" office:value="249710192" calcext:value-type="float">
            <text:p>249710192</text:p>
          </table:table-cell>
          <table:table-cell office:value-type="float" office:value="0.0934543683918" calcext:value-type="float">
            <text:p>0.0934543684</text:p>
          </table:table-cell>
          <table:table-cell office:value-type="float" office:value="254436032" calcext:value-type="float">
            <text:p>254436032</text:p>
          </table:table-cell>
          <table:table-cell office:value-type="float" office:value="0.020223470988" calcext:value-type="float">
            <text:p>0.020223471</text:p>
          </table:table-cell>
        </table:table-row>
        <table:table-row table:style-name="ro1">
          <table:table-cell office:value-type="float" office:value="245817408" calcext:value-type="float">
            <text:p>245817408</text:p>
          </table:table-cell>
          <table:table-cell office:value-type="float" office:value="1.21837151894" calcext:value-type="float">
            <text:p>1.2183715189</text:p>
          </table:table-cell>
          <table:table-cell office:value-type="float" office:value="260730400" calcext:value-type="float">
            <text:p>260730400</text:p>
          </table:table-cell>
          <table:table-cell office:value-type="float" office:value="1.79146919431" calcext:value-type="float">
            <text:p>1.7914691943</text:p>
          </table:table-cell>
          <table:table-cell office:value-type="float" office:value="282474864" calcext:value-type="float">
            <text:p>282474864</text:p>
          </table:table-cell>
          <table:table-cell office:value-type="float" office:value="0.741678843968" calcext:value-type="float">
            <text:p>0.741678844</text:p>
          </table:table-cell>
        </table:table-row>
        <table:table-row table:style-name="ro1">
          <table:table-cell office:value-type="float" office:value="262850128" calcext:value-type="float">
            <text:p>262850128</text:p>
          </table:table-cell>
          <table:table-cell office:value-type="float" office:value="0.0664786746563" calcext:value-type="float">
            <text:p>0.0664786747</text:p>
          </table:table-cell>
          <table:table-cell office:value-type="float" office:value="287818384" calcext:value-type="float">
            <text:p>287818384</text:p>
          </table:table-cell>
          <table:table-cell office:value-type="float" office:value="0.375255244106" calcext:value-type="float">
            <text:p>0.3752552441</text:p>
          </table:table-cell>
          <table:table-cell office:value-type="float" office:value="286102448" calcext:value-type="float">
            <text:p>286102448</text:p>
          </table:table-cell>
          <table:table-cell office:value-type="float" office:value="0.184627442199" calcext:value-type="float">
            <text:p>0.1846274422</text:p>
          </table:table-cell>
        </table:table-row>
        <table:table-row table:style-name="ro1">
          <table:table-cell office:value-type="float" office:value="285786544" calcext:value-type="float">
            <text:p>285786544</text:p>
          </table:table-cell>
          <table:table-cell office:value-type="float" office:value="0.0764226528795" calcext:value-type="float">
            <text:p>0.0764226529</text:p>
          </table:table-cell>
          <table:table-cell office:value-type="float" office:value="295099184" calcext:value-type="float">
            <text:p>295099184</text:p>
          </table:table-cell>
          <table:table-cell office:value-type="float" office:value="1.17443129596" calcext:value-type="float">
            <text:p>1.174431296</text:p>
          </table:table-cell>
          <table:table-cell office:value-type="float" office:value="303518128" calcext:value-type="float">
            <text:p>303518128</text:p>
          </table:table-cell>
          <table:table-cell office:value-type="float" office:value="0.183237493669" calcext:value-type="float">
            <text:p>0.1832374937</text:p>
          </table:table-cell>
        </table:table-row>
        <table:table-row table:style-name="ro1">
          <table:table-cell office:value-type="float" office:value="308237648" calcext:value-type="float">
            <text:p>308237648</text:p>
          </table:table-cell>
          <table:table-cell office:value-type="float" office:value="0.447365240512" calcext:value-type="float">
            <text:p>0.4473652405</text:p>
          </table:table-cell>
          <table:table-cell office:value-type="float" office:value="311509168" calcext:value-type="float">
            <text:p>311509168</text:p>
          </table:table-cell>
          <table:table-cell office:value-type="float" office:value="1.08783564712" calcext:value-type="float">
            <text:p>1.0878356471</text:p>
          </table:table-cell>
          <table:table-cell office:value-type="float" office:value="310885696" calcext:value-type="float">
            <text:p>310885696</text:p>
          </table:table-cell>
          <table:table-cell office:value-type="float" office:value="3.71466372657" calcext:value-type="float">
            <text:p>3.7146637266</text:p>
          </table:table-cell>
        </table:table-row>
        <table:table-row table:style-name="ro1">
          <table:table-cell office:value-type="float" office:value="316001536" calcext:value-type="float">
            <text:p>316001536</text:p>
          </table:table-cell>
          <table:table-cell office:value-type="float" office:value="0.928851877652" calcext:value-type="float">
            <text:p>0.9288518777</text:p>
          </table:table-cell>
          <table:table-cell office:value-type="float" office:value="319518736" calcext:value-type="float">
            <text:p>319518736</text:p>
          </table:table-cell>
          <table:table-cell office:value-type="float" office:value="100" calcext:value-type="float">
            <text:p>100</text:p>
          </table:table-cell>
          <table:table-cell office:value-type="float" office:value="315354768" calcext:value-type="float">
            <text:p>315354768</text:p>
          </table:table-cell>
          <table:table-cell office:value-type="float" office:value="78.3947368421" calcext:value-type="float">
            <text:p>78.3947368421</text:p>
          </table:table-cell>
        </table:table-row>
        <table:table-row table:style-name="ro1">
          <table:table-cell office:value-type="float" office:value="331969888" calcext:value-type="float">
            <text:p>331969888</text:p>
          </table:table-cell>
          <table:table-cell office:value-type="float" office:value="0.932586344887" calcext:value-type="float">
            <text:p>0.9325863449</text:p>
          </table:table-cell>
          <table:table-cell office:value-type="float" office:value="169904992" calcext:value-type="float">
            <text:p>169904992</text:p>
          </table:table-cell>
          <table:table-cell office:value-type="float" office:value="0.9421451653" calcext:value-type="float">
            <text:p>0.9421451653</text:p>
          </table:table-cell>
          <table:table-cell office:value-type="float" office:value="213814752" calcext:value-type="float">
            <text:p>213814752</text:p>
          </table:table-cell>
          <table:table-cell office:value-type="float" office:value="0.84131275175" calcext:value-type="float">
            <text:p>0.8413127518</text:p>
          </table:table-cell>
        </table:table-row>
        <table:table-row table:style-name="ro1">
          <table:table-cell office:value-type="float" office:value="336574128" calcext:value-type="float">
            <text:p>336574128</text:p>
          </table:table-cell>
          <table:table-cell office:value-type="float" office:value="100" calcext:value-type="float">
            <text:p>100</text:p>
          </table:table-cell>
          <table:table-cell office:value-type="float" office:value="191243936" calcext:value-type="float">
            <text:p>191243936</text:p>
          </table:table-cell>
          <table:table-cell office:value-type="float" office:value="0.212289039404" calcext:value-type="float">
            <text:p>0.2122890394</text:p>
          </table:table-cell>
          <table:table-cell office:value-type="float" office:value="225469504" calcext:value-type="float">
            <text:p>225469504</text:p>
          </table:table-cell>
          <table:table-cell office:value-type="float" office:value="0.16631481979" calcext:value-type="float">
            <text:p>0.1663148198</text:p>
          </table:table-cell>
        </table:table-row>
        <table:table-row table:style-name="ro1">
          <table:table-cell office:value-type="float" office:value="354253216" calcext:value-type="float">
            <text:p>354253216</text:p>
          </table:table-cell>
          <table:table-cell office:value-type="float" office:value="1.17070587102" calcext:value-type="float">
            <text:p>1.170705871</text:p>
          </table:table-cell>
          <table:table-cell office:value-type="float" office:value="206215856" calcext:value-type="float">
            <text:p>206215856</text:p>
          </table:table-cell>
          <table:table-cell office:value-type="float" office:value="0.124460971189" calcext:value-type="float">
            <text:p>0.1244609712</text:p>
          </table:table-cell>
          <table:table-cell office:value-type="float" office:value="254867872" calcext:value-type="float">
            <text:p>254867872</text:p>
          </table:table-cell>
          <table:table-cell office:value-type="float" office:value="0.04883072822" calcext:value-type="float">
            <text:p>0.0488307282</text:p>
          </table:table-cell>
        </table:table-row>
        <table:table-row table:style-name="ro1">
          <table:table-cell office:value-type="float" office:value="188005344" calcext:value-type="float">
            <text:p>188005344</text:p>
          </table:table-cell>
          <table:table-cell office:value-type="float" office:value="0.196521505557" calcext:value-type="float">
            <text:p>0.1965215056</text:p>
          </table:table-cell>
          <table:table-cell office:value-type="float" office:value="230981552" calcext:value-type="float">
            <text:p>230981552</text:p>
          </table:table-cell>
          <table:table-cell office:value-type="float" office:value="0.130352665342" calcext:value-type="float">
            <text:p>0.1303526653</text:p>
          </table:table-cell>
          <table:table-cell office:value-type="float" office:value="266840000" calcext:value-type="float">
            <text:p>266840000</text:p>
          </table:table-cell>
          <table:table-cell office:value-type="float" office:value="0.172089243999" calcext:value-type="float">
            <text:p>0.172089244</text:p>
          </table:table-cell>
        </table:table-row>
        <table:table-row table:style-name="ro1">
          <table:table-cell office:value-type="float" office:value="207897616" calcext:value-type="float">
            <text:p>207897616</text:p>
          </table:table-cell>
          <table:table-cell office:value-type="float" office:value="0.139754173546" calcext:value-type="float">
            <text:p>0.1397541735</text:p>
          </table:table-cell>
          <table:table-cell office:value-type="float" office:value="262888112" calcext:value-type="float">
            <text:p>262888112</text:p>
          </table:table-cell>
          <table:table-cell office:value-type="float" office:value="0.134731369151" calcext:value-type="float">
            <text:p>0.1347313692</text:p>
          </table:table-cell>
          <table:table-cell office:value-type="float" office:value="287933920" calcext:value-type="float">
            <text:p>287933920</text:p>
          </table:table-cell>
          <table:table-cell office:value-type="float" office:value="0.789934668677" calcext:value-type="float">
            <text:p>0.7899346687</text:p>
          </table:table-cell>
        </table:table-row>
        <table:table-row table:style-name="ro1">
          <table:table-cell office:value-type="float" office:value="241187984" calcext:value-type="float">
            <text:p>241187984</text:p>
          </table:table-cell>
          <table:table-cell office:value-type="float" office:value="0.0891450593286" calcext:value-type="float">
            <text:p>0.0891450593</text:p>
          </table:table-cell>
          <table:table-cell office:value-type="float" office:value="264745136" calcext:value-type="float">
            <text:p>264745136</text:p>
          </table:table-cell>
          <table:table-cell office:value-type="float" office:value="0.557356567483" calcext:value-type="float">
            <text:p>0.5573565675</text:p>
          </table:table-cell>
          <table:table-cell office:value-type="float" office:value="294189472" calcext:value-type="float">
            <text:p>294189472</text:p>
          </table:table-cell>
          <table:table-cell office:value-type="float" office:value="2.06292906178" calcext:value-type="float">
            <text:p>2.0629290618</text:p>
          </table:table-cell>
        </table:table-row>
        <table:table-row table:style-name="ro1">
          <table:table-cell office:value-type="float" office:value="270800256" calcext:value-type="float">
            <text:p>270800256</text:p>
          </table:table-cell>
          <table:table-cell office:value-type="float" office:value="0.0893552500086" calcext:value-type="float">
            <text:p>0.08935525</text:p>
          </table:table-cell>
          <table:table-cell office:value-type="float" office:value="289073360" calcext:value-type="float">
            <text:p>289073360</text:p>
          </table:table-cell>
          <table:table-cell office:value-type="float" office:value="0.738963936799" calcext:value-type="float">
            <text:p>0.7389639368</text:p>
          </table:table-cell>
          <table:table-cell office:value-type="float" office:value="317307264" calcext:value-type="float">
            <text:p>317307264</text:p>
          </table:table-cell>
          <table:table-cell office:value-type="float" office:value="0.289099101787" calcext:value-type="float">
            <text:p>0.2890991018</text:p>
          </table:table-cell>
        </table:table-row>
        <table:table-row table:style-name="ro1">
          <table:table-cell office:value-type="float" office:value="285156544" calcext:value-type="float">
            <text:p>285156544</text:p>
          </table:table-cell>
          <table:table-cell office:value-type="float" office:value="1.02984490609" calcext:value-type="float">
            <text:p>1.0298449061</text:p>
          </table:table-cell>
          <table:table-cell office:value-type="float" office:value="294780016" calcext:value-type="float">
            <text:p>294780016</text:p>
          </table:table-cell>
          <table:table-cell office:value-type="float" office:value="8.12467800103" calcext:value-type="float">
            <text:p>8.124678001</text:p>
          </table:table-cell>
          <table:table-cell office:value-type="float" office:value="336424608" calcext:value-type="float">
            <text:p>336424608</text:p>
          </table:table-cell>
          <table:table-cell office:value-type="float" office:value="4.23333333333" calcext:value-type="float">
            <text:p>4.2333333333</text:p>
          </table:table-cell>
        </table:table-row>
        <table:table-row table:style-name="ro1">
          <table:table-cell office:value-type="float" office:value="297418208" calcext:value-type="float">
            <text:p>297418208</text:p>
          </table:table-cell>
          <table:table-cell office:value-type="float" office:value="1.27651203548" calcext:value-type="float">
            <text:p>1.2765120355</text:p>
          </table:table-cell>
          <table:table-cell office:value-type="float" office:value="304348880" calcext:value-type="float">
            <text:p>304348880</text:p>
          </table:table-cell>
          <table:table-cell office:value-type="float" office:value="0.535312149079" calcext:value-type="float">
            <text:p>0.5353121491</text:p>
          </table:table-cell>
          <table:table-cell office:value-type="float" office:value="190148096" calcext:value-type="float">
            <text:p>190148096</text:p>
          </table:table-cell>
          <table:table-cell office:value-type="float" office:value="0.00975786049874" calcext:value-type="float">
            <text:p>0.0097578605</text:p>
          </table:table-cell>
        </table:table-row>
        <table:table-row table:style-name="ro1">
          <table:table-cell office:value-type="float" office:value="301981600" calcext:value-type="float">
            <text:p>301981600</text:p>
          </table:table-cell>
          <table:table-cell office:value-type="float" office:value="1.56338398049" calcext:value-type="float">
            <text:p>1.5633839805</text:p>
          </table:table-cell>
          <table:table-cell office:value-type="float" office:value="309810368" calcext:value-type="float">
            <text:p>309810368</text:p>
          </table:table-cell>
          <table:table-cell office:value-type="float" office:value="100" calcext:value-type="float">
            <text:p>100</text:p>
          </table:table-cell>
          <table:table-cell office:value-type="float" office:value="203959408" calcext:value-type="float">
            <text:p>203959408</text:p>
          </table:table-cell>
          <table:table-cell office:value-type="float" office:value="0.0121102968575" calcext:value-type="float">
            <text:p>0.0121102969</text:p>
          </table:table-cell>
        </table:table-row>
        <table:table-row table:style-name="ro1">
          <table:table-cell office:value-type="float" office:value="303244144" calcext:value-type="float">
            <text:p>303244144</text:p>
          </table:table-cell>
          <table:table-cell office:value-type="float" office:value="0.754355623879" calcext:value-type="float">
            <text:p>0.7543556239</text:p>
          </table:table-cell>
          <table:table-cell office:value-type="float" office:value="213867616" calcext:value-type="float">
            <text:p>213867616</text:p>
          </table:table-cell>
          <table:table-cell office:value-type="float" office:value="0.118622168463" calcext:value-type="float">
            <text:p>0.1186221685</text:p>
          </table:table-cell>
          <table:table-cell office:value-type="float" office:value="229112512" calcext:value-type="float">
            <text:p>229112512</text:p>
          </table:table-cell>
          <table:table-cell office:value-type="float" office:value="0.217865196693" calcext:value-type="float">
            <text:p>0.2178651967</text:p>
          </table:table-cell>
        </table:table-row>
        <table:table-row table:style-name="ro1">
          <table:table-cell office:value-type="float" office:value="325598464" calcext:value-type="float">
            <text:p>325598464</text:p>
          </table:table-cell>
          <table:table-cell office:value-type="float" office:value="0.198162146139" calcext:value-type="float">
            <text:p>0.1981621461</text:p>
          </table:table-cell>
          <table:table-cell office:value-type="float" office:value="235337248" calcext:value-type="float">
            <text:p>235337248</text:p>
          </table:table-cell>
          <table:table-cell office:value-type="float" office:value="0.0681034482759" calcext:value-type="float">
            <text:p>0.0681034483</text:p>
          </table:table-cell>
          <table:table-cell office:value-type="float" office:value="259478896" calcext:value-type="float">
            <text:p>259478896</text:p>
          </table:table-cell>
          <table:table-cell office:value-type="float" office:value="0.0120130065635" calcext:value-type="float">
            <text:p>0.0120130066</text:p>
          </table:table-cell>
        </table:table-row>
        <table:table-row table:style-name="ro1">
          <table:table-cell office:value-type="float" office:value="215041872" calcext:value-type="float">
            <text:p>215041872</text:p>
          </table:table-cell>
          <table:table-cell office:value-type="float" office:value="0.833341107328" calcext:value-type="float">
            <text:p>0.8333411073</text:p>
          </table:table-cell>
          <table:table-cell office:value-type="float" office:value="254046784" calcext:value-type="float">
            <text:p>254046784</text:p>
          </table:table-cell>
          <table:table-cell office:value-type="float" office:value="0.164989059081" calcext:value-type="float">
            <text:p>0.1649890591</text:p>
          </table:table-cell>
          <table:table-cell office:value-type="float" office:value="285960960" calcext:value-type="float">
            <text:p>285960960</text:p>
          </table:table-cell>
          <table:table-cell office:value-type="float" office:value="0.934324098566" calcext:value-type="float">
            <text:p>0.9343240986</text:p>
          </table:table-cell>
        </table:table-row>
        <table:table-row table:style-name="ro1">
          <table:table-cell office:value-type="float" office:value="248379888" calcext:value-type="float">
            <text:p>248379888</text:p>
          </table:table-cell>
          <table:table-cell office:value-type="float" office:value="0.136240074397" calcext:value-type="float">
            <text:p>0.1362400744</text:p>
          </table:table-cell>
          <table:table-cell office:value-type="float" office:value="273528272" calcext:value-type="float">
            <text:p>273528272</text:p>
          </table:table-cell>
          <table:table-cell office:value-type="float" office:value="7.7454959619" calcext:value-type="float">
            <text:p>7.7454959619</text:p>
          </table:table-cell>
          <table:table-cell office:value-type="float" office:value="294662560" calcext:value-type="float">
            <text:p>294662560</text:p>
          </table:table-cell>
          <table:table-cell office:value-type="float" office:value="0.132710885639" calcext:value-type="float">
            <text:p>0.1327108856</text:p>
          </table:table-cell>
        </table:table-row>
        <table:table-row table:style-name="ro1">
          <table:table-cell office:value-type="float" office:value="276404240" calcext:value-type="float">
            <text:p>276404240</text:p>
          </table:table-cell>
          <table:table-cell office:value-type="float" office:value="0.0783964831484" calcext:value-type="float">
            <text:p>0.0783964831</text:p>
          </table:table-cell>
          <table:table-cell office:value-type="float" office:value="282914016" calcext:value-type="float">
            <text:p>282914016</text:p>
          </table:table-cell>
          <table:table-cell office:value-type="float" office:value="0.0338430402519" calcext:value-type="float">
            <text:p>0.0338430403</text:p>
          </table:table-cell>
          <table:table-cell office:value-type="float" office:value="303527632" calcext:value-type="float">
            <text:p>303527632</text:p>
          </table:table-cell>
          <table:table-cell office:value-type="float" office:value="0.180640042317" calcext:value-type="float">
            <text:p>0.1806400423</text:p>
          </table:table-cell>
        </table:table-row>
        <table:table-row table:style-name="ro1">
          <table:table-cell office:value-type="float" office:value="291282240" calcext:value-type="float">
            <text:p>291282240</text:p>
          </table:table-cell>
          <table:table-cell office:value-type="float" office:value="0.0546195027425" calcext:value-type="float">
            <text:p>0.0546195027</text:p>
          </table:table-cell>
          <table:table-cell office:value-type="float" office:value="297188064" calcext:value-type="float">
            <text:p>297188064</text:p>
          </table:table-cell>
          <table:table-cell office:value-type="float" office:value="0.287286868083" calcext:value-type="float">
            <text:p>0.2872868681</text:p>
          </table:table-cell>
          <table:table-cell office:value-type="float" office:value="308064128" calcext:value-type="float">
            <text:p>308064128</text:p>
          </table:table-cell>
          <table:table-cell office:value-type="float" office:value="2.33553893003" calcext:value-type="float">
            <text:p>2.33553893</text:p>
          </table:table-cell>
        </table:table-row>
        <table:table-row table:style-name="ro1">
          <table:table-cell office:value-type="float" office:value="305786272" calcext:value-type="float">
            <text:p>305786272</text:p>
          </table:table-cell>
          <table:table-cell office:value-type="float" office:value="0.538937076171" calcext:value-type="float">
            <text:p>0.5389370762</text:p>
          </table:table-cell>
          <table:table-cell office:value-type="float" office:value="309319856" calcext:value-type="float">
            <text:p>309319856</text:p>
          </table:table-cell>
          <table:table-cell office:value-type="float" office:value="0.287286868083" calcext:value-type="float">
            <text:p>0.2872868681</text:p>
          </table:table-cell>
          <table:table-cell office:value-type="float" office:value="329238016" calcext:value-type="float">
            <text:p>329238016</text:p>
          </table:table-cell>
          <table:table-cell office:value-type="float" office:value="0.174426943611" calcext:value-type="float">
            <text:p>0.1744269436</text:p>
          </table:table-cell>
        </table:table-row>
        <table:table-row table:style-name="ro1">
          <table:table-cell office:value-type="float" office:value="315692624" calcext:value-type="float">
            <text:p>315692624</text:p>
          </table:table-cell>
          <table:table-cell office:value-type="float" office:value="1.87464030104" calcext:value-type="float">
            <text:p>1.874640301</text:p>
          </table:table-cell>
          <table:table-cell office:value-type="float" office:value="320395520" calcext:value-type="float">
            <text:p>320395520</text:p>
          </table:table-cell>
          <table:table-cell office:value-type="float" office:value="0.311785789585" calcext:value-type="float">
            <text:p>0.3117857896</text:p>
          </table:table-cell>
          <table:table-cell office:value-type="float" office:value="343319952" calcext:value-type="float">
            <text:p>343319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8515808" calcext:value-type="float">
            <text:p>328515808</text:p>
          </table:table-cell>
          <table:table-cell office:value-type="float" office:value="0.541754643655" calcext:value-type="float">
            <text:p>0.5417546437</text:p>
          </table:table-cell>
          <table:table-cell office:value-type="float" office:value="317856832" calcext:value-type="float">
            <text:p>317856832</text:p>
          </table:table-cell>
          <table:table-cell office:value-type="float" office:value="1.99166081707" calcext:value-type="float">
            <text:p>1.9916608171</text:p>
          </table:table-cell>
          <table:table-cell office:value-type="float" office:value="250510848" calcext:value-type="float">
            <text:p>250510848</text:p>
          </table:table-cell>
          <table:table-cell office:value-type="float" office:value="1.65702036442" calcext:value-type="float">
            <text:p>1.6570203644</text:p>
          </table:table-cell>
        </table:table-row>
        <table:table-row table:style-name="ro1">
          <table:table-cell office:value-type="float" office:value="330326256" calcext:value-type="float">
            <text:p>330326256</text:p>
          </table:table-cell>
          <table:table-cell office:value-type="float" office:value="0.0769061052101" calcext:value-type="float">
            <text:p>0.0769061052</text:p>
          </table:table-cell>
          <table:table-cell office:value-type="float" office:value="331159088" calcext:value-type="float">
            <text:p>331159088</text:p>
          </table:table-cell>
          <table:table-cell office:value-type="float" office:value="1.6875" calcext:value-type="float">
            <text:p>1.6875</text:p>
          </table:table-cell>
          <table:table-cell office:value-type="float" office:value="273212736" calcext:value-type="float">
            <text:p>273212736</text:p>
          </table:table-cell>
          <table:table-cell office:value-type="float" office:value="0.157504780115" calcext:value-type="float">
            <text:p>0.1575047801</text:p>
          </table:table-cell>
        </table:table-row>
        <table:table-row table:style-name="ro1">
          <table:table-cell office:value-type="float" office:value="185913632" calcext:value-type="float">
            <text:p>185913632</text:p>
          </table:table-cell>
          <table:table-cell office:value-type="float" office:value="1.66062239647" calcext:value-type="float">
            <text:p>1.6606223965</text:p>
          </table:table-cell>
          <table:table-cell office:value-type="float" office:value="186415456" calcext:value-type="float">
            <text:p>186415456</text:p>
          </table:table-cell>
          <table:table-cell office:value-type="float" office:value="0.248138423794" calcext:value-type="float">
            <text:p>0.2481384238</text:p>
          </table:table-cell>
          <table:table-cell office:value-type="float" office:value="294721280" calcext:value-type="float">
            <text:p>294721280</text:p>
          </table:table-cell>
          <table:table-cell office:value-type="float" office:value="2.59914804297" calcext:value-type="float">
            <text:p>2.599148043</text:p>
          </table:table-cell>
        </table:table-row>
        <table:table-row table:style-name="ro1">
          <table:table-cell office:value-type="float" office:value="189300416" calcext:value-type="float">
            <text:p>189300416</text:p>
          </table:table-cell>
          <table:table-cell office:value-type="float" office:value="0.218347113915" calcext:value-type="float">
            <text:p>0.2183471139</text:p>
          </table:table-cell>
          <table:table-cell office:value-type="float" office:value="190036384" calcext:value-type="float">
            <text:p>190036384</text:p>
          </table:table-cell>
          <table:table-cell office:value-type="float" office:value="0.199625276784" calcext:value-type="float">
            <text:p>0.1996252768</text:p>
          </table:table-cell>
          <table:table-cell office:value-type="float" office:value="300336096" calcext:value-type="float">
            <text:p>300336096</text:p>
          </table:table-cell>
          <table:table-cell office:value-type="float" office:value="0.760321762196" calcext:value-type="float">
            <text:p>0.7603217622</text:p>
          </table:table-cell>
        </table:table-row>
        <table:table-row table:style-name="ro1">
          <table:table-cell office:value-type="float" office:value="222408368" calcext:value-type="float">
            <text:p>222408368</text:p>
          </table:table-cell>
          <table:table-cell office:value-type="float" office:value="0.0058356395139" calcext:value-type="float">
            <text:p>0.0058356395</text:p>
          </table:table-cell>
          <table:table-cell office:value-type="float" office:value="222346944" calcext:value-type="float">
            <text:p>222346944</text:p>
          </table:table-cell>
          <table:table-cell office:value-type="float" office:value="0.0130314287399" calcext:value-type="float">
            <text:p>0.0130314287</text:p>
          </table:table-cell>
          <table:table-cell office:value-type="float" office:value="320543888" calcext:value-type="float">
            <text:p>320543888</text:p>
          </table:table-cell>
          <table:table-cell office:value-type="float" office:value="0.776061298894" calcext:value-type="float">
            <text:p>0.7760612989</text:p>
          </table:table-cell>
        </table:table-row>
        <table:table-row table:style-name="ro1">
          <table:table-cell office:value-type="float" office:value="243991360" calcext:value-type="float">
            <text:p>243991360</text:p>
          </table:table-cell>
          <table:table-cell office:value-type="float" office:value="0.216788850399" calcext:value-type="float">
            <text:p>0.2167888504</text:p>
          </table:table-cell>
          <table:table-cell office:value-type="float" office:value="253003168" calcext:value-type="float">
            <text:p>253003168</text:p>
          </table:table-cell>
          <table:table-cell office:value-type="float" office:value="0.0148557135013" calcext:value-type="float">
            <text:p>0.0148557135</text:p>
          </table:table-cell>
          <table:table-cell office:value-type="float" office:value="330768464" calcext:value-type="float">
            <text:p>330768464</text:p>
          </table:table-cell>
          <table:table-cell office:value-type="float" office:value="0.752671422786" calcext:value-type="float">
            <text:p>0.7526714228</text:p>
          </table:table-cell>
        </table:table-row>
        <table:table-row table:style-name="ro1">
          <table:table-cell office:value-type="float" office:value="268819008" calcext:value-type="float">
            <text:p>268819008</text:p>
          </table:table-cell>
          <table:table-cell office:value-type="float" office:value="0.91396930395" calcext:value-type="float">
            <text:p>0.913969304</text:p>
          </table:table-cell>
          <table:table-cell office:value-type="float" office:value="271950096" calcext:value-type="float">
            <text:p>271950096</text:p>
          </table:table-cell>
          <table:table-cell office:value-type="float" office:value="0.0122117925818" calcext:value-type="float">
            <text:p>0.0122117926</text:p>
          </table:table-cell>
          <table:table-cell office:value-type="float" office:value="338513280" calcext:value-type="float">
            <text:p>338513280</text:p>
          </table:table-cell>
          <table:table-cell office:value-type="float" office:value="1.31716130759" calcext:value-type="float">
            <text:p>1.3171613076</text:p>
          </table:table-cell>
        </table:table-row>
        <table:table-row table:style-name="ro1">
          <table:table-cell office:value-type="float" office:value="276696336" calcext:value-type="float">
            <text:p>276696336</text:p>
          </table:table-cell>
          <table:table-cell office:value-type="float" office:value="2.69127689731" calcext:value-type="float">
            <text:p>2.6912768973</text:p>
          </table:table-cell>
          <table:table-cell office:value-type="float" office:value="287675984" calcext:value-type="float">
            <text:p>287675984</text:p>
          </table:table-cell>
          <table:table-cell office:value-type="float" office:value="0.109781824979" calcext:value-type="float">
            <text:p>0.109781825</text:p>
          </table:table-cell>
          <table:table-cell office:value-type="float" office:value="346422528" calcext:value-type="float">
            <text:p>3464225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598224" calcext:value-type="float">
            <text:p>296598224</text:p>
          </table:table-cell>
          <table:table-cell office:value-type="float" office:value="0.0294669822872" calcext:value-type="float">
            <text:p>0.0294669823</text:p>
          </table:table-cell>
          <table:table-cell office:value-type="float" office:value="297172448" calcext:value-type="float">
            <text:p>297172448</text:p>
          </table:table-cell>
          <table:table-cell office:value-type="float" office:value="0.109781824979" calcext:value-type="float">
            <text:p>0.109781825</text:p>
          </table:table-cell>
          <table:table-cell office:value-type="float" office:value="281062112" calcext:value-type="float">
            <text:p>281062112</text:p>
          </table:table-cell>
          <table:table-cell office:value-type="float" office:value="0.315221630053" calcext:value-type="float">
            <text:p>0.3152216301</text:p>
          </table:table-cell>
        </table:table-row>
        <table:table-row table:style-name="ro1">
          <table:table-cell office:value-type="float" office:value="306491184" calcext:value-type="float">
            <text:p>306491184</text:p>
          </table:table-cell>
          <table:table-cell office:value-type="float" office:value="0.176561112755" calcext:value-type="float">
            <text:p>0.1765611128</text:p>
          </table:table-cell>
          <table:table-cell office:value-type="float" office:value="313761840" calcext:value-type="float">
            <text:p>313761840</text:p>
          </table:table-cell>
          <table:table-cell office:value-type="float" office:value="0.174965159002" calcext:value-type="float">
            <text:p>0.174965159</text:p>
          </table:table-cell>
          <table:table-cell office:value-type="float" office:value="299082736" calcext:value-type="float">
            <text:p>299082736</text:p>
          </table:table-cell>
          <table:table-cell office:value-type="float" office:value="2.41340030496" calcext:value-type="float">
            <text:p>2.413400305</text:p>
          </table:table-cell>
        </table:table-row>
        <table:table-row table:style-name="ro1">
          <table:table-cell office:value-type="float" office:value="314891264" calcext:value-type="float">
            <text:p>314891264</text:p>
          </table:table-cell>
          <table:table-cell office:value-type="float" office:value="70.1538461538" calcext:value-type="float">
            <text:p>70.1538461538</text:p>
          </table:table-cell>
          <table:table-cell office:value-type="float" office:value="321166896" calcext:value-type="float">
            <text:p>321166896</text:p>
          </table:table-cell>
          <table:table-cell office:value-type="float" office:value="0.210186531935" calcext:value-type="float">
            <text:p>0.2101865319</text:p>
          </table:table-cell>
          <table:table-cell office:value-type="float" office:value="321826800" calcext:value-type="float">
            <text:p>321826800</text:p>
          </table:table-cell>
          <table:table-cell office:value-type="float" office:value="0.109628286491" calcext:value-type="float">
            <text:p>0.1096282865</text:p>
          </table:table-cell>
        </table:table-row>
        <table:table-row table:style-name="ro1">
          <table:table-cell office:value-type="float" office:value="209258208" calcext:value-type="float">
            <text:p>209258208</text:p>
          </table:table-cell>
          <table:table-cell office:value-type="float" office:value="1.19735199422" calcext:value-type="float">
            <text:p>1.1973519942</text:p>
          </table:table-cell>
          <table:table-cell office:value-type="float" office:value="321852032" calcext:value-type="float">
            <text:p>321852032</text:p>
          </table:table-cell>
          <table:table-cell office:value-type="float" office:value="1.89426071482" calcext:value-type="float">
            <text:p>1.8942607148</text:p>
          </table:table-cell>
          <table:table-cell office:value-type="float" office:value="331203824" calcext:value-type="float">
            <text:p>331203824</text:p>
          </table:table-cell>
          <table:table-cell office:value-type="float" office:value="0.501167480365" calcext:value-type="float">
            <text:p>0.5011674804</text:p>
          </table:table-cell>
        </table:table-row>
        <table:table-row table:style-name="ro1">
          <table:table-cell office:value-type="float" office:value="237472992" calcext:value-type="float">
            <text:p>237472992</text:p>
          </table:table-cell>
          <table:table-cell office:value-type="float" office:value="0.154873824839" calcext:value-type="float">
            <text:p>0.1548738248</text:p>
          </table:table-cell>
          <table:table-cell office:value-type="float" office:value="344177616" calcext:value-type="float">
            <text:p>344177616</text:p>
          </table:table-cell>
          <table:table-cell office:value-type="float" office:value="100" calcext:value-type="float">
            <text:p>100</text:p>
          </table:table-cell>
          <table:table-cell office:value-type="float" office:value="343346288" calcext:value-type="float">
            <text:p>343346288</text:p>
          </table:table-cell>
          <table:table-cell office:value-type="float" office:value="1.14594942135" calcext:value-type="float">
            <text:p>1.1459494214</text:p>
          </table:table-cell>
        </table:table-row>
        <table:table-row table:style-name="ro1">
          <table:table-cell office:value-type="float" office:value="258112384" calcext:value-type="float">
            <text:p>258112384</text:p>
          </table:table-cell>
          <table:table-cell office:value-type="float" office:value="0.0418828293053" calcext:value-type="float">
            <text:p>0.0418828293</text:p>
          </table:table-cell>
          <table:table-cell office:value-type="float" office:value="250441248" calcext:value-type="float">
            <text:p>250441248</text:p>
          </table:table-cell>
          <table:table-cell office:value-type="float" office:value="1.64591638083" calcext:value-type="float">
            <text:p>1.6459163808</text:p>
          </table:table-cell>
          <table:table-cell office:value-type="float" office:value="349518848" calcext:value-type="float">
            <text:p>349518848</text:p>
          </table:table-cell>
          <table:table-cell office:value-type="float" office:value="1.69758083718" calcext:value-type="float">
            <text:p>1.6975808372</text:p>
          </table:table-cell>
        </table:table-row>
        <table:table-row table:style-name="ro1">
          <table:table-cell office:value-type="float" office:value="271972000" calcext:value-type="float">
            <text:p>271972000</text:p>
          </table:table-cell>
          <table:table-cell office:value-type="float" office:value="0.200455392258" calcext:value-type="float">
            <text:p>0.2004553923</text:p>
          </table:table-cell>
          <table:table-cell office:value-type="float" office:value="279285920" calcext:value-type="float">
            <text:p>279285920</text:p>
          </table:table-cell>
          <table:table-cell office:value-type="float" office:value="0.0538612664349" calcext:value-type="float">
            <text:p>0.0538612664</text:p>
          </table:table-cell>
          <table:table-cell office:value-type="float" office:value="160982944" calcext:value-type="float">
            <text:p>1609829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906880" calcext:value-type="float">
            <text:p>287906880</text:p>
          </table:table-cell>
          <table:table-cell office:value-type="float" office:value="0.735613344988" calcext:value-type="float">
            <text:p>0.735613345</text:p>
          </table:table-cell>
          <table:table-cell office:value-type="float" office:value="283105840" calcext:value-type="float">
            <text:p>283105840</text:p>
          </table:table-cell>
          <table:table-cell office:value-type="float" office:value="2.07179849341" calcext:value-type="float">
            <text:p>2.0717984934</text:p>
          </table:table-cell>
          <table:table-cell office:value-type="float" office:value="177297440" calcext:value-type="float">
            <text:p>177297440</text:p>
          </table:table-cell>
          <table:table-cell office:value-type="float" office:value="0.121069364162" calcext:value-type="float">
            <text:p>0.1210693642</text:p>
          </table:table-cell>
        </table:table-row>
        <table:table-row table:style-name="ro1">
          <table:table-cell office:value-type="float" office:value="292499424" calcext:value-type="float">
            <text:p>292499424</text:p>
          </table:table-cell>
          <table:table-cell office:value-type="float" office:value="1.88271068636" calcext:value-type="float">
            <text:p>1.8827106864</text:p>
          </table:table-cell>
          <table:table-cell office:value-type="float" office:value="297183648" calcext:value-type="float">
            <text:p>297183648</text:p>
          </table:table-cell>
          <table:table-cell office:value-type="float" office:value="0.550417384391" calcext:value-type="float">
            <text:p>0.5504173844</text:p>
          </table:table-cell>
          <table:table-cell office:value-type="float" office:value="200958400" calcext:value-type="float">
            <text:p>200958400</text:p>
          </table:table-cell>
          <table:table-cell office:value-type="float" office:value="3.5383808096" calcext:value-type="float">
            <text:p>3.5383808096</text:p>
          </table:table-cell>
        </table:table-row>
        <table:table-row table:style-name="ro1">
          <table:table-cell office:value-type="float" office:value="318392640" calcext:value-type="float">
            <text:p>318392640</text:p>
          </table:table-cell>
          <table:table-cell office:value-type="float" office:value="0.4084644767" calcext:value-type="float">
            <text:p>0.4084644767</text:p>
          </table:table-cell>
          <table:table-cell office:value-type="float" office:value="322074048" calcext:value-type="float">
            <text:p>322074048</text:p>
          </table:table-cell>
          <table:table-cell office:value-type="float" office:value="0.804873646209" calcext:value-type="float">
            <text:p>0.8048736462</text:p>
          </table:table-cell>
          <table:table-cell office:value-type="float" office:value="225927552" calcext:value-type="float">
            <text:p>225927552</text:p>
          </table:table-cell>
          <table:table-cell office:value-type="float" office:value="0.154201365592" calcext:value-type="float">
            <text:p>0.1542013656</text:p>
          </table:table-cell>
        </table:table-row>
        <table:table-row table:style-name="ro1">
          <table:table-cell office:value-type="float" office:value="337604112" calcext:value-type="float">
            <text:p>337604112</text:p>
          </table:table-cell>
          <table:table-cell office:value-type="float" office:value="0.0262624428913" calcext:value-type="float">
            <text:p>0.0262624429</text:p>
          </table:table-cell>
          <table:table-cell office:value-type="float" office:value="338955408" calcext:value-type="float">
            <text:p>338955408</text:p>
          </table:table-cell>
          <table:table-cell office:value-type="float" office:value="0.80939269251" calcext:value-type="float">
            <text:p>0.8093926925</text:p>
          </table:table-cell>
          <table:table-cell office:value-type="float" office:value="262262992" calcext:value-type="float">
            <text:p>262262992</text:p>
          </table:table-cell>
          <table:table-cell office:value-type="float" office:value="0.160771832107" calcext:value-type="float">
            <text:p>0.1607718321</text:p>
          </table:table-cell>
        </table:table-row>
        <table:table-row table:style-name="ro1">
          <table:table-cell office:value-type="float" office:value="182826064" calcext:value-type="float">
            <text:p>182826064</text:p>
          </table:table-cell>
          <table:table-cell office:value-type="float" office:value="1.78126237713" calcext:value-type="float">
            <text:p>1.7812623771</text:p>
          </table:table-cell>
          <table:table-cell office:value-type="float" office:value="346360464" calcext:value-type="float">
            <text:p>346360464</text:p>
          </table:table-cell>
          <table:table-cell office:value-type="float" office:value="0.374794348837" calcext:value-type="float">
            <text:p>0.3747943488</text:p>
          </table:table-cell>
          <table:table-cell office:value-type="float" office:value="262942064" calcext:value-type="float">
            <text:p>262942064</text:p>
          </table:table-cell>
          <table:table-cell office:value-type="float" office:value="0.599668691331" calcext:value-type="float">
            <text:p>0.5996686913</text:p>
          </table:table-cell>
        </table:table-row>
        <table:table-row table:style-name="ro1">
          <table:table-cell office:value-type="float" office:value="203912960" calcext:value-type="float">
            <text:p>203912960</text:p>
          </table:table-cell>
          <table:table-cell office:value-type="float" office:value="13.5437284235" calcext:value-type="float">
            <text:p>13.5437284235</text:p>
          </table:table-cell>
          <table:table-cell office:value-type="float" office:value="169904992" calcext:value-type="float">
            <text:p>169904992</text:p>
          </table:table-cell>
          <table:table-cell office:value-type="float" office:value="1.4260366504" calcext:value-type="float">
            <text:p>1.4260366504</text:p>
          </table:table-cell>
          <table:table-cell office:value-type="float" office:value="290691040" calcext:value-type="float">
            <text:p>290691040</text:p>
          </table:table-cell>
          <table:table-cell office:value-type="float" office:value="1.62398726852" calcext:value-type="float">
            <text:p>1.6239872685</text:p>
          </table:table-cell>
        </table:table-row>
        <table:table-row table:style-name="ro1">
          <table:table-cell office:value-type="float" office:value="221590080" calcext:value-type="float">
            <text:p>221590080</text:p>
          </table:table-cell>
          <table:table-cell office:value-type="float" office:value="0.206867837741" calcext:value-type="float">
            <text:p>0.2068678377</text:p>
          </table:table-cell>
          <table:table-cell office:value-type="float" office:value="189893328" calcext:value-type="float">
            <text:p>189893328</text:p>
          </table:table-cell>
          <table:table-cell office:value-type="float" office:value="0.205569118636" calcext:value-type="float">
            <text:p>0.2055691186</text:p>
          </table:table-cell>
          <table:table-cell office:value-type="float" office:value="282236496" calcext:value-type="float">
            <text:p>282236496</text:p>
          </table:table-cell>
          <table:table-cell office:value-type="float" office:value="8.17853751187" calcext:value-type="float">
            <text:p>8.1785375119</text:p>
          </table:table-cell>
        </table:table-row>
        <table:table-row table:style-name="ro1">
          <table:table-cell office:value-type="float" office:value="244291968" calcext:value-type="float">
            <text:p>244291968</text:p>
          </table:table-cell>
          <table:table-cell office:value-type="float" office:value="0.207208663326" calcext:value-type="float">
            <text:p>0.2072086633</text:p>
          </table:table-cell>
          <table:table-cell office:value-type="float" office:value="205343712" calcext:value-type="float">
            <text:p>205343712</text:p>
          </table:table-cell>
          <table:table-cell office:value-type="float" office:value="0.0962422952974" calcext:value-type="float">
            <text:p>0.0962422953</text:p>
          </table:table-cell>
          <table:table-cell office:value-type="float" office:value="306145568" calcext:value-type="float">
            <text:p>306145568</text:p>
          </table:table-cell>
          <table:table-cell office:value-type="float" office:value="0.371764048085" calcext:value-type="float">
            <text:p>0.3717640481</text:p>
          </table:table-cell>
        </table:table-row>
        <table:table-row table:style-name="ro1">
          <table:table-cell office:value-type="float" office:value="265649120" calcext:value-type="float">
            <text:p>265649120</text:p>
          </table:table-cell>
          <table:table-cell office:value-type="float" office:value="0.930501930502" calcext:value-type="float">
            <text:p>0.9305019305</text:p>
          </table:table-cell>
          <table:table-cell office:value-type="float" office:value="231663488" calcext:value-type="float">
            <text:p>231663488</text:p>
          </table:table-cell>
          <table:table-cell office:value-type="float" office:value="0.0973238128411" calcext:value-type="float">
            <text:p>0.0973238128</text:p>
          </table:table-cell>
          <table:table-cell office:value-type="float" office:value="316042304" calcext:value-type="float">
            <text:p>316042304</text:p>
          </table:table-cell>
          <table:table-cell office:value-type="float" office:value="0.0838358409929" calcext:value-type="float">
            <text:p>0.083835841</text:p>
          </table:table-cell>
        </table:table-row>
        <table:table-row table:style-name="ro1">
          <table:table-cell office:value-type="float" office:value="287708544" calcext:value-type="float">
            <text:p>287708544</text:p>
          </table:table-cell>
          <table:table-cell office:value-type="float" office:value="2.09131049099" calcext:value-type="float">
            <text:p>2.091310491</text:p>
          </table:table-cell>
          <table:table-cell office:value-type="float" office:value="251269664" calcext:value-type="float">
            <text:p>251269664</text:p>
          </table:table-cell>
          <table:table-cell office:value-type="float" office:value="0.109097303634" calcext:value-type="float">
            <text:p>0.1090973036</text:p>
          </table:table-cell>
          <table:table-cell office:value-type="float" office:value="221827120" calcext:value-type="float">
            <text:p>221827120</text:p>
          </table:table-cell>
          <table:table-cell office:value-type="float" office:value="0.748567484712" calcext:value-type="float">
            <text:p>0.7485674847</text:p>
          </table:table-cell>
        </table:table-row>
        <table:table-row table:style-name="ro1">
          <table:table-cell office:value-type="float" office:value="272694000" calcext:value-type="float">
            <text:p>272694000</text:p>
          </table:table-cell>
          <table:table-cell office:value-type="float" office:value="100" calcext:value-type="float">
            <text:p>100</text:p>
          </table:table-cell>
          <table:table-cell office:value-type="float" office:value="263603872" calcext:value-type="float">
            <text:p>263603872</text:p>
          </table:table-cell>
          <table:table-cell office:value-type="float" office:value="0.0960079479769" calcext:value-type="float">
            <text:p>0.096007948</text:p>
          </table:table-cell>
          <table:table-cell office:value-type="float" office:value="227337984" calcext:value-type="float">
            <text:p>227337984</text:p>
          </table:table-cell>
          <table:table-cell office:value-type="float" office:value="0.0784708249497" calcext:value-type="float">
            <text:p>0.0784708249</text:p>
          </table:table-cell>
        </table:table-row>
        <table:table-row table:style-name="ro1">
          <table:table-cell office:value-type="float" office:value="299009888" calcext:value-type="float">
            <text:p>299009888</text:p>
          </table:table-cell>
          <table:table-cell office:value-type="float" office:value="0.00195601754827" calcext:value-type="float">
            <text:p>0.0019560175</text:p>
          </table:table-cell>
          <table:table-cell office:value-type="float" office:value="273357392" calcext:value-type="float">
            <text:p>273357392</text:p>
          </table:table-cell>
          <table:table-cell office:value-type="float" office:value="0.435612788632" calcext:value-type="float">
            <text:p>0.4356127886</text:p>
          </table:table-cell>
          <table:table-cell office:value-type="float" office:value="248268944" calcext:value-type="float">
            <text:p>248268944</text:p>
          </table:table-cell>
          <table:table-cell office:value-type="float" office:value="0.0792879524091" calcext:value-type="float">
            <text:p>0.0792879524</text:p>
          </table:table-cell>
        </table:table-row>
        <table:table-row table:style-name="ro1">
          <table:table-cell office:value-type="float" office:value="308316480" calcext:value-type="float">
            <text:p>308316480</text:p>
          </table:table-cell>
          <table:table-cell office:value-type="float" office:value="25.6724137931" calcext:value-type="float">
            <text:p>25.6724137931</text:p>
          </table:table-cell>
          <table:table-cell office:value-type="float" office:value="283450336" calcext:value-type="float">
            <text:p>283450336</text:p>
          </table:table-cell>
          <table:table-cell office:value-type="float" office:value="0.954582574282" calcext:value-type="float">
            <text:p>0.9545825743</text:p>
          </table:table-cell>
          <table:table-cell office:value-type="float" office:value="274008752" calcext:value-type="float">
            <text:p>274008752</text:p>
          </table:table-cell>
          <table:table-cell office:value-type="float" office:value="0.0792855538081" calcext:value-type="float">
            <text:p>0.0792855538</text:p>
          </table:table-cell>
        </table:table-row>
        <table:table-row table:style-name="ro1">
          <table:table-cell office:value-type="float" office:value="218095312" calcext:value-type="float">
            <text:p>218095312</text:p>
          </table:table-cell>
          <table:table-cell office:value-type="float" office:value="0.184926184926" calcext:value-type="float">
            <text:p>0.1849261849</text:p>
          </table:table-cell>
          <table:table-cell office:value-type="float" office:value="292058480" calcext:value-type="float">
            <text:p>292058480</text:p>
          </table:table-cell>
          <table:table-cell office:value-type="float" office:value="1.09252738654" calcext:value-type="float">
            <text:p>1.0925273865</text:p>
          </table:table-cell>
          <table:table-cell office:value-type="float" office:value="274297584" calcext:value-type="float">
            <text:p>274297584</text:p>
          </table:table-cell>
          <table:table-cell office:value-type="float" office:value="0.240840282419" calcext:value-type="float">
            <text:p>0.2408402824</text:p>
          </table:table-cell>
        </table:table-row>
        <table:table-row table:style-name="ro1">
          <table:table-cell office:value-type="float" office:value="248692144" calcext:value-type="float">
            <text:p>248692144</text:p>
          </table:table-cell>
          <table:table-cell office:value-type="float" office:value="0.0753636853448" calcext:value-type="float">
            <text:p>0.0753636853</text:p>
          </table:table-cell>
          <table:table-cell office:value-type="float" office:value="297564256" calcext:value-type="float">
            <text:p>297564256</text:p>
          </table:table-cell>
          <table:table-cell office:value-type="float" office:value="6.64579354709" calcext:value-type="float">
            <text:p>6.6457935471</text:p>
          </table:table-cell>
          <table:table-cell office:value-type="float" office:value="288938288" calcext:value-type="float">
            <text:p>288938288</text:p>
          </table:table-cell>
          <table:table-cell office:value-type="float" office:value="1.34706676193" calcext:value-type="float">
            <text:p>1.3470667619</text:p>
          </table:table-cell>
        </table:table-row>
        <table:table-row table:style-name="ro1">
          <table:table-cell office:value-type="float" office:value="273854480" calcext:value-type="float">
            <text:p>273854480</text:p>
          </table:table-cell>
          <table:table-cell office:value-type="float" office:value="0.13444055256" calcext:value-type="float">
            <text:p>0.1344405526</text:p>
          </table:table-cell>
          <table:table-cell office:value-type="float" office:value="307838112" calcext:value-type="float">
            <text:p>307838112</text:p>
          </table:table-cell>
          <table:table-cell office:value-type="float" office:value="1.25793276783" calcext:value-type="float">
            <text:p>1.2579327678</text:p>
          </table:table-cell>
          <table:table-cell office:value-type="float" office:value="308791696" calcext:value-type="float">
            <text:p>308791696</text:p>
          </table:table-cell>
          <table:table-cell office:value-type="float" office:value="2.22097167511" calcext:value-type="float">
            <text:p>2.2209716751</text:p>
          </table:table-cell>
        </table:table-row>
        <table:table-row table:style-name="ro1">
          <table:table-cell office:value-type="float" office:value="263607504" calcext:value-type="float">
            <text:p>263607504</text:p>
          </table:table-cell>
          <table:table-cell office:value-type="float" office:value="1.72416322434" calcext:value-type="float">
            <text:p>1.7241632243</text:p>
          </table:table-cell>
          <table:table-cell office:value-type="float" office:value="194376080" calcext:value-type="float">
            <text:p>194376080</text:p>
          </table:table-cell>
          <table:table-cell office:value-type="float" office:value="0.823244804901" calcext:value-type="float">
            <text:p>0.8232448049</text:p>
          </table:table-cell>
          <table:table-cell office:value-type="float" office:value="324218928" calcext:value-type="float">
            <text:p>324218928</text:p>
          </table:table-cell>
          <table:table-cell office:value-type="float" office:value="0.218788516459" calcext:value-type="float">
            <text:p>0.2187885165</text:p>
          </table:table-cell>
        </table:table-row>
        <table:table-row table:style-name="ro1">
          <table:table-cell office:value-type="float" office:value="289577632" calcext:value-type="float">
            <text:p>289577632</text:p>
          </table:table-cell>
          <table:table-cell office:value-type="float" office:value="0.532741301499" calcext:value-type="float">
            <text:p>0.5327413015</text:p>
          </table:table-cell>
          <table:table-cell office:value-type="float" office:value="222175872" calcext:value-type="float">
            <text:p>222175872</text:p>
          </table:table-cell>
          <table:table-cell office:value-type="float" office:value="0.0167445732215" calcext:value-type="float">
            <text:p>0.0167445732</text:p>
          </table:table-cell>
          <table:table-cell office:value-type="float" office:value="333328816" calcext:value-type="float">
            <text:p>333328816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07355472" calcext:value-type="float">
            <text:p>307355472</text:p>
          </table:table-cell>
          <table:table-cell office:value-type="float" office:value="0.565968780971" calcext:value-type="float">
            <text:p>0.565968781</text:p>
          </table:table-cell>
          <table:table-cell office:value-type="float" office:value="246088416" calcext:value-type="float">
            <text:p>246088416</text:p>
          </table:table-cell>
          <table:table-cell office:value-type="float" office:value="0.213555779206" calcext:value-type="float">
            <text:p>0.2135557792</text:p>
          </table:table-cell>
          <table:table-cell office:value-type="float" office:value="339752096" calcext:value-type="float">
            <text:p>339752096</text:p>
          </table:table-cell>
          <table:table-cell office:value-type="float" office:value="2.0461641541" calcext:value-type="float">
            <text:p>2.0461641541</text:p>
          </table:table-cell>
        </table:table-row>
        <table:table-row table:style-name="ro1">
          <table:table-cell office:value-type="float" office:value="316596496" calcext:value-type="float">
            <text:p>316596496</text:p>
          </table:table-cell>
          <table:table-cell office:value-type="float" office:value="0.603013448692" calcext:value-type="float">
            <text:p>0.6030134487</text:p>
          </table:table-cell>
          <table:table-cell office:value-type="float" office:value="269055456" calcext:value-type="float">
            <text:p>269055456</text:p>
          </table:table-cell>
          <table:table-cell office:value-type="float" office:value="0.022149988391" calcext:value-type="float">
            <text:p>0.0221499884</text:p>
          </table:table-cell>
          <table:table-cell office:value-type="float" office:value="196220128" calcext:value-type="float">
            <text:p>196220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5044800" calcext:value-type="float">
            <text:p>315044800</text:p>
          </table:table-cell>
          <table:table-cell office:value-type="float" office:value="0.0718075571808" calcext:value-type="float">
            <text:p>0.0718075572</text:p>
          </table:table-cell>
          <table:table-cell office:value-type="float" office:value="278602688" calcext:value-type="float">
            <text:p>278602688</text:p>
          </table:table-cell>
          <table:table-cell office:value-type="float" office:value="1.93071176093" calcext:value-type="float">
            <text:p>1.9307117609</text:p>
          </table:table-cell>
          <table:table-cell office:value-type="float" office:value="214901728" calcext:value-type="float">
            <text:p>214901728</text:p>
          </table:table-cell>
          <table:table-cell office:value-type="float" office:value="0.249914243244" calcext:value-type="float">
            <text:p>0.2499142432</text:p>
          </table:table-cell>
        </table:table-row>
        <table:table-row table:style-name="ro1">
          <table:table-cell office:value-type="float" office:value="257584576" calcext:value-type="float">
            <text:p>257584576</text:p>
          </table:table-cell>
          <table:table-cell office:value-type="float" office:value="1.05456340303" calcext:value-type="float">
            <text:p>1.054563403</text:p>
          </table:table-cell>
          <table:table-cell office:value-type="float" office:value="296884688" calcext:value-type="float">
            <text:p>296884688</text:p>
          </table:table-cell>
          <table:table-cell office:value-type="float" office:value="0.144825035825" calcext:value-type="float">
            <text:p>0.1448250358</text:p>
          </table:table-cell>
          <table:table-cell office:value-type="float" office:value="244759136" calcext:value-type="float">
            <text:p>244759136</text:p>
          </table:table-cell>
          <table:table-cell office:value-type="float" office:value="0.00344589937974" calcext:value-type="float">
            <text:p>0.0034458994</text:p>
          </table:table-cell>
        </table:table-row>
        <table:table-row table:style-name="ro1">
          <table:table-cell office:value-type="float" office:value="282680912" calcext:value-type="float">
            <text:p>282680912</text:p>
          </table:table-cell>
          <table:table-cell office:value-type="float" office:value="0.13649298733" calcext:value-type="float">
            <text:p>0.1364929873</text:p>
          </table:table-cell>
          <table:table-cell office:value-type="float" office:value="303109488" calcext:value-type="float">
            <text:p>303109488</text:p>
          </table:table-cell>
          <table:table-cell office:value-type="float" office:value="0.166447966085" calcext:value-type="float">
            <text:p>0.1664479661</text:p>
          </table:table-cell>
          <table:table-cell office:value-type="float" office:value="262369312" calcext:value-type="float">
            <text:p>262369312</text:p>
          </table:table-cell>
          <table:table-cell office:value-type="float" office:value="0.272406785285" calcext:value-type="float">
            <text:p>0.2724067853</text:p>
          </table:table-cell>
        </table:table-row>
        <table:table-row table:style-name="ro1">
          <table:table-cell office:value-type="float" office:value="299889728" calcext:value-type="float">
            <text:p>299889728</text:p>
          </table:table-cell>
          <table:table-cell office:value-type="float" office:value="0.0462143559489" calcext:value-type="float">
            <text:p>0.0462143559</text:p>
          </table:table-cell>
          <table:table-cell office:value-type="float" office:value="309421472" calcext:value-type="float">
            <text:p>309421472</text:p>
          </table:table-cell>
          <table:table-cell office:value-type="float" office:value="1.98339539096" calcext:value-type="float">
            <text:p>1.983395391</text:p>
          </table:table-cell>
          <table:table-cell office:value-type="float" office:value="284363760" calcext:value-type="float">
            <text:p>284363760</text:p>
          </table:table-cell>
          <table:table-cell office:value-type="float" office:value="0.918648716931" calcext:value-type="float">
            <text:p>0.9186487169</text:p>
          </table:table-cell>
        </table:table-row>
        <table:table-row table:style-name="ro1">
          <table:table-cell office:value-type="float" office:value="317147712" calcext:value-type="float">
            <text:p>317147712</text:p>
          </table:table-cell>
          <table:table-cell office:value-type="float" office:value="0.369463761397" calcext:value-type="float">
            <text:p>0.3694637614</text:p>
          </table:table-cell>
          <table:table-cell office:value-type="float" office:value="332428320" calcext:value-type="float">
            <text:p>332428320</text:p>
          </table:table-cell>
          <table:table-cell office:value-type="float" office:value="2.45643568482" calcext:value-type="float">
            <text:p>2.4564356848</text:p>
          </table:table-cell>
          <table:table-cell office:value-type="float" office:value="289971824" calcext:value-type="float">
            <text:p>289971824</text:p>
          </table:table-cell>
          <table:table-cell office:value-type="float" office:value="0.0105115023407" calcext:value-type="float">
            <text:p>0.0105115023</text:p>
          </table:table-cell>
        </table:table-row>
        <table:table-row table:style-name="ro1">
          <table:table-cell office:value-type="float" office:value="328037760" calcext:value-type="float">
            <text:p>328037760</text:p>
          </table:table-cell>
          <table:table-cell office:value-type="float" office:value="2.11381717811" calcext:value-type="float">
            <text:p>2.1138171781</text:p>
          </table:table-cell>
          <table:table-cell office:value-type="float" office:value="342246096" calcext:value-type="float">
            <text:p>342246096</text:p>
          </table:table-cell>
          <table:table-cell office:value-type="float" office:value="100" calcext:value-type="float">
            <text:p>100</text:p>
          </table:table-cell>
          <table:table-cell office:value-type="float" office:value="314410880" calcext:value-type="float">
            <text:p>314410880</text:p>
          </table:table-cell>
          <table:table-cell office:value-type="float" office:value="0.204976941966" calcext:value-type="float">
            <text:p>0.204976942</text:p>
          </table:table-cell>
        </table:table-row>
        <table:table-row table:style-name="ro1">
          <table:table-cell office:value-type="float" office:value="333768768" calcext:value-type="float">
            <text:p>333768768</text:p>
          </table:table-cell>
          <table:table-cell office:value-type="float" office:value="100" calcext:value-type="float">
            <text:p>100</text:p>
          </table:table-cell>
          <table:table-cell office:value-type="float" office:value="343221536" calcext:value-type="float">
            <text:p>343221536</text:p>
          </table:table-cell>
          <table:table-cell office:value-type="float" office:value="2.55550935551" calcext:value-type="float">
            <text:p>2.5555093555</text:p>
          </table:table-cell>
          <table:table-cell office:value-type="float" office:value="324251696" calcext:value-type="float">
            <text:p>324251696</text:p>
          </table:table-cell>
          <table:table-cell office:value-type="float" office:value="0.184295624055" calcext:value-type="float">
            <text:p>0.1842956241</text:p>
          </table:table-cell>
        </table:table-row>
        <table:table-row table:style-name="ro1">
          <table:table-cell office:value-type="float" office:value="354499600" calcext:value-type="float">
            <text:p>354499600</text:p>
          </table:table-cell>
          <table:table-cell office:value-type="float" office:value="0.0179983476927" calcext:value-type="float">
            <text:p>0.0179983477</text:p>
          </table:table-cell>
          <table:table-cell office:value-type="float" office:value="292142368" calcext:value-type="float">
            <text:p>292142368</text:p>
          </table:table-cell>
          <table:table-cell office:value-type="float" office:value="0.226985445484" calcext:value-type="float">
            <text:p>0.2269854455</text:p>
          </table:table-cell>
          <table:table-cell office:value-type="float" office:value="330432896" calcext:value-type="float">
            <text:p>330432896</text:p>
          </table:table-cell>
          <table:table-cell office:value-type="float" office:value="1.83408540972" calcext:value-type="float">
            <text:p>1.8340854097</text:p>
          </table:table-cell>
        </table:table-row>
        <table:table-row table:style-name="ro1">
          <table:table-cell office:value-type="float" office:value="202990304" calcext:value-type="float">
            <text:p>202990304</text:p>
          </table:table-cell>
          <table:table-cell office:value-type="float" office:value="0.0969451371571" calcext:value-type="float">
            <text:p>0.0969451372</text:p>
          </table:table-cell>
          <table:table-cell office:value-type="float" office:value="314434512" calcext:value-type="float">
            <text:p>314434512</text:p>
          </table:table-cell>
          <table:table-cell office:value-type="float" office:value="1.46494141526" calcext:value-type="float">
            <text:p>1.4649414153</text:p>
          </table:table-cell>
          <table:table-cell office:value-type="float" office:value="345033040" calcext:value-type="float">
            <text:p>345033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557344" calcext:value-type="float">
            <text:p>191557344</text:p>
          </table:table-cell>
          <table:table-cell office:value-type="float" office:value="0.232248595577" calcext:value-type="float">
            <text:p>0.2322485956</text:p>
          </table:table-cell>
          <table:table-cell office:value-type="float" office:value="318758096" calcext:value-type="float">
            <text:p>318758096</text:p>
          </table:table-cell>
          <table:table-cell office:value-type="float" office:value="1.06256825959" calcext:value-type="float">
            <text:p>1.0625682596</text:p>
          </table:table-cell>
          <table:table-cell office:value-type="float" office:value="248247920" calcext:value-type="float">
            <text:p>248247920</text:p>
          </table:table-cell>
          <table:table-cell office:value-type="float" office:value="0.0616160275972" calcext:value-type="float">
            <text:p>0.0616160276</text:p>
          </table:table-cell>
        </table:table-row>
        <table:table-row table:style-name="ro1">
          <table:table-cell office:value-type="float" office:value="213227328" calcext:value-type="float">
            <text:p>213227328</text:p>
          </table:table-cell>
          <table:table-cell office:value-type="float" office:value="0.219291158804" calcext:value-type="float">
            <text:p>0.2192911588</text:p>
          </table:table-cell>
          <table:table-cell office:value-type="float" office:value="332156944" calcext:value-type="float">
            <text:p>332156944</text:p>
          </table:table-cell>
          <table:table-cell office:value-type="float" office:value="0.169961996713" calcext:value-type="float">
            <text:p>0.1699619967</text:p>
          </table:table-cell>
          <table:table-cell office:value-type="float" office:value="275043008" calcext:value-type="float">
            <text:p>275043008</text:p>
          </table:table-cell>
          <table:table-cell office:value-type="float" office:value="0.157321570114" calcext:value-type="float">
            <text:p>0.1573215701</text:p>
          </table:table-cell>
        </table:table-row>
        <table:table-row table:style-name="ro1">
          <table:table-cell office:value-type="float" office:value="238577808" calcext:value-type="float">
            <text:p>238577808</text:p>
          </table:table-cell>
          <table:table-cell office:value-type="float" office:value="0.0195089938251" calcext:value-type="float">
            <text:p>0.0195089938</text:p>
          </table:table-cell>
          <table:table-cell office:value-type="float" office:value="355800672" calcext:value-type="float">
            <text:p>355800672</text:p>
          </table:table-cell>
          <table:table-cell office:value-type="float" office:value="0.168127038904" calcext:value-type="float">
            <text:p>0.1681270389</text:p>
          </table:table-cell>
          <table:table-cell office:value-type="float" office:value="298444896" calcext:value-type="float">
            <text:p>298444896</text:p>
          </table:table-cell>
          <table:table-cell office:value-type="float" office:value="0.0960698689956" calcext:value-type="float">
            <text:p>0.096069869</text:p>
          </table:table-cell>
        </table:table-row>
        <table:table-row table:style-name="ro1">
          <table:table-cell office:value-type="float" office:value="259870112" calcext:value-type="float">
            <text:p>259870112</text:p>
          </table:table-cell>
          <table:table-cell office:value-type="float" office:value="0.0154315355942" calcext:value-type="float">
            <text:p>0.0154315356</text:p>
          </table:table-cell>
          <table:table-cell office:value-type="float" office:value="360455376" calcext:value-type="float">
            <text:p>360455376</text:p>
          </table:table-cell>
          <table:table-cell office:value-type="float" office:value="89.0793650794" calcext:value-type="float">
            <text:p>89.0793650794</text:p>
          </table:table-cell>
          <table:table-cell office:value-type="float" office:value="309768768" calcext:value-type="float">
            <text:p>309768768</text:p>
          </table:table-cell>
          <table:table-cell office:value-type="float" office:value="0.460422163588" calcext:value-type="float">
            <text:p>0.4604221636</text:p>
          </table:table-cell>
        </table:table-row>
        <table:table-row table:style-name="ro1">
          <table:table-cell office:value-type="float" office:value="281514160" calcext:value-type="float">
            <text:p>281514160</text:p>
          </table:table-cell>
          <table:table-cell office:value-type="float" office:value="0.153771760155" calcext:value-type="float">
            <text:p>0.1537717602</text:p>
          </table:table-cell>
          <table:table-cell office:value-type="float" office:value="371719296" calcext:value-type="float">
            <text:p>371719296</text:p>
          </table:table-cell>
          <table:table-cell office:value-type="float" office:value="1.32713724206" calcext:value-type="float">
            <text:p>1.3271372421</text:p>
          </table:table-cell>
          <table:table-cell office:value-type="float" office:value="325412288" calcext:value-type="float">
            <text:p>325412288</text:p>
          </table:table-cell>
          <table:table-cell office:value-type="float" office:value="1.3198019802" calcext:value-type="float">
            <text:p>1.3198019802</text:p>
          </table:table-cell>
        </table:table-row>
        <table:table-row table:style-name="ro1">
          <table:table-cell office:value-type="float" office:value="285077648" calcext:value-type="float">
            <text:p>285077648</text:p>
          </table:table-cell>
          <table:table-cell office:value-type="float" office:value="2.05196182397" calcext:value-type="float">
            <text:p>2.051961824</text:p>
          </table:table-cell>
          <table:table-cell office:value-type="float" office:value="186558064" calcext:value-type="float">
            <text:p>186558064</text:p>
          </table:table-cell>
          <table:table-cell office:value-type="float" office:value="0.228468043926" calcext:value-type="float">
            <text:p>0.2284680439</text:p>
          </table:table-cell>
          <table:table-cell office:value-type="float" office:value="330819744" calcext:value-type="float">
            <text:p>330819744</text:p>
          </table:table-cell>
          <table:table-cell office:value-type="float" office:value="0.78345084266" calcext:value-type="float">
            <text:p>0.7834508427</text:p>
          </table:table-cell>
        </table:table-row>
        <table:table-row table:style-name="ro1">
          <table:table-cell office:value-type="float" office:value="295457392" calcext:value-type="float">
            <text:p>295457392</text:p>
          </table:table-cell>
          <table:table-cell office:value-type="float" office:value="0.17242736276" calcext:value-type="float">
            <text:p>0.1724273628</text:p>
          </table:table-cell>
          <table:table-cell office:value-type="float" office:value="210610416" calcext:value-type="float">
            <text:p>210610416</text:p>
          </table:table-cell>
          <table:table-cell office:value-type="float" office:value="0.153583224518" calcext:value-type="float">
            <text:p>0.1535832245</text:p>
          </table:table-cell>
          <table:table-cell office:value-type="float" office:value="351916720" calcext:value-type="float">
            <text:p>351916720</text:p>
          </table:table-cell>
          <table:table-cell office:value-type="float" office:value="0.491740506329" calcext:value-type="float">
            <text:p>0.4917405063</text:p>
          </table:table-cell>
        </table:table-row>
        <table:table-row table:style-name="ro1">
          <table:table-cell office:value-type="float" office:value="313604080" calcext:value-type="float">
            <text:p>313604080</text:p>
          </table:table-cell>
          <table:table-cell office:value-type="float" office:value="0.195243834328" calcext:value-type="float">
            <text:p>0.1952438343</text:p>
          </table:table-cell>
          <table:table-cell office:value-type="float" office:value="240693104" calcext:value-type="float">
            <text:p>240693104</text:p>
          </table:table-cell>
          <table:table-cell office:value-type="float" office:value="0.0596394370037" calcext:value-type="float">
            <text:p>0.059639437</text:p>
          </table:table-cell>
          <table:table-cell office:value-type="float" office:value="176633872" calcext:value-type="float">
            <text:p>176633872</text:p>
          </table:table-cell>
          <table:table-cell office:value-type="float" office:value="1.21235659267" calcext:value-type="float">
            <text:p>1.2123565927</text:p>
          </table:table-cell>
        </table:table-row>
        <table:table-row table:style-name="ro1">
          <table:table-cell office:value-type="float" office:value="321992688" calcext:value-type="float">
            <text:p>321992688</text:p>
          </table:table-cell>
          <table:table-cell office:value-type="float" office:value="19.9838709677" calcext:value-type="float">
            <text:p>19.9838709677</text:p>
          </table:table-cell>
          <table:table-cell office:value-type="float" office:value="264434832" calcext:value-type="float">
            <text:p>264434832</text:p>
          </table:table-cell>
          <table:table-cell office:value-type="float" office:value="0.0600961538462" calcext:value-type="float">
            <text:p>0.0600961538</text:p>
          </table:table-cell>
          <table:table-cell office:value-type="float" office:value="195471648" calcext:value-type="float">
            <text:p>195471648</text:p>
          </table:table-cell>
          <table:table-cell office:value-type="float" office:value="0.0155022102161" calcext:value-type="float">
            <text:p>0.0155022102</text:p>
          </table:table-cell>
        </table:table-row>
        <table:table-row table:style-name="ro1">
          <table:table-cell office:value-type="float" office:value="214297680" calcext:value-type="float">
            <text:p>214297680</text:p>
          </table:table-cell>
          <table:table-cell office:value-type="float" office:value="0.12144481429" calcext:value-type="float">
            <text:p>0.1214448143</text:p>
          </table:table-cell>
          <table:table-cell office:value-type="float" office:value="278532944" calcext:value-type="float">
            <text:p>278532944</text:p>
          </table:table-cell>
          <table:table-cell office:value-type="float" office:value="0.668036125376" calcext:value-type="float">
            <text:p>0.6680361254</text:p>
          </table:table-cell>
          <table:table-cell office:value-type="float" office:value="223596704" calcext:value-type="float">
            <text:p>223596704</text:p>
          </table:table-cell>
          <table:table-cell office:value-type="float" office:value="0.0857907198426" calcext:value-type="float">
            <text:p>0.0857907198</text:p>
          </table:table-cell>
        </table:table-row>
        <table:table-row table:style-name="ro1">
          <table:table-cell office:value-type="float" office:value="242894640" calcext:value-type="float">
            <text:p>242894640</text:p>
          </table:table-cell>
          <table:table-cell office:value-type="float" office:value="0.0836501901141" calcext:value-type="float">
            <text:p>0.0836501901</text:p>
          </table:table-cell>
          <table:table-cell office:value-type="float" office:value="291706224" calcext:value-type="float">
            <text:p>291706224</text:p>
          </table:table-cell>
          <table:table-cell office:value-type="float" office:value="1.55445783133" calcext:value-type="float">
            <text:p>1.5544578313</text:p>
          </table:table-cell>
          <table:table-cell office:value-type="float" office:value="249372384" calcext:value-type="float">
            <text:p>249372384</text:p>
          </table:table-cell>
          <table:table-cell office:value-type="float" office:value="0.103978205442" calcext:value-type="float">
            <text:p>0.1039782054</text:p>
          </table:table-cell>
        </table:table-row>
        <table:table-row table:style-name="ro1">
          <table:table-cell office:value-type="float" office:value="271050944" calcext:value-type="float">
            <text:p>271050944</text:p>
          </table:table-cell>
          <table:table-cell office:value-type="float" office:value="0.134867655049" calcext:value-type="float">
            <text:p>0.134867655</text:p>
          </table:table-cell>
          <table:table-cell office:value-type="float" office:value="295351488" calcext:value-type="float">
            <text:p>295351488</text:p>
          </table:table-cell>
          <table:table-cell office:value-type="float" office:value="1.83096441165" calcext:value-type="float">
            <text:p>1.8309644117</text:p>
          </table:table-cell>
          <table:table-cell office:value-type="float" office:value="273454960" calcext:value-type="float">
            <text:p>273454960</text:p>
          </table:table-cell>
          <table:table-cell office:value-type="float" office:value="0.0970795421192" calcext:value-type="float">
            <text:p>0.0970795421</text:p>
          </table:table-cell>
        </table:table-row>
        <table:table-row table:style-name="ro1">
          <table:table-cell office:value-type="float" office:value="284558720" calcext:value-type="float">
            <text:p>284558720</text:p>
          </table:table-cell>
          <table:table-cell office:value-type="float" office:value="0.0577918150662" calcext:value-type="float">
            <text:p>0.0577918151</text:p>
          </table:table-cell>
          <table:table-cell office:value-type="float" office:value="310896816" calcext:value-type="float">
            <text:p>310896816</text:p>
          </table:table-cell>
          <table:table-cell office:value-type="float" office:value="0.46135074126" calcext:value-type="float">
            <text:p>0.4613507413</text:p>
          </table:table-cell>
          <table:table-cell office:value-type="float" office:value="276961296" calcext:value-type="float">
            <text:p>276961296</text:p>
          </table:table-cell>
          <table:table-cell office:value-type="float" office:value="1.02830861138" calcext:value-type="float">
            <text:p>1.0283086114</text:p>
          </table:table-cell>
        </table:table-row>
        <table:table-row table:style-name="ro1">
          <table:table-cell office:value-type="float" office:value="305020880" calcext:value-type="float">
            <text:p>305020880</text:p>
          </table:table-cell>
          <table:table-cell office:value-type="float" office:value="0.557085095219" calcext:value-type="float">
            <text:p>0.5570850952</text:p>
          </table:table-cell>
          <table:table-cell office:value-type="float" office:value="318301872" calcext:value-type="float">
            <text:p>318301872</text:p>
          </table:table-cell>
          <table:table-cell office:value-type="float" office:value="0.094957131004" calcext:value-type="float">
            <text:p>0.094957131</text:p>
          </table:table-cell>
          <table:table-cell office:value-type="float" office:value="293640352" calcext:value-type="float">
            <text:p>293640352</text:p>
          </table:table-cell>
          <table:table-cell office:value-type="float" office:value="6.08358460982" calcext:value-type="float">
            <text:p>6.0835846098</text:p>
          </table:table-cell>
        </table:table-row>
        <table:table-row table:style-name="ro1">
          <table:table-cell office:value-type="float" office:value="314605728" calcext:value-type="float">
            <text:p>314605728</text:p>
          </table:table-cell>
          <table:table-cell office:value-type="float" office:value="0.548338148181" calcext:value-type="float">
            <text:p>0.5483381482</text:p>
          </table:table-cell>
          <table:table-cell office:value-type="float" office:value="223718256" calcext:value-type="float">
            <text:p>223718256</text:p>
          </table:table-cell>
          <table:table-cell office:value-type="float" office:value="0.833300410872" calcext:value-type="float">
            <text:p>0.8333004109</text:p>
          </table:table-cell>
          <table:table-cell office:value-type="float" office:value="301422896" calcext:value-type="float">
            <text:p>301422896</text:p>
          </table:table-cell>
          <table:table-cell office:value-type="float" office:value="1.35675059579" calcext:value-type="float">
            <text:p>1.3567505958</text:p>
          </table:table-cell>
        </table:table-row>
        <table:table-row table:style-name="ro1">
          <table:table-cell office:value-type="float" office:value="321244160" calcext:value-type="float">
            <text:p>321244160</text:p>
          </table:table-cell>
          <table:table-cell office:value-type="float" office:value="100" calcext:value-type="float">
            <text:p>100</text:p>
          </table:table-cell>
          <table:table-cell office:value-type="float" office:value="248851232" calcext:value-type="float">
            <text:p>248851232</text:p>
          </table:table-cell>
          <table:table-cell office:value-type="float" office:value="0.124130737135" calcext:value-type="float">
            <text:p>0.1241307371</text:p>
          </table:table-cell>
          <table:table-cell office:value-type="float" office:value="317386112" calcext:value-type="float">
            <text:p>317386112</text:p>
          </table:table-cell>
          <table:table-cell office:value-type="float" office:value="1.42806644442" calcext:value-type="float">
            <text:p>1.4280664444</text:p>
          </table:table-cell>
        </table:table-row>
        <table:table-row table:style-name="ro1">
          <table:table-cell office:value-type="float" office:value="342845696" calcext:value-type="float">
            <text:p>342845696</text:p>
          </table:table-cell>
          <table:table-cell office:value-type="float" office:value="1.64570291297" calcext:value-type="float">
            <text:p>1.645702913</text:p>
          </table:table-cell>
          <table:table-cell office:value-type="float" office:value="260677920" calcext:value-type="float">
            <text:p>260677920</text:p>
          </table:table-cell>
          <table:table-cell office:value-type="float" office:value="13.4873749404" calcext:value-type="float">
            <text:p>13.4873749404</text:p>
          </table:table-cell>
          <table:table-cell office:value-type="float" office:value="327269040" calcext:value-type="float">
            <text:p>327269040</text:p>
          </table:table-cell>
          <table:table-cell office:value-type="float" office:value="0.279104045482" calcext:value-type="float">
            <text:p>0.2791040455</text:p>
          </table:table-cell>
        </table:table-row>
        <table:table-row table:style-name="ro1">
          <table:table-cell office:value-type="float" office:value="189238896" calcext:value-type="float">
            <text:p>189238896</text:p>
          </table:table-cell>
          <table:table-cell office:value-type="float" office:value="0.20548410641" calcext:value-type="float">
            <text:p>0.2054841064</text:p>
          </table:table-cell>
          <table:table-cell office:value-type="float" office:value="286487808" calcext:value-type="float">
            <text:p>286487808</text:p>
          </table:table-cell>
          <table:table-cell office:value-type="float" office:value="0.0191829676862" calcext:value-type="float">
            <text:p>0.0191829677</text:p>
          </table:table-cell>
          <table:table-cell office:value-type="float" office:value="229416048" calcext:value-type="float">
            <text:p>229416048</text:p>
          </table:table-cell>
          <table:table-cell office:value-type="float" office:value="0.75231634679" calcext:value-type="float">
            <text:p>0.7523163468</text:p>
          </table:table-cell>
        </table:table-row>
        <table:table-row table:style-name="ro1">
          <table:table-cell office:value-type="float" office:value="205647920" calcext:value-type="float">
            <text:p>205647920</text:p>
          </table:table-cell>
          <table:table-cell office:value-type="float" office:value="0.19991969484" calcext:value-type="float">
            <text:p>0.1999196948</text:p>
          </table:table-cell>
          <table:table-cell office:value-type="float" office:value="306880768" calcext:value-type="float">
            <text:p>306880768</text:p>
          </table:table-cell>
          <table:table-cell office:value-type="float" office:value="0.20509855898" calcext:value-type="float">
            <text:p>0.205098559</text:p>
          </table:table-cell>
          <table:table-cell office:value-type="float" office:value="248944800" calcext:value-type="float">
            <text:p>248944800</text:p>
          </table:table-cell>
          <table:table-cell office:value-type="float" office:value="0.0765496769687" calcext:value-type="float">
            <text:p>0.076549677</text:p>
          </table:table-cell>
        </table:table-row>
        <table:table-row table:style-name="ro1">
          <table:table-cell office:value-type="float" office:value="240346672" calcext:value-type="float">
            <text:p>240346672</text:p>
          </table:table-cell>
          <table:table-cell office:value-type="float" office:value="0.192096512257" calcext:value-type="float">
            <text:p>0.1920965123</text:p>
          </table:table-cell>
          <table:table-cell office:value-type="float" office:value="316777472" calcext:value-type="float">
            <text:p>316777472</text:p>
          </table:table-cell>
          <table:table-cell office:value-type="float" office:value="0.219229150382" calcext:value-type="float">
            <text:p>0.2192291504</text:p>
          </table:table-cell>
          <table:table-cell office:value-type="float" office:value="267631408" calcext:value-type="float">
            <text:p>267631408</text:p>
          </table:table-cell>
          <table:table-cell office:value-type="float" office:value="4.04760465468" calcext:value-type="float">
            <text:p>4.0476046547</text:p>
          </table:table-cell>
        </table:table-row>
        <table:table-row table:style-name="ro1">
          <table:table-cell office:value-type="float" office:value="256257120" calcext:value-type="float">
            <text:p>256257120</text:p>
          </table:table-cell>
          <table:table-cell office:value-type="float" office:value="0.025497293315" calcext:value-type="float">
            <text:p>0.0254972933</text:p>
          </table:table-cell>
          <table:table-cell office:value-type="float" office:value="326898560" calcext:value-type="float">
            <text:p>326898560</text:p>
          </table:table-cell>
          <table:table-cell office:value-type="float" office:value="0.210078152339" calcext:value-type="float">
            <text:p>0.2100781523</text:p>
          </table:table-cell>
          <table:table-cell office:value-type="float" office:value="298755872" calcext:value-type="float">
            <text:p>298755872</text:p>
          </table:table-cell>
          <table:table-cell office:value-type="float" office:value="0.697970117718" calcext:value-type="float">
            <text:p>0.6979701177</text:p>
          </table:table-cell>
        </table:table-row>
        <table:table-row table:style-name="ro1">
          <table:table-cell office:value-type="float" office:value="287682208" calcext:value-type="float">
            <text:p>287682208</text:p>
          </table:table-cell>
          <table:table-cell office:value-type="float" office:value="0.870803126645" calcext:value-type="float">
            <text:p>0.8708031266</text:p>
          </table:table-cell>
          <table:table-cell office:value-type="float" office:value="334496192" calcext:value-type="float">
            <text:p>334496192</text:p>
          </table:table-cell>
          <table:table-cell office:value-type="float" office:value="2.23817434279" calcext:value-type="float">
            <text:p>2.2381743428</text:p>
          </table:table-cell>
          <table:table-cell office:value-type="float" office:value="302839936" calcext:value-type="float">
            <text:p>302839936</text:p>
          </table:table-cell>
          <table:table-cell office:value-type="float" office:value="0.538259974421" calcext:value-type="float">
            <text:p>0.5382599744</text:p>
          </table:table-cell>
        </table:table-row>
        <table:table-row table:style-name="ro1">
          <table:table-cell office:value-type="float" office:value="273952352" calcext:value-type="float">
            <text:p>273952352</text:p>
          </table:table-cell>
          <table:table-cell office:value-type="float" office:value="41.5518925519" calcext:value-type="float">
            <text:p>41.5518925519</text:p>
          </table:table-cell>
          <table:table-cell office:value-type="float" office:value="199029712" calcext:value-type="float">
            <text:p>199029712</text:p>
          </table:table-cell>
          <table:table-cell office:value-type="float" office:value="85.5378787879" calcext:value-type="float">
            <text:p>85.5378787879</text:p>
          </table:table-cell>
          <table:table-cell office:value-type="float" office:value="327659744" calcext:value-type="float">
            <text:p>327659744</text:p>
          </table:table-cell>
          <table:table-cell office:value-type="float" office:value="0.529417169459" calcext:value-type="float">
            <text:p>0.5294171695</text:p>
          </table:table-cell>
        </table:table-row>
        <table:table-row table:style-name="ro1">
          <table:table-cell office:value-type="float" office:value="300010928" calcext:value-type="float">
            <text:p>300010928</text:p>
          </table:table-cell>
          <table:table-cell office:value-type="float" office:value="0.0715852442672" calcext:value-type="float">
            <text:p>0.0715852443</text:p>
          </table:table-cell>
          <table:table-cell office:value-type="float" office:value="219193888" calcext:value-type="float">
            <text:p>219193888</text:p>
          </table:table-cell>
          <table:table-cell office:value-type="float" office:value="0.231476311155" calcext:value-type="float">
            <text:p>0.2314763112</text:p>
          </table:table-cell>
          <table:table-cell office:value-type="float" office:value="338480288" calcext:value-type="float">
            <text:p>338480288</text:p>
          </table:table-cell>
          <table:table-cell office:value-type="float" office:value="0.0680800050476" calcext:value-type="float">
            <text:p>0.068080005</text:p>
          </table:table-cell>
        </table:table-row>
        <table:table-row table:style-name="ro1">
          <table:table-cell office:value-type="float" office:value="311809168" calcext:value-type="float">
            <text:p>311809168</text:p>
          </table:table-cell>
          <table:table-cell office:value-type="float" office:value="0.0677689209363" calcext:value-type="float">
            <text:p>0.0677689209</text:p>
          </table:table-cell>
          <table:table-cell office:value-type="float" office:value="241895776" calcext:value-type="float">
            <text:p>241895776</text:p>
          </table:table-cell>
          <table:table-cell office:value-type="float" office:value="0.237184559923" calcext:value-type="float">
            <text:p>0.2371845599</text:p>
          </table:table-cell>
          <table:table-cell office:value-type="float" office:value="175917008" calcext:value-type="float">
            <text:p>175917008</text:p>
          </table:table-cell>
          <table:table-cell office:value-type="float" office:value="1.66176843172" calcext:value-type="float">
            <text:p>1.6617684317</text:p>
          </table:table-cell>
        </table:table-row>
        <table:table-row table:style-name="ro1">
          <table:table-cell office:value-type="float" office:value="318971328" calcext:value-type="float">
            <text:p>318971328</text:p>
          </table:table-cell>
          <table:table-cell office:value-type="float" office:value="2.23774114346" calcext:value-type="float">
            <text:p>2.2377411435</text:p>
          </table:table-cell>
          <table:table-cell office:value-type="float" office:value="275710384" calcext:value-type="float">
            <text:p>275710384</text:p>
          </table:table-cell>
          <table:table-cell office:value-type="float" office:value="0.00528739046487" calcext:value-type="float">
            <text:p>0.0052873905</text:p>
          </table:table-cell>
          <table:table-cell office:value-type="float" office:value="188612976" calcext:value-type="float">
            <text:p>188612976</text:p>
          </table:table-cell>
          <table:table-cell office:value-type="float" office:value="48.8245614035" calcext:value-type="float">
            <text:p>48.8245614035</text:p>
          </table:table-cell>
        </table:table-row>
        <table:table-row table:style-name="ro1">
          <table:table-cell office:value-type="float" office:value="335346464" calcext:value-type="float">
            <text:p>335346464</text:p>
          </table:table-cell>
          <table:table-cell office:value-type="float" office:value="100" calcext:value-type="float">
            <text:p>100</text:p>
          </table:table-cell>
          <table:table-cell office:value-type="float" office:value="286906208" calcext:value-type="float">
            <text:p>286906208</text:p>
          </table:table-cell>
          <table:table-cell office:value-type="float" office:value="0.0344946434213" calcext:value-type="float">
            <text:p>0.0344946434</text:p>
          </table:table-cell>
          <table:table-cell office:value-type="float" office:value="215146816" calcext:value-type="float">
            <text:p>215146816</text:p>
          </table:table-cell>
          <table:table-cell office:value-type="float" office:value="0.243978914841" calcext:value-type="float">
            <text:p>0.2439789148</text:p>
          </table:table-cell>
        </table:table-row>
        <table:table-row table:style-name="ro1">
          <table:table-cell office:value-type="float" office:value="261292528" calcext:value-type="float">
            <text:p>261292528</text:p>
          </table:table-cell>
          <table:table-cell office:value-type="float" office:value="0.0596572181938" calcext:value-type="float">
            <text:p>0.0596572182</text:p>
          </table:table-cell>
          <table:table-cell office:value-type="float" office:value="286198416" calcext:value-type="float">
            <text:p>286198416</text:p>
          </table:table-cell>
          <table:table-cell office:value-type="float" office:value="4.19343350995" calcext:value-type="float">
            <text:p>4.19343351</text:p>
          </table:table-cell>
          <table:table-cell office:value-type="float" office:value="244047072" calcext:value-type="float">
            <text:p>244047072</text:p>
          </table:table-cell>
          <table:table-cell office:value-type="float" office:value="0.00710981668665" calcext:value-type="float">
            <text:p>0.0071098167</text:p>
          </table:table-cell>
        </table:table-row>
        <table:table-row table:style-name="ro1">
          <table:table-cell office:value-type="float" office:value="283912208" calcext:value-type="float">
            <text:p>283912208</text:p>
          </table:table-cell>
          <table:table-cell office:value-type="float" office:value="0.169715917863" calcext:value-type="float">
            <text:p>0.1697159179</text:p>
          </table:table-cell>
          <table:table-cell office:value-type="float" office:value="307367088" calcext:value-type="float">
            <text:p>307367088</text:p>
          </table:table-cell>
          <table:table-cell office:value-type="float" office:value="0.197317017121" calcext:value-type="float">
            <text:p>0.1973170171</text:p>
          </table:table-cell>
          <table:table-cell office:value-type="float" office:value="257519472" calcext:value-type="float">
            <text:p>257519472</text:p>
          </table:table-cell>
          <table:table-cell office:value-type="float" office:value="1.10783167738" calcext:value-type="float">
            <text:p>1.1078316774</text:p>
          </table:table-cell>
        </table:table-row>
        <table:table-row table:style-name="ro1">
          <table:table-cell office:value-type="float" office:value="291625328" calcext:value-type="float">
            <text:p>291625328</text:p>
          </table:table-cell>
          <table:table-cell office:value-type="float" office:value="2.86307491776" calcext:value-type="float">
            <text:p>2.8630749178</text:p>
          </table:table-cell>
          <table:table-cell office:value-type="float" office:value="331432192" calcext:value-type="float">
            <text:p>331432192</text:p>
          </table:table-cell>
          <table:table-cell office:value-type="float" office:value="0.171276135544" calcext:value-type="float">
            <text:p>0.1712761355</text:p>
          </table:table-cell>
          <table:table-cell office:value-type="float" office:value="277999936" calcext:value-type="float">
            <text:p>277999936</text:p>
          </table:table-cell>
          <table:table-cell office:value-type="float" office:value="0.0394922020852" calcext:value-type="float">
            <text:p>0.0394922021</text:p>
          </table:table-cell>
        </table:table-row>
        <table:table-row table:style-name="ro1">
          <table:table-cell office:value-type="float" office:value="312836800" calcext:value-type="float">
            <text:p>312836800</text:p>
          </table:table-cell>
          <table:table-cell office:value-type="float" office:value="1.69233310089" calcext:value-type="float">
            <text:p>1.6923331009</text:p>
          </table:table-cell>
          <table:table-cell office:value-type="float" office:value="338749456" calcext:value-type="float">
            <text:p>338749456</text:p>
          </table:table-cell>
          <table:table-cell office:value-type="float" office:value="100" calcext:value-type="float">
            <text:p>100</text:p>
          </table:table-cell>
          <table:table-cell office:value-type="float" office:value="293858224" calcext:value-type="float">
            <text:p>293858224</text:p>
          </table:table-cell>
          <table:table-cell office:value-type="float" office:value="0.0395356955839" calcext:value-type="float">
            <text:p>0.0395356956</text:p>
          </table:table-cell>
        </table:table-row>
        <table:table-row table:style-name="ro1">
          <table:table-cell office:value-type="float" office:value="313496464" calcext:value-type="float">
            <text:p>313496464</text:p>
          </table:table-cell>
          <table:table-cell office:value-type="float" office:value="0.560159406049" calcext:value-type="float">
            <text:p>0.560159406</text:p>
          </table:table-cell>
          <table:table-cell office:value-type="float" office:value="245514512" calcext:value-type="float">
            <text:p>245514512</text:p>
          </table:table-cell>
          <table:table-cell office:value-type="float" office:value="100" calcext:value-type="float">
            <text:p>100</text:p>
          </table:table-cell>
          <table:table-cell office:value-type="float" office:value="306150352" calcext:value-type="float">
            <text:p>306150352</text:p>
          </table:table-cell>
          <table:table-cell office:value-type="float" office:value="0.173646188183" calcext:value-type="float">
            <text:p>0.1736461882</text:p>
          </table:table-cell>
        </table:table-row>
        <table:table-row table:style-name="ro1">
          <table:table-cell office:value-type="float" office:value="338965264" calcext:value-type="float">
            <text:p>338965264</text:p>
          </table:table-cell>
          <table:table-cell office:value-type="float" office:value="0.57558685446" calcext:value-type="float">
            <text:p>0.5755868545</text:p>
          </table:table-cell>
          <table:table-cell office:value-type="float" office:value="268391504" calcext:value-type="float">
            <text:p>268391504</text:p>
          </table:table-cell>
          <table:table-cell office:value-type="float" office:value="0.0685830770825" calcext:value-type="float">
            <text:p>0.0685830771</text:p>
          </table:table-cell>
          <table:table-cell office:value-type="float" office:value="316185152" calcext:value-type="float">
            <text:p>31618515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345599696" calcext:value-type="float">
            <text:p>345599696</text:p>
          </table:table-cell>
          <table:table-cell office:value-type="float" office:value="1.63739274641" calcext:value-type="float">
            <text:p>1.6373927464</text:p>
          </table:table-cell>
          <table:table-cell office:value-type="float" office:value="284243984" calcext:value-type="float">
            <text:p>284243984</text:p>
          </table:table-cell>
          <table:table-cell office:value-type="float" office:value="1.79073903711" calcext:value-type="float">
            <text:p>1.7907390371</text:p>
          </table:table-cell>
          <table:table-cell office:value-type="float" office:value="213070176" calcext:value-type="float">
            <text:p>213070176</text:p>
          </table:table-cell>
          <table:table-cell office:value-type="float" office:value="1.22662870763" calcext:value-type="float">
            <text:p>1.2266287076</text:p>
          </table:table-cell>
        </table:table-row>
        <table:table-row table:style-name="ro1">
          <table:table-cell office:value-type="float" office:value="345730064" calcext:value-type="float">
            <text:p>345730064</text:p>
          </table:table-cell>
          <table:table-cell office:value-type="float" office:value="100" calcext:value-type="float">
            <text:p>100</text:p>
          </table:table-cell>
          <table:table-cell office:value-type="float" office:value="302006736" calcext:value-type="float">
            <text:p>302006736</text:p>
          </table:table-cell>
          <table:table-cell office:value-type="float" office:value="0.49826940736" calcext:value-type="float">
            <text:p>0.4982694074</text:p>
          </table:table-cell>
          <table:table-cell office:value-type="float" office:value="246288320" calcext:value-type="float">
            <text:p>246288320</text:p>
          </table:table-cell>
          <table:table-cell office:value-type="float" office:value="0.0608668709333" calcext:value-type="float">
            <text:p>0.0608668709</text:p>
          </table:table-cell>
        </table:table-row>
        <table:table-row table:style-name="ro1">
          <table:table-cell office:value-type="float" office:value="269491360" calcext:value-type="float">
            <text:p>269491360</text:p>
          </table:table-cell>
          <table:table-cell office:value-type="float" office:value="2.10942083362" calcext:value-type="float">
            <text:p>2.1094208336</text:p>
          </table:table-cell>
          <table:table-cell office:value-type="float" office:value="324101088" calcext:value-type="float">
            <text:p>324101088</text:p>
          </table:table-cell>
          <table:table-cell office:value-type="float" office:value="1.11026392962" calcext:value-type="float">
            <text:p>1.1102639296</text:p>
          </table:table-cell>
          <table:table-cell office:value-type="float" office:value="267443232" calcext:value-type="float">
            <text:p>267443232</text:p>
          </table:table-cell>
          <table:table-cell office:value-type="float" office:value="0.0617318241789" calcext:value-type="float">
            <text:p>0.0617318242</text:p>
          </table:table-cell>
        </table:table-row>
        <table:table-row table:style-name="ro1">
          <table:table-cell office:value-type="float" office:value="296888224" calcext:value-type="float">
            <text:p>296888224</text:p>
          </table:table-cell>
          <table:table-cell office:value-type="float" office:value="0.026119873817" calcext:value-type="float">
            <text:p>0.0261198738</text:p>
          </table:table-cell>
          <table:table-cell office:value-type="float" office:value="331050096" calcext:value-type="float">
            <text:p>331050096</text:p>
          </table:table-cell>
          <table:table-cell office:value-type="float" office:value="0.840432294978" calcext:value-type="float">
            <text:p>0.840432295</text:p>
          </table:table-cell>
          <table:table-cell office:value-type="float" office:value="275835216" calcext:value-type="float">
            <text:p>275835216</text:p>
          </table:table-cell>
          <table:table-cell office:value-type="float" office:value="0.17484247555" calcext:value-type="float">
            <text:p>0.1748424756</text:p>
          </table:table-cell>
        </table:table-row>
        <table:table-row table:style-name="ro1">
          <table:table-cell office:value-type="float" office:value="307975008" calcext:value-type="float">
            <text:p>307975008</text:p>
          </table:table-cell>
          <table:table-cell office:value-type="float" office:value="0.129799574187" calcext:value-type="float">
            <text:p>0.1297995742</text:p>
          </table:table-cell>
          <table:table-cell office:value-type="float" office:value="351227744" calcext:value-type="float">
            <text:p>351227744</text:p>
          </table:table-cell>
          <table:table-cell office:value-type="float" office:value="0.48802539194" calcext:value-type="float">
            <text:p>0.4880253919</text:p>
          </table:table-cell>
          <table:table-cell office:value-type="float" office:value="282925728" calcext:value-type="float">
            <text:p>282925728</text:p>
          </table:table-cell>
          <table:table-cell office:value-type="float" office:value="1.87309203567" calcext:value-type="float">
            <text:p>1.8730920357</text:p>
          </table:table-cell>
        </table:table-row>
        <table:table-row table:style-name="ro1">
          <table:table-cell office:value-type="float" office:value="333846704" calcext:value-type="float">
            <text:p>333846704</text:p>
          </table:table-cell>
          <table:table-cell office:value-type="float" office:value="1.20740111703" calcext:value-type="float">
            <text:p>1.207401117</text:p>
          </table:table-cell>
          <table:table-cell office:value-type="float" office:value="178136768" calcext:value-type="float">
            <text:p>178136768</text:p>
          </table:table-cell>
          <table:table-cell office:value-type="float" office:value="1.29150793101" calcext:value-type="float">
            <text:p>1.291507931</text:p>
          </table:table-cell>
          <table:table-cell office:value-type="float" office:value="302144736" calcext:value-type="float">
            <text:p>302144736</text:p>
          </table:table-cell>
          <table:table-cell office:value-type="float" office:value="0.406470103973" calcext:value-type="float">
            <text:p>0.406470104</text:p>
          </table:table-cell>
        </table:table-row>
        <table:table-row table:style-name="ro1">
          <table:table-cell office:value-type="float" office:value="346082640" calcext:value-type="float">
            <text:p>346082640</text:p>
          </table:table-cell>
          <table:table-cell office:value-type="float" office:value="0.823986486486" calcext:value-type="float">
            <text:p>0.8239864865</text:p>
          </table:table-cell>
          <table:table-cell office:value-type="float" office:value="196494464" calcext:value-type="float">
            <text:p>196494464</text:p>
          </table:table-cell>
          <table:table-cell office:value-type="float" office:value="0.0246494798734" calcext:value-type="float">
            <text:p>0.0246494799</text:p>
          </table:table-cell>
          <table:table-cell office:value-type="float" office:value="321724176" calcext:value-type="float">
            <text:p>3217241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9716208" calcext:value-type="float">
            <text:p>339716208</text:p>
          </table:table-cell>
          <table:table-cell office:value-type="float" office:value="100" calcext:value-type="float">
            <text:p>100</text:p>
          </table:table-cell>
          <table:table-cell office:value-type="float" office:value="219765616" calcext:value-type="float">
            <text:p>219765616</text:p>
          </table:table-cell>
          <table:table-cell office:value-type="float" office:value="0.11208341091" calcext:value-type="float">
            <text:p>0.1120834109</text:p>
          </table:table-cell>
          <table:table-cell office:value-type="float" office:value="169904960" calcext:value-type="float">
            <text:p>169904960</text:p>
          </table:table-cell>
          <table:table-cell office:value-type="float" office:value="0.407839463266" calcext:value-type="float">
            <text:p>0.4078394633</text:p>
          </table:table-cell>
        </table:table-row>
        <table:table-row table:style-name="ro1">
          <table:table-cell office:value-type="float" office:value="169418256" calcext:value-type="float">
            <text:p>169418256</text:p>
          </table:table-cell>
          <table:table-cell office:value-type="float" office:value="0.248369738702" calcext:value-type="float">
            <text:p>0.2483697387</text:p>
          </table:table-cell>
          <table:table-cell office:value-type="float" office:value="258136128" calcext:value-type="float">
            <text:p>258136128</text:p>
          </table:table-cell>
          <table:table-cell office:value-type="float" office:value="0.102490581136" calcext:value-type="float">
            <text:p>0.1024905811</text:p>
          </table:table-cell>
          <table:table-cell office:value-type="float" office:value="202563440" calcext:value-type="float">
            <text:p>202563440</text:p>
          </table:table-cell>
          <table:table-cell office:value-type="float" office:value="0.0318625174176" calcext:value-type="float">
            <text:p>0.0318625174</text:p>
          </table:table-cell>
        </table:table-row>
        <table:table-row table:style-name="ro1">
          <table:table-cell office:value-type="float" office:value="192992032" calcext:value-type="float">
            <text:p>192992032</text:p>
          </table:table-cell>
          <table:table-cell office:value-type="float" office:value="0.237368838727" calcext:value-type="float">
            <text:p>0.2373688387</text:p>
          </table:table-cell>
          <table:table-cell office:value-type="float" office:value="274003184" calcext:value-type="float">
            <text:p>274003184</text:p>
          </table:table-cell>
          <table:table-cell office:value-type="float" office:value="0.404142124264" calcext:value-type="float">
            <text:p>0.4041421243</text:p>
          </table:table-cell>
          <table:table-cell office:value-type="float" office:value="211148752" calcext:value-type="float">
            <text:p>211148752</text:p>
          </table:table-cell>
          <table:table-cell office:value-type="float" office:value="0.0250791640279" calcext:value-type="float">
            <text:p>0.025079164</text:p>
          </table:table-cell>
        </table:table-row>
        <table:table-row table:style-name="ro1">
          <table:table-cell office:value-type="float" office:value="222976624" calcext:value-type="float">
            <text:p>222976624</text:p>
          </table:table-cell>
          <table:table-cell office:value-type="float" office:value="0.020934855091" calcext:value-type="float">
            <text:p>0.0209348551</text:p>
          </table:table-cell>
          <table:table-cell office:value-type="float" office:value="282810704" calcext:value-type="float">
            <text:p>282810704</text:p>
          </table:table-cell>
          <table:table-cell office:value-type="float" office:value="1.17210623017" calcext:value-type="float">
            <text:p>1.1721062302</text:p>
          </table:table-cell>
          <table:table-cell office:value-type="float" office:value="235318224" calcext:value-type="float">
            <text:p>235318224</text:p>
          </table:table-cell>
          <table:table-cell office:value-type="float" office:value="0.188319741441" calcext:value-type="float">
            <text:p>0.1883197414</text:p>
          </table:table-cell>
        </table:table-row>
        <table:table-row table:style-name="ro1">
          <table:table-cell office:value-type="float" office:value="238091760" calcext:value-type="float">
            <text:p>238091760</text:p>
          </table:table-cell>
          <table:table-cell office:value-type="float" office:value="0.190657147244" calcext:value-type="float">
            <text:p>0.1906571472</text:p>
          </table:table-cell>
          <table:table-cell office:value-type="float" office:value="295017680" calcext:value-type="float">
            <text:p>295017680</text:p>
          </table:table-cell>
          <table:table-cell office:value-type="float" office:value="1.21166050158" calcext:value-type="float">
            <text:p>1.2116605016</text:p>
          </table:table-cell>
          <table:table-cell office:value-type="float" office:value="254599600" calcext:value-type="float">
            <text:p>254599600</text:p>
          </table:table-cell>
          <table:table-cell office:value-type="float" office:value="0.0231095015959" calcext:value-type="float">
            <text:p>0.0231095016</text:p>
          </table:table-cell>
        </table:table-row>
        <table:table-row table:style-name="ro1">
          <table:table-cell office:value-type="float" office:value="261578048" calcext:value-type="float">
            <text:p>261578048</text:p>
          </table:table-cell>
          <table:table-cell office:value-type="float" office:value="0.943933197001" calcext:value-type="float">
            <text:p>0.943933197</text:p>
          </table:table-cell>
          <table:table-cell office:value-type="float" office:value="300826928" calcext:value-type="float">
            <text:p>300826928</text:p>
          </table:table-cell>
          <table:table-cell office:value-type="float" office:value="1.44235611192" calcext:value-type="float">
            <text:p>1.4423561119</text:p>
          </table:table-cell>
          <table:table-cell office:value-type="float" office:value="280754816" calcext:value-type="float">
            <text:p>280754816</text:p>
          </table:table-cell>
          <table:table-cell office:value-type="float" office:value="0.224837357236" calcext:value-type="float">
            <text:p>0.2248373572</text:p>
          </table:table-cell>
        </table:table-row>
        <table:table-row table:style-name="ro1">
          <table:table-cell office:value-type="float" office:value="267878976" calcext:value-type="float">
            <text:p>267878976</text:p>
          </table:table-cell>
          <table:table-cell office:value-type="float" office:value="2.36759251628" calcext:value-type="float">
            <text:p>2.3675925163</text:p>
          </table:table-cell>
          <table:table-cell office:value-type="float" office:value="302924608" calcext:value-type="float">
            <text:p>302924608</text:p>
          </table:table-cell>
          <table:table-cell office:value-type="float" office:value="100" calcext:value-type="float">
            <text:p>100</text:p>
          </table:table-cell>
          <table:table-cell office:value-type="float" office:value="276968240" calcext:value-type="float">
            <text:p>276968240</text:p>
          </table:table-cell>
          <table:table-cell office:value-type="float" office:value="52.4231378764" calcext:value-type="float">
            <text:p>52.4231378764</text:p>
          </table:table-cell>
        </table:table-row>
        <table:table-row table:style-name="ro1">
          <table:table-cell office:value-type="float" office:value="286904000" calcext:value-type="float">
            <text:p>286904000</text:p>
          </table:table-cell>
          <table:table-cell office:value-type="float" office:value="0.170135670346" calcext:value-type="float">
            <text:p>0.1701356703</text:p>
          </table:table-cell>
          <table:table-cell office:value-type="float" office:value="205643424" calcext:value-type="float">
            <text:p>205643424</text:p>
          </table:table-cell>
          <table:table-cell office:value-type="float" office:value="0.132844394667" calcext:value-type="float">
            <text:p>0.1328443947</text:p>
          </table:table-cell>
          <table:table-cell office:value-type="float" office:value="283963632" calcext:value-type="float">
            <text:p>283963632</text:p>
          </table:table-cell>
          <table:table-cell office:value-type="float" office:value="2.46940552821" calcext:value-type="float">
            <text:p>2.4694055282</text:p>
          </table:table-cell>
        </table:table-row>
        <table:table-row table:style-name="ro1">
          <table:table-cell office:value-type="float" office:value="304115200" calcext:value-type="float">
            <text:p>304115200</text:p>
          </table:table-cell>
          <table:table-cell office:value-type="float" office:value="0.188067330572" calcext:value-type="float">
            <text:p>0.1880673306</text:p>
          </table:table-cell>
          <table:table-cell office:value-type="float" office:value="230208784" calcext:value-type="float">
            <text:p>230208784</text:p>
          </table:table-cell>
          <table:table-cell office:value-type="float" office:value="0.221975203078" calcext:value-type="float">
            <text:p>0.2219752031</text:p>
          </table:table-cell>
          <table:table-cell office:value-type="float" office:value="303362480" calcext:value-type="float">
            <text:p>303362480</text:p>
          </table:table-cell>
          <table:table-cell office:value-type="float" office:value="0.0368549736199" calcext:value-type="float">
            <text:p>0.0368549736</text:p>
          </table:table-cell>
        </table:table-row>
        <table:table-row table:style-name="ro1">
          <table:table-cell office:value-type="float" office:value="168371200" calcext:value-type="float">
            <text:p>168371200</text:p>
          </table:table-cell>
          <table:table-cell office:value-type="float" office:value="0.049621958193" calcext:value-type="float">
            <text:p>0.0496219582</text:p>
          </table:table-cell>
          <table:table-cell office:value-type="float" office:value="266505616" calcext:value-type="float">
            <text:p>266505616</text:p>
          </table:table-cell>
          <table:table-cell office:value-type="float" office:value="0.0113084665483" calcext:value-type="float">
            <text:p>0.0113084665</text:p>
          </table:table-cell>
          <table:table-cell office:value-type="float" office:value="311979584" calcext:value-type="float">
            <text:p>311979584</text:p>
          </table:table-cell>
          <table:table-cell office:value-type="float" office:value="9.17816091954" calcext:value-type="float">
            <text:p>9.1781609195</text:p>
          </table:table-cell>
        </table:table-row>
        <table:table-row table:style-name="ro1">
          <table:table-cell office:value-type="float" office:value="197354416" calcext:value-type="float">
            <text:p>197354416</text:p>
          </table:table-cell>
          <table:table-cell office:value-type="float" office:value="0.0531559386614" calcext:value-type="float">
            <text:p>0.0531559387</text:p>
          </table:table-cell>
          <table:table-cell office:value-type="float" office:value="271669200" calcext:value-type="float">
            <text:p>271669200</text:p>
          </table:table-cell>
          <table:table-cell office:value-type="float" office:value="0.0104957853712" calcext:value-type="float">
            <text:p>0.0104957854</text:p>
          </table:table-cell>
          <table:table-cell office:value-type="float" office:value="226055840" calcext:value-type="float">
            <text:p>226055840</text:p>
          </table:table-cell>
          <table:table-cell office:value-type="float" office:value="0.0777904999827" calcext:value-type="float">
            <text:p>0.0777905</text:p>
          </table:table-cell>
        </table:table-row>
        <table:table-row table:style-name="ro1">
          <table:table-cell office:value-type="float" office:value="221926512" calcext:value-type="float">
            <text:p>221926512</text:p>
          </table:table-cell>
          <table:table-cell office:value-type="float" office:value="0.0457303857824" calcext:value-type="float">
            <text:p>0.0457303858</text:p>
          </table:table-cell>
          <table:table-cell office:value-type="float" office:value="297966832" calcext:value-type="float">
            <text:p>297966832</text:p>
          </table:table-cell>
          <table:table-cell office:value-type="float" office:value="0.0205335044459" calcext:value-type="float">
            <text:p>0.0205335044</text:p>
          </table:table-cell>
          <table:table-cell office:value-type="float" office:value="253114480" calcext:value-type="float">
            <text:p>253114480</text:p>
          </table:table-cell>
          <table:table-cell office:value-type="float" office:value="0.133939461138" calcext:value-type="float">
            <text:p>0.1339394611</text:p>
          </table:table-cell>
        </table:table-row>
        <table:table-row table:style-name="ro1">
          <table:table-cell office:value-type="float" office:value="242618704" calcext:value-type="float">
            <text:p>242618704</text:p>
          </table:table-cell>
          <table:table-cell office:value-type="float" office:value="0.169193191951" calcext:value-type="float">
            <text:p>0.169193192</text:p>
          </table:table-cell>
          <table:table-cell office:value-type="float" office:value="314111392" calcext:value-type="float">
            <text:p>314111392</text:p>
          </table:table-cell>
          <table:table-cell office:value-type="float" office:value="0.173316708229" calcext:value-type="float">
            <text:p>0.1733167082</text:p>
          </table:table-cell>
          <table:table-cell office:value-type="float" office:value="269762688" calcext:value-type="float">
            <text:p>269762688</text:p>
          </table:table-cell>
          <table:table-cell office:value-type="float" office:value="4.29250263992" calcext:value-type="float">
            <text:p>4.2925026399</text:p>
          </table:table-cell>
        </table:table-row>
        <table:table-row table:style-name="ro1">
          <table:table-cell office:value-type="float" office:value="251180736" calcext:value-type="float">
            <text:p>251180736</text:p>
          </table:table-cell>
          <table:table-cell office:value-type="float" office:value="2.8564062398" calcext:value-type="float">
            <text:p>2.8564062398</text:p>
          </table:table-cell>
          <table:table-cell office:value-type="float" office:value="325122784" calcext:value-type="float">
            <text:p>325122784</text:p>
          </table:table-cell>
          <table:table-cell office:value-type="float" office:value="0.189959907392" calcext:value-type="float">
            <text:p>0.1899599074</text:p>
          </table:table-cell>
          <table:table-cell office:value-type="float" office:value="281184928" calcext:value-type="float">
            <text:p>281184928</text:p>
          </table:table-cell>
          <table:table-cell office:value-type="float" office:value="0.605353001804" calcext:value-type="float">
            <text:p>0.6053530018</text:p>
          </table:table-cell>
        </table:table-row>
        <table:table-row table:style-name="ro1">
          <table:table-cell office:value-type="float" office:value="275276064" calcext:value-type="float">
            <text:p>275276064</text:p>
          </table:table-cell>
          <table:table-cell office:value-type="float" office:value="1.60689013035" calcext:value-type="float">
            <text:p>1.6068901304</text:p>
          </table:table-cell>
          <table:table-cell office:value-type="float" office:value="335412928" calcext:value-type="float">
            <text:p>335412928</text:p>
          </table:table-cell>
          <table:table-cell office:value-type="float" office:value="0.0173746826053" calcext:value-type="float">
            <text:p>0.0173746826</text:p>
          </table:table-cell>
          <table:table-cell office:value-type="float" office:value="289682000" calcext:value-type="float">
            <text:p>289682000</text:p>
          </table:table-cell>
          <table:table-cell office:value-type="float" office:value="1.72310452775" calcext:value-type="float">
            <text:p>1.7231045278</text:p>
          </table:table-cell>
        </table:table-row>
        <table:table-row table:style-name="ro1">
          <table:table-cell office:value-type="float" office:value="285539696" calcext:value-type="float">
            <text:p>285539696</text:p>
          </table:table-cell>
          <table:table-cell office:value-type="float" office:value="0.732343256502" calcext:value-type="float">
            <text:p>0.7323432565</text:p>
          </table:table-cell>
          <table:table-cell office:value-type="float" office:value="174512176" calcext:value-type="float">
            <text:p>174512176</text:p>
          </table:table-cell>
          <table:table-cell office:value-type="float" office:value="1.47238358252" calcext:value-type="float">
            <text:p>1.4723835825</text:p>
          </table:table-cell>
          <table:table-cell office:value-type="float" office:value="311851024" calcext:value-type="float">
            <text:p>311851024</text:p>
          </table:table-cell>
          <table:table-cell office:value-type="float" office:value="1.29702524038" calcext:value-type="float">
            <text:p>1.2970252404</text:p>
          </table:table-cell>
        </table:table-row>
        <table:table-row table:style-name="ro1">
          <table:table-cell office:value-type="float" office:value="290300016" calcext:value-type="float">
            <text:p>290300016</text:p>
          </table:table-cell>
          <table:table-cell office:value-type="float" office:value="0.707079730721" calcext:value-type="float">
            <text:p>0.7070797307</text:p>
          </table:table-cell>
          <table:table-cell office:value-type="float" office:value="202940192" calcext:value-type="float">
            <text:p>202940192</text:p>
          </table:table-cell>
          <table:table-cell office:value-type="float" office:value="0.0893487957181" calcext:value-type="float">
            <text:p>0.0893487957</text:p>
          </table:table-cell>
          <table:table-cell office:value-type="float" office:value="323438176" calcext:value-type="float">
            <text:p>323438176</text:p>
          </table:table-cell>
          <table:table-cell office:value-type="float" office:value="0.670279229887" calcext:value-type="float">
            <text:p>0.6702792299</text:p>
          </table:table-cell>
        </table:table-row>
        <table:table-row table:style-name="ro1">
          <table:table-cell office:value-type="float" office:value="315678832" calcext:value-type="float">
            <text:p>315678832</text:p>
          </table:table-cell>
          <table:table-cell office:value-type="float" office:value="100" calcext:value-type="float">
            <text:p>100</text:p>
          </table:table-cell>
          <table:table-cell office:value-type="float" office:value="223578272" calcext:value-type="float">
            <text:p>223578272</text:p>
          </table:table-cell>
          <table:table-cell office:value-type="float" office:value="0.0957792207792" calcext:value-type="float">
            <text:p>0.0957792208</text:p>
          </table:table-cell>
          <table:table-cell office:value-type="float" office:value="334218016" calcext:value-type="float">
            <text:p>334218016</text:p>
          </table:table-cell>
          <table:table-cell office:value-type="float" office:value="1.16903572801" calcext:value-type="float">
            <text:p>1.169035728</text:p>
          </table:table-cell>
        </table:table-row>
        <table:table-row table:style-name="ro1">
          <table:table-cell office:value-type="float" office:value="324506080" calcext:value-type="float">
            <text:p>324506080</text:p>
          </table:table-cell>
          <table:table-cell office:value-type="float" office:value="2.4110441972" calcext:value-type="float">
            <text:p>2.4110441972</text:p>
          </table:table-cell>
          <table:table-cell office:value-type="float" office:value="250425696" calcext:value-type="float">
            <text:p>250425696</text:p>
          </table:table-cell>
          <table:table-cell office:value-type="float" office:value="0.108964374482" calcext:value-type="float">
            <text:p>0.1089643745</text:p>
          </table:table-cell>
          <table:table-cell office:value-type="float" office:value="277913904" calcext:value-type="float">
            <text:p>277913904</text:p>
          </table:table-cell>
          <table:table-cell office:value-type="float" office:value="0.743993843271" calcext:value-type="float">
            <text:p>0.7439938433</text:p>
          </table:table-cell>
        </table:table-row>
        <table:table-row table:style-name="ro1">
          <table:table-cell office:value-type="float" office:value="276863536" calcext:value-type="float">
            <text:p>276863536</text:p>
          </table:table-cell>
          <table:table-cell office:value-type="float" office:value="0.310081350262" calcext:value-type="float">
            <text:p>0.3100813503</text:p>
          </table:table-cell>
          <table:table-cell office:value-type="float" office:value="263837568" calcext:value-type="float">
            <text:p>263837568</text:p>
          </table:table-cell>
          <table:table-cell office:value-type="float" office:value="0.45386676876" calcext:value-type="float">
            <text:p>0.4538667688</text:p>
          </table:table-cell>
          <table:table-cell office:value-type="float" office:value="286297072" calcext:value-type="float">
            <text:p>286297072</text:p>
          </table:table-cell>
          <table:table-cell office:value-type="float" office:value="0.174168219852" calcext:value-type="float">
            <text:p>0.17416821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3449024" calcext:value-type="float">
            <text:p>283449024</text:p>
          </table:table-cell>
          <table:table-cell office:value-type="float" office:value="1.1761132295" calcext:value-type="float">
            <text:p>1.1761132295</text:p>
          </table:table-cell>
          <table:table-cell office:value-type="float" office:value="308489184" calcext:value-type="float">
            <text:p>308489184</text:p>
          </table:table-cell>
          <table:table-cell office:value-type="float" office:value="0.729245074164" calcext:value-type="float">
            <text:p>0.72924507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4067008" calcext:value-type="float">
            <text:p>294067008</text:p>
          </table:table-cell>
          <table:table-cell office:value-type="float" office:value="1.15923794662" calcext:value-type="float">
            <text:p>1.1592379466</text:p>
          </table:table-cell>
          <table:table-cell office:value-type="float" office:value="330087600" calcext:value-type="float">
            <text:p>330087600</text:p>
          </table:table-cell>
          <table:table-cell office:value-type="float" office:value="1.91045693863" calcext:value-type="float">
            <text:p>1.910456938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0987200" calcext:value-type="float">
            <text:p>340987200</text:p>
          </table:table-cell>
          <table:table-cell office:value-type="float" office:value="0.410192897173" calcext:value-type="float">
            <text:p>0.410192897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4602640" calcext:value-type="float">
            <text:p>344602640</text:p>
          </table:table-cell>
          <table:table-cell office:value-type="float" office:value="0.0268184572212" calcext:value-type="float">
            <text:p>0.026818457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87068432" calcext:value-type="float">
            <text:p>187068432</text:p>
          </table:table-cell>
          <table:table-cell office:value-type="float" office:value="1.99574972414" calcext:value-type="float">
            <text:p>1.995749724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5686640" calcext:value-type="float">
            <text:p>195686640</text:p>
          </table:table-cell>
          <table:table-cell office:value-type="float" office:value="0.2320657277" calcext:value-type="float">
            <text:p>0.232065727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4493488" calcext:value-type="float">
            <text:p>234493488</text:p>
          </table:table-cell>
          <table:table-cell office:value-type="float" office:value="0.0182325886991" calcext:value-type="float">
            <text:p>0.018232588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56516592" calcext:value-type="float">
            <text:p>256516592</text:p>
          </table:table-cell>
          <table:table-cell office:value-type="float" office:value="0.0187441109167" calcext:value-type="float">
            <text:p>0.01874411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6494192" calcext:value-type="float">
            <text:p>286494192</text:p>
          </table:table-cell>
          <table:table-cell office:value-type="float" office:value="0.228747566515" calcext:value-type="float">
            <text:p>0.228747566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2563280" calcext:value-type="float">
            <text:p>312563280</text:p>
          </table:table-cell>
          <table:table-cell office:value-type="float" office:value="0.0202709620175" calcext:value-type="float">
            <text:p>0.02027096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34516432" calcext:value-type="float">
            <text:p>334516432</text:p>
          </table:table-cell>
          <table:table-cell office:value-type="float" office:value="0.02051124535" calcext:value-type="float">
            <text:p>0.020511245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66041664" calcext:value-type="float">
            <text:p>366041664</text:p>
          </table:table-cell>
          <table:table-cell office:value-type="float" office:value="0.230227646092" calcext:value-type="float">
            <text:p>0.230227646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21:48:28.769531165</dc:date>
    <meta:document-statistic meta:table-count="1" meta:cell-count="299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66cm" svg:height="9.005cm" xlink:href=".." xlink:type="simple" chart:class="chart:area" chart:style-name="ch1">
        <chart:legend chart:legend-position="end" svg:x="17.815cm" svg:y="3.705cm" style:legend-expansion="high" chart:style-name="ch2"/>
        <chart:plot-area chart:style-name="ch3" table:cell-range-address="Sheet1.A1:Sheet1.A499 Sheet1.C1:Sheet1.C499 Sheet1.E1:Sheet1.E499" chart:data-source-has-labels="row" svg:x="0.397cm" svg:y="0.18cm" svg:width="17.021cm" svg:height="8.645cm">
          <chartooo:coordinate-region svg:x="2.5cm" svg:y="0.38cm" svg:width="14.918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99" chart:label-cell-address="Sheet1.A1:Sheet1.A1" chart:class="chart:area">
            <chart:data-point chart:repeated="498"/>
          </chart:series>
          <chart:series chart:style-name="ch7" chart:values-cell-range-address="Sheet1.C2:Sheet1.C499" chart:label-cell-address="Sheet1.C1:Sheet1.C1" chart:class="chart:area">
            <chart:data-point chart:repeated="498"/>
          </chart:series>
          <chart:series chart:style-name="ch8" chart:values-cell-range-address="Sheet1.E2:Sheet1.E499" chart:label-cell-address="Sheet1.E1:Sheet1.E1" chart:class="chart:area">
            <chart:data-point chart:repeated="4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C1:Sheet1.C1</svg:desc>
                </draw:g>
              </table:table-cell>
              <table:table-cell office:value-type="string">
                <text:p>footPri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53472">
                <text:p>21453472</text:p>
                <draw:g>
                  <svg:desc>Sheet1.A2:Sheet1.A499</svg:desc>
                </draw:g>
              </table:table-cell>
              <table:table-cell office:value-type="float" office:value="17788672">
                <text:p>17788672</text:p>
                <draw:g>
                  <svg:desc>Sheet1.C2:Sheet1.C499</svg:desc>
                </draw:g>
              </table:table-cell>
              <table:table-cell office:value-type="float" office:value="13645856">
                <text:p>13645856</text:p>
                <draw:g>
                  <svg:desc>Sheet1.E2:Sheet1.E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02976">
                <text:p>44602976</text:p>
              </table:table-cell>
              <table:table-cell office:value-type="float" office:value="29124416">
                <text:p>29124416</text:p>
              </table:table-cell>
              <table:table-cell office:value-type="float" office:value="32220128">
                <text:p>32220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272960">
                <text:p>66272960</text:p>
              </table:table-cell>
              <table:table-cell office:value-type="float" office:value="46666784">
                <text:p>46666784</text:p>
              </table:table-cell>
              <table:table-cell office:value-type="float" office:value="66303392">
                <text:p>66303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815328">
                <text:p>83815328</text:p>
              </table:table-cell>
              <table:table-cell office:value-type="float" office:value="65241056">
                <text:p>65241056</text:p>
              </table:table-cell>
              <table:table-cell office:value-type="float" office:value="82908080">
                <text:p>829080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740704">
                <text:p>107740704</text:p>
              </table:table-cell>
              <table:table-cell office:value-type="float" office:value="82783424">
                <text:p>82783424</text:p>
              </table:table-cell>
              <table:table-cell office:value-type="float" office:value="110644832">
                <text:p>110644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472256">
                <text:p>118472256</text:p>
              </table:table-cell>
              <table:table-cell office:value-type="float" office:value="102230448">
                <text:p>102230448</text:p>
              </table:table-cell>
              <table:table-cell office:value-type="float" office:value="143240992">
                <text:p>143240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761472">
                <text:p>146761472</text:p>
              </table:table-cell>
              <table:table-cell office:value-type="float" office:value="116493200">
                <text:p>116493200</text:p>
              </table:table-cell>
              <table:table-cell office:value-type="float" office:value="163958304">
                <text:p>16395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335744">
                <text:p>165335744</text:p>
              </table:table-cell>
              <table:table-cell office:value-type="float" office:value="135391056">
                <text:p>135391056</text:p>
              </table:table-cell>
              <table:table-cell office:value-type="float" office:value="196199824">
                <text:p>196199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846208">
                <text:p>181846208</text:p>
              </table:table-cell>
              <table:table-cell office:value-type="float" office:value="155427584">
                <text:p>155427584</text:p>
              </table:table-cell>
              <table:table-cell office:value-type="float" office:value="202619544">
                <text:p>202619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619544">
                <text:p>202619544</text:p>
              </table:table-cell>
              <table:table-cell office:value-type="float" office:value="177474768">
                <text:p>177474768</text:p>
              </table:table-cell>
              <table:table-cell office:value-type="float" office:value="217062456">
                <text:p>217062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904440">
                <text:p>211904440</text:p>
              </table:table-cell>
              <table:table-cell office:value-type="float" office:value="194772176">
                <text:p>194772176</text:p>
              </table:table-cell>
              <table:table-cell office:value-type="float" office:value="237702040">
                <text:p>237702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269640">
                <text:p>234269640</text:p>
              </table:table-cell>
              <table:table-cell office:value-type="float" office:value="202619544">
                <text:p>202619544</text:p>
              </table:table-cell>
              <table:table-cell office:value-type="float" office:value="257308216">
                <text:p>257308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6995304">
                <text:p>266995304</text:p>
              </table:table-cell>
              <table:table-cell office:value-type="float" office:value="208808728">
                <text:p>208808728</text:p>
              </table:table-cell>
              <table:table-cell office:value-type="float" office:value="275882488">
                <text:p>275882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5488664">
                <text:p>295488664</text:p>
              </table:table-cell>
              <table:table-cell office:value-type="float" office:value="227383000">
                <text:p>227383000</text:p>
              </table:table-cell>
              <table:table-cell office:value-type="float" office:value="294456760">
                <text:p>2944567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791504">
                <text:p>307791504</text:p>
              </table:table-cell>
              <table:table-cell office:value-type="float" office:value="245957272">
                <text:p>245957272</text:p>
              </table:table-cell>
              <table:table-cell office:value-type="float" office:value="316053952">
                <text:p>316053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452344">
                <text:p>113452344</text:p>
              </table:table-cell>
              <table:table-cell office:value-type="float" office:value="260286440">
                <text:p>260286440</text:p>
              </table:table-cell>
              <table:table-cell office:value-type="float" office:value="305866352">
                <text:p>30586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783816">
                <text:p>115783816</text:p>
              </table:table-cell>
              <table:table-cell office:value-type="float" office:value="290093592">
                <text:p>290093592</text:p>
              </table:table-cell>
              <table:table-cell office:value-type="float" office:value="113296632">
                <text:p>113296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896184">
                <text:p>101896184</text:p>
              </table:table-cell>
              <table:table-cell office:value-type="float" office:value="300513424">
                <text:p>300513424</text:p>
              </table:table-cell>
              <table:table-cell office:value-type="float" office:value="114967640">
                <text:p>1149676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645976">
                <text:p>107645976</text:p>
              </table:table-cell>
              <table:table-cell office:value-type="float" office:value="304323424">
                <text:p>304323424</text:p>
              </table:table-cell>
              <table:table-cell office:value-type="float" office:value="103669912">
                <text:p>103669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237864">
                <text:p>106237864</text:p>
              </table:table-cell>
              <table:table-cell office:value-type="float" office:value="107464440">
                <text:p>107464440</text:p>
              </table:table-cell>
              <table:table-cell office:value-type="float" office:value="106505032">
                <text:p>106505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599880">
                <text:p>106599880</text:p>
              </table:table-cell>
              <table:table-cell office:value-type="float" office:value="110991144">
                <text:p>110991144</text:p>
              </table:table-cell>
              <table:table-cell office:value-type="float" office:value="109375816">
                <text:p>109375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132584">
                <text:p>108132584</text:p>
              </table:table-cell>
              <table:table-cell office:value-type="float" office:value="109849768">
                <text:p>109849768</text:p>
              </table:table-cell>
              <table:table-cell office:value-type="float" office:value="112593064">
                <text:p>112593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69496">
                <text:p>116669496</text:p>
              </table:table-cell>
              <table:table-cell office:value-type="float" office:value="108953960">
                <text:p>108953960</text:p>
              </table:table-cell>
              <table:table-cell office:value-type="float" office:value="106982856">
                <text:p>106982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293176">
                <text:p>113293176</text:p>
              </table:table-cell>
              <table:table-cell office:value-type="float" office:value="111090152">
                <text:p>111090152</text:p>
              </table:table-cell>
              <table:table-cell office:value-type="float" office:value="103891656">
                <text:p>10389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236584">
                <text:p>113236584</text:p>
              </table:table-cell>
              <table:table-cell office:value-type="float" office:value="111623528">
                <text:p>111623528</text:p>
              </table:table-cell>
              <table:table-cell office:value-type="float" office:value="111938984">
                <text:p>111938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089832">
                <text:p>117089832</text:p>
              </table:table-cell>
              <table:table-cell office:value-type="float" office:value="116298984">
                <text:p>116298984</text:p>
              </table:table-cell>
              <table:table-cell office:value-type="float" office:value="116048392">
                <text:p>116048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780120">
                <text:p>101780120</text:p>
              </table:table-cell>
              <table:table-cell office:value-type="float" office:value="105739976">
                <text:p>105739976</text:p>
              </table:table-cell>
              <table:table-cell office:value-type="float" office:value="103639144">
                <text:p>103639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168328">
                <text:p>107168328</text:p>
              </table:table-cell>
              <table:table-cell office:value-type="float" office:value="107928696">
                <text:p>107928696</text:p>
              </table:table-cell>
              <table:table-cell office:value-type="float" office:value="110062584">
                <text:p>110062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433496">
                <text:p>114433496</text:p>
              </table:table-cell>
              <table:table-cell office:value-type="float" office:value="115254376">
                <text:p>115254376</text:p>
              </table:table-cell>
              <table:table-cell office:value-type="float" office:value="115660312">
                <text:p>115660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714408">
                <text:p>106714408</text:p>
              </table:table-cell>
              <table:table-cell office:value-type="float" office:value="103972008">
                <text:p>103972008</text:p>
              </table:table-cell>
              <table:table-cell office:value-type="float" office:value="111578888">
                <text:p>111578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522600">
                <text:p>103522600</text:p>
              </table:table-cell>
              <table:table-cell office:value-type="float" office:value="113310984">
                <text:p>113310984</text:p>
              </table:table-cell>
              <table:table-cell office:value-type="float" office:value="104390328">
                <text:p>104390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031304">
                <text:p>110031304</text:p>
              </table:table-cell>
              <table:table-cell office:value-type="float" office:value="105974008">
                <text:p>105974008</text:p>
              </table:table-cell>
              <table:table-cell office:value-type="float" office:value="112004456">
                <text:p>11200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844744">
                <text:p>104844744</text:p>
              </table:table-cell>
              <table:table-cell office:value-type="float" office:value="115032680">
                <text:p>115032680</text:p>
              </table:table-cell>
              <table:table-cell office:value-type="float" office:value="104914136">
                <text:p>104914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511640">
                <text:p>114511640</text:p>
              </table:table-cell>
              <table:table-cell office:value-type="float" office:value="115655752">
                <text:p>115655752</text:p>
              </table:table-cell>
              <table:table-cell office:value-type="float" office:value="114566888">
                <text:p>114566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728520">
                <text:p>102728520</text:p>
              </table:table-cell>
              <table:table-cell office:value-type="float" office:value="103598488">
                <text:p>103598488</text:p>
              </table:table-cell>
              <table:table-cell office:value-type="float" office:value="107235480">
                <text:p>1072354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954792">
                <text:p>107954792</text:p>
              </table:table-cell>
              <table:table-cell office:value-type="float" office:value="112852536">
                <text:p>112852536</text:p>
              </table:table-cell>
              <table:table-cell office:value-type="float" office:value="115409848">
                <text:p>115409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032824">
                <text:p>113032824</text:p>
              </table:table-cell>
              <table:table-cell office:value-type="float" office:value="117753880">
                <text:p>117753880</text:p>
              </table:table-cell>
              <table:table-cell office:value-type="float" office:value="103617832">
                <text:p>103617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013768">
                <text:p>119013768</text:p>
              </table:table-cell>
              <table:table-cell office:value-type="float" office:value="104981656">
                <text:p>104981656</text:p>
              </table:table-cell>
              <table:table-cell office:value-type="float" office:value="110015288">
                <text:p>110015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804664">
                <text:p>108804664</text:p>
              </table:table-cell>
              <table:table-cell office:value-type="float" office:value="112255128">
                <text:p>112255128</text:p>
              </table:table-cell>
              <table:table-cell office:value-type="float" office:value="111812488">
                <text:p>111812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383720">
                <text:p>106383720</text:p>
              </table:table-cell>
              <table:table-cell office:value-type="float" office:value="117488296">
                <text:p>117488296</text:p>
              </table:table-cell>
              <table:table-cell office:value-type="float" office:value="106423896">
                <text:p>106423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876920">
                <text:p>112876920</text:p>
              </table:table-cell>
              <table:table-cell office:value-type="float" office:value="116167272">
                <text:p>116167272</text:p>
              </table:table-cell>
              <table:table-cell office:value-type="float" office:value="112892232">
                <text:p>112892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821384">
                <text:p>115821384</text:p>
              </table:table-cell>
              <table:table-cell office:value-type="float" office:value="104500760">
                <text:p>104500760</text:p>
              </table:table-cell>
              <table:table-cell office:value-type="float" office:value="116437832">
                <text:p>116437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761992">
                <text:p>108761992</text:p>
              </table:table-cell>
              <table:table-cell office:value-type="float" office:value="113902040">
                <text:p>113902040</text:p>
              </table:table-cell>
              <table:table-cell office:value-type="float" office:value="108890344">
                <text:p>10889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952872">
                <text:p>113952872</text:p>
              </table:table-cell>
              <table:table-cell office:value-type="float" office:value="102879384">
                <text:p>102879384</text:p>
              </table:table-cell>
              <table:table-cell office:value-type="float" office:value="115717320">
                <text:p>1157173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988248">
                <text:p>105988248</text:p>
              </table:table-cell>
              <table:table-cell office:value-type="float" office:value="115526760">
                <text:p>115526760</text:p>
              </table:table-cell>
              <table:table-cell office:value-type="float" office:value="108257848">
                <text:p>108257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564232">
                <text:p>111564232</text:p>
              </table:table-cell>
              <table:table-cell office:value-type="float" office:value="106335336">
                <text:p>106335336</text:p>
              </table:table-cell>
              <table:table-cell office:value-type="float" office:value="111544552">
                <text:p>111544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818552">
                <text:p>118818552</text:p>
              </table:table-cell>
              <table:table-cell office:value-type="float" office:value="114498520">
                <text:p>114498520</text:p>
              </table:table-cell>
              <table:table-cell office:value-type="float" office:value="118879128">
                <text:p>118879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267912">
                <text:p>107267912</text:p>
              </table:table-cell>
              <table:table-cell office:value-type="float" office:value="103108584">
                <text:p>103108584</text:p>
              </table:table-cell>
              <table:table-cell office:value-type="float" office:value="107455592">
                <text:p>107455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815160">
                <text:p>110815160</text:p>
              </table:table-cell>
              <table:table-cell office:value-type="float" office:value="105915064">
                <text:p>105915064</text:p>
              </table:table-cell>
              <table:table-cell office:value-type="float" office:value="110803688">
                <text:p>110803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879384">
                <text:p>102879384</text:p>
              </table:table-cell>
              <table:table-cell office:value-type="float" office:value="118540536">
                <text:p>118540536</text:p>
              </table:table-cell>
              <table:table-cell office:value-type="float" office:value="104101832">
                <text:p>104101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205512">
                <text:p>115205512</text:p>
              </table:table-cell>
              <table:table-cell office:value-type="float" office:value="115137736">
                <text:p>115137736</text:p>
              </table:table-cell>
              <table:table-cell office:value-type="float" office:value="116229816">
                <text:p>116229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419640">
                <text:p>107419640</text:p>
              </table:table-cell>
              <table:table-cell office:value-type="float" office:value="104986360">
                <text:p>104986360</text:p>
              </table:table-cell>
              <table:table-cell office:value-type="float" office:value="107524472">
                <text:p>107524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011480">
                <text:p>111011480</text:p>
              </table:table-cell>
              <table:table-cell office:value-type="float" office:value="107760392">
                <text:p>107760392</text:p>
              </table:table-cell>
              <table:table-cell office:value-type="float" office:value="111027896">
                <text:p>111027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973560">
                <text:p>116973560</text:p>
              </table:table-cell>
              <table:table-cell office:value-type="float" office:value="110369000">
                <text:p>110369000</text:p>
              </table:table-cell>
              <table:table-cell office:value-type="float" office:value="116930888">
                <text:p>116930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244200">
                <text:p>107244200</text:p>
              </table:table-cell>
              <table:table-cell office:value-type="float" office:value="110752904">
                <text:p>110752904</text:p>
              </table:table-cell>
              <table:table-cell office:value-type="float" office:value="108863608">
                <text:p>108863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171352">
                <text:p>105171352</text:p>
              </table:table-cell>
              <table:table-cell office:value-type="float" office:value="115517928">
                <text:p>115517928</text:p>
              </table:table-cell>
              <table:table-cell office:value-type="float" office:value="113073192">
                <text:p>113073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316984">
                <text:p>108316984</text:p>
              </table:table-cell>
              <table:table-cell office:value-type="float" office:value="116094840">
                <text:p>116094840</text:p>
              </table:table-cell>
              <table:table-cell office:value-type="float" office:value="104476376">
                <text:p>104476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895880">
                <text:p>109895880</text:p>
              </table:table-cell>
              <table:table-cell office:value-type="float" office:value="106031880">
                <text:p>106031880</text:p>
              </table:table-cell>
              <table:table-cell office:value-type="float" office:value="115910520">
                <text:p>1159105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161256">
                <text:p>118161256</text:p>
              </table:table-cell>
              <table:table-cell office:value-type="float" office:value="118970040">
                <text:p>118970040</text:p>
              </table:table-cell>
              <table:table-cell office:value-type="float" office:value="115888440">
                <text:p>1158884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398152">
                <text:p>108398152</text:p>
              </table:table-cell>
              <table:table-cell office:value-type="float" office:value="109452888">
                <text:p>109452888</text:p>
              </table:table-cell>
              <table:table-cell office:value-type="float" office:value="116677208">
                <text:p>116677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350008">
                <text:p>108350008</text:p>
              </table:table-cell>
              <table:table-cell office:value-type="float" office:value="111793720">
                <text:p>111793720</text:p>
              </table:table-cell>
              <table:table-cell office:value-type="float" office:value="110889560">
                <text:p>1108895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284232">
                <text:p>110284232</text:p>
              </table:table-cell>
              <table:table-cell office:value-type="float" office:value="112554792">
                <text:p>112554792</text:p>
              </table:table-cell>
              <table:table-cell office:value-type="float" office:value="117835816">
                <text:p>117835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296664">
                <text:p>113296664</text:p>
              </table:table-cell>
              <table:table-cell office:value-type="float" office:value="119264232">
                <text:p>119264232</text:p>
              </table:table-cell>
              <table:table-cell office:value-type="float" office:value="107270120">
                <text:p>1072701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564456">
                <text:p>116564456</text:p>
              </table:table-cell>
              <table:table-cell office:value-type="float" office:value="111450232">
                <text:p>111450232</text:p>
              </table:table-cell>
              <table:table-cell office:value-type="float" office:value="116305592">
                <text:p>116305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369752">
                <text:p>103369752</text:p>
              </table:table-cell>
              <table:table-cell office:value-type="float" office:value="117405928">
                <text:p>117405928</text:p>
              </table:table-cell>
              <table:table-cell office:value-type="float" office:value="119254440">
                <text:p>1192544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879336">
                <text:p>102879336</text:p>
              </table:table-cell>
              <table:table-cell office:value-type="float" office:value="104743352">
                <text:p>104743352</text:p>
              </table:table-cell>
              <table:table-cell office:value-type="float" office:value="104882792">
                <text:p>104882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378232">
                <text:p>108378232</text:p>
              </table:table-cell>
              <table:table-cell office:value-type="float" office:value="112660200">
                <text:p>112660200</text:p>
              </table:table-cell>
              <table:table-cell office:value-type="float" office:value="111905752">
                <text:p>111905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9476792">
                <text:p>109476792</text:p>
              </table:table-cell>
              <table:table-cell office:value-type="float" office:value="116264616">
                <text:p>116264616</text:p>
              </table:table-cell>
              <table:table-cell office:value-type="float" office:value="115987368">
                <text:p>115987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3693528">
                <text:p>113693528</text:p>
              </table:table-cell>
              <table:table-cell office:value-type="float" office:value="115027432">
                <text:p>115027432</text:p>
              </table:table-cell>
              <table:table-cell office:value-type="float" office:value="106378440">
                <text:p>1063784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822872">
                <text:p>118822872</text:p>
              </table:table-cell>
              <table:table-cell office:value-type="float" office:value="103566984">
                <text:p>103566984</text:p>
              </table:table-cell>
              <table:table-cell office:value-type="float" office:value="102882312">
                <text:p>102882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251928">
                <text:p>107251928</text:p>
              </table:table-cell>
              <table:table-cell office:value-type="float" office:value="109322760">
                <text:p>109322760</text:p>
              </table:table-cell>
              <table:table-cell office:value-type="float" office:value="110352632">
                <text:p>110352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075336">
                <text:p>112075336</text:p>
              </table:table-cell>
              <table:table-cell office:value-type="float" office:value="113449784">
                <text:p>113449784</text:p>
              </table:table-cell>
              <table:table-cell office:value-type="float" office:value="114554872">
                <text:p>114554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828296">
                <text:p>106828296</text:p>
              </table:table-cell>
              <table:table-cell office:value-type="float" office:value="114171224">
                <text:p>114171224</text:p>
              </table:table-cell>
              <table:table-cell office:value-type="float" office:value="107610584">
                <text:p>107610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647304">
                <text:p>113647304</text:p>
              </table:table-cell>
              <table:table-cell office:value-type="float" office:value="118698888">
                <text:p>118698888</text:p>
              </table:table-cell>
              <table:table-cell office:value-type="float" office:value="117203960">
                <text:p>1172039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517096">
                <text:p>111517096</text:p>
              </table:table-cell>
              <table:table-cell office:value-type="float" office:value="109167768">
                <text:p>109167768</text:p>
              </table:table-cell>
              <table:table-cell office:value-type="float" office:value="110090568">
                <text:p>110090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722488">
                <text:p>111722488</text:p>
              </table:table-cell>
              <table:table-cell office:value-type="float" office:value="112987032">
                <text:p>112987032</text:p>
              </table:table-cell>
              <table:table-cell office:value-type="float" office:value="117590104">
                <text:p>117590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624760">
                <text:p>114624760</text:p>
              </table:table-cell>
              <table:table-cell office:value-type="float" office:value="105033736">
                <text:p>105033736</text:p>
              </table:table-cell>
              <table:table-cell office:value-type="float" office:value="112378296">
                <text:p>112378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242392">
                <text:p>116242392</text:p>
              </table:table-cell>
              <table:table-cell office:value-type="float" office:value="118492392">
                <text:p>118492392</text:p>
              </table:table-cell>
              <table:table-cell office:value-type="float" office:value="107823944">
                <text:p>107823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139144">
                <text:p>105139144</text:p>
              </table:table-cell>
              <table:table-cell office:value-type="float" office:value="103644648">
                <text:p>103644648</text:p>
              </table:table-cell>
              <table:table-cell office:value-type="float" office:value="118107736">
                <text:p>118107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881736">
                <text:p>110881736</text:p>
              </table:table-cell>
              <table:table-cell office:value-type="float" office:value="111325192">
                <text:p>111325192</text:p>
              </table:table-cell>
              <table:table-cell office:value-type="float" office:value="115947624">
                <text:p>115947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427848">
                <text:p>107427848</text:p>
              </table:table-cell>
              <table:table-cell office:value-type="float" office:value="107944376">
                <text:p>107944376</text:p>
              </table:table-cell>
              <table:table-cell office:value-type="float" office:value="116144136">
                <text:p>116144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386680">
                <text:p>119386680</text:p>
              </table:table-cell>
              <table:table-cell office:value-type="float" office:value="119026536">
                <text:p>119026536</text:p>
              </table:table-cell>
              <table:table-cell office:value-type="float" office:value="118075144">
                <text:p>118075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473752">
                <text:p>114473752</text:p>
              </table:table-cell>
              <table:table-cell office:value-type="float" office:value="114277240">
                <text:p>114277240</text:p>
              </table:table-cell>
              <table:table-cell office:value-type="float" office:value="114572008">
                <text:p>114572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830904">
                <text:p>107830904</text:p>
              </table:table-cell>
              <table:table-cell office:value-type="float" office:value="108086920">
                <text:p>108086920</text:p>
              </table:table-cell>
              <table:table-cell office:value-type="float" office:value="114178952">
                <text:p>114178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591848">
                <text:p>115591848</text:p>
              </table:table-cell>
              <table:table-cell office:value-type="float" office:value="106585320">
                <text:p>106585320</text:p>
              </table:table-cell>
              <table:table-cell office:value-type="float" office:value="112811976">
                <text:p>112811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079160">
                <text:p>111079160</text:p>
              </table:table-cell>
              <table:table-cell office:value-type="float" office:value="107204168">
                <text:p>107204168</text:p>
              </table:table-cell>
              <table:table-cell office:value-type="float" office:value="110543384">
                <text:p>110543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549576">
                <text:p>104549576</text:p>
              </table:table-cell>
              <table:table-cell office:value-type="float" office:value="111922312">
                <text:p>111922312</text:p>
              </table:table-cell>
              <table:table-cell office:value-type="float" office:value="111261352">
                <text:p>111261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489672">
                <text:p>110489672</text:p>
              </table:table-cell>
              <table:table-cell office:value-type="float" office:value="109004344">
                <text:p>109004344</text:p>
              </table:table-cell>
              <table:table-cell office:value-type="float" office:value="106744584">
                <text:p>1067445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258552">
                <text:p>104258552</text:p>
              </table:table-cell>
              <table:table-cell office:value-type="float" office:value="111135976">
                <text:p>111135976</text:p>
              </table:table-cell>
              <table:table-cell office:value-type="float" office:value="107693864">
                <text:p>107693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99144">
                <text:p>107999144</text:p>
              </table:table-cell>
              <table:table-cell office:value-type="float" office:value="108219304">
                <text:p>108219304</text:p>
              </table:table-cell>
              <table:table-cell office:value-type="float" office:value="105831352">
                <text:p>105831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8005736">
                <text:p>118005736</text:p>
              </table:table-cell>
              <table:table-cell office:value-type="float" office:value="108882712">
                <text:p>108882712</text:p>
              </table:table-cell>
              <table:table-cell office:value-type="float" office:value="109039336">
                <text:p>109039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327336">
                <text:p>110327336</text:p>
              </table:table-cell>
              <table:table-cell office:value-type="float" office:value="109903128">
                <text:p>109903128</text:p>
              </table:table-cell>
              <table:table-cell office:value-type="float" office:value="116930216">
                <text:p>116930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5663608">
                <text:p>115663608</text:p>
              </table:table-cell>
              <table:table-cell office:value-type="float" office:value="110742776">
                <text:p>110742776</text:p>
              </table:table-cell>
              <table:table-cell office:value-type="float" office:value="116041800">
                <text:p>116041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528600">
                <text:p>113528600</text:p>
              </table:table-cell>
              <table:table-cell office:value-type="float" office:value="106024632">
                <text:p>106024632</text:p>
              </table:table-cell>
              <table:table-cell office:value-type="float" office:value="116438840">
                <text:p>1164388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773592">
                <text:p>113773592</text:p>
              </table:table-cell>
              <table:table-cell office:value-type="float" office:value="108776872">
                <text:p>108776872</text:p>
              </table:table-cell>
              <table:table-cell office:value-type="float" office:value="119058600">
                <text:p>119058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583240">
                <text:p>111583240</text:p>
              </table:table-cell>
              <table:table-cell office:value-type="float" office:value="106863192">
                <text:p>106863192</text:p>
              </table:table-cell>
              <table:table-cell office:value-type="float" office:value="109250856">
                <text:p>109250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390136">
                <text:p>119390136</text:p>
              </table:table-cell>
              <table:table-cell office:value-type="float" office:value="111922312">
                <text:p>111922312</text:p>
              </table:table-cell>
              <table:table-cell office:value-type="float" office:value="112708680">
                <text:p>1127086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563240">
                <text:p>109563240</text:p>
              </table:table-cell>
              <table:table-cell office:value-type="float" office:value="117450904">
                <text:p>117450904</text:p>
              </table:table-cell>
              <table:table-cell office:value-type="float" office:value="116247288">
                <text:p>1162472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225992">
                <text:p>109225992</text:p>
              </table:table-cell>
              <table:table-cell office:value-type="float" office:value="118999560">
                <text:p>118999560</text:p>
              </table:table-cell>
              <table:table-cell office:value-type="float" office:value="106810968">
                <text:p>106810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238264">
                <text:p>105238264</text:p>
              </table:table-cell>
              <table:table-cell office:value-type="float" office:value="114375112">
                <text:p>114375112</text:p>
              </table:table-cell>
              <table:table-cell office:value-type="float" office:value="114110216">
                <text:p>114110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213192">
                <text:p>118213192</text:p>
              </table:table-cell>
              <table:table-cell office:value-type="float" office:value="114974632">
                <text:p>114974632</text:p>
              </table:table-cell>
              <table:table-cell office:value-type="float" office:value="103269768">
                <text:p>103269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153192">
                <text:p>112153192</text:p>
              </table:table-cell>
              <table:table-cell office:value-type="float" office:value="107131064">
                <text:p>107131064</text:p>
              </table:table-cell>
              <table:table-cell office:value-type="float" office:value="110153288">
                <text:p>1101532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007224">
                <text:p>109007224</text:p>
              </table:table-cell>
              <table:table-cell office:value-type="float" office:value="103102008">
                <text:p>103102008</text:p>
              </table:table-cell>
              <table:table-cell office:value-type="float" office:value="116640488">
                <text:p>116640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231352">
                <text:p>105231352</text:p>
              </table:table-cell>
              <table:table-cell office:value-type="float" office:value="108416296">
                <text:p>108416296</text:p>
              </table:table-cell>
              <table:table-cell office:value-type="float" office:value="106810968">
                <text:p>106810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888536">
                <text:p>112888536</text:p>
              </table:table-cell>
              <table:table-cell office:value-type="float" office:value="109604424">
                <text:p>109604424</text:p>
              </table:table-cell>
              <table:table-cell office:value-type="float" office:value="104058728">
                <text:p>104058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067752">
                <text:p>115067752</text:p>
              </table:table-cell>
              <table:table-cell office:value-type="float" office:value="115462104">
                <text:p>115462104</text:p>
              </table:table-cell>
              <table:table-cell office:value-type="float" office:value="109825848">
                <text:p>109825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554488">
                <text:p>117554488</text:p>
              </table:table-cell>
              <table:table-cell office:value-type="float" office:value="109170648">
                <text:p>109170648</text:p>
              </table:table-cell>
              <table:table-cell office:value-type="float" office:value="118373880">
                <text:p>1183738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642360">
                <text:p>113642360</text:p>
              </table:table-cell>
              <table:table-cell office:value-type="float" office:value="109170648">
                <text:p>109170648</text:p>
              </table:table-cell>
              <table:table-cell office:value-type="float" office:value="108038024">
                <text:p>108038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170072">
                <text:p>109170072</text:p>
              </table:table-cell>
              <table:table-cell office:value-type="float" office:value="107665928">
                <text:p>107665928</text:p>
              </table:table-cell>
              <table:table-cell office:value-type="float" office:value="115569336">
                <text:p>115569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7126216">
                <text:p>107126216</text:p>
              </table:table-cell>
              <table:table-cell office:value-type="float" office:value="111446440">
                <text:p>111446440</text:p>
              </table:table-cell>
              <table:table-cell office:value-type="float" office:value="106417800">
                <text:p>1064178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294632">
                <text:p>117294632</text:p>
              </table:table-cell>
              <table:table-cell office:value-type="float" office:value="110743496">
                <text:p>110743496</text:p>
              </table:table-cell>
              <table:table-cell office:value-type="float" office:value="115046632">
                <text:p>115046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450040">
                <text:p>108450040</text:p>
              </table:table-cell>
              <table:table-cell office:value-type="float" office:value="113749688">
                <text:p>113749688</text:p>
              </table:table-cell>
              <table:table-cell office:value-type="float" office:value="108960760">
                <text:p>1089607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316376">
                <text:p>112316376</text:p>
              </table:table-cell>
              <table:table-cell office:value-type="float" office:value="112900584">
                <text:p>112900584</text:p>
              </table:table-cell>
              <table:table-cell office:value-type="float" office:value="116757080">
                <text:p>1167570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889224">
                <text:p>113889224</text:p>
              </table:table-cell>
              <table:table-cell office:value-type="float" office:value="110768216">
                <text:p>110768216</text:p>
              </table:table-cell>
              <table:table-cell office:value-type="float" office:value="106863480">
                <text:p>1068634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316376">
                <text:p>112316376</text:p>
              </table:table-cell>
              <table:table-cell office:value-type="float" office:value="108284776">
                <text:p>108284776</text:p>
              </table:table-cell>
              <table:table-cell office:value-type="float" office:value="112708680">
                <text:p>112708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614216">
                <text:p>112614216</text:p>
              </table:table-cell>
              <table:table-cell office:value-type="float" office:value="103494600">
                <text:p>103494600</text:p>
              </table:table-cell>
              <table:table-cell office:value-type="float" office:value="116754920">
                <text:p>1167549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030328">
                <text:p>119030328</text:p>
              </table:table-cell>
              <table:table-cell office:value-type="float" office:value="112815528">
                <text:p>112815528</text:p>
              </table:table-cell>
              <table:table-cell office:value-type="float" office:value="106379928">
                <text:p>1063799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976344">
                <text:p>113976344</text:p>
              </table:table-cell>
              <table:table-cell office:value-type="float" office:value="103664376">
                <text:p>103664376</text:p>
              </table:table-cell>
              <table:table-cell office:value-type="float" office:value="113889224">
                <text:p>113889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9982040">
                <text:p>109982040</text:p>
              </table:table-cell>
              <table:table-cell office:value-type="float" office:value="113547464">
                <text:p>113547464</text:p>
              </table:table-cell>
              <table:table-cell office:value-type="float" office:value="110743496">
                <text:p>110743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926952">
                <text:p>113926952</text:p>
              </table:table-cell>
              <table:table-cell office:value-type="float" office:value="110625896">
                <text:p>110625896</text:p>
              </table:table-cell>
              <table:table-cell office:value-type="float" office:value="118607832">
                <text:p>118607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763832">
                <text:p>112763832</text:p>
              </table:table-cell>
              <table:table-cell office:value-type="float" office:value="103504632">
                <text:p>103504632</text:p>
              </table:table-cell>
              <table:table-cell office:value-type="float" office:value="110482664">
                <text:p>110482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462104">
                <text:p>115462104</text:p>
              </table:table-cell>
              <table:table-cell office:value-type="float" office:value="115635624">
                <text:p>115635624</text:p>
              </table:table-cell>
              <table:table-cell office:value-type="float" office:value="104149784">
                <text:p>104149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554008">
                <text:p>114554008</text:p>
              </table:table-cell>
              <table:table-cell office:value-type="float" office:value="108147832">
                <text:p>108147832</text:p>
              </table:table-cell>
              <table:table-cell office:value-type="float" office:value="117034952">
                <text:p>117034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374984">
                <text:p>115374984</text:p>
              </table:table-cell>
              <table:table-cell office:value-type="float" office:value="105165736">
                <text:p>105165736</text:p>
              </table:table-cell>
              <table:table-cell office:value-type="float" office:value="109170648">
                <text:p>1091706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597768">
                <text:p>107597768</text:p>
              </table:table-cell>
              <table:table-cell office:value-type="float" office:value="103166904">
                <text:p>103166904</text:p>
              </table:table-cell>
              <table:table-cell office:value-type="float" office:value="109957176">
                <text:p>109957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528120">
                <text:p>116528120</text:p>
              </table:table-cell>
              <table:table-cell office:value-type="float" office:value="115462392">
                <text:p>115462392</text:p>
              </table:table-cell>
              <table:table-cell office:value-type="float" office:value="113889224">
                <text:p>113889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0743496">
                <text:p>110743496</text:p>
              </table:table-cell>
              <table:table-cell office:value-type="float" office:value="114958984">
                <text:p>114958984</text:p>
              </table:table-cell>
              <table:table-cell office:value-type="float" office:value="117034952">
                <text:p>117034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888392">
                <text:p>106888392</text:p>
              </table:table-cell>
              <table:table-cell office:value-type="float" office:value="111457336">
                <text:p>111457336</text:p>
              </table:table-cell>
              <table:table-cell office:value-type="float" office:value="103519704">
                <text:p>103519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7681160">
                <text:p>117681160</text:p>
              </table:table-cell>
              <table:table-cell office:value-type="float" office:value="115462392">
                <text:p>115462392</text:p>
              </table:table-cell>
              <table:table-cell office:value-type="float" office:value="109022056">
                <text:p>1090220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123784">
                <text:p>116123784</text:p>
              </table:table-cell>
              <table:table-cell office:value-type="float" office:value="103149384">
                <text:p>103149384</text:p>
              </table:table-cell>
              <table:table-cell office:value-type="float" office:value="110743496">
                <text:p>1107434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7714696">
                <text:p>107714696</text:p>
              </table:table-cell>
              <table:table-cell office:value-type="float" office:value="109170792">
                <text:p>109170792</text:p>
              </table:table-cell>
              <table:table-cell office:value-type="float" office:value="109170648">
                <text:p>109170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319000">
                <text:p>119319000</text:p>
              </table:table-cell>
              <table:table-cell office:value-type="float" office:value="115462392">
                <text:p>115462392</text:p>
              </table:table-cell>
              <table:table-cell office:value-type="float" office:value="117034952">
                <text:p>117034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860696">
                <text:p>103860696</text:p>
              </table:table-cell>
              <table:table-cell office:value-type="float" office:value="115462392">
                <text:p>115462392</text:p>
              </table:table-cell>
              <table:table-cell office:value-type="float" office:value="114566872">
                <text:p>1145668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068616">
                <text:p>104068616</text:p>
              </table:table-cell>
              <table:table-cell office:value-type="float" office:value="115462392">
                <text:p>115462392</text:p>
              </table:table-cell>
              <table:table-cell office:value-type="float" office:value="117034952">
                <text:p>1170349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170792">
                <text:p>109170792</text:p>
              </table:table-cell>
              <table:table-cell office:value-type="float" office:value="104034488">
                <text:p>104034488</text:p>
              </table:table-cell>
              <table:table-cell office:value-type="float" office:value="117034952">
                <text:p>1170349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635912">
                <text:p>112635912</text:p>
              </table:table-cell>
              <table:table-cell office:value-type="float" office:value="105392200">
                <text:p>105392200</text:p>
              </table:table-cell>
              <table:table-cell office:value-type="float" office:value="116219736">
                <text:p>116219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814952">
                <text:p>115814952</text:p>
              </table:table-cell>
              <table:table-cell office:value-type="float" office:value="109170792">
                <text:p>109170792</text:p>
              </table:table-cell>
              <table:table-cell office:value-type="float" office:value="107406296">
                <text:p>107406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5462392">
                <text:p>115462392</text:p>
              </table:table-cell>
              <table:table-cell office:value-type="float" office:value="107223608">
                <text:p>107223608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071096">
                <text:p>103071096</text:p>
              </table:table-cell>
              <table:table-cell office:value-type="float" office:value="115087096">
                <text:p>115087096</text:p>
              </table:table-cell>
              <table:table-cell office:value-type="float" office:value="106783416">
                <text:p>1067834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348968">
                <text:p>103348968</text:p>
              </table:table-cell>
              <table:table-cell office:value-type="float" office:value="114895096">
                <text:p>114895096</text:p>
              </table:table-cell>
              <table:table-cell office:value-type="float" office:value="104138696">
                <text:p>104138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468424">
                <text:p>117468424</text:p>
              </table:table-cell>
              <table:table-cell office:value-type="float" office:value="109170792">
                <text:p>109170792</text:p>
              </table:table-cell>
              <table:table-cell office:value-type="float" office:value="117335080">
                <text:p>1173350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105160">
                <text:p>116105160</text:p>
              </table:table-cell>
              <table:table-cell office:value-type="float" office:value="109937448">
                <text:p>109937448</text:p>
              </table:table-cell>
              <table:table-cell office:value-type="float" office:value="108445288">
                <text:p>108445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8591080">
                <text:p>118591080</text:p>
              </table:table-cell>
              <table:table-cell office:value-type="float" office:value="109170792">
                <text:p>109170792</text:p>
              </table:table-cell>
              <table:table-cell office:value-type="float" office:value="104027192">
                <text:p>104027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462392">
                <text:p>115462392</text:p>
              </table:table-cell>
              <table:table-cell office:value-type="float" office:value="108810952">
                <text:p>10881095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5462392">
                <text:p>115462392</text:p>
              </table:table-cell>
              <table:table-cell office:value-type="float" office:value="105461464">
                <text:p>105461464</text:p>
              </table:table-cell>
              <table:table-cell office:value-type="float" office:value="104829848">
                <text:p>1048298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122984">
                <text:p>103122984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663688">
                <text:p>108663688</text:p>
              </table:table-cell>
              <table:table-cell office:value-type="float" office:value="117035240">
                <text:p>117035240</text:p>
              </table:table-cell>
              <table:table-cell office:value-type="float" office:value="108057832">
                <text:p>1080578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604232">
                <text:p>103604232</text:p>
              </table:table-cell>
              <table:table-cell office:value-type="float" office:value="104881448">
                <text:p>104881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841032">
                <text:p>104841032</text:p>
              </table:table-cell>
              <table:table-cell office:value-type="float" office:value="115462392">
                <text:p>11546239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4732216">
                <text:p>104732216</text:p>
              </table:table-cell>
              <table:table-cell office:value-type="float" office:value="115462392">
                <text:p>115462392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345896">
                <text:p>103345896</text:p>
              </table:table-cell>
              <table:table-cell office:value-type="float" office:value="114989368">
                <text:p>114989368</text:p>
              </table:table-cell>
              <table:table-cell office:value-type="float" office:value="103316952">
                <text:p>1033169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427016">
                <text:p>103427016</text:p>
              </table:table-cell>
              <table:table-cell office:value-type="float" office:value="110467640">
                <text:p>110467640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462392">
                <text:p>115462392</text:p>
              </table:table-cell>
              <table:table-cell office:value-type="float" office:value="109170792">
                <text:p>109170792</text:p>
              </table:table-cell>
              <table:table-cell office:value-type="float" office:value="106907256">
                <text:p>106907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5462392">
                <text:p>115462392</text:p>
              </table:table-cell>
              <table:table-cell office:value-type="float" office:value="106680552">
                <text:p>106680552</text:p>
              </table:table-cell>
              <table:table-cell office:value-type="float" office:value="103170024">
                <text:p>1031700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321656">
                <text:p>115321656</text:p>
              </table:table-cell>
              <table:table-cell office:value-type="float" office:value="106379400">
                <text:p>106379400</text:p>
              </table:table-cell>
              <table:table-cell office:value-type="float" office:value="113990696">
                <text:p>113990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9971720">
                <text:p>109971720</text:p>
              </table:table-cell>
              <table:table-cell office:value-type="float" office:value="103944056">
                <text:p>103944056</text:p>
              </table:table-cell>
              <table:table-cell office:value-type="float" office:value="106806936">
                <text:p>106806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661112">
                <text:p>103661112</text:p>
              </table:table-cell>
              <table:table-cell office:value-type="float" office:value="103880232">
                <text:p>103880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806936">
                <text:p>106806936</text:p>
              </table:table-cell>
              <table:table-cell office:value-type="float" office:value="118233496">
                <text:p>118233496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000376">
                <text:p>105000376</text:p>
              </table:table-cell>
              <table:table-cell office:value-type="float" office:value="112646760">
                <text:p>112646760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4138296">
                <text:p>114138296</text:p>
              </table:table-cell>
              <table:table-cell office:value-type="float" office:value="109170792">
                <text:p>109170792</text:p>
              </table:table-cell>
              <table:table-cell office:value-type="float" office:value="104347592">
                <text:p>104347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462392">
                <text:p>115462392</text:p>
              </table:table-cell>
              <table:table-cell office:value-type="float" office:value="108971128">
                <text:p>108971128</text:p>
              </table:table-cell>
              <table:table-cell office:value-type="float" office:value="117515848">
                <text:p>1175158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416072">
                <text:p>103416072</text:p>
              </table:table-cell>
              <table:table-cell office:value-type="float" office:value="135753808">
                <text:p>135753808</text:p>
              </table:table-cell>
              <table:table-cell office:value-type="float" office:value="110854280">
                <text:p>1108542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462392">
                <text:p>115462392</text:p>
              </table:table-cell>
              <table:table-cell office:value-type="float" office:value="148270896">
                <text:p>148270896</text:p>
              </table:table-cell>
              <table:table-cell office:value-type="float" office:value="113315000">
                <text:p>113315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798312">
                <text:p>113798312</text:p>
              </table:table-cell>
              <table:table-cell office:value-type="float" office:value="173134064">
                <text:p>173134064</text:p>
              </table:table-cell>
              <table:table-cell office:value-type="float" office:value="104406872">
                <text:p>104406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962680">
                <text:p>108962680</text:p>
              </table:table-cell>
              <table:table-cell office:value-type="float" office:value="194572336">
                <text:p>194572336</text:p>
              </table:table-cell>
              <table:table-cell office:value-type="float" office:value="111885640">
                <text:p>1118856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879768">
                <text:p>102879768</text:p>
              </table:table-cell>
              <table:table-cell office:value-type="float" office:value="208740960">
                <text:p>208740960</text:p>
              </table:table-cell>
              <table:table-cell office:value-type="float" office:value="103385400">
                <text:p>103385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4226728">
                <text:p>104226728</text:p>
              </table:table-cell>
              <table:table-cell office:value-type="float" office:value="231345872">
                <text:p>23134587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351800">
                <text:p>106351800</text:p>
              </table:table-cell>
              <table:table-cell office:value-type="float" office:value="237579184">
                <text:p>237579184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547424">
                <text:p>115547424</text:p>
              </table:table-cell>
              <table:table-cell office:value-type="float" office:value="242617216">
                <text:p>242617216</text:p>
              </table:table-cell>
              <table:table-cell office:value-type="float" office:value="110540840">
                <text:p>1105408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2176944">
                <text:p>142176944</text:p>
              </table:table-cell>
              <table:table-cell office:value-type="float" office:value="137347040">
                <text:p>137347040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576752">
                <text:p>155576752</text:p>
              </table:table-cell>
              <table:table-cell office:value-type="float" office:value="150313392">
                <text:p>150313392</text:p>
              </table:table-cell>
              <table:table-cell office:value-type="float" office:value="105086296">
                <text:p>1050862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930192">
                <text:p>173930192</text:p>
              </table:table-cell>
              <table:table-cell office:value-type="float" office:value="166573152">
                <text:p>16657315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795664">
                <text:p>201795664</text:p>
              </table:table-cell>
              <table:table-cell office:value-type="float" office:value="193555952">
                <text:p>19355595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2846944">
                <text:p>212846944</text:p>
              </table:table-cell>
              <table:table-cell office:value-type="float" office:value="208169120">
                <text:p>208169120</text:p>
              </table:table-cell>
              <table:table-cell office:value-type="float" office:value="106806936">
                <text:p>106806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3050368">
                <text:p>233050368</text:p>
              </table:table-cell>
              <table:table-cell office:value-type="float" office:value="234358784">
                <text:p>234358784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3590832">
                <text:p>243590832</text:p>
              </table:table-cell>
              <table:table-cell office:value-type="float" office:value="237946544">
                <text:p>237946544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2359488">
                <text:p>132359488</text:p>
              </table:table-cell>
              <table:table-cell office:value-type="float" office:value="259803744">
                <text:p>259803744</text:p>
              </table:table-cell>
              <table:table-cell office:value-type="float" office:value="123027264">
                <text:p>1230272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5982720">
                <text:p>145982720</text:p>
              </table:table-cell>
              <table:table-cell office:value-type="float" office:value="132359344">
                <text:p>132359344</text:p>
              </table:table-cell>
              <table:table-cell office:value-type="float" office:value="147104752">
                <text:p>147104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117680">
                <text:p>172117680</text:p>
              </table:table-cell>
              <table:table-cell office:value-type="float" office:value="147014000">
                <text:p>147014000</text:p>
              </table:table-cell>
              <table:table-cell office:value-type="float" office:value="171523136">
                <text:p>171523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660048">
                <text:p>189660048</text:p>
              </table:table-cell>
              <table:table-cell office:value-type="float" office:value="173949632">
                <text:p>173949632</text:p>
              </table:table-cell>
              <table:table-cell office:value-type="float" office:value="186548816">
                <text:p>1865488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034512">
                <text:p>209034512</text:p>
              </table:table-cell>
              <table:table-cell office:value-type="float" office:value="195998352">
                <text:p>195998352</text:p>
              </table:table-cell>
              <table:table-cell office:value-type="float" office:value="210959776">
                <text:p>2109597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4769552">
                <text:p>234769552</text:p>
              </table:table-cell>
              <table:table-cell office:value-type="float" office:value="206970560">
                <text:p>206970560</text:p>
              </table:table-cell>
              <table:table-cell office:value-type="float" office:value="232169760">
                <text:p>2321697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3022144">
                <text:p>243022144</text:p>
              </table:table-cell>
              <table:table-cell office:value-type="float" office:value="235818768">
                <text:p>235818768</text:p>
              </table:table-cell>
              <table:table-cell office:value-type="float" office:value="239994208">
                <text:p>239994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4926496">
                <text:p>254926496</text:p>
              </table:table-cell>
              <table:table-cell office:value-type="float" office:value="243940224">
                <text:p>243940224</text:p>
              </table:table-cell>
              <table:table-cell office:value-type="float" office:value="245165024">
                <text:p>2451650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017904">
                <text:p>124017904</text:p>
              </table:table-cell>
              <table:table-cell office:value-type="float" office:value="253894688">
                <text:p>253894688</text:p>
              </table:table-cell>
              <table:table-cell office:value-type="float" office:value="124301152">
                <text:p>124301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8489872">
                <text:p>148489872</text:p>
              </table:table-cell>
              <table:table-cell office:value-type="float" office:value="121954064">
                <text:p>121954064</text:p>
              </table:table-cell>
              <table:table-cell office:value-type="float" office:value="143421856">
                <text:p>1434218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926112">
                <text:p>165926112</text:p>
              </table:table-cell>
              <table:table-cell office:value-type="float" office:value="151676976">
                <text:p>151676976</text:p>
              </table:table-cell>
              <table:table-cell office:value-type="float" office:value="167989968">
                <text:p>1679899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460096">
                <text:p>190460096</text:p>
              </table:table-cell>
              <table:table-cell office:value-type="float" office:value="167989920">
                <text:p>167989920</text:p>
              </table:table-cell>
              <table:table-cell office:value-type="float" office:value="189428240">
                <text:p>1894282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2933696">
                <text:p>212933696</text:p>
              </table:table-cell>
              <table:table-cell office:value-type="float" office:value="190460096">
                <text:p>190460096</text:p>
              </table:table-cell>
              <table:table-cell office:value-type="float" office:value="202554800">
                <text:p>2025548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512896">
                <text:p>224512896</text:p>
              </table:table-cell>
              <table:table-cell office:value-type="float" office:value="206170368">
                <text:p>206170368</text:p>
              </table:table-cell>
              <table:table-cell office:value-type="float" office:value="217598800">
                <text:p>2175988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8550864">
                <text:p>238550864</text:p>
              </table:table-cell>
              <table:table-cell office:value-type="float" office:value="227608640">
                <text:p>227608640</text:p>
              </table:table-cell>
              <table:table-cell office:value-type="float" office:value="241568448">
                <text:p>2415684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4684640">
                <text:p>244684640</text:p>
              </table:table-cell>
              <table:table-cell office:value-type="float" office:value="239546800">
                <text:p>239546800</text:p>
              </table:table-cell>
              <table:table-cell office:value-type="float" office:value="249638864">
                <text:p>2496388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591648">
                <text:p>119591648</text:p>
              </table:table-cell>
              <table:table-cell office:value-type="float" office:value="249899168">
                <text:p>249899168</text:p>
              </table:table-cell>
              <table:table-cell office:value-type="float" office:value="251659904">
                <text:p>2516599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457488">
                <text:p>147457488</text:p>
              </table:table-cell>
              <table:table-cell office:value-type="float" office:value="119591680">
                <text:p>119591680</text:p>
              </table:table-cell>
              <table:table-cell office:value-type="float" office:value="138624560">
                <text:p>1386245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926112">
                <text:p>165926112</text:p>
              </table:table-cell>
              <table:table-cell office:value-type="float" office:value="139733088">
                <text:p>139733088</text:p>
              </table:table-cell>
              <table:table-cell office:value-type="float" office:value="149982464">
                <text:p>149982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3640240">
                <text:p>193640240</text:p>
              </table:table-cell>
              <table:table-cell office:value-type="float" office:value="157192032">
                <text:p>157192032</text:p>
              </table:table-cell>
              <table:table-cell office:value-type="float" office:value="167323616">
                <text:p>167323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659792">
                <text:p>199659792</text:p>
              </table:table-cell>
              <table:table-cell office:value-type="float" office:value="186564192">
                <text:p>186564192</text:p>
              </table:table-cell>
              <table:table-cell office:value-type="float" office:value="193555856">
                <text:p>1935558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9672448">
                <text:p>229672448</text:p>
              </table:table-cell>
              <table:table-cell office:value-type="float" office:value="200802176">
                <text:p>200802176</text:p>
              </table:table-cell>
              <table:table-cell office:value-type="float" office:value="209073904">
                <text:p>209073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120336">
                <text:p>235120336</text:p>
              </table:table-cell>
              <table:table-cell office:value-type="float" office:value="224512928">
                <text:p>224512928</text:p>
              </table:table-cell>
              <table:table-cell office:value-type="float" office:value="237127536">
                <text:p>2371275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9268176">
                <text:p>259268176</text:p>
              </table:table-cell>
              <table:table-cell office:value-type="float" office:value="239153632">
                <text:p>239153632</text:p>
              </table:table-cell>
              <table:table-cell office:value-type="float" office:value="248278784">
                <text:p>248278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7337472">
                <text:p>267337472</text:p>
              </table:table-cell>
              <table:table-cell office:value-type="float" office:value="249457616">
                <text:p>249457616</text:p>
              </table:table-cell>
              <table:table-cell office:value-type="float" office:value="252788544">
                <text:p>2527885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1988640">
                <text:p>141988640</text:p>
              </table:table-cell>
              <table:table-cell office:value-type="float" office:value="119591648">
                <text:p>119591648</text:p>
              </table:table-cell>
              <table:table-cell office:value-type="float" office:value="270314384">
                <text:p>2703143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564640">
                <text:p>165564640</text:p>
              </table:table-cell>
              <table:table-cell office:value-type="float" office:value="133733856">
                <text:p>133733856</text:p>
              </table:table-cell>
              <table:table-cell office:value-type="float" office:value="145083920">
                <text:p>1450839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468480">
                <text:p>183468480</text:p>
              </table:table-cell>
              <table:table-cell office:value-type="float" office:value="161566784">
                <text:p>161566784</text:p>
              </table:table-cell>
              <table:table-cell office:value-type="float" office:value="160908768">
                <text:p>1609087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794336">
                <text:p>197794336</text:p>
              </table:table-cell>
              <table:table-cell office:value-type="float" office:value="176392672">
                <text:p>176392672</text:p>
              </table:table-cell>
              <table:table-cell office:value-type="float" office:value="187596144">
                <text:p>187596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8739648">
                <text:p>218739648</text:p>
              </table:table-cell>
              <table:table-cell office:value-type="float" office:value="204106560">
                <text:p>204106560</text:p>
              </table:table-cell>
              <table:table-cell office:value-type="float" office:value="199266672">
                <text:p>1992666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3142336">
                <text:p>243142336</text:p>
              </table:table-cell>
              <table:table-cell office:value-type="float" office:value="216389184">
                <text:p>216389184</text:p>
              </table:table-cell>
              <table:table-cell office:value-type="float" office:value="217308208">
                <text:p>217308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1636576">
                <text:p>251636576</text:p>
              </table:table-cell>
              <table:table-cell office:value-type="float" office:value="233727632">
                <text:p>233727632</text:p>
              </table:table-cell>
              <table:table-cell office:value-type="float" office:value="240322624">
                <text:p>240322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465520">
                <text:p>252465520</text:p>
              </table:table-cell>
              <table:table-cell office:value-type="float" office:value="254687152">
                <text:p>254687152</text:p>
              </table:table-cell>
              <table:table-cell office:value-type="float" office:value="246167888">
                <text:p>2461678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8624576">
                <text:p>138624576</text:p>
              </table:table-cell>
              <table:table-cell office:value-type="float" office:value="259792416">
                <text:p>259792416</text:p>
              </table:table-cell>
              <table:table-cell office:value-type="float" office:value="260793200">
                <text:p>260793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607120">
                <text:p>155607120</text:p>
              </table:table-cell>
              <table:table-cell office:value-type="float" office:value="124301120">
                <text:p>124301120</text:p>
              </table:table-cell>
              <table:table-cell office:value-type="float" office:value="127871648">
                <text:p>1278716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6025328">
                <text:p>166025328</text:p>
              </table:table-cell>
              <table:table-cell office:value-type="float" office:value="147148160">
                <text:p>147148160</text:p>
              </table:table-cell>
              <table:table-cell office:value-type="float" office:value="145096256">
                <text:p>1450962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3555856">
                <text:p>193555856</text:p>
              </table:table-cell>
              <table:table-cell office:value-type="float" office:value="162986704">
                <text:p>162986704</text:p>
              </table:table-cell>
              <table:table-cell office:value-type="float" office:value="169021872">
                <text:p>1690218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0048288">
                <text:p>210048288</text:p>
              </table:table-cell>
              <table:table-cell office:value-type="float" office:value="187596064">
                <text:p>187596064</text:p>
              </table:table-cell>
              <table:table-cell office:value-type="float" office:value="195865568">
                <text:p>195865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6095632">
                <text:p>236095632</text:p>
              </table:table-cell>
              <table:table-cell office:value-type="float" office:value="199433072">
                <text:p>199433072</text:p>
              </table:table-cell>
              <table:table-cell office:value-type="float" office:value="205138512">
                <text:p>2051385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833008">
                <text:p>253833008</text:p>
              </table:table-cell>
              <table:table-cell office:value-type="float" office:value="228720080">
                <text:p>228720080</text:p>
              </table:table-cell>
              <table:table-cell office:value-type="float" office:value="218842272">
                <text:p>2188422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1421104">
                <text:p>251421104</text:p>
              </table:table-cell>
              <table:table-cell office:value-type="float" office:value="239929408">
                <text:p>239929408</text:p>
              </table:table-cell>
              <table:table-cell office:value-type="float" office:value="239208176">
                <text:p>2392081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3380912">
                <text:p>273380912</text:p>
              </table:table-cell>
              <table:table-cell office:value-type="float" office:value="243913216">
                <text:p>243913216</text:p>
              </table:table-cell>
              <table:table-cell office:value-type="float" office:value="240248032">
                <text:p>240248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1524112">
                <text:p>131524112</text:p>
              </table:table-cell>
              <table:table-cell office:value-type="float" office:value="260531120">
                <text:p>260531120</text:p>
              </table:table-cell>
              <table:table-cell office:value-type="float" office:value="257449376">
                <text:p>2574493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8489968">
                <text:p>148489968</text:p>
              </table:table-cell>
              <table:table-cell office:value-type="float" office:value="125658800">
                <text:p>125658800</text:p>
              </table:table-cell>
              <table:table-cell office:value-type="float" office:value="124301152">
                <text:p>1243011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0973616">
                <text:p>160973616</text:p>
              </table:table-cell>
              <table:table-cell office:value-type="float" office:value="141961328">
                <text:p>141961328</text:p>
              </table:table-cell>
              <table:table-cell office:value-type="float" office:value="147147728">
                <text:p>147147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3468576">
                <text:p>183468576</text:p>
              </table:table-cell>
              <table:table-cell office:value-type="float" office:value="167100720">
                <text:p>167100720</text:p>
              </table:table-cell>
              <table:table-cell office:value-type="float" office:value="165589072">
                <text:p>165589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5138560">
                <text:p>205138560</text:p>
              </table:table-cell>
              <table:table-cell office:value-type="float" office:value="178077296">
                <text:p>178077296</text:p>
              </table:table-cell>
              <table:table-cell office:value-type="float" office:value="172837120">
                <text:p>172837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481120">
                <text:p>223481120</text:p>
              </table:table-cell>
              <table:table-cell office:value-type="float" office:value="192523952">
                <text:p>192523952</text:p>
              </table:table-cell>
              <table:table-cell office:value-type="float" office:value="193260912">
                <text:p>1932609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875312">
                <text:p>239875312</text:p>
              </table:table-cell>
              <table:table-cell office:value-type="float" office:value="216999008">
                <text:p>216999008</text:p>
              </table:table-cell>
              <table:table-cell office:value-type="float" office:value="217521360">
                <text:p>2175213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7097344">
                <text:p>247097344</text:p>
              </table:table-cell>
              <table:table-cell office:value-type="float" office:value="235063728">
                <text:p>235063728</text:p>
              </table:table-cell>
              <table:table-cell office:value-type="float" office:value="240060688">
                <text:p>240060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9055568">
                <text:p>249055568</text:p>
              </table:table-cell>
              <table:table-cell office:value-type="float" office:value="246967120">
                <text:p>246967120</text:p>
              </table:table-cell>
              <table:table-cell office:value-type="float" office:value="250376784">
                <text:p>250376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8378832">
                <text:p>138378832</text:p>
              </table:table-cell>
              <table:table-cell office:value-type="float" office:value="248482976">
                <text:p>248482976</text:p>
              </table:table-cell>
              <table:table-cell office:value-type="float" office:value="253067184">
                <text:p>253067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3506800">
                <text:p>163506800</text:p>
              </table:table-cell>
              <table:table-cell office:value-type="float" office:value="270313904">
                <text:p>270313904</text:p>
              </table:table-cell>
              <table:table-cell office:value-type="float" office:value="270313904">
                <text:p>2703139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14096">
                <text:p>170214096</text:p>
              </table:table-cell>
              <table:table-cell office:value-type="float" office:value="140956752">
                <text:p>140956752</text:p>
              </table:table-cell>
              <table:table-cell office:value-type="float" office:value="144052496">
                <text:p>144052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6651520">
                <text:p>196651520</text:p>
              </table:table-cell>
              <table:table-cell office:value-type="float" office:value="168418384">
                <text:p>168418384</text:p>
              </table:table-cell>
              <table:table-cell office:value-type="float" office:value="156932176">
                <text:p>1569321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240656">
                <text:p>212240656</text:p>
              </table:table-cell>
              <table:table-cell office:value-type="float" office:value="181404720">
                <text:p>181404720</text:p>
              </table:table-cell>
              <table:table-cell office:value-type="float" office:value="183468528">
                <text:p>1834685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8159392">
                <text:p>238159392</text:p>
              </table:table-cell>
              <table:table-cell office:value-type="float" office:value="205938704">
                <text:p>205938704</text:p>
              </table:table-cell>
              <table:table-cell office:value-type="float" office:value="205938704">
                <text:p>2059387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8064592">
                <text:p>248064592</text:p>
              </table:table-cell>
              <table:table-cell office:value-type="float" office:value="228389600">
                <text:p>228389600</text:p>
              </table:table-cell>
              <table:table-cell office:value-type="float" office:value="216530768">
                <text:p>216530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9477040">
                <text:p>249477040</text:p>
              </table:table-cell>
              <table:table-cell office:value-type="float" office:value="242055344">
                <text:p>242055344</text:p>
              </table:table-cell>
              <table:table-cell office:value-type="float" office:value="237805680">
                <text:p>2378056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1058480">
                <text:p>271058480</text:p>
              </table:table-cell>
              <table:table-cell office:value-type="float" office:value="254501312">
                <text:p>254501312</text:p>
              </table:table-cell>
              <table:table-cell office:value-type="float" office:value="240244000">
                <text:p>240244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426848">
                <text:p>140426848</text:p>
              </table:table-cell>
              <table:table-cell office:value-type="float" office:value="258310704">
                <text:p>258310704</text:p>
              </table:table-cell>
              <table:table-cell office:value-type="float" office:value="258432928">
                <text:p>258432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7989920">
                <text:p>167989920</text:p>
              </table:table-cell>
              <table:table-cell office:value-type="float" office:value="276200304">
                <text:p>276200304</text:p>
              </table:table-cell>
              <table:table-cell office:value-type="float" office:value="127113664">
                <text:p>1271136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9428192">
                <text:p>189428192</text:p>
              </table:table-cell>
              <table:table-cell office:value-type="float" office:value="140752736">
                <text:p>140752736</text:p>
              </table:table-cell>
              <table:table-cell office:value-type="float" office:value="149388144">
                <text:p>149388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5138464">
                <text:p>205138464</text:p>
              </table:table-cell>
              <table:table-cell office:value-type="float" office:value="157439264">
                <text:p>157439264</text:p>
              </table:table-cell>
              <table:table-cell office:value-type="float" office:value="172117584">
                <text:p>172117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449120">
                <text:p>222449120</text:p>
              </table:table-cell>
              <table:table-cell office:value-type="float" office:value="185133568">
                <text:p>185133568</text:p>
              </table:table-cell>
              <table:table-cell office:value-type="float" office:value="182273664">
                <text:p>182273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067184">
                <text:p>248067184</text:p>
              </table:table-cell>
              <table:table-cell office:value-type="float" office:value="198947136">
                <text:p>198947136</text:p>
              </table:table-cell>
              <table:table-cell office:value-type="float" office:value="197351632">
                <text:p>1973516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6730640">
                <text:p>256730640</text:p>
              </table:table-cell>
              <table:table-cell office:value-type="float" office:value="224368816">
                <text:p>224368816</text:p>
              </table:table-cell>
              <table:table-cell office:value-type="float" office:value="226576784">
                <text:p>2265767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6934176">
                <text:p>266934176</text:p>
              </table:table-cell>
              <table:table-cell office:value-type="float" office:value="239387472">
                <text:p>239387472</text:p>
              </table:table-cell>
              <table:table-cell office:value-type="float" office:value="253837136">
                <text:p>253837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0807520">
                <text:p>120807520</text:p>
              </table:table-cell>
              <table:table-cell office:value-type="float" office:value="244283456">
                <text:p>244283456</text:p>
              </table:table-cell>
              <table:table-cell office:value-type="float" office:value="259681104">
                <text:p>2596811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457584">
                <text:p>147457584</text:p>
              </table:table-cell>
              <table:table-cell office:value-type="float" office:value="262546432">
                <text:p>262546432</text:p>
              </table:table-cell>
              <table:table-cell office:value-type="float" office:value="268538576">
                <text:p>2685385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926208">
                <text:p>165926208</text:p>
              </table:table-cell>
              <table:table-cell office:value-type="float" office:value="129177392">
                <text:p>129177392</text:p>
              </table:table-cell>
              <table:table-cell office:value-type="float" office:value="119591648">
                <text:p>1195916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0460192">
                <text:p>190460192</text:p>
              </table:table-cell>
              <table:table-cell office:value-type="float" office:value="150419520">
                <text:p>150419520</text:p>
              </table:table-cell>
              <table:table-cell office:value-type="float" office:value="139104832">
                <text:p>1391048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5906512">
                <text:p>205906512</text:p>
              </table:table-cell>
              <table:table-cell office:value-type="float" office:value="172917728">
                <text:p>172917728</text:p>
              </table:table-cell>
              <table:table-cell office:value-type="float" office:value="163630688">
                <text:p>163630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3126880">
                <text:p>223126880</text:p>
              </table:table-cell>
              <table:table-cell office:value-type="float" office:value="188628000">
                <text:p>188628000</text:p>
              </table:table-cell>
              <table:table-cell office:value-type="float" office:value="175152416">
                <text:p>1751524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4849008">
                <text:p>244849008</text:p>
              </table:table-cell>
              <table:table-cell office:value-type="float" office:value="206970560">
                <text:p>206970560</text:p>
              </table:table-cell>
              <table:table-cell office:value-type="float" office:value="202042816">
                <text:p>2020428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831376">
                <text:p>253831376</text:p>
              </table:table-cell>
              <table:table-cell office:value-type="float" office:value="222900880">
                <text:p>222900880</text:p>
              </table:table-cell>
              <table:table-cell office:value-type="float" office:value="230051168">
                <text:p>230051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473440">
                <text:p>255473440</text:p>
              </table:table-cell>
              <table:table-cell office:value-type="float" office:value="245762704">
                <text:p>245762704</text:p>
              </table:table-cell>
              <table:table-cell office:value-type="float" office:value="233468864">
                <text:p>233468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9924832">
                <text:p>139924832</text:p>
              </table:table-cell>
              <table:table-cell office:value-type="float" office:value="262435248">
                <text:p>262435248</text:p>
              </table:table-cell>
              <table:table-cell office:value-type="float" office:value="252785952">
                <text:p>2527859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3380448">
                <text:p>163380448</text:p>
              </table:table-cell>
              <table:table-cell office:value-type="float" office:value="271676272">
                <text:p>271676272</text:p>
              </table:table-cell>
              <table:table-cell office:value-type="float" office:value="256776528">
                <text:p>2567765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4981536">
                <text:p>174981536</text:p>
              </table:table-cell>
              <table:table-cell office:value-type="float" office:value="128338192">
                <text:p>128338192</text:p>
              </table:table-cell>
              <table:table-cell office:value-type="float" office:value="124301120">
                <text:p>1243011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4587712">
                <text:p>194587712</text:p>
              </table:table-cell>
              <table:table-cell office:value-type="float" office:value="137892976">
                <text:p>137892976</text:p>
              </table:table-cell>
              <table:table-cell office:value-type="float" office:value="153995552">
                <text:p>1539955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8001456">
                <text:p>208001456</text:p>
              </table:table-cell>
              <table:table-cell office:value-type="float" office:value="165926208">
                <text:p>165926208</text:p>
              </table:table-cell>
              <table:table-cell office:value-type="float" office:value="163862304">
                <text:p>163862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4031776">
                <text:p>234031776</text:p>
              </table:table-cell>
              <table:table-cell office:value-type="float" office:value="190460192">
                <text:p>190460192</text:p>
              </table:table-cell>
              <table:table-cell office:value-type="float" office:value="186564192">
                <text:p>1865641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2425312">
                <text:p>252425312</text:p>
              </table:table-cell>
              <table:table-cell office:value-type="float" office:value="206059296">
                <text:p>206059296</text:p>
              </table:table-cell>
              <table:table-cell office:value-type="float" office:value="209723296">
                <text:p>209723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2079648">
                <text:p>252079648</text:p>
              </table:table-cell>
              <table:table-cell office:value-type="float" office:value="225544928">
                <text:p>225544928</text:p>
              </table:table-cell>
              <table:table-cell office:value-type="float" office:value="229633072">
                <text:p>2296330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4889200">
                <text:p>274889200</text:p>
              </table:table-cell>
              <table:table-cell office:value-type="float" office:value="246600176">
                <text:p>246600176</text:p>
              </table:table-cell>
              <table:table-cell office:value-type="float" office:value="242055296">
                <text:p>242055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5405424">
                <text:p>135405424</text:p>
              </table:table-cell>
              <table:table-cell office:value-type="float" office:value="255859936">
                <text:p>255859936</text:p>
              </table:table-cell>
              <table:table-cell office:value-type="float" office:value="246816816">
                <text:p>2468168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0110288">
                <text:p>150110288</text:p>
              </table:table-cell>
              <table:table-cell office:value-type="float" office:value="261477232">
                <text:p>261477232</text:p>
              </table:table-cell>
              <table:table-cell office:value-type="float" office:value="268340816">
                <text:p>2683408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464288">
                <text:p>174464288</text:p>
              </table:table-cell>
              <table:table-cell office:value-type="float" office:value="134085296">
                <text:p>134085296</text:p>
              </table:table-cell>
              <table:table-cell office:value-type="float" office:value="271806832">
                <text:p>2718068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7151696">
                <text:p>187151696</text:p>
              </table:table-cell>
              <table:table-cell office:value-type="float" office:value="152578800">
                <text:p>152578800</text:p>
              </table:table-cell>
              <table:table-cell office:value-type="float" office:value="138378928">
                <text:p>138378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8002560">
                <text:p>208002560</text:p>
              </table:table-cell>
              <table:table-cell office:value-type="float" office:value="180141056">
                <text:p>180141056</text:p>
              </table:table-cell>
              <table:table-cell office:value-type="float" office:value="160517312">
                <text:p>1605173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2348688">
                <text:p>222348688</text:p>
              </table:table-cell>
              <table:table-cell office:value-type="float" office:value="197915136">
                <text:p>197915136</text:p>
              </table:table-cell>
              <table:table-cell office:value-type="float" office:value="169981488">
                <text:p>1699814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6235504">
                <text:p>236235504</text:p>
              </table:table-cell>
              <table:table-cell office:value-type="float" office:value="224160432">
                <text:p>224160432</text:p>
              </table:table-cell>
              <table:table-cell office:value-type="float" office:value="186592608">
                <text:p>1865926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9603440">
                <text:p>259603440</text:p>
              </table:table-cell>
              <table:table-cell office:value-type="float" office:value="236380160">
                <text:p>236380160</text:p>
              </table:table-cell>
              <table:table-cell office:value-type="float" office:value="213162080">
                <text:p>2131620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6419616">
                <text:p>266419616</text:p>
              </table:table-cell>
              <table:table-cell office:value-type="float" office:value="247576976">
                <text:p>247576976</text:p>
              </table:table-cell>
              <table:table-cell office:value-type="float" office:value="231968064">
                <text:p>231968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240464">
                <text:p>136240464</text:p>
              </table:table-cell>
              <table:table-cell office:value-type="float" office:value="270308160">
                <text:p>270308160</text:p>
              </table:table-cell>
              <table:table-cell office:value-type="float" office:value="239991584">
                <text:p>2399915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9681776">
                <text:p>169681776</text:p>
              </table:table-cell>
              <table:table-cell office:value-type="float" office:value="275610144">
                <text:p>275610144</text:p>
              </table:table-cell>
              <table:table-cell office:value-type="float" office:value="259530784">
                <text:p>2595307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4500384">
                <text:p>184500384</text:p>
              </table:table-cell>
              <table:table-cell office:value-type="float" office:value="140695472">
                <text:p>140695472</text:p>
              </table:table-cell>
              <table:table-cell office:value-type="float" office:value="262115488">
                <text:p>2621154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8758352">
                <text:p>198758352</text:p>
              </table:table-cell>
              <table:table-cell office:value-type="float" office:value="156850800">
                <text:p>156850800</text:p>
              </table:table-cell>
              <table:table-cell office:value-type="float" office:value="139924352">
                <text:p>139924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6830528">
                <text:p>216830528</text:p>
              </table:table-cell>
              <table:table-cell office:value-type="float" office:value="181173056">
                <text:p>181173056</text:p>
              </table:table-cell>
              <table:table-cell office:value-type="float" office:value="148649776">
                <text:p>1486497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4119104">
                <text:p>244119104</text:p>
              </table:table-cell>
              <table:table-cell office:value-type="float" office:value="196128064">
                <text:p>196128064</text:p>
              </table:table-cell>
              <table:table-cell office:value-type="float" office:value="177095248">
                <text:p>1770952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4697968">
                <text:p>254697968</text:p>
              </table:table-cell>
              <table:table-cell office:value-type="float" office:value="223481120">
                <text:p>223481120</text:p>
              </table:table-cell>
              <table:table-cell office:value-type="float" office:value="191492000">
                <text:p>191492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1035712">
                <text:p>261035712</text:p>
              </table:table-cell>
              <table:table-cell office:value-type="float" office:value="233909264">
                <text:p>233909264</text:p>
              </table:table-cell>
              <table:table-cell office:value-type="float" office:value="219353280">
                <text:p>2193532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8559744">
                <text:p>118559744</text:p>
              </table:table-cell>
              <table:table-cell office:value-type="float" office:value="254949520">
                <text:p>254949520</text:p>
              </table:table-cell>
              <table:table-cell office:value-type="float" office:value="230936064">
                <text:p>2309360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7470160">
                <text:p>137470160</text:p>
              </table:table-cell>
              <table:table-cell office:value-type="float" office:value="260185920">
                <text:p>260185920</text:p>
              </table:table-cell>
              <table:table-cell office:value-type="float" office:value="236058752">
                <text:p>2360587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662592">
                <text:p>164662592</text:p>
              </table:table-cell>
              <table:table-cell office:value-type="float" office:value="128665696">
                <text:p>128665696</text:p>
              </table:table-cell>
              <table:table-cell office:value-type="float" office:value="255155776">
                <text:p>2551557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2436672">
                <text:p>182436672</text:p>
              </table:table-cell>
              <table:table-cell office:value-type="float" office:value="153515232">
                <text:p>153515232</text:p>
              </table:table-cell>
              <table:table-cell office:value-type="float" office:value="255662896">
                <text:p>255662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138560">
                <text:p>205138560</text:p>
              </table:table-cell>
              <table:table-cell office:value-type="float" office:value="168226240">
                <text:p>168226240</text:p>
              </table:table-cell>
              <table:table-cell office:value-type="float" office:value="138624560">
                <text:p>1386245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9293568">
                <text:p>219293568</text:p>
              </table:table-cell>
              <table:table-cell office:value-type="float" office:value="187735408">
                <text:p>187735408</text:p>
              </table:table-cell>
              <table:table-cell office:value-type="float" office:value="156407312">
                <text:p>156407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9977616">
                <text:p>239977616</text:p>
              </table:table-cell>
              <table:table-cell office:value-type="float" office:value="213161984">
                <text:p>213161984</text:p>
              </table:table-cell>
              <table:table-cell office:value-type="float" office:value="168422736">
                <text:p>1684227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5675056">
                <text:p>245675056</text:p>
              </table:table-cell>
              <table:table-cell office:value-type="float" office:value="229672448">
                <text:p>229672448</text:p>
              </table:table-cell>
              <table:table-cell office:value-type="float" office:value="183684320">
                <text:p>1836843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8287760">
                <text:p>248287760</text:p>
              </table:table-cell>
              <table:table-cell office:value-type="float" office:value="241023392">
                <text:p>241023392</text:p>
              </table:table-cell>
              <table:table-cell office:value-type="float" office:value="204106608">
                <text:p>2041066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030864">
                <text:p>138030864</text:p>
              </table:table-cell>
              <table:table-cell office:value-type="float" office:value="247853792">
                <text:p>247853792</text:p>
              </table:table-cell>
              <table:table-cell office:value-type="float" office:value="223662544">
                <text:p>2236625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9277792">
                <text:p>149277792</text:p>
              </table:table-cell>
              <table:table-cell office:value-type="float" office:value="269062336">
                <text:p>269062336</text:p>
              </table:table-cell>
              <table:table-cell office:value-type="float" office:value="235207392">
                <text:p>235207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9763792">
                <text:p>169763792</text:p>
              </table:table-cell>
              <table:table-cell office:value-type="float" office:value="273249600">
                <text:p>273249600</text:p>
              </table:table-cell>
              <table:table-cell office:value-type="float" office:value="261648784">
                <text:p>2616487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4587680">
                <text:p>194587680</text:p>
              </table:table-cell>
              <table:table-cell office:value-type="float" office:value="143329968">
                <text:p>143329968</text:p>
              </table:table-cell>
              <table:table-cell office:value-type="float" office:value="265849456">
                <text:p>2658494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3393696">
                <text:p>213393696</text:p>
              </table:table-cell>
              <table:table-cell office:value-type="float" office:value="148784272">
                <text:p>148784272</text:p>
              </table:table-cell>
              <table:table-cell office:value-type="float" office:value="266583120">
                <text:p>2665831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5063680">
                <text:p>235063680</text:p>
              </table:table-cell>
              <table:table-cell office:value-type="float" office:value="173756240">
                <text:p>173756240</text:p>
              </table:table-cell>
              <table:table-cell office:value-type="float" office:value="136315120">
                <text:p>1363151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3832960">
                <text:p>253832960</text:p>
              </table:table-cell>
              <table:table-cell office:value-type="float" office:value="196651616">
                <text:p>196651616</text:p>
              </table:table-cell>
              <table:table-cell office:value-type="float" office:value="157439264">
                <text:p>1574392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5730384">
                <text:p>255730384</text:p>
              </table:table-cell>
              <table:table-cell office:value-type="float" office:value="215246080">
                <text:p>215246080</text:p>
              </table:table-cell>
              <table:table-cell office:value-type="float" office:value="173559440">
                <text:p>1735594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6987440">
                <text:p>276987440</text:p>
              </table:table-cell>
              <table:table-cell office:value-type="float" office:value="247868320">
                <text:p>247868320</text:p>
              </table:table-cell>
              <table:table-cell office:value-type="float" office:value="194587808">
                <text:p>1945878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7868448">
                <text:p>127868448</text:p>
              </table:table-cell>
              <table:table-cell office:value-type="float" office:value="249654064">
                <text:p>249654064</text:p>
              </table:table-cell>
              <table:table-cell office:value-type="float" office:value="210031200">
                <text:p>2100312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439264">
                <text:p>157439264</text:p>
              </table:table-cell>
              <table:table-cell office:value-type="float" office:value="275328928">
                <text:p>275328928</text:p>
              </table:table-cell>
              <table:table-cell office:value-type="float" office:value="238159488">
                <text:p>2381594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6546416">
                <text:p>166546416</text:p>
              </table:table-cell>
              <table:table-cell office:value-type="float" office:value="286742624">
                <text:p>286742624</text:p>
              </table:table-cell>
              <table:table-cell office:value-type="float" office:value="247736816">
                <text:p>2477368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979040">
                <text:p>199979040</text:p>
              </table:table-cell>
              <table:table-cell office:value-type="float" office:value="292092848">
                <text:p>292092848</text:p>
              </table:table-cell>
              <table:table-cell office:value-type="float" office:value="248573504">
                <text:p>2485735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7608704">
                <text:p>227608704</text:p>
              </table:table-cell>
              <table:table-cell office:value-type="float" office:value="183663152">
                <text:p>183663152</text:p>
              </table:table-cell>
              <table:table-cell office:value-type="float" office:value="270616096">
                <text:p>270616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2221328">
                <text:p>252221328</text:p>
              </table:table-cell>
              <table:table-cell office:value-type="float" office:value="212318768">
                <text:p>212318768</text:p>
              </table:table-cell>
              <table:table-cell office:value-type="float" office:value="145084352">
                <text:p>1450843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2115488">
                <text:p>262115488</text:p>
              </table:table-cell>
              <table:table-cell office:value-type="float" office:value="237755232">
                <text:p>237755232</text:p>
              </table:table-cell>
              <table:table-cell office:value-type="float" office:value="163862304">
                <text:p>1638623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0983008">
                <text:p>270983008</text:p>
              </table:table-cell>
              <table:table-cell office:value-type="float" office:value="260586144">
                <text:p>260586144</text:p>
              </table:table-cell>
              <table:table-cell office:value-type="float" office:value="189428192">
                <text:p>1894281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2322272">
                <text:p>282322272</text:p>
              </table:table-cell>
              <table:table-cell office:value-type="float" office:value="268976752">
                <text:p>268976752</text:p>
              </table:table-cell>
              <table:table-cell office:value-type="float" office:value="198599328">
                <text:p>1985993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2990320">
                <text:p>292990320</text:p>
              </table:table-cell>
              <table:table-cell office:value-type="float" office:value="289923248">
                <text:p>289923248</text:p>
              </table:table-cell>
              <table:table-cell office:value-type="float" office:value="228640544">
                <text:p>2286405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0306704">
                <text:p>220306704</text:p>
              </table:table-cell>
              <table:table-cell office:value-type="float" office:value="307968976">
                <text:p>307968976</text:p>
              </table:table-cell>
              <table:table-cell office:value-type="float" office:value="240896048">
                <text:p>2408960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8719280">
                <text:p>248719280</text:p>
              </table:table-cell>
              <table:table-cell office:value-type="float" office:value="317537872">
                <text:p>317537872</text:p>
              </table:table-cell>
              <table:table-cell office:value-type="float" office:value="260533712">
                <text:p>2605337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7193728">
                <text:p>267193728</text:p>
              </table:table-cell>
              <table:table-cell office:value-type="float" office:value="325521568">
                <text:p>325521568</text:p>
              </table:table-cell>
              <table:table-cell office:value-type="float" office:value="271151696">
                <text:p>2711516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7511216">
                <text:p>287511216</text:p>
              </table:table-cell>
              <table:table-cell office:value-type="float" office:value="194098672">
                <text:p>194098672</text:p>
              </table:table-cell>
              <table:table-cell office:value-type="float" office:value="121442000">
                <text:p>121442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4200432">
                <text:p>294200432</text:p>
              </table:table-cell>
              <table:table-cell office:value-type="float" office:value="214914912">
                <text:p>214914912</text:p>
              </table:table-cell>
              <table:table-cell office:value-type="float" office:value="146425680">
                <text:p>1464256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952160">
                <text:p>315952160</text:p>
              </table:table-cell>
              <table:table-cell office:value-type="float" office:value="246162848">
                <text:p>246162848</text:p>
              </table:table-cell>
              <table:table-cell office:value-type="float" office:value="162680704">
                <text:p>162680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4076944">
                <text:p>324076944</text:p>
              </table:table-cell>
              <table:table-cell office:value-type="float" office:value="268573920">
                <text:p>268573920</text:p>
              </table:table-cell>
              <table:table-cell office:value-type="float" office:value="190390304">
                <text:p>1903903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9904960">
                <text:p>169904960</text:p>
              </table:table-cell>
              <table:table-cell office:value-type="float" office:value="287741552">
                <text:p>287741552</text:p>
              </table:table-cell>
              <table:table-cell office:value-type="float" office:value="206970656">
                <text:p>2069706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505472">
                <text:p>202505472</text:p>
              </table:table-cell>
              <table:table-cell office:value-type="float" office:value="290626112">
                <text:p>290626112</text:p>
              </table:table-cell>
              <table:table-cell office:value-type="float" office:value="234031872">
                <text:p>2340318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8697920">
                <text:p>208697920</text:p>
              </table:table-cell>
              <table:table-cell office:value-type="float" office:value="312760048">
                <text:p>312760048</text:p>
              </table:table-cell>
              <table:table-cell office:value-type="float" office:value="248935328">
                <text:p>2489353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5376576">
                <text:p>235376576</text:p>
              </table:table-cell>
              <table:table-cell office:value-type="float" office:value="321148656">
                <text:p>321148656</text:p>
              </table:table-cell>
              <table:table-cell office:value-type="float" office:value="269698784">
                <text:p>2696987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5757888">
                <text:p>255757888</text:p>
              </table:table-cell>
              <table:table-cell office:value-type="float" office:value="326765504">
                <text:p>326765504</text:p>
              </table:table-cell>
              <table:table-cell office:value-type="float" office:value="280447904">
                <text:p>2804479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2090080">
                <text:p>282090080</text:p>
              </table:table-cell>
              <table:table-cell office:value-type="float" office:value="346388752">
                <text:p>346388752</text:p>
              </table:table-cell>
              <table:table-cell office:value-type="float" office:value="273037152">
                <text:p>2730371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4728288">
                <text:p>274728288</text:p>
              </table:table-cell>
              <table:table-cell office:value-type="float" office:value="248262720">
                <text:p>248262720</text:p>
              </table:table-cell>
              <table:table-cell office:value-type="float" office:value="180329056">
                <text:p>1803290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6432432">
                <text:p>276432432</text:p>
              </table:table-cell>
              <table:table-cell office:value-type="float" office:value="273821536">
                <text:p>273821536</text:p>
              </table:table-cell>
              <table:table-cell office:value-type="float" office:value="205307744">
                <text:p>2053077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3623600">
                <text:p>293623600</text:p>
              </table:table-cell>
              <table:table-cell office:value-type="float" office:value="284536000">
                <text:p>284536000</text:p>
              </table:table-cell>
              <table:table-cell office:value-type="float" office:value="229500000">
                <text:p>22950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4603136">
                <text:p>314603136</text:p>
              </table:table-cell>
              <table:table-cell office:value-type="float" office:value="298397168">
                <text:p>298397168</text:p>
              </table:table-cell>
              <table:table-cell office:value-type="float" office:value="260586144">
                <text:p>2605861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8340752">
                <text:p>238340752</text:p>
              </table:table-cell>
              <table:table-cell office:value-type="float" office:value="321680112">
                <text:p>321680112</text:p>
              </table:table-cell>
              <table:table-cell office:value-type="float" office:value="274781840">
                <text:p>2747818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4145856">
                <text:p>254145856</text:p>
              </table:table-cell>
              <table:table-cell office:value-type="float" office:value="339087360">
                <text:p>339087360</text:p>
              </table:table-cell>
              <table:table-cell office:value-type="float" office:value="287908912">
                <text:p>2879089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4761072">
                <text:p>274761072</text:p>
              </table:table-cell>
              <table:table-cell office:value-type="float" office:value="349115200">
                <text:p>349115200</text:p>
              </table:table-cell>
              <table:table-cell office:value-type="float" office:value="298723600">
                <text:p>2987236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3521376">
                <text:p>283521376</text:p>
              </table:table-cell>
              <table:table-cell office:value-type="float" office:value="172506544">
                <text:p>172506544</text:p>
              </table:table-cell>
              <table:table-cell office:value-type="float" office:value="308245552">
                <text:p>3082455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8199776">
                <text:p>308199776</text:p>
              </table:table-cell>
              <table:table-cell office:value-type="float" office:value="203014896">
                <text:p>203014896</text:p>
              </table:table-cell>
              <table:table-cell office:value-type="float" office:value="331140304">
                <text:p>3311403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6696240">
                <text:p>316696240</text:p>
              </table:table-cell>
              <table:table-cell office:value-type="float" office:value="218362048">
                <text:p>218362048</text:p>
              </table:table-cell>
              <table:table-cell office:value-type="float" office:value="202684800">
                <text:p>2026848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9615984">
                <text:p>319615984</text:p>
              </table:table-cell>
              <table:table-cell office:value-type="float" office:value="241996160">
                <text:p>241996160</text:p>
              </table:table-cell>
              <table:table-cell office:value-type="float" office:value="217022656">
                <text:p>2170226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4569680">
                <text:p>174569680</text:p>
              </table:table-cell>
              <table:table-cell office:value-type="float" office:value="266285152">
                <text:p>266285152</text:p>
              </table:table-cell>
              <table:table-cell office:value-type="float" office:value="233489184">
                <text:p>233489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1117632">
                <text:p>191117632</text:p>
              </table:table-cell>
              <table:table-cell office:value-type="float" office:value="282714864">
                <text:p>282714864</text:p>
              </table:table-cell>
              <table:table-cell office:value-type="float" office:value="267238336">
                <text:p>2672383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9301552">
                <text:p>219301552</text:p>
              </table:table-cell>
              <table:table-cell office:value-type="float" office:value="290015936">
                <text:p>290015936</text:p>
              </table:table-cell>
              <table:table-cell office:value-type="float" office:value="273553664">
                <text:p>2735536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2633872">
                <text:p>252633872</text:p>
              </table:table-cell>
              <table:table-cell office:value-type="float" office:value="298679136">
                <text:p>298679136</text:p>
              </table:table-cell>
              <table:table-cell office:value-type="float" office:value="296927120">
                <text:p>2969271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4969568">
                <text:p>274969568</text:p>
              </table:table-cell>
              <table:table-cell office:value-type="float" office:value="307817808">
                <text:p>307817808</text:p>
              </table:table-cell>
              <table:table-cell office:value-type="float" office:value="305547344">
                <text:p>3055473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4299632">
                <text:p>274299632</text:p>
              </table:table-cell>
              <table:table-cell office:value-type="float" office:value="193584656">
                <text:p>193584656</text:p>
              </table:table-cell>
              <table:table-cell office:value-type="float" office:value="311732096">
                <text:p>3117320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6389616">
                <text:p>286389616</text:p>
              </table:table-cell>
              <table:table-cell office:value-type="float" office:value="219254688">
                <text:p>219254688</text:p>
              </table:table-cell>
              <table:table-cell office:value-type="float" office:value="330162288">
                <text:p>3301622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7728880">
                <text:p>297728880</text:p>
              </table:table-cell>
              <table:table-cell office:value-type="float" office:value="239892768">
                <text:p>239892768</text:p>
              </table:table-cell>
              <table:table-cell office:value-type="float" office:value="343372528">
                <text:p>3433725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1030816">
                <text:p>301030816</text:p>
              </table:table-cell>
              <table:table-cell office:value-type="float" office:value="269051376">
                <text:p>269051376</text:p>
              </table:table-cell>
              <table:table-cell office:value-type="float" office:value="251006224">
                <text:p>251006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8625360">
                <text:p>208625360</text:p>
              </table:table-cell>
              <table:table-cell office:value-type="float" office:value="292415520">
                <text:p>292415520</text:p>
              </table:table-cell>
              <table:table-cell office:value-type="float" office:value="268551472">
                <text:p>2685514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0636816">
                <text:p>240636816</text:p>
              </table:table-cell>
              <table:table-cell office:value-type="float" office:value="302443360">
                <text:p>302443360</text:p>
              </table:table-cell>
              <table:table-cell office:value-type="float" office:value="291252256">
                <text:p>2912522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3405296">
                <text:p>273405296</text:p>
              </table:table-cell>
              <table:table-cell office:value-type="float" office:value="309420752">
                <text:p>309420752</text:p>
              </table:table-cell>
              <table:table-cell office:value-type="float" office:value="302565280">
                <text:p>3025652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7495424">
                <text:p>277495424</text:p>
              </table:table-cell>
              <table:table-cell office:value-type="float" office:value="331438288">
                <text:p>331438288</text:p>
              </table:table-cell>
              <table:table-cell office:value-type="float" office:value="307926848">
                <text:p>307926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3157984">
                <text:p>303157984</text:p>
              </table:table-cell>
              <table:table-cell office:value-type="float" office:value="345120768">
                <text:p>345120768</text:p>
              </table:table-cell>
              <table:table-cell office:value-type="float" office:value="332872320">
                <text:p>3328723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0563072">
                <text:p>310563072</text:p>
              </table:table-cell>
              <table:table-cell office:value-type="float" office:value="173539312">
                <text:p>173539312</text:p>
              </table:table-cell>
              <table:table-cell office:value-type="float" office:value="339837584">
                <text:p>3398375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7199984">
                <text:p>317199984</text:p>
              </table:table-cell>
              <table:table-cell office:value-type="float" office:value="194546064">
                <text:p>194546064</text:p>
              </table:table-cell>
              <table:table-cell office:value-type="float" office:value="351250192">
                <text:p>3512501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0337680">
                <text:p>330337680</text:p>
              </table:table-cell>
              <table:table-cell office:value-type="float" office:value="214932400">
                <text:p>214932400</text:p>
              </table:table-cell>
              <table:table-cell office:value-type="float" office:value="266033200">
                <text:p>2660332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7007968">
                <text:p>187007968</text:p>
              </table:table-cell>
              <table:table-cell office:value-type="float" office:value="235241264">
                <text:p>235241264</text:p>
              </table:table-cell>
              <table:table-cell office:value-type="float" office:value="291391888">
                <text:p>291391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9056800">
                <text:p>189056800</text:p>
              </table:table-cell>
              <table:table-cell office:value-type="float" office:value="249165808">
                <text:p>249165808</text:p>
              </table:table-cell>
              <table:table-cell office:value-type="float" office:value="303314128">
                <text:p>3033141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1207232">
                <text:p>221207232</text:p>
              </table:table-cell>
              <table:table-cell office:value-type="float" office:value="266769872">
                <text:p>266769872</text:p>
              </table:table-cell>
              <table:table-cell office:value-type="float" office:value="310889952">
                <text:p>3108899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2715808">
                <text:p>242715808</text:p>
              </table:table-cell>
              <table:table-cell office:value-type="float" office:value="288193056">
                <text:p>288193056</text:p>
              </table:table-cell>
              <table:table-cell office:value-type="float" office:value="333569616">
                <text:p>3335696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905328">
                <text:p>279905328</text:p>
              </table:table-cell>
              <table:table-cell office:value-type="float" office:value="293544192">
                <text:p>293544192</text:p>
              </table:table-cell>
              <table:table-cell office:value-type="float" office:value="343175616">
                <text:p>3431756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7196688">
                <text:p>287196688</text:p>
              </table:table-cell>
              <table:table-cell office:value-type="float" office:value="301478976">
                <text:p>301478976</text:p>
              </table:table-cell>
              <table:table-cell office:value-type="float" office:value="363542880">
                <text:p>3635428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064576">
                <text:p>292064576</text:p>
              </table:table-cell>
              <table:table-cell office:value-type="float" office:value="320652976">
                <text:p>320652976</text:p>
              </table:table-cell>
              <table:table-cell office:value-type="float" office:value="180762496">
                <text:p>1807624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4921776">
                <text:p>314921776</text:p>
              </table:table-cell>
              <table:table-cell office:value-type="float" office:value="198726528">
                <text:p>198726528</text:p>
              </table:table-cell>
              <table:table-cell office:value-type="float" office:value="203008896">
                <text:p>2030088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2007216">
                <text:p>332007216</text:p>
              </table:table-cell>
              <table:table-cell office:value-type="float" office:value="224305200">
                <text:p>224305200</text:p>
              </table:table-cell>
              <table:table-cell office:value-type="float" office:value="223646976">
                <text:p>22364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8690992">
                <text:p>338690992</text:p>
              </table:table-cell>
              <table:table-cell office:value-type="float" office:value="249710192">
                <text:p>249710192</text:p>
              </table:table-cell>
              <table:table-cell office:value-type="float" office:value="254436032">
                <text:p>2544360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5817408">
                <text:p>245817408</text:p>
              </table:table-cell>
              <table:table-cell office:value-type="float" office:value="260730400">
                <text:p>260730400</text:p>
              </table:table-cell>
              <table:table-cell office:value-type="float" office:value="282474864">
                <text:p>2824748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2850128">
                <text:p>262850128</text:p>
              </table:table-cell>
              <table:table-cell office:value-type="float" office:value="287818384">
                <text:p>287818384</text:p>
              </table:table-cell>
              <table:table-cell office:value-type="float" office:value="286102448">
                <text:p>2861024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5786544">
                <text:p>285786544</text:p>
              </table:table-cell>
              <table:table-cell office:value-type="float" office:value="295099184">
                <text:p>295099184</text:p>
              </table:table-cell>
              <table:table-cell office:value-type="float" office:value="303518128">
                <text:p>3035181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8237648">
                <text:p>308237648</text:p>
              </table:table-cell>
              <table:table-cell office:value-type="float" office:value="311509168">
                <text:p>311509168</text:p>
              </table:table-cell>
              <table:table-cell office:value-type="float" office:value="310885696">
                <text:p>3108856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6001536">
                <text:p>316001536</text:p>
              </table:table-cell>
              <table:table-cell office:value-type="float" office:value="319518736">
                <text:p>319518736</text:p>
              </table:table-cell>
              <table:table-cell office:value-type="float" office:value="315354768">
                <text:p>3153547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1969888">
                <text:p>331969888</text:p>
              </table:table-cell>
              <table:table-cell office:value-type="float" office:value="169904992">
                <text:p>169904992</text:p>
              </table:table-cell>
              <table:table-cell office:value-type="float" office:value="213814752">
                <text:p>2138147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6574128">
                <text:p>336574128</text:p>
              </table:table-cell>
              <table:table-cell office:value-type="float" office:value="191243936">
                <text:p>191243936</text:p>
              </table:table-cell>
              <table:table-cell office:value-type="float" office:value="225469504">
                <text:p>2254695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4253216">
                <text:p>354253216</text:p>
              </table:table-cell>
              <table:table-cell office:value-type="float" office:value="206215856">
                <text:p>206215856</text:p>
              </table:table-cell>
              <table:table-cell office:value-type="float" office:value="254867872">
                <text:p>2548678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8005344">
                <text:p>188005344</text:p>
              </table:table-cell>
              <table:table-cell office:value-type="float" office:value="230981552">
                <text:p>230981552</text:p>
              </table:table-cell>
              <table:table-cell office:value-type="float" office:value="266840000">
                <text:p>26684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7897616">
                <text:p>207897616</text:p>
              </table:table-cell>
              <table:table-cell office:value-type="float" office:value="262888112">
                <text:p>262888112</text:p>
              </table:table-cell>
              <table:table-cell office:value-type="float" office:value="287933920">
                <text:p>2879339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1187984">
                <text:p>241187984</text:p>
              </table:table-cell>
              <table:table-cell office:value-type="float" office:value="264745136">
                <text:p>264745136</text:p>
              </table:table-cell>
              <table:table-cell office:value-type="float" office:value="294189472">
                <text:p>2941894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0800256">
                <text:p>270800256</text:p>
              </table:table-cell>
              <table:table-cell office:value-type="float" office:value="289073360">
                <text:p>289073360</text:p>
              </table:table-cell>
              <table:table-cell office:value-type="float" office:value="317307264">
                <text:p>317307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5156544">
                <text:p>285156544</text:p>
              </table:table-cell>
              <table:table-cell office:value-type="float" office:value="294780016">
                <text:p>294780016</text:p>
              </table:table-cell>
              <table:table-cell office:value-type="float" office:value="336424608">
                <text:p>3364246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7418208">
                <text:p>297418208</text:p>
              </table:table-cell>
              <table:table-cell office:value-type="float" office:value="304348880">
                <text:p>304348880</text:p>
              </table:table-cell>
              <table:table-cell office:value-type="float" office:value="190148096">
                <text:p>1901480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1981600">
                <text:p>301981600</text:p>
              </table:table-cell>
              <table:table-cell office:value-type="float" office:value="309810368">
                <text:p>309810368</text:p>
              </table:table-cell>
              <table:table-cell office:value-type="float" office:value="203959408">
                <text:p>2039594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3244144">
                <text:p>303244144</text:p>
              </table:table-cell>
              <table:table-cell office:value-type="float" office:value="213867616">
                <text:p>213867616</text:p>
              </table:table-cell>
              <table:table-cell office:value-type="float" office:value="229112512">
                <text:p>2291125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5598464">
                <text:p>325598464</text:p>
              </table:table-cell>
              <table:table-cell office:value-type="float" office:value="235337248">
                <text:p>235337248</text:p>
              </table:table-cell>
              <table:table-cell office:value-type="float" office:value="259478896">
                <text:p>2594788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5041872">
                <text:p>215041872</text:p>
              </table:table-cell>
              <table:table-cell office:value-type="float" office:value="254046784">
                <text:p>254046784</text:p>
              </table:table-cell>
              <table:table-cell office:value-type="float" office:value="285960960">
                <text:p>2859609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8379888">
                <text:p>248379888</text:p>
              </table:table-cell>
              <table:table-cell office:value-type="float" office:value="273528272">
                <text:p>273528272</text:p>
              </table:table-cell>
              <table:table-cell office:value-type="float" office:value="294662560">
                <text:p>2946625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6404240">
                <text:p>276404240</text:p>
              </table:table-cell>
              <table:table-cell office:value-type="float" office:value="282914016">
                <text:p>282914016</text:p>
              </table:table-cell>
              <table:table-cell office:value-type="float" office:value="303527632">
                <text:p>30352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1282240">
                <text:p>291282240</text:p>
              </table:table-cell>
              <table:table-cell office:value-type="float" office:value="297188064">
                <text:p>297188064</text:p>
              </table:table-cell>
              <table:table-cell office:value-type="float" office:value="308064128">
                <text:p>3080641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5786272">
                <text:p>305786272</text:p>
              </table:table-cell>
              <table:table-cell office:value-type="float" office:value="309319856">
                <text:p>309319856</text:p>
              </table:table-cell>
              <table:table-cell office:value-type="float" office:value="329238016">
                <text:p>3292380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5692624">
                <text:p>315692624</text:p>
              </table:table-cell>
              <table:table-cell office:value-type="float" office:value="320395520">
                <text:p>320395520</text:p>
              </table:table-cell>
              <table:table-cell office:value-type="float" office:value="343319952">
                <text:p>3433199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515808">
                <text:p>328515808</text:p>
              </table:table-cell>
              <table:table-cell office:value-type="float" office:value="317856832">
                <text:p>317856832</text:p>
              </table:table-cell>
              <table:table-cell office:value-type="float" office:value="250510848">
                <text:p>250510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0326256">
                <text:p>330326256</text:p>
              </table:table-cell>
              <table:table-cell office:value-type="float" office:value="331159088">
                <text:p>331159088</text:p>
              </table:table-cell>
              <table:table-cell office:value-type="float" office:value="273212736">
                <text:p>2732127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5913632">
                <text:p>185913632</text:p>
              </table:table-cell>
              <table:table-cell office:value-type="float" office:value="186415456">
                <text:p>186415456</text:p>
              </table:table-cell>
              <table:table-cell office:value-type="float" office:value="294721280">
                <text:p>2947212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9300416">
                <text:p>189300416</text:p>
              </table:table-cell>
              <table:table-cell office:value-type="float" office:value="190036384">
                <text:p>190036384</text:p>
              </table:table-cell>
              <table:table-cell office:value-type="float" office:value="300336096">
                <text:p>3003360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2408368">
                <text:p>222408368</text:p>
              </table:table-cell>
              <table:table-cell office:value-type="float" office:value="222346944">
                <text:p>222346944</text:p>
              </table:table-cell>
              <table:table-cell office:value-type="float" office:value="320543888">
                <text:p>3205438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3991360">
                <text:p>243991360</text:p>
              </table:table-cell>
              <table:table-cell office:value-type="float" office:value="253003168">
                <text:p>253003168</text:p>
              </table:table-cell>
              <table:table-cell office:value-type="float" office:value="330768464">
                <text:p>3307684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8819008">
                <text:p>268819008</text:p>
              </table:table-cell>
              <table:table-cell office:value-type="float" office:value="271950096">
                <text:p>271950096</text:p>
              </table:table-cell>
              <table:table-cell office:value-type="float" office:value="338513280">
                <text:p>3385132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6696336">
                <text:p>276696336</text:p>
              </table:table-cell>
              <table:table-cell office:value-type="float" office:value="287675984">
                <text:p>287675984</text:p>
              </table:table-cell>
              <table:table-cell office:value-type="float" office:value="346422528">
                <text:p>3464225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6598224">
                <text:p>296598224</text:p>
              </table:table-cell>
              <table:table-cell office:value-type="float" office:value="297172448">
                <text:p>297172448</text:p>
              </table:table-cell>
              <table:table-cell office:value-type="float" office:value="281062112">
                <text:p>281062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6491184">
                <text:p>306491184</text:p>
              </table:table-cell>
              <table:table-cell office:value-type="float" office:value="313761840">
                <text:p>313761840</text:p>
              </table:table-cell>
              <table:table-cell office:value-type="float" office:value="299082736">
                <text:p>2990827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4891264">
                <text:p>314891264</text:p>
              </table:table-cell>
              <table:table-cell office:value-type="float" office:value="321166896">
                <text:p>321166896</text:p>
              </table:table-cell>
              <table:table-cell office:value-type="float" office:value="321826800">
                <text:p>3218268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9258208">
                <text:p>209258208</text:p>
              </table:table-cell>
              <table:table-cell office:value-type="float" office:value="321852032">
                <text:p>321852032</text:p>
              </table:table-cell>
              <table:table-cell office:value-type="float" office:value="331203824">
                <text:p>3312038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7472992">
                <text:p>237472992</text:p>
              </table:table-cell>
              <table:table-cell office:value-type="float" office:value="344177616">
                <text:p>344177616</text:p>
              </table:table-cell>
              <table:table-cell office:value-type="float" office:value="343346288">
                <text:p>3433462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8112384">
                <text:p>258112384</text:p>
              </table:table-cell>
              <table:table-cell office:value-type="float" office:value="250441248">
                <text:p>250441248</text:p>
              </table:table-cell>
              <table:table-cell office:value-type="float" office:value="349518848">
                <text:p>3495188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1972000">
                <text:p>271972000</text:p>
              </table:table-cell>
              <table:table-cell office:value-type="float" office:value="279285920">
                <text:p>279285920</text:p>
              </table:table-cell>
              <table:table-cell office:value-type="float" office:value="160982944">
                <text:p>1609829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7906880">
                <text:p>287906880</text:p>
              </table:table-cell>
              <table:table-cell office:value-type="float" office:value="283105840">
                <text:p>283105840</text:p>
              </table:table-cell>
              <table:table-cell office:value-type="float" office:value="177297440">
                <text:p>1772974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2499424">
                <text:p>292499424</text:p>
              </table:table-cell>
              <table:table-cell office:value-type="float" office:value="297183648">
                <text:p>297183648</text:p>
              </table:table-cell>
              <table:table-cell office:value-type="float" office:value="200958400">
                <text:p>2009584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8392640">
                <text:p>318392640</text:p>
              </table:table-cell>
              <table:table-cell office:value-type="float" office:value="322074048">
                <text:p>322074048</text:p>
              </table:table-cell>
              <table:table-cell office:value-type="float" office:value="225927552">
                <text:p>2259275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7604112">
                <text:p>337604112</text:p>
              </table:table-cell>
              <table:table-cell office:value-type="float" office:value="338955408">
                <text:p>338955408</text:p>
              </table:table-cell>
              <table:table-cell office:value-type="float" office:value="262262992">
                <text:p>2622629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2826064">
                <text:p>182826064</text:p>
              </table:table-cell>
              <table:table-cell office:value-type="float" office:value="346360464">
                <text:p>346360464</text:p>
              </table:table-cell>
              <table:table-cell office:value-type="float" office:value="262942064">
                <text:p>2629420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3912960">
                <text:p>203912960</text:p>
              </table:table-cell>
              <table:table-cell office:value-type="float" office:value="169904992">
                <text:p>169904992</text:p>
              </table:table-cell>
              <table:table-cell office:value-type="float" office:value="290691040">
                <text:p>2906910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1590080">
                <text:p>221590080</text:p>
              </table:table-cell>
              <table:table-cell office:value-type="float" office:value="189893328">
                <text:p>189893328</text:p>
              </table:table-cell>
              <table:table-cell office:value-type="float" office:value="282236496">
                <text:p>2822364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291968">
                <text:p>244291968</text:p>
              </table:table-cell>
              <table:table-cell office:value-type="float" office:value="205343712">
                <text:p>205343712</text:p>
              </table:table-cell>
              <table:table-cell office:value-type="float" office:value="306145568">
                <text:p>3061455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5649120">
                <text:p>265649120</text:p>
              </table:table-cell>
              <table:table-cell office:value-type="float" office:value="231663488">
                <text:p>231663488</text:p>
              </table:table-cell>
              <table:table-cell office:value-type="float" office:value="316042304">
                <text:p>3160423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7708544">
                <text:p>287708544</text:p>
              </table:table-cell>
              <table:table-cell office:value-type="float" office:value="251269664">
                <text:p>251269664</text:p>
              </table:table-cell>
              <table:table-cell office:value-type="float" office:value="221827120">
                <text:p>2218271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2694000">
                <text:p>272694000</text:p>
              </table:table-cell>
              <table:table-cell office:value-type="float" office:value="263603872">
                <text:p>263603872</text:p>
              </table:table-cell>
              <table:table-cell office:value-type="float" office:value="227337984">
                <text:p>2273379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9009888">
                <text:p>299009888</text:p>
              </table:table-cell>
              <table:table-cell office:value-type="float" office:value="273357392">
                <text:p>273357392</text:p>
              </table:table-cell>
              <table:table-cell office:value-type="float" office:value="248268944">
                <text:p>2482689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8316480">
                <text:p>308316480</text:p>
              </table:table-cell>
              <table:table-cell office:value-type="float" office:value="283450336">
                <text:p>283450336</text:p>
              </table:table-cell>
              <table:table-cell office:value-type="float" office:value="274008752">
                <text:p>2740087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8095312">
                <text:p>218095312</text:p>
              </table:table-cell>
              <table:table-cell office:value-type="float" office:value="292058480">
                <text:p>292058480</text:p>
              </table:table-cell>
              <table:table-cell office:value-type="float" office:value="274297584">
                <text:p>2742975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8692144">
                <text:p>248692144</text:p>
              </table:table-cell>
              <table:table-cell office:value-type="float" office:value="297564256">
                <text:p>297564256</text:p>
              </table:table-cell>
              <table:table-cell office:value-type="float" office:value="288938288">
                <text:p>2889382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3854480">
                <text:p>273854480</text:p>
              </table:table-cell>
              <table:table-cell office:value-type="float" office:value="307838112">
                <text:p>307838112</text:p>
              </table:table-cell>
              <table:table-cell office:value-type="float" office:value="308791696">
                <text:p>3087916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3607504">
                <text:p>263607504</text:p>
              </table:table-cell>
              <table:table-cell office:value-type="float" office:value="194376080">
                <text:p>194376080</text:p>
              </table:table-cell>
              <table:table-cell office:value-type="float" office:value="324218928">
                <text:p>3242189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9577632">
                <text:p>289577632</text:p>
              </table:table-cell>
              <table:table-cell office:value-type="float" office:value="222175872">
                <text:p>222175872</text:p>
              </table:table-cell>
              <table:table-cell office:value-type="float" office:value="333328816">
                <text:p>3333288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7355472">
                <text:p>307355472</text:p>
              </table:table-cell>
              <table:table-cell office:value-type="float" office:value="246088416">
                <text:p>246088416</text:p>
              </table:table-cell>
              <table:table-cell office:value-type="float" office:value="339752096">
                <text:p>3397520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6596496">
                <text:p>316596496</text:p>
              </table:table-cell>
              <table:table-cell office:value-type="float" office:value="269055456">
                <text:p>269055456</text:p>
              </table:table-cell>
              <table:table-cell office:value-type="float" office:value="196220128">
                <text:p>1962201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5044800">
                <text:p>315044800</text:p>
              </table:table-cell>
              <table:table-cell office:value-type="float" office:value="278602688">
                <text:p>278602688</text:p>
              </table:table-cell>
              <table:table-cell office:value-type="float" office:value="214901728">
                <text:p>2149017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7584576">
                <text:p>257584576</text:p>
              </table:table-cell>
              <table:table-cell office:value-type="float" office:value="296884688">
                <text:p>296884688</text:p>
              </table:table-cell>
              <table:table-cell office:value-type="float" office:value="244759136">
                <text:p>244759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2680912">
                <text:p>282680912</text:p>
              </table:table-cell>
              <table:table-cell office:value-type="float" office:value="303109488">
                <text:p>303109488</text:p>
              </table:table-cell>
              <table:table-cell office:value-type="float" office:value="262369312">
                <text:p>2623693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9889728">
                <text:p>299889728</text:p>
              </table:table-cell>
              <table:table-cell office:value-type="float" office:value="309421472">
                <text:p>309421472</text:p>
              </table:table-cell>
              <table:table-cell office:value-type="float" office:value="284363760">
                <text:p>2843637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7147712">
                <text:p>317147712</text:p>
              </table:table-cell>
              <table:table-cell office:value-type="float" office:value="332428320">
                <text:p>332428320</text:p>
              </table:table-cell>
              <table:table-cell office:value-type="float" office:value="289971824">
                <text:p>2899718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8037760">
                <text:p>328037760</text:p>
              </table:table-cell>
              <table:table-cell office:value-type="float" office:value="342246096">
                <text:p>342246096</text:p>
              </table:table-cell>
              <table:table-cell office:value-type="float" office:value="314410880">
                <text:p>3144108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3768768">
                <text:p>333768768</text:p>
              </table:table-cell>
              <table:table-cell office:value-type="float" office:value="343221536">
                <text:p>343221536</text:p>
              </table:table-cell>
              <table:table-cell office:value-type="float" office:value="324251696">
                <text:p>324251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4499600">
                <text:p>354499600</text:p>
              </table:table-cell>
              <table:table-cell office:value-type="float" office:value="292142368">
                <text:p>292142368</text:p>
              </table:table-cell>
              <table:table-cell office:value-type="float" office:value="330432896">
                <text:p>3304328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2990304">
                <text:p>202990304</text:p>
              </table:table-cell>
              <table:table-cell office:value-type="float" office:value="314434512">
                <text:p>314434512</text:p>
              </table:table-cell>
              <table:table-cell office:value-type="float" office:value="345033040">
                <text:p>3450330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1557344">
                <text:p>191557344</text:p>
              </table:table-cell>
              <table:table-cell office:value-type="float" office:value="318758096">
                <text:p>318758096</text:p>
              </table:table-cell>
              <table:table-cell office:value-type="float" office:value="248247920">
                <text:p>2482479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227328">
                <text:p>213227328</text:p>
              </table:table-cell>
              <table:table-cell office:value-type="float" office:value="332156944">
                <text:p>332156944</text:p>
              </table:table-cell>
              <table:table-cell office:value-type="float" office:value="275043008">
                <text:p>2750430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8577808">
                <text:p>238577808</text:p>
              </table:table-cell>
              <table:table-cell office:value-type="float" office:value="355800672">
                <text:p>355800672</text:p>
              </table:table-cell>
              <table:table-cell office:value-type="float" office:value="298444896">
                <text:p>2984448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9870112">
                <text:p>259870112</text:p>
              </table:table-cell>
              <table:table-cell office:value-type="float" office:value="360455376">
                <text:p>360455376</text:p>
              </table:table-cell>
              <table:table-cell office:value-type="float" office:value="309768768">
                <text:p>3097687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1514160">
                <text:p>281514160</text:p>
              </table:table-cell>
              <table:table-cell office:value-type="float" office:value="371719296">
                <text:p>371719296</text:p>
              </table:table-cell>
              <table:table-cell office:value-type="float" office:value="325412288">
                <text:p>3254122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5077648">
                <text:p>285077648</text:p>
              </table:table-cell>
              <table:table-cell office:value-type="float" office:value="186558064">
                <text:p>186558064</text:p>
              </table:table-cell>
              <table:table-cell office:value-type="float" office:value="330819744">
                <text:p>330819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5457392">
                <text:p>295457392</text:p>
              </table:table-cell>
              <table:table-cell office:value-type="float" office:value="210610416">
                <text:p>210610416</text:p>
              </table:table-cell>
              <table:table-cell office:value-type="float" office:value="351916720">
                <text:p>3519167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3604080">
                <text:p>313604080</text:p>
              </table:table-cell>
              <table:table-cell office:value-type="float" office:value="240693104">
                <text:p>240693104</text:p>
              </table:table-cell>
              <table:table-cell office:value-type="float" office:value="176633872">
                <text:p>1766338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1992688">
                <text:p>321992688</text:p>
              </table:table-cell>
              <table:table-cell office:value-type="float" office:value="264434832">
                <text:p>264434832</text:p>
              </table:table-cell>
              <table:table-cell office:value-type="float" office:value="195471648">
                <text:p>1954716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4297680">
                <text:p>214297680</text:p>
              </table:table-cell>
              <table:table-cell office:value-type="float" office:value="278532944">
                <text:p>278532944</text:p>
              </table:table-cell>
              <table:table-cell office:value-type="float" office:value="223596704">
                <text:p>2235967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2894640">
                <text:p>242894640</text:p>
              </table:table-cell>
              <table:table-cell office:value-type="float" office:value="291706224">
                <text:p>291706224</text:p>
              </table:table-cell>
              <table:table-cell office:value-type="float" office:value="249372384">
                <text:p>2493723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1050944">
                <text:p>271050944</text:p>
              </table:table-cell>
              <table:table-cell office:value-type="float" office:value="295351488">
                <text:p>295351488</text:p>
              </table:table-cell>
              <table:table-cell office:value-type="float" office:value="273454960">
                <text:p>2734549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4558720">
                <text:p>284558720</text:p>
              </table:table-cell>
              <table:table-cell office:value-type="float" office:value="310896816">
                <text:p>310896816</text:p>
              </table:table-cell>
              <table:table-cell office:value-type="float" office:value="276961296">
                <text:p>2769612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5020880">
                <text:p>305020880</text:p>
              </table:table-cell>
              <table:table-cell office:value-type="float" office:value="318301872">
                <text:p>318301872</text:p>
              </table:table-cell>
              <table:table-cell office:value-type="float" office:value="293640352">
                <text:p>2936403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4605728">
                <text:p>314605728</text:p>
              </table:table-cell>
              <table:table-cell office:value-type="float" office:value="223718256">
                <text:p>223718256</text:p>
              </table:table-cell>
              <table:table-cell office:value-type="float" office:value="301422896">
                <text:p>3014228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1244160">
                <text:p>321244160</text:p>
              </table:table-cell>
              <table:table-cell office:value-type="float" office:value="248851232">
                <text:p>248851232</text:p>
              </table:table-cell>
              <table:table-cell office:value-type="float" office:value="317386112">
                <text:p>3173861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2845696">
                <text:p>342845696</text:p>
              </table:table-cell>
              <table:table-cell office:value-type="float" office:value="260677920">
                <text:p>260677920</text:p>
              </table:table-cell>
              <table:table-cell office:value-type="float" office:value="327269040">
                <text:p>3272690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9238896">
                <text:p>189238896</text:p>
              </table:table-cell>
              <table:table-cell office:value-type="float" office:value="286487808">
                <text:p>286487808</text:p>
              </table:table-cell>
              <table:table-cell office:value-type="float" office:value="229416048">
                <text:p>2294160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5647920">
                <text:p>205647920</text:p>
              </table:table-cell>
              <table:table-cell office:value-type="float" office:value="306880768">
                <text:p>306880768</text:p>
              </table:table-cell>
              <table:table-cell office:value-type="float" office:value="248944800">
                <text:p>2489448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0346672">
                <text:p>240346672</text:p>
              </table:table-cell>
              <table:table-cell office:value-type="float" office:value="316777472">
                <text:p>316777472</text:p>
              </table:table-cell>
              <table:table-cell office:value-type="float" office:value="267631408">
                <text:p>2676314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6257120">
                <text:p>256257120</text:p>
              </table:table-cell>
              <table:table-cell office:value-type="float" office:value="326898560">
                <text:p>326898560</text:p>
              </table:table-cell>
              <table:table-cell office:value-type="float" office:value="298755872">
                <text:p>2987558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7682208">
                <text:p>287682208</text:p>
              </table:table-cell>
              <table:table-cell office:value-type="float" office:value="334496192">
                <text:p>334496192</text:p>
              </table:table-cell>
              <table:table-cell office:value-type="float" office:value="302839936">
                <text:p>3028399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3952352">
                <text:p>273952352</text:p>
              </table:table-cell>
              <table:table-cell office:value-type="float" office:value="199029712">
                <text:p>199029712</text:p>
              </table:table-cell>
              <table:table-cell office:value-type="float" office:value="327659744">
                <text:p>3276597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0010928">
                <text:p>300010928</text:p>
              </table:table-cell>
              <table:table-cell office:value-type="float" office:value="219193888">
                <text:p>219193888</text:p>
              </table:table-cell>
              <table:table-cell office:value-type="float" office:value="338480288">
                <text:p>3384802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1809168">
                <text:p>311809168</text:p>
              </table:table-cell>
              <table:table-cell office:value-type="float" office:value="241895776">
                <text:p>241895776</text:p>
              </table:table-cell>
              <table:table-cell office:value-type="float" office:value="175917008">
                <text:p>1759170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8971328">
                <text:p>318971328</text:p>
              </table:table-cell>
              <table:table-cell office:value-type="float" office:value="275710384">
                <text:p>275710384</text:p>
              </table:table-cell>
              <table:table-cell office:value-type="float" office:value="188612976">
                <text:p>1886129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35346464">
                <text:p>335346464</text:p>
              </table:table-cell>
              <table:table-cell office:value-type="float" office:value="286906208">
                <text:p>286906208</text:p>
              </table:table-cell>
              <table:table-cell office:value-type="float" office:value="215146816">
                <text:p>2151468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1292528">
                <text:p>261292528</text:p>
              </table:table-cell>
              <table:table-cell office:value-type="float" office:value="286198416">
                <text:p>286198416</text:p>
              </table:table-cell>
              <table:table-cell office:value-type="float" office:value="244047072">
                <text:p>244047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3912208">
                <text:p>283912208</text:p>
              </table:table-cell>
              <table:table-cell office:value-type="float" office:value="307367088">
                <text:p>307367088</text:p>
              </table:table-cell>
              <table:table-cell office:value-type="float" office:value="257519472">
                <text:p>2575194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1625328">
                <text:p>291625328</text:p>
              </table:table-cell>
              <table:table-cell office:value-type="float" office:value="331432192">
                <text:p>331432192</text:p>
              </table:table-cell>
              <table:table-cell office:value-type="float" office:value="277999936">
                <text:p>2779999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2836800">
                <text:p>312836800</text:p>
              </table:table-cell>
              <table:table-cell office:value-type="float" office:value="338749456">
                <text:p>338749456</text:p>
              </table:table-cell>
              <table:table-cell office:value-type="float" office:value="293858224">
                <text:p>2938582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3496464">
                <text:p>313496464</text:p>
              </table:table-cell>
              <table:table-cell office:value-type="float" office:value="245514512">
                <text:p>245514512</text:p>
              </table:table-cell>
              <table:table-cell office:value-type="float" office:value="306150352">
                <text:p>3061503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8965264">
                <text:p>338965264</text:p>
              </table:table-cell>
              <table:table-cell office:value-type="float" office:value="268391504">
                <text:p>268391504</text:p>
              </table:table-cell>
              <table:table-cell office:value-type="float" office:value="316185152">
                <text:p>3161851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599696">
                <text:p>345599696</text:p>
              </table:table-cell>
              <table:table-cell office:value-type="float" office:value="284243984">
                <text:p>284243984</text:p>
              </table:table-cell>
              <table:table-cell office:value-type="float" office:value="213070176">
                <text:p>2130701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5730064">
                <text:p>345730064</text:p>
              </table:table-cell>
              <table:table-cell office:value-type="float" office:value="302006736">
                <text:p>302006736</text:p>
              </table:table-cell>
              <table:table-cell office:value-type="float" office:value="246288320">
                <text:p>2462883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9491360">
                <text:p>269491360</text:p>
              </table:table-cell>
              <table:table-cell office:value-type="float" office:value="324101088">
                <text:p>324101088</text:p>
              </table:table-cell>
              <table:table-cell office:value-type="float" office:value="267443232">
                <text:p>2674432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6888224">
                <text:p>296888224</text:p>
              </table:table-cell>
              <table:table-cell office:value-type="float" office:value="331050096">
                <text:p>331050096</text:p>
              </table:table-cell>
              <table:table-cell office:value-type="float" office:value="275835216">
                <text:p>2758352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7975008">
                <text:p>307975008</text:p>
              </table:table-cell>
              <table:table-cell office:value-type="float" office:value="351227744">
                <text:p>351227744</text:p>
              </table:table-cell>
              <table:table-cell office:value-type="float" office:value="282925728">
                <text:p>2829257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3846704">
                <text:p>333846704</text:p>
              </table:table-cell>
              <table:table-cell office:value-type="float" office:value="178136768">
                <text:p>178136768</text:p>
              </table:table-cell>
              <table:table-cell office:value-type="float" office:value="302144736">
                <text:p>3021447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6082640">
                <text:p>346082640</text:p>
              </table:table-cell>
              <table:table-cell office:value-type="float" office:value="196494464">
                <text:p>196494464</text:p>
              </table:table-cell>
              <table:table-cell office:value-type="float" office:value="321724176">
                <text:p>3217241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9716208">
                <text:p>339716208</text:p>
              </table:table-cell>
              <table:table-cell office:value-type="float" office:value="219765616">
                <text:p>219765616</text:p>
              </table:table-cell>
              <table:table-cell office:value-type="float" office:value="169904960">
                <text:p>1699049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9418256">
                <text:p>169418256</text:p>
              </table:table-cell>
              <table:table-cell office:value-type="float" office:value="258136128">
                <text:p>258136128</text:p>
              </table:table-cell>
              <table:table-cell office:value-type="float" office:value="202563440">
                <text:p>2025634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2992032">
                <text:p>192992032</text:p>
              </table:table-cell>
              <table:table-cell office:value-type="float" office:value="274003184">
                <text:p>274003184</text:p>
              </table:table-cell>
              <table:table-cell office:value-type="float" office:value="211148752">
                <text:p>2111487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2976624">
                <text:p>222976624</text:p>
              </table:table-cell>
              <table:table-cell office:value-type="float" office:value="282810704">
                <text:p>282810704</text:p>
              </table:table-cell>
              <table:table-cell office:value-type="float" office:value="235318224">
                <text:p>2353182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8091760">
                <text:p>238091760</text:p>
              </table:table-cell>
              <table:table-cell office:value-type="float" office:value="295017680">
                <text:p>295017680</text:p>
              </table:table-cell>
              <table:table-cell office:value-type="float" office:value="254599600">
                <text:p>2545996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1578048">
                <text:p>261578048</text:p>
              </table:table-cell>
              <table:table-cell office:value-type="float" office:value="300826928">
                <text:p>300826928</text:p>
              </table:table-cell>
              <table:table-cell office:value-type="float" office:value="280754816">
                <text:p>2807548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7878976">
                <text:p>267878976</text:p>
              </table:table-cell>
              <table:table-cell office:value-type="float" office:value="302924608">
                <text:p>302924608</text:p>
              </table:table-cell>
              <table:table-cell office:value-type="float" office:value="276968240">
                <text:p>2769682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6904000">
                <text:p>286904000</text:p>
              </table:table-cell>
              <table:table-cell office:value-type="float" office:value="205643424">
                <text:p>205643424</text:p>
              </table:table-cell>
              <table:table-cell office:value-type="float" office:value="283963632">
                <text:p>2839636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4115200">
                <text:p>304115200</text:p>
              </table:table-cell>
              <table:table-cell office:value-type="float" office:value="230208784">
                <text:p>230208784</text:p>
              </table:table-cell>
              <table:table-cell office:value-type="float" office:value="303362480">
                <text:p>3033624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8371200">
                <text:p>168371200</text:p>
              </table:table-cell>
              <table:table-cell office:value-type="float" office:value="266505616">
                <text:p>266505616</text:p>
              </table:table-cell>
              <table:table-cell office:value-type="float" office:value="311979584">
                <text:p>3119795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7354416">
                <text:p>197354416</text:p>
              </table:table-cell>
              <table:table-cell office:value-type="float" office:value="271669200">
                <text:p>271669200</text:p>
              </table:table-cell>
              <table:table-cell office:value-type="float" office:value="226055840">
                <text:p>2260558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1926512">
                <text:p>221926512</text:p>
              </table:table-cell>
              <table:table-cell office:value-type="float" office:value="297966832">
                <text:p>297966832</text:p>
              </table:table-cell>
              <table:table-cell office:value-type="float" office:value="253114480">
                <text:p>2531144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2618704">
                <text:p>242618704</text:p>
              </table:table-cell>
              <table:table-cell office:value-type="float" office:value="314111392">
                <text:p>314111392</text:p>
              </table:table-cell>
              <table:table-cell office:value-type="float" office:value="269762688">
                <text:p>2697626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1180736">
                <text:p>251180736</text:p>
              </table:table-cell>
              <table:table-cell office:value-type="float" office:value="325122784">
                <text:p>325122784</text:p>
              </table:table-cell>
              <table:table-cell office:value-type="float" office:value="281184928">
                <text:p>2811849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5276064">
                <text:p>275276064</text:p>
              </table:table-cell>
              <table:table-cell office:value-type="float" office:value="335412928">
                <text:p>335412928</text:p>
              </table:table-cell>
              <table:table-cell office:value-type="float" office:value="289682000">
                <text:p>289682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5539696">
                <text:p>285539696</text:p>
              </table:table-cell>
              <table:table-cell office:value-type="float" office:value="174512176">
                <text:p>174512176</text:p>
              </table:table-cell>
              <table:table-cell office:value-type="float" office:value="311851024">
                <text:p>3118510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0300016">
                <text:p>290300016</text:p>
              </table:table-cell>
              <table:table-cell office:value-type="float" office:value="202940192">
                <text:p>202940192</text:p>
              </table:table-cell>
              <table:table-cell office:value-type="float" office:value="323438176">
                <text:p>3234381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5678832">
                <text:p>315678832</text:p>
              </table:table-cell>
              <table:table-cell office:value-type="float" office:value="223578272">
                <text:p>223578272</text:p>
              </table:table-cell>
              <table:table-cell office:value-type="float" office:value="334218016">
                <text:p>334218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4506080">
                <text:p>324506080</text:p>
              </table:table-cell>
              <table:table-cell office:value-type="float" office:value="250425696">
                <text:p>250425696</text:p>
              </table:table-cell>
              <table:table-cell office:value-type="float" office:value="277913904">
                <text:p>2779139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6863536">
                <text:p>276863536</text:p>
              </table:table-cell>
              <table:table-cell office:value-type="float" office:value="263837568">
                <text:p>263837568</text:p>
              </table:table-cell>
              <table:table-cell office:value-type="float" office:value="286297072">
                <text:p>2862970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283449024">
                <text:p>283449024</text:p>
              </table:table-cell>
              <table:table-cell office:value-type="float" office:value="308489184">
                <text:p>3084891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294067008">
                <text:p>294067008</text:p>
              </table:table-cell>
              <table:table-cell office:value-type="float" office:value="330087600">
                <text:p>3300876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0987200">
                <text:p>3409872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4602640">
                <text:p>3446026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068432">
                <text:p>1870684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686640">
                <text:p>1956866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493488">
                <text:p>2344934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516592">
                <text:p>2565165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494192">
                <text:p>2864941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2563280">
                <text:p>3125632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4516432">
                <text:p>3345164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6041664">
                <text:p>366041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